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591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19cm"/>
    </style:style>
    <style:style style:name="co8" style:family="table-column">
      <style:table-column-properties fo:break-before="auto" style:column-width="2.261cm"/>
    </style:style>
    <style:style style:name="co9" style:family="table-column">
      <style:table-column-properties fo:break-before="auto" style:column-width="3.367cm"/>
    </style:style>
    <style:style style:name="co10" style:family="table-column">
      <style:table-column-properties fo:break-before="auto" style:column-width="4.306cm"/>
    </style:style>
    <style:style style:name="co11" style:family="table-column">
      <style:table-column-properties fo:break-before="auto" style:column-width="5.412cm"/>
    </style:style>
    <style:style style:name="co12" style:family="table-column">
      <style:table-column-properties fo:break-before="auto" style:column-width="1.619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1.438cm"/>
    </style:style>
    <style:style style:name="co15" style:family="table-column">
      <style:table-column-properties fo:break-before="auto" style:column-width="1.252cm"/>
    </style:style>
    <style:style style:name="co16" style:family="table-column">
      <style:table-column-properties fo:break-before="auto" style:column-width="1.4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imu_20_France">
      <style:table-properties table:display="true" style:writing-mode="lr-tb"/>
    </style:style>
    <style:style style:name="ta2" style:family="table" style:master-page-name="PageStyle_5f_MortVariance">
      <style:table-properties table:display="true" style:writing-mode="lr-tb"/>
    </style:style>
    <style:style style:name="ta3" style:family="table" style:master-page-name="PageStyle_5f_Graphs_20_Death">
      <style:table-properties table:display="true" style:writing-mode="lr-tb"/>
    </style:style>
    <style:style style:name="ta4" style:family="table" style:master-page-name="PageStyle_5f__23_Morts">
      <style:table-properties table:display="true" style:writing-mode="lr-tb"/>
    </style:style>
    <style:style style:name="ta5" style:family="table" style:master-page-name="PageStyle_5f_ts-Deaths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4" style:family="table-cell" style:parent-style-name="Default" style:data-style-name="N11">
      <style:table-cell-properties style:rotation-align="none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rotation-align="none"/>
      <style:text-properties fo:color="#c9211e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rance Simulation" table:style-name="ta1">
        <office:forms form:automatic-focus="false" form:apply-design-mode="false"/>
        <table:shapes>
          <draw:frame draw:z-index="2" draw:style-name="gr1" draw:text-style-name="P1" svg:width="21.676cm" svg:height="14.646cm" svg:x="32.731cm" svg:y="23.966cm">
            <draw:object draw:notify-on-update-of-ranges="'France Simulation'.J61:'France Simulation'.J14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# Days</text:p>
          </table:table-cell>
          <table:table-cell table:style-name="ce1" office:value-type="float" office:value="2.5" calcext:value-type="float">
            <text:p>2,5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# Infected</text:p>
          </table:table-cell>
          <table:table-cell office:value-type="string" calcext:value-type="string">
            <text:p># Not Infect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Efficiency Hopstal</text:p>
          </table:table-cell>
          <table:table-cell table:style-name="ce1" office:value-type="string" calcext:value-type="string">
            <text:p>#Death</text:p>
          </table:table-cell>
          <table:table-cell table:style-name="ce1" office:value-type="string" calcext:value-type="string">
            <text:p>#Death/Day</text:p>
          </table:table-cell>
          <table:table-cell table:style-name="ce1" office:value-type="string" calcext:value-type="string">
            <text:p>deriv(#Death/Day)</text:p>
          </table:table-cell>
          <table:table-cell>
            <draw:frame draw:z-index="0" draw:style-name="gr2" draw:text-style-name="P2" svg:width="20.082cm" svg:height="12.512cm" svg:x="0.498cm" svg:y="0.074cm">
              <draw:object draw:notify-on-update-of-ranges="'France Simulation'.D1:'France Simulation'.D1 'France Simulation'.D42:'France Simulation'.D140 'France Simulation'.H1:'France Simulation'.H1 'France Simulation'.H42:'France Simulation'.H14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2"/>
        </table:table-row>
        <table:table-row table:style-name="ro1">
          <table:table-cell office:value-type="string" calcext:value-type="string">
            <text:p>Multiplication</text:p>
          </table:table-cell>
          <table:table-cell table:style-name="ce1" office:value-type="float" office:value="2" calcext:value-type="float">
            <text:p>2</text:p>
          </table:table-cell>
          <table:table-cell table:formula="of:=POWER([.B2];1/[.B1])" office:value-type="float" office:value="1.31950791077289" calcext:value-type="float">
            <text:p>1,31950791077289</text:p>
          </table:table-cell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lf-Life (Days)</text:p>
          </table:table-cell>
          <table:table-cell table:style-name="ce1" table:formula="of:=LOG([.E22];[.C2])" office:value-type="float" office:value="64.5961478522194" calcext:value-type="float">
            <text:p>64,5961478522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5]-SUM([.I2:.I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ethality No Hospital</text:p>
          </table:table-cell>
          <table:table-cell table:style-name="ce4" office:value-type="percentage" office:value="0.002" calcext:value-type="percentage">
            <text:p>0,20 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6]-SUM([.I3:.I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ethality Hospital</text:p>
          </table:table-cell>
          <table:table-cell table:style-name="ce6" office:value-type="percentage" office:value="0.0004" calcext:value-type="percentage">
            <text:p>0,04 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7]-SUM([.I4:.I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8]-SUM([.I5:.I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pulation Over 50</text:p>
          </table:table-cell>
          <table:table-cell office:value-type="float" office:value="26635346" calcext:value-type="float">
            <text:p>266353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9]-SUM([.I6:.I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0]-SUM([.I7:.I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1]-SUM([.I8:.I10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2]-SUM([.I9:.I1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3]-SUM([.I10:.I1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4]-SUM([.I11:.I1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5]-SUM([.I12:.I1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6]-SUM([.I13:.I1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7]-SUM([.I14:.I1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8]-SUM([.I15:.I1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9]-SUM([.I16:.I1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0]-SUM([.I17:.I1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1]-SUM([.I18:.I20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9999999" calcext:value-type="float">
            <text:p>59999999</text:p>
          </table:table-cell>
          <table:table-cell table:formula="of:=([.D22])/([.E22]+[.D22])" office:value-type="float" office:value="0.0000000166666666666667" calcext:value-type="float">
            <text:p>1,66666666666667E-0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2]-SUM([.I19:.I2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2]+[.D22]*([.C$2]-1)*(1-[.F22])" office:value-type="float" office:value="1.31950790544776" calcext:value-type="float">
            <text:p>1,31950790544776</text:p>
          </table:table-cell>
          <table:table-cell table:formula="of:=[.E$22]-[.D23]" office:value-type="float" office:value="59999997.6804921" calcext:value-type="float">
            <text:p>59999997,6804921</text:p>
          </table:table-cell>
          <table:table-cell table:formula="of:=([.D23])/([.E23]+[.D23])" office:value-type="float" office:value="0.0000000219917987906594" calcext:value-type="float">
            <text:p>2,19917987906594E-0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3]-SUM([.I20:.I2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3]+[.D23]*([.C$2]-1)*(1-[.F23])" office:value-type="float" office:value="1.7411011102941" calcext:value-type="float">
            <text:p>1,7411011102941</text:p>
          </table:table-cell>
          <table:table-cell table:formula="of:=[.E$22]-[.D24]" office:value-type="float" office:value="59999997.2588989" calcext:value-type="float">
            <text:p>59999997,2588989</text:p>
          </table:table-cell>
          <table:table-cell table:formula="of:=([.D24])/([.E24]+[.D24])" office:value-type="float" office:value="0.0000000290183523218742" calcext:value-type="float">
            <text:p>2,90183523218742E-0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4]-SUM([.I21:.I2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4]+[.D24]*([.C$2]-1)*(1-[.F24])" office:value-type="float" office:value="2.29739667234575" calcext:value-type="float">
            <text:p>2,29739667234575</text:p>
          </table:table-cell>
          <table:table-cell table:formula="of:=[.E$22]-[.D25]" office:value-type="float" office:value="59999996.7026033" calcext:value-type="float">
            <text:p>59999996,7026033</text:p>
          </table:table-cell>
          <table:table-cell table:formula="of:=([.D25])/([.E25]+[.D25])" office:value-type="float" office:value="0.0000000382899451772617" calcext:value-type="float">
            <text:p>3,82899451772617E-0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5]-SUM([.I22:.I2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5]+[.D25]*([.C$2]-1)*(1-[.F25])" office:value-type="float" office:value="3.03143305523733" calcext:value-type="float">
            <text:p>3,03143305523733</text:p>
          </table:table-cell>
          <table:table-cell table:formula="of:=[.E$22]-[.D26]" office:value-type="float" office:value="59999995.9685669" calcext:value-type="float">
            <text:p>59999995,9685669</text:p>
          </table:table-cell>
          <table:table-cell table:formula="of:=([.D26])/([.E26]+[.D26])" office:value-type="float" office:value="0.0000000505238850960203" calcext:value-type="float">
            <text:p>5,05238850960203E-0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6]-SUM([.I23:.I2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6]+[.D26]*([.C$2]-1)*(1-[.F26])" office:value-type="float" office:value="3.99999984842834" calcext:value-type="float">
            <text:p>3,99999984842834</text:p>
          </table:table-cell>
          <table:table-cell table:formula="of:=[.E$22]-[.D27]" office:value-type="float" office:value="59999995.0000001" calcext:value-type="float">
            <text:p>59999995,0000001</text:p>
          </table:table-cell>
          <table:table-cell table:formula="of:=([.D27])/([.E27]+[.D27])" office:value-type="float" office:value="0.0000000666666652515835" calcext:value-type="float">
            <text:p>6,66666652515835E-0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7]-SUM([.I24:.I2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7]+[.D27]*([.C$2]-1)*(1-[.F27])" office:value-type="float" office:value="5.27803135788947" calcext:value-type="float">
            <text:p>5,27803135788947</text:p>
          </table:table-cell>
          <table:table-cell table:formula="of:=[.E$22]-[.D28]" office:value-type="float" office:value="59999993.7219686" calcext:value-type="float">
            <text:p>59999993,7219686</text:p>
          </table:table-cell>
          <table:table-cell table:formula="of:=([.D28])/([.E28]+[.D28])" office:value-type="float" office:value="0.0000000879671907642777" calcext:value-type="float">
            <text:p>8,79671907642777E-0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8]-SUM([.I25:.I2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8]+[.D28]*([.C$2]-1)*(1-[.F28])" office:value-type="float" office:value="6.96440398169709" calcext:value-type="float">
            <text:p>6,96440398169709</text:p>
          </table:table-cell>
          <table:table-cell table:formula="of:=[.E$22]-[.D29]" office:value-type="float" office:value="59999992.035596" calcext:value-type="float">
            <text:p>59999992,035596</text:p>
          </table:table-cell>
          <table:table-cell table:formula="of:=([.D29])/([.E29]+[.D29])" office:value-type="float" office:value="0.000000116073401629508" calcext:value-type="float">
            <text:p>1,16073401629508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9]-SUM([.I26:.I2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9]+[.D29]*([.C$2]-1)*(1-[.F29])" office:value-type="float" office:value="9.18958588938309" calcext:value-type="float">
            <text:p>9,18958588938309</text:p>
          </table:table-cell>
          <table:table-cell table:formula="of:=[.E$22]-[.D30]" office:value-type="float" office:value="59999989.8104141" calcext:value-type="float">
            <text:p>59999989,8104141</text:p>
          </table:table-cell>
          <table:table-cell table:formula="of:=([.D30])/([.E30]+[.D30])" office:value-type="float" office:value="0.000000153159767375714" calcext:value-type="float">
            <text:p>1,53159767375714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0]-SUM([.I27:.I2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0]+[.D30]*([.C$2]-1)*(1-[.F30])" office:value-type="float" office:value="12.1257308280686" calcext:value-type="float">
            <text:p>12,1257308280686</text:p>
          </table:table-cell>
          <table:table-cell table:formula="of:=[.E$22]-[.D31]" office:value-type="float" office:value="59999986.8742692" calcext:value-type="float">
            <text:p>59999986,8742692</text:p>
          </table:table-cell>
          <table:table-cell table:formula="of:=([.D31])/([.E31]+[.D31])" office:value-type="float" office:value="0.000000202095517169402" calcext:value-type="float">
            <text:p>2,02095517169402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1]-SUM([.I28:.I30])/3" office:value-type="float" office:value="0" calcext:value-type="float">
            <text:p>0</text:p>
          </table:table-cell>
          <table:table-cell>
            <draw:frame draw:z-index="1" draw:style-name="gr2" draw:text-style-name="P2" svg:width="23.167cm" svg:height="9.919cm" svg:x="0.503cm" svg:y="0.218cm">
              <draw:object draw:notify-on-update-of-ranges="'France Simulation'.I1:'France Simulation'.I1 'France Simulation'.I57:'France Simulation'.I159 'France Simulation'.J1:'France Simulation'.J1 'France Simulation'.J57:'France Simulation'.J15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2"/>
        </table:table-row>
        <table:table-row table:style-name="ro1">
          <table:table-cell table:number-columns-repeated="3"/>
          <table:table-cell table:formula="of:=[.D31]+[.D31]*([.C$2]-1)*(1-[.F31])" office:value-type="float" office:value="15.9999969685673" calcext:value-type="float">
            <text:p>15,9999969685673</text:p>
          </table:table-cell>
          <table:table-cell table:formula="of:=[.E$22]-[.D32]" office:value-type="float" office:value="59999983.000003" calcext:value-type="float">
            <text:p>59999983,000003</text:p>
          </table:table-cell>
          <table:table-cell table:formula="of:=([.D32])/([.E32]+[.D32])" office:value-type="float" office:value="0.000000266666620587232" calcext:value-type="float">
            <text:p>2,66666620587232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2]-SUM([.I29:.I3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2]+[.D32]*([.C$2]-1)*(1-[.F32])" office:value-type="float" office:value="21.1121212091336" calcext:value-type="float">
            <text:p>21,1121212091336</text:p>
          </table:table-cell>
          <table:table-cell table:formula="of:=[.E$22]-[.D33]" office:value-type="float" office:value="59999977.8878788" calcext:value-type="float">
            <text:p>59999977,8878788</text:p>
          </table:table-cell>
          <table:table-cell table:formula="of:=([.D33])/([.E33]+[.D33])" office:value-type="float" office:value="0.000000351868692683372" calcext:value-type="float">
            <text:p>3,51868692683372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3]-SUM([.I30:.I3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3]+[.D33]*([.C$2]-1)*(1-[.F33])" office:value-type="float" office:value="27.8576085751213" calcext:value-type="float">
            <text:p>27,8576085751213</text:p>
          </table:table-cell>
          <table:table-cell table:formula="of:=[.E$22]-[.D34]" office:value-type="float" office:value="59999971.1423914" calcext:value-type="float">
            <text:p>59999971,1423914</text:p>
          </table:table-cell>
          <table:table-cell table:formula="of:=([.D34])/([.E34]+[.D34])" office:value-type="float" office:value="0.000000464293483990247" calcext:value-type="float">
            <text:p>4,64293483990247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4]-SUM([.I31:.I3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4]+[.D34]*([.C$2]-1)*(1-[.F34])" office:value-type="float" office:value="36.7583307575382" calcext:value-type="float">
            <text:p>36,7583307575382</text:p>
          </table:table-cell>
          <table:table-cell table:formula="of:=[.E$22]-[.D35]" office:value-type="float" office:value="59999962.2416692" calcext:value-type="float">
            <text:p>59999962,2416692</text:p>
          </table:table-cell>
          <table:table-cell table:formula="of:=([.D35])/([.E35]+[.D35])" office:value-type="float" office:value="0.000000612638856169618" calcext:value-type="float">
            <text:p>6,12638856169618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5]-SUM([.I32:.I3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5]+[.D35]*([.C$2]-1)*(1-[.F35])" office:value-type="float" office:value="48.5029010261937" calcext:value-type="float">
            <text:p>48,5029010261937</text:p>
          </table:table-cell>
          <table:table-cell table:formula="of:=[.E$22]-[.D36]" office:value-type="float" office:value="59999950.497099" calcext:value-type="float">
            <text:p>59999950,497099</text:p>
          </table:table-cell>
          <table:table-cell table:formula="of:=([.D36])/([.E36]+[.D36])" office:value-type="float" office:value="0.000000808381697242924" calcext:value-type="float">
            <text:p>8,08381697242924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6]-SUM([.I33:.I3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6]+[.D36]*([.C$2]-1)*(1-[.F36])" office:value-type="float" office:value="63.9999490719572" calcext:value-type="float">
            <text:p>63,9999490719572</text:p>
          </table:table-cell>
          <table:table-cell table:formula="of:=[.E$22]-[.D37]" office:value-type="float" office:value="59999935.0000509" calcext:value-type="float">
            <text:p>59999935,0000509</text:p>
          </table:table-cell>
          <table:table-cell table:formula="of:=([.D37])/([.E37]+[.D37])" office:value-type="float" office:value="0.00000106666583564372" calcext:value-type="float">
            <text:p>1,06666583564372E-0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7]-SUM([.I34:.I3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7]+[.D37]*([.C$2]-1)*(1-[.F37])" office:value-type="float" office:value="84.4484172778042" calcext:value-type="float">
            <text:p>84,4484172778042</text:p>
          </table:table-cell>
          <table:table-cell table:formula="of:=[.E$22]-[.D38]" office:value-type="float" office:value="59999914.5515827" calcext:value-type="float">
            <text:p>59999914,5515827</text:p>
          </table:table-cell>
          <table:table-cell table:formula="of:=([.D38])/([.E38]+[.D38])" office:value-type="float" office:value="0.00000140747364475463" calcext:value-type="float">
            <text:p>1,40747364475463E-0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8]-SUM([.I35:.I3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8]+[.D38]*([.C$2]-1)*(1-[.F38])" office:value-type="float" office:value="111.430316673947" calcext:value-type="float">
            <text:p>111,430316673947</text:p>
          </table:table-cell>
          <table:table-cell table:formula="of:=[.E$22]-[.D39]" office:value-type="float" office:value="59999887.5696833" calcext:value-type="float">
            <text:p>59999887,5696833</text:p>
          </table:table-cell>
          <table:table-cell table:formula="of:=([.D39])/([.E39]+[.D39])" office:value-type="float" office:value="0.00000185717197551865" calcext:value-type="float">
            <text:p>1,85717197551865E-0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9]-SUM([.I36:.I3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9]+[.D39]*([.C$2]-1)*(1-[.F39])" office:value-type="float" office:value="147.033118230554" calcext:value-type="float">
            <text:p>147,033118230554</text:p>
          </table:table-cell>
          <table:table-cell table:formula="of:=[.E$22]-[.D40]" office:value-type="float" office:value="59999851.9668818" calcext:value-type="float">
            <text:p>59999851,9668818</text:p>
          </table:table-cell>
          <table:table-cell table:formula="of:=([.D40])/([.E40]+[.D40])" office:value-type="float" office:value="0.00000245055201135177" calcext:value-type="float">
            <text:p>2,45055201135177E-0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40]-SUM([.I37:.I3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0]+[.D40]*([.C$2]-1)*(1-[.F40])" office:value-type="float" office:value="194.011247528191" calcext:value-type="float">
            <text:p>194,011247528191</text:p>
          </table:table-cell>
          <table:table-cell table:formula="of:=[.E$22]-[.D41]" office:value-type="float" office:value="59999804.9887525" calcext:value-type="float">
            <text:p>59999804,9887525</text:p>
          </table:table-cell>
          <table:table-cell table:formula="of:=([.D41])/([.E41]+[.D41])" office:value-type="float" office:value="0.00000323352084602853" calcext:value-type="float">
            <text:p>3,23352084602853E-06</text:p>
          </table:table-cell>
          <table:table-cell office:value-type="float" office:value="1" calcext:value-type="float">
            <text:p>1</text:p>
          </table:table-cell>
          <table:table-cell table:style-name="ce1" table:formula="of:=([.G41]*[.B$7] + (1-[.G41])*[.B$6])*[.B$9]/[.B$8]*MMULT(TRANSPOSE([.D2:.D41]);[$DeathVariance.D$8:$DeathVariance.D$47])" office:value-type="float" office:value="0.00031587131966326" calcext:value-type="float">
            <text:p>0,000315871319663</text:p>
          </table:table-cell>
          <table:table-cell table:style-name="ce1" table:formula="of:=[.H41]-[.H40]" office:value-type="float" office:value="0.00031587131966326" calcext:value-type="float">
            <text:p>0,000315871319663</text:p>
          </table:table-cell>
          <table:table-cell table:style-name="ce1" table:formula="of:=[.I41]-SUM([.I38:.I40])/3" office:value-type="float" office:value="0.00031587131966326" calcext:value-type="float">
            <text:p>0,00031587131966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1]+[.D41]*([.C$2]-1)*(1-[.F41])" office:value-type="float" office:value="255.999175452461" calcext:value-type="float">
            <text:p>255,999175452461</text:p>
          </table:table-cell>
          <table:table-cell table:formula="of:=[.E$22]-[.D42]" office:value-type="float" office:value="59999743.0008246" calcext:value-type="float">
            <text:p>59999743,0008246</text:p>
          </table:table-cell>
          <table:table-cell table:formula="of:=([.D42])/([.E42]+[.D42])" office:value-type="float" office:value="0.00000426665299531857" calcext:value-type="float">
            <text:p>4,26665299531857E-06</text:p>
          </table:table-cell>
          <table:table-cell office:value-type="float" office:value="1" calcext:value-type="float">
            <text:p>1</text:p>
          </table:table-cell>
          <table:table-cell table:style-name="ce1" table:formula="of:=([.G42]*[.B$7] + (1-[.G42])*[.B$6])*[.B$9]/[.B$8]*MMULT(TRANSPOSE([.D3:.D42]);[$DeathVariance.D$8:$DeathVariance.D$47])" office:value-type="float" office:value="0.000430962636375321" calcext:value-type="float">
            <text:p>0,000430962636375</text:p>
          </table:table-cell>
          <table:table-cell table:style-name="ce1" table:formula="of:=[.H42]-[.H41]" office:value-type="float" office:value="0.000115091316712061" calcext:value-type="float">
            <text:p>0,000115091316712</text:p>
          </table:table-cell>
          <table:table-cell table:style-name="ce1" table:formula="of:=[.I42]-SUM([.I39:.I41])/3" office:value-type="float" office:value="0.00000980087682430822" calcext:value-type="float">
            <text:p>9,80087682430822E-0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2]+[.D42]*([.C$2]-1)*(1-[.F42])" office:value-type="float" office:value="337.792588175262" calcext:value-type="float">
            <text:p>337,792588175262</text:p>
          </table:table-cell>
          <table:table-cell table:formula="of:=[.E$22]-[.D43]" office:value-type="float" office:value="59999661.2074118" calcext:value-type="float">
            <text:p>59999661,2074118</text:p>
          </table:table-cell>
          <table:table-cell table:formula="of:=([.D43])/([.E43]+[.D43])" office:value-type="float" office:value="0.00000562987656341898" calcext:value-type="float">
            <text:p>5,62987656341898E-06</text:p>
          </table:table-cell>
          <table:table-cell office:value-type="float" office:value="1" calcext:value-type="float">
            <text:p>1</text:p>
          </table:table-cell>
          <table:table-cell table:style-name="ce1" table:formula="of:=([.G43]*[.B$7] + (1-[.G43])*[.B$6])*[.B$9]/[.B$8]*MMULT(TRANSPOSE([.D4:.D43]);[$DeathVariance.D$8:$DeathVariance.D$47])" office:value-type="float" office:value="0.000582545977874062" calcext:value-type="float">
            <text:p>0,000582545977874</text:p>
          </table:table-cell>
          <table:table-cell table:style-name="ce1" table:formula="of:=[.H43]-[.H42]" office:value-type="float" office:value="0.000151583341498741" calcext:value-type="float">
            <text:p>0,000151583341499</text:p>
          </table:table-cell>
          <table:table-cell table:style-name="ce1" table:formula="of:=[.I43]-SUM([.I40:.I42])/3" office:value-type="float" office:value="0.00000792912937363374" calcext:value-type="float">
            <text:p>7,92912937363374E-0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3]+[.D43]*([.C$2]-1)*(1-[.F43])" office:value-type="float" office:value="445.719384679746" calcext:value-type="float">
            <text:p>445,719384679746</text:p>
          </table:table-cell>
          <table:table-cell table:formula="of:=[.E$22]-[.D44]" office:value-type="float" office:value="59999553.2806153" calcext:value-type="float">
            <text:p>59999553,2806153</text:p>
          </table:table-cell>
          <table:table-cell table:formula="of:=([.D44])/([.E44]+[.D44])" office:value-type="float" office:value="0.00000742865653514003" calcext:value-type="float">
            <text:p>7,42865653514003E-06</text:p>
          </table:table-cell>
          <table:table-cell office:value-type="float" office:value="1" calcext:value-type="float">
            <text:p>1</text:p>
          </table:table-cell>
          <table:table-cell table:style-name="ce1" table:formula="of:=([.G44]*[.B$7] + (1-[.G44])*[.B$6])*[.B$9]/[.B$8]*MMULT(TRANSPOSE([.D5:.D44]);[$DeathVariance.D$8:$DeathVariance.D$47])" office:value-type="float" office:value="0.000781752626602177" calcext:value-type="float">
            <text:p>0,000781752626602</text:p>
          </table:table-cell>
          <table:table-cell table:style-name="ce1" table:formula="of:=[.H44]-[.H43]" office:value-type="float" office:value="0.000199206648728116" calcext:value-type="float">
            <text:p>0,000199206648728</text:p>
          </table:table-cell>
          <table:table-cell table:style-name="ce1" table:formula="of:=[.I44]-SUM([.I41:.I43])/3" office:value-type="float" office:value="0.00000502465610342841" calcext:value-type="float">
            <text:p>5,02465610342841E-0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4]+[.D44]*([.C$2]-1)*(1-[.F44])" office:value-type="float" office:value="588.129196148315" calcext:value-type="float">
            <text:p>588,129196148315</text:p>
          </table:table-cell>
          <table:table-cell table:formula="of:=[.E$22]-[.D45]" office:value-type="float" office:value="59999410.8708039" calcext:value-type="float">
            <text:p>59999410,8708039</text:p>
          </table:table-cell>
          <table:table-cell table:formula="of:=([.D45])/([.E45]+[.D45])" office:value-type="float" office:value="0.00000980215343250781" calcext:value-type="float">
            <text:p>9,80215343250781E-06</text:p>
          </table:table-cell>
          <table:table-cell office:value-type="float" office:value="1" calcext:value-type="float">
            <text:p>1</text:p>
          </table:table-cell>
          <table:table-cell table:style-name="ce1" table:formula="of:=([.G45]*[.B$7] + (1-[.G45])*[.B$6])*[.B$9]/[.B$8]*MMULT(TRANSPOSE([.D6:.D45]);[$DeathVariance.D$8:$DeathVariance.D$47])" office:value-type="float" office:value="0.00104336272370675" calcext:value-type="float">
            <text:p>0,001043362723707</text:p>
          </table:table-cell>
          <table:table-cell table:style-name="ce1" table:formula="of:=[.H45]-[.H44]" office:value-type="float" office:value="0.00026161009710457" calcext:value-type="float">
            <text:p>0,000261610097105</text:p>
          </table:table-cell>
          <table:table-cell table:style-name="ce1" table:formula="of:=[.I45]-SUM([.I42:.I44])/3" office:value-type="float" office:value="0.00010631632812493" calcext:value-type="float">
            <text:p>0,00010631632812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5]+[.D45]*([.C$2]-1)*(1-[.F45])" office:value-type="float" office:value="776.039284932629" calcext:value-type="float">
            <text:p>776,039284932629</text:p>
          </table:table-cell>
          <table:table-cell table:formula="of:=[.E$22]-[.D46]" office:value-type="float" office:value="59999222.9607151" calcext:value-type="float">
            <text:p>59999222,9607151</text:p>
          </table:table-cell>
          <table:table-cell table:formula="of:=([.D46])/([.E46]+[.D46])" office:value-type="float" office:value="0.0000129339882977769" calcext:value-type="float">
            <text:p>1,29339882977769E-05</text:p>
          </table:table-cell>
          <table:table-cell office:value-type="float" office:value="1" calcext:value-type="float">
            <text:p>1</text:p>
          </table:table-cell>
          <table:table-cell table:style-name="ce1" table:formula="of:=([.G46]*[.B$7] + (1-[.G46])*[.B$6])*[.B$9]/[.B$8]*MMULT(TRANSPOSE([.D7:.D46]);[$DeathVariance.D$8:$DeathVariance.D$47])" office:value-type="float" office:value="0.00138701320247355" calcext:value-type="float">
            <text:p>0,001387013202474</text:p>
          </table:table-cell>
          <table:table-cell table:style-name="ce1" table:formula="of:=[.H46]-[.H45]" office:value-type="float" office:value="0.000343650478766803" calcext:value-type="float">
            <text:p>0,000343650478767</text:p>
          </table:table-cell>
          <table:table-cell table:style-name="ce1" table:formula="of:=[.I46]-SUM([.I43:.I45])/3" office:value-type="float" office:value="0.000139517116322994" calcext:value-type="float">
            <text:p>0,00013951711632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6]+[.D46]*([.C$2]-1)*(1-[.F46])" office:value-type="float" office:value="1023.98676854781" calcext:value-type="float">
            <text:p>1023,98676854781</text:p>
          </table:table-cell>
          <table:table-cell table:formula="of:=[.E$22]-[.D47]" office:value-type="float" office:value="59998975.0132314" calcext:value-type="float">
            <text:p>59998975,0132314</text:p>
          </table:table-cell>
          <table:table-cell table:formula="of:=([.D47])/([.E47]+[.D47])" office:value-type="float" office:value="0.0000170664464269043" calcext:value-type="float">
            <text:p>1,70664464269043E-05</text:p>
          </table:table-cell>
          <table:table-cell office:value-type="float" office:value="1" calcext:value-type="float">
            <text:p>1</text:p>
          </table:table-cell>
          <table:table-cell table:style-name="ce1" table:formula="of:=([.G47]*[.B$7] + (1-[.G47])*[.B$6])*[.B$9]/[.B$8]*MMULT(TRANSPOSE([.D8:.D47]);[$DeathVariance.D$8:$DeathVariance.D$47])" office:value-type="float" office:value="0.00183876782319186" calcext:value-type="float">
            <text:p>0,001838767823192</text:p>
          </table:table-cell>
          <table:table-cell table:style-name="ce1" table:formula="of:=[.H47]-[.H46]" office:value-type="float" office:value="0.000451754620718313" calcext:value-type="float">
            <text:p>0,000451754620718</text:p>
          </table:table-cell>
          <table:table-cell table:style-name="ce1" table:formula="of:=[.I47]-SUM([.I44:.I46])/3" office:value-type="float" office:value="0.00018359887918515" calcext:value-type="float">
            <text:p>0,00018359887918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7]+[.D47]*([.C$2]-1)*(1-[.F47])" office:value-type="float" office:value="1351.15305796437" calcext:value-type="float">
            <text:p>1351,15305796437</text:p>
          </table:table-cell>
          <table:table-cell table:formula="of:=[.E$22]-[.D48]" office:value-type="float" office:value="59998647.846942" calcext:value-type="float">
            <text:p>59998647,846942</text:p>
          </table:table-cell>
          <table:table-cell table:formula="of:=([.D48])/([.E48]+[.D48])" office:value-type="float" office:value="0.0000225192180080598" calcext:value-type="float">
            <text:p>2,25192180080598E-05</text:p>
          </table:table-cell>
          <table:table-cell office:value-type="float" office:value="1" calcext:value-type="float">
            <text:p>1</text:p>
          </table:table-cell>
          <table:table-cell table:style-name="ce1" table:formula="of:=([.G48]*[.B$7] + (1-[.G48])*[.B$6])*[.B$9]/[.B$8]*MMULT(TRANSPOSE([.D9:.D48]);[$DeathVariance.D$8:$DeathVariance.D$47])" office:value-type="float" office:value="0.00243316433091649" calcext:value-type="float">
            <text:p>0,002433164330917</text:p>
          </table:table-cell>
          <table:table-cell table:style-name="ce1" table:formula="of:=[.H48]-[.H47]" office:value-type="float" office:value="0.00059439650772463" calcext:value-type="float">
            <text:p>0,000594396507725</text:p>
          </table:table-cell>
          <table:table-cell table:style-name="ce1" table:formula="of:=[.I48]-SUM([.I45:.I47])/3" office:value-type="float" office:value="0.000242058108861402" calcext:value-type="float">
            <text:p>0,00024205810886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8]+[.D48]*([.C$2]-1)*(1-[.F48])" office:value-type="float" office:value="1782.84742701044" calcext:value-type="float">
            <text:p>1782,84742701044</text:p>
          </table:table-cell>
          <table:table-cell table:formula="of:=[.E$22]-[.D49]" office:value-type="float" office:value="59998216.152573" calcext:value-type="float">
            <text:p>59998216,152573</text:p>
          </table:table-cell>
          <table:table-cell table:formula="of:=([.D49])/([.E49]+[.D49])" office:value-type="float" office:value="0.0000297141242787427" calcext:value-type="float">
            <text:p>2,97141242787427E-05</text:p>
          </table:table-cell>
          <table:table-cell office:value-type="float" office:value="1" calcext:value-type="float">
            <text:p>1</text:p>
          </table:table-cell>
          <table:table-cell table:style-name="ce1" table:formula="of:=([.G49]*[.B$7] + (1-[.G49])*[.B$6])*[.B$9]/[.B$8]*MMULT(TRANSPOSE([.D10:.D49]);[$DeathVariance.D$8:$DeathVariance.D$47])" office:value-type="float" office:value="0.00321589585629855" calcext:value-type="float">
            <text:p>0,003215895856299</text:p>
          </table:table-cell>
          <table:table-cell table:style-name="ce1" table:formula="of:=[.H49]-[.H48]" office:value-type="float" office:value="0.000782731525382054" calcext:value-type="float">
            <text:p>0,000782731525382</text:p>
          </table:table-cell>
          <table:table-cell table:style-name="ce1" table:formula="of:=[.I49]-SUM([.I46:.I48])/3" office:value-type="float" office:value="0.000319464322978805" calcext:value-type="float">
            <text:p>0,00031946432297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9]+[.D49]*([.C$2]-1)*(1-[.F49])" office:value-type="float" office:value="2352.46435747016" calcext:value-type="float">
            <text:p>2352,46435747016</text:p>
          </table:table-cell>
          <table:table-cell table:formula="of:=[.E$22]-[.D50]" office:value-type="float" office:value="59997646.5356425" calcext:value-type="float">
            <text:p>59997646,5356425</text:p>
          </table:table-cell>
          <table:table-cell table:formula="of:=([.D50])/([.E50]+[.D50])" office:value-type="float" office:value="0.0000392077399446317" calcext:value-type="float">
            <text:p>3,92077399446317E-05</text:p>
          </table:table-cell>
          <table:table-cell office:value-type="float" office:value="1" calcext:value-type="float">
            <text:p>1</text:p>
          </table:table-cell>
          <table:table-cell table:style-name="ce1" table:formula="of:=([.G50]*[.B$7] + (1-[.G50])*[.B$6])*[.B$9]/[.B$8]*MMULT(TRANSPOSE([.D11:.D50]);[$DeathVariance.D$8:$DeathVariance.D$47])" office:value-type="float" office:value="0.00424733729747522" calcext:value-type="float">
            <text:p>0,004247337297475</text:p>
          </table:table-cell>
          <table:table-cell table:style-name="ce1" table:formula="of:=[.H50]-[.H49]" office:value-type="float" office:value="0.00103144144117668" calcext:value-type="float">
            <text:p>0,001031441441177</text:p>
          </table:table-cell>
          <table:table-cell table:style-name="ce1" table:formula="of:=[.I50]-SUM([.I47:.I49])/3" office:value-type="float" office:value="0.000421813889901678" calcext:value-type="float">
            <text:p>0,00042181388990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0]+[.D50]*([.C$2]-1)*(1-[.F50])" office:value-type="float" office:value="3104.06585974147" calcext:value-type="float">
            <text:p>3104,06585974147</text:p>
          </table:table-cell>
          <table:table-cell table:formula="of:=[.E$22]-[.D51]" office:value-type="float" office:value="59996894.9341403" calcext:value-type="float">
            <text:p>59996894,9341403</text:p>
          </table:table-cell>
          <table:table-cell table:formula="of:=([.D51])/([.E51]+[.D51])" office:value-type="float" office:value="0.0000517344318579316" calcext:value-type="float">
            <text:p>5,17344318579316E-05</text:p>
          </table:table-cell>
          <table:table-cell office:value-type="float" office:value="1" calcext:value-type="float">
            <text:p>1</text:p>
          </table:table-cell>
          <table:table-cell table:style-name="ce1" table:formula="of:=([.G51]*[.B$7] + (1-[.G51])*[.B$6])*[.B$9]/[.B$8]*MMULT(TRANSPOSE([.D12:.D51]);[$DeathVariance.D$8:$DeathVariance.D$47])" office:value-type="float" office:value="0.00560719559720938" calcext:value-type="float">
            <text:p>0,005607195597209</text:p>
          </table:table-cell>
          <table:table-cell table:style-name="ce1" table:formula="of:=[.H51]-[.H50]" office:value-type="float" office:value="0.00135985829973415" calcext:value-type="float">
            <text:p>0,001359858299734</text:p>
          </table:table-cell>
          <table:table-cell table:style-name="ce1" table:formula="of:=[.I51]-SUM([.I48:.I50])/3" office:value-type="float" office:value="0.000557001808306368" calcext:value-type="float">
            <text:p>0,00055700180830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1]+[.D51]*([.C$2]-1)*(1-[.F51])" office:value-type="float" office:value="4095.78814864532" calcext:value-type="float">
            <text:p>4095,78814864532</text:p>
          </table:table-cell>
          <table:table-cell table:formula="of:=[.E$22]-[.D52]" office:value-type="float" office:value="59995903.2118514" calcext:value-type="float">
            <text:p>59995903,2118514</text:p>
          </table:table-cell>
          <table:table-cell table:formula="of:=([.D52])/([.E52]+[.D52])" office:value-type="float" office:value="0.0000682631369484742" calcext:value-type="float">
            <text:p>6,82631369484742E-05</text:p>
          </table:table-cell>
          <table:table-cell office:value-type="float" office:value="1" calcext:value-type="float">
            <text:p>1</text:p>
          </table:table-cell>
          <table:table-cell table:style-name="ce1" table:formula="of:=([.G52]*[.B$7] + (1-[.G52])*[.B$6])*[.B$9]/[.B$8]*MMULT(TRANSPOSE([.D13:.D52]);[$DeathVariance.D$8:$DeathVariance.D$47])" office:value-type="float" office:value="0.00740065047609282" calcext:value-type="float">
            <text:p>0,007400650476093</text:p>
          </table:table-cell>
          <table:table-cell table:style-name="ce1" table:formula="of:=[.H52]-[.H51]" office:value-type="float" office:value="0.00179345487888344" calcext:value-type="float">
            <text:p>0,001793454878883</text:p>
          </table:table-cell>
          <table:table-cell table:style-name="ce1" table:formula="of:=[.I52]-SUM([.I49:.I51])/3" office:value-type="float" office:value="0.000735444456785812" calcext:value-type="float">
            <text:p>0,00073544445678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2]+[.D52]*([.C$2]-1)*(1-[.F52])" office:value-type="float" office:value="5404.33553134012" calcext:value-type="float">
            <text:p>5404,33553134012</text:p>
          </table:table-cell>
          <table:table-cell table:formula="of:=[.E$22]-[.D53]" office:value-type="float" office:value="59994594.6644687" calcext:value-type="float">
            <text:p>59994594,6644687</text:p>
          </table:table-cell>
          <table:table-cell table:formula="of:=([.D53])/([.E53]+[.D53])" office:value-type="float" office:value="0.0000900722603568729" calcext:value-type="float">
            <text:p>9,00722603568729E-05</text:p>
          </table:table-cell>
          <table:table-cell office:value-type="float" office:value="1" calcext:value-type="float">
            <text:p>1</text:p>
          </table:table-cell>
          <table:table-cell table:style-name="ce1" table:formula="of:=([.G53]*[.B$7] + (1-[.G53])*[.B$6])*[.B$9]/[.B$8]*MMULT(TRANSPOSE([.D14:.D53]);[$DeathVariance.D$8:$DeathVariance.D$47])" office:value-type="float" office:value="0.00976646642039038" calcext:value-type="float">
            <text:p>0,00976646642039</text:p>
          </table:table-cell>
          <table:table-cell table:style-name="ce1" table:formula="of:=[.H53]-[.H52]" office:value-type="float" office:value="0.00236581594429756" calcext:value-type="float">
            <text:p>0,002365815944298</text:p>
          </table:table-cell>
          <table:table-cell table:style-name="ce1" table:formula="of:=[.I53]-SUM([.I50:.I52])/3" office:value-type="float" office:value="0.000970897737699469" calcext:value-type="float">
            <text:p>0,00097089773769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3]+[.D53]*([.C$2]-1)*(1-[.F53])" office:value-type="float" office:value="7130.90795578441" calcext:value-type="float">
            <text:p>7130,90795578441</text:p>
          </table:table-cell>
          <table:table-cell table:formula="of:=[.E$22]-[.D54]" office:value-type="float" office:value="59992868.0920442" calcext:value-type="float">
            <text:p>59992868,0920442</text:p>
          </table:table-cell>
          <table:table-cell table:formula="of:=([.D54])/([.E54]+[.D54])" office:value-type="float" office:value="0.000118848467910548" calcext:value-type="float">
            <text:p>0,000118848467911</text:p>
          </table:table-cell>
          <table:table-cell office:value-type="float" office:value="1" calcext:value-type="float">
            <text:p>1</text:p>
          </table:table-cell>
          <table:table-cell table:style-name="ce1" table:formula="of:=([.G54]*[.B$7] + (1-[.G54])*[.B$6])*[.B$9]/[.B$8]*MMULT(TRANSPOSE([.D15:.D54]);[$DeathVariance.D$8:$DeathVariance.D$47])" office:value-type="float" office:value="0.0128877071443426" calcext:value-type="float">
            <text:p>0,012887707144343</text:p>
          </table:table-cell>
          <table:table-cell table:style-name="ce1" table:formula="of:=[.H54]-[.H53]" office:value-type="float" office:value="0.00312124072395227" calcext:value-type="float">
            <text:p>0,003121240723952</text:p>
          </table:table-cell>
          <table:table-cell table:style-name="ce1" table:formula="of:=[.I54]-SUM([.I51:.I53])/3" office:value-type="float" office:value="0.00128153101631388" calcext:value-type="float">
            <text:p>0,00128153101631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4]+[.D54]*([.C$2]-1)*(1-[.F54])" office:value-type="float" office:value="9409.01867649997" calcext:value-type="float">
            <text:p>9409,01867649997</text:p>
          </table:table-cell>
          <table:table-cell table:formula="of:=[.E$22]-[.D55]" office:value-type="float" office:value="59990589.9813235" calcext:value-type="float">
            <text:p>59990589,9813235</text:p>
          </table:table-cell>
          <table:table-cell table:formula="of:=([.D55])/([.E55]+[.D55])" office:value-type="float" office:value="0.000156816980555283" calcext:value-type="float">
            <text:p>0,000156816980555</text:p>
          </table:table-cell>
          <table:table-cell office:value-type="float" office:value="1" calcext:value-type="float">
            <text:p>1</text:p>
          </table:table-cell>
          <table:table-cell table:style-name="ce1" table:formula="of:=([.G55]*[.B$7] + (1-[.G55])*[.B$6])*[.B$9]/[.B$8]*MMULT(TRANSPOSE([.D16:.D55]);[$DeathVariance.D$8:$DeathVariance.D$47])" office:value-type="float" office:value="0.0170058827941255" calcext:value-type="float">
            <text:p>0,017005882794126</text:p>
          </table:table-cell>
          <table:table-cell table:style-name="ce1" table:formula="of:=[.H55]-[.H54]" office:value-type="float" office:value="0.00411817564978282" calcext:value-type="float">
            <text:p>0,004118175649783</text:p>
          </table:table-cell>
          <table:table-cell table:style-name="ce1" table:formula="of:=[.I55]-SUM([.I52:.I54])/3" office:value-type="float" office:value="0.00169133846740506" calcext:value-type="float">
            <text:p>0,00169133846740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5]+[.D55]*([.C$2]-1)*(1-[.F55])" office:value-type="float" office:value="12414.8031442786" calcext:value-type="float">
            <text:p>12414,8031442786</text:p>
          </table:table-cell>
          <table:table-cell table:formula="of:=[.E$22]-[.D56]" office:value-type="float" office:value="59987584.1968557" calcext:value-type="float">
            <text:p>59987584,1968557</text:p>
          </table:table-cell>
          <table:table-cell table:formula="of:=([.D56])/([.E56]+[.D56])" office:value-type="float" office:value="0.000206913389186534" calcext:value-type="float">
            <text:p>0,000206913389187</text:p>
          </table:table-cell>
          <table:table-cell office:value-type="float" office:value="1" calcext:value-type="float">
            <text:p>1</text:p>
          </table:table-cell>
          <table:table-cell table:style-name="ce1" table:formula="of:=([.G56]*[.B$7] + (1-[.G56])*[.B$6])*[.B$9]/[.B$8]*MMULT(TRANSPOSE([.D17:.D56]);[$DeathVariance.D$8:$DeathVariance.D$47])" office:value-type="float" office:value="0.0224396238065903" calcext:value-type="float">
            <text:p>0,02243962380659</text:p>
          </table:table-cell>
          <table:table-cell table:style-name="ce1" table:formula="of:=[.H56]-[.H55]" office:value-type="float" office:value="0.00543374101246489" calcext:value-type="float">
            <text:p>0,005433741012465</text:p>
          </table:table-cell>
          <table:table-cell table:style-name="ce1" table:formula="of:=[.I56]-SUM([.I53:.I55])/3" office:value-type="float" office:value="0.002231996906454" calcext:value-type="float">
            <text:p>0,00223199690645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6]+[.D56]*([.C$2]-1)*(1-[.F56])" office:value-type="float" office:value="16380.610211159" calcext:value-type="float">
            <text:p>16380,610211159</text:p>
          </table:table-cell>
          <table:table-cell table:formula="of:=[.E$22]-[.D57]" office:value-type="float" office:value="59983618.3897888" calcext:value-type="float">
            <text:p>59983618,3897888</text:p>
          </table:table-cell>
          <table:table-cell table:formula="of:=([.D57])/([.E57]+[.D57])" office:value-type="float" office:value="0.000273010174736152" calcext:value-type="float">
            <text:p>0,000273010174736</text:p>
          </table:table-cell>
          <table:table-cell office:value-type="float" office:value="1" calcext:value-type="float">
            <text:p>1</text:p>
          </table:table-cell>
          <table:table-cell table:style-name="ce1" table:formula="of:=([.G57]*[.B$7] + (1-[.G57])*[.B$6])*[.B$9]/[.B$8]*MMULT(TRANSPOSE([.D18:.D57]);[$DeathVariance.D$8:$DeathVariance.D$47])" office:value-type="float" office:value="0.029609324192329" calcext:value-type="float">
            <text:p>0,029609324192329</text:p>
          </table:table-cell>
          <table:table-cell table:style-name="ce1" table:formula="of:=[.H57]-[.H56]" office:value-type="float" office:value="0.00716970038573868" calcext:value-type="float">
            <text:p>0,007169700385739</text:p>
          </table:table-cell>
          <table:table-cell table:style-name="ce1" table:formula="of:=[.I57]-SUM([.I54:.I56])/3" office:value-type="float" office:value="0.00294531459033869" calcext:value-type="float">
            <text:p>0,00294531459033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7]+[.D57]*([.C$2]-1)*(1-[.F57])" office:value-type="float" office:value="21612.9158941286" calcext:value-type="float">
            <text:p>21612,9158941286</text:p>
          </table:table-cell>
          <table:table-cell table:formula="of:=[.E$22]-[.D58]" office:value-type="float" office:value="59978386.0841059" calcext:value-type="float">
            <text:p>59978386,0841059</text:p>
          </table:table-cell>
          <table:table-cell table:formula="of:=([.D58])/([.E58]+[.D58])" office:value-type="float" office:value="0.000360215270905732" calcext:value-type="float">
            <text:p>0,000360215270906</text:p>
          </table:table-cell>
          <table:table-cell office:value-type="float" office:value="1" calcext:value-type="float">
            <text:p>1</text:p>
          </table:table-cell>
          <table:table-cell table:style-name="ce1" table:formula="of:=([.G58]*[.B$7] + (1-[.G58])*[.B$6])*[.B$9]/[.B$8]*MMULT(TRANSPOSE([.D19:.D58]);[$DeathVariance.D$8:$DeathVariance.D$47])" office:value-type="float" office:value="0.0390696579437251" calcext:value-type="float">
            <text:p>0,039069657943725</text:p>
          </table:table-cell>
          <table:table-cell table:style-name="ce1" table:formula="of:=[.H58]-[.H57]" office:value-type="float" office:value="0.00946033375139602" calcext:value-type="float">
            <text:p>0,009460333751396</text:p>
          </table:table-cell>
          <table:table-cell table:style-name="ce1" table:formula="of:=[.I58]-SUM([.I55:.I57])/3" office:value-type="float" office:value="0.00388646140206723" calcext:value-type="float">
            <text:p>0,00388646140206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8]+[.D58]*([.C$2]-1)*(1-[.F58])" office:value-type="float" office:value="28515.9260314821" calcext:value-type="float">
            <text:p>28515,9260314821</text:p>
          </table:table-cell>
          <table:table-cell table:formula="of:=[.E$22]-[.D59]" office:value-type="float" office:value="59971483.0739685" calcext:value-type="float">
            <text:p>59971483,0739685</text:p>
          </table:table-cell>
          <table:table-cell table:formula="of:=([.D59])/([.E59]+[.D59])" office:value-type="float" office:value="0.000475265441779127" calcext:value-type="float">
            <text:p>0,000475265441779</text:p>
          </table:table-cell>
          <table:table-cell office:value-type="float" office:value="1" calcext:value-type="float">
            <text:p>1</text:p>
          </table:table-cell>
          <table:table-cell table:style-name="ce1" table:formula="of:=([.G59]*[.B$7] + (1-[.G59])*[.B$6])*[.B$9]/[.B$8]*MMULT(TRANSPOSE([.D20:.D59]);[$DeathVariance.D$8:$DeathVariance.D$47])" office:value-type="float" office:value="0.0515524805593774" calcext:value-type="float">
            <text:p>0,051552480559378</text:p>
          </table:table-cell>
          <table:table-cell table:style-name="ce1" table:formula="of:=[.H59]-[.H58]" office:value-type="float" office:value="0.0124828226156524" calcext:value-type="float">
            <text:p>0,012482822615652</text:p>
          </table:table-cell>
          <table:table-cell table:style-name="ce1" table:formula="of:=[.I59]-SUM([.I56:.I58])/3" office:value-type="float" office:value="0.00512823089911917" calcext:value-type="float">
            <text:p>0,00512823089911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9]+[.D59]*([.C$2]-1)*(1-[.F59])" office:value-type="float" office:value="37622.6598077221" calcext:value-type="float">
            <text:p>37622,6598077221</text:p>
          </table:table-cell>
          <table:table-cell table:formula="of:=[.E$22]-[.D60]" office:value-type="float" office:value="59962376.3401923" calcext:value-type="float">
            <text:p>59962376,3401923</text:p>
          </table:table-cell>
          <table:table-cell table:formula="of:=([.D60])/([.E60]+[.D60])" office:value-type="float" office:value="0.00062704434057944" calcext:value-type="float">
            <text:p>0,000627044340579</text:p>
          </table:table-cell>
          <table:table-cell office:value-type="float" office:value="1" calcext:value-type="float">
            <text:p>1</text:p>
          </table:table-cell>
          <table:table-cell table:style-name="ce1" table:formula="of:=([.G60]*[.B$7] + (1-[.G60])*[.B$6])*[.B$9]/[.B$8]*MMULT(TRANSPOSE([.D21:.D60]);[$DeathVariance.D$8:$DeathVariance.D$47])" office:value-type="float" office:value="0.0680234298388566" calcext:value-type="float">
            <text:p>0,068023429838857</text:p>
          </table:table-cell>
          <table:table-cell table:style-name="ce1" table:formula="of:=[.H60]-[.H59]" office:value-type="float" office:value="0.0164709492794792" calcext:value-type="float">
            <text:p>0,016470949279479</text:p>
          </table:table-cell>
          <table:table-cell table:style-name="ce1" table:formula="of:=[.I60]-SUM([.I57:.I59])/3" office:value-type="float" office:value="0.00676666369521683" calcext:value-type="float">
            <text:p>0,00676666369521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0]+[.D60]*([.C$2]-1)*(1-[.F60])" office:value-type="float" office:value="49635.8597052298" calcext:value-type="float">
            <text:p>49635,8597052298</text:p>
          </table:table-cell>
          <table:table-cell table:formula="of:=[.E$22]-[.D61]" office:value-type="float" office:value="59950363.1402948" calcext:value-type="float">
            <text:p>59950363,1402948</text:p>
          </table:table-cell>
          <table:table-cell table:formula="of:=([.D61])/([.E61]+[.D61])" office:value-type="float" office:value="0.000827264342208236" calcext:value-type="float">
            <text:p>0,000827264342208</text:p>
          </table:table-cell>
          <table:table-cell office:value-type="float" office:value="1" calcext:value-type="float">
            <text:p>1</text:p>
          </table:table-cell>
          <table:table-cell table:style-name="ce1" table:formula="of:=([.G61]*[.B$7] + (1-[.G61])*[.B$6])*[.B$9]/[.B$8]*MMULT(TRANSPOSE([.D22:.D61]);[$DeathVariance.D$8:$DeathVariance.D$47])" office:value-type="float" office:value="0.0897565974704792" calcext:value-type="float">
            <text:p>0,089756597470479</text:p>
          </table:table-cell>
          <table:table-cell table:style-name="ce1" table:formula="of:=[.H61]-[.H60]" office:value-type="float" office:value="0.0217331676316226" calcext:value-type="float">
            <text:p>0,021733167631623</text:p>
          </table:table-cell>
          <table:table-cell table:style-name="ce1" table:formula="of:=[.I61]-SUM([.I58:.I60])/3" office:value-type="float" office:value="0.00892846574944674" calcext:value-type="float">
            <text:p>0,00892846574944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1]+[.D61]*([.C$2]-1)*(1-[.F61])" office:value-type="float" office:value="65481.7899126355" calcext:value-type="float">
            <text:p>65481,7899126355</text:p>
          </table:table-cell>
          <table:table-cell table:formula="of:=[.E$22]-[.D62]" office:value-type="float" office:value="59934517.2100874" calcext:value-type="float">
            <text:p>59934517,2100874</text:p>
          </table:table-cell>
          <table:table-cell table:formula="of:=([.D62])/([.E62]+[.D62])" office:value-type="float" office:value="0.00109136318339998" calcext:value-type="float">
            <text:p>0,0010913631834</text:p>
          </table:table-cell>
          <table:table-cell office:value-type="float" office:value="1" calcext:value-type="float">
            <text:p>1</text:p>
          </table:table-cell>
          <table:table-cell table:style-name="ce1" table:formula="of:=([.G62]*[.B$7] + (1-[.G62])*[.B$6])*[.B$9]/[.B$8]*MMULT(TRANSPOSE([.D23:.D62]);[$DeathVariance.D$8:$DeathVariance.D$47])" office:value-type="float" office:value="0.118433031529632" calcext:value-type="float">
            <text:p>0,118433031529632</text:p>
          </table:table-cell>
          <table:table-cell table:style-name="ce1" table:formula="of:=[.H62]-[.H61]" office:value-type="float" office:value="0.0286764340591529" calcext:value-type="float">
            <text:p>0,028676434059153</text:p>
          </table:table-cell>
          <table:table-cell table:style-name="ce1" table:formula="of:=[.I62]-SUM([.I59:.I61])/3" office:value-type="float" office:value="0.0117807875502349" calcext:value-type="float">
            <text:p>0,01178078755023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2]+[.D62]*([.C$2]-1)*(1-[.F62])" office:value-type="float" office:value="86380.9063554578" calcext:value-type="float">
            <text:p>86380,9063554578</text:p>
          </table:table-cell>
          <table:table-cell table:formula="of:=[.E$22]-[.D63]" office:value-type="float" office:value="59913618.0936445" calcext:value-type="float">
            <text:p>59913618,0936445</text:p>
          </table:table-cell>
          <table:table-cell table:formula="of:=([.D63])/([.E63]+[.D63])" office:value-type="float" office:value="0.00143968179658566" calcext:value-type="float">
            <text:p>0,001439681796586</text:p>
          </table:table-cell>
          <table:table-cell office:value-type="float" office:value="1" calcext:value-type="float">
            <text:p>1</text:p>
          </table:table-cell>
          <table:table-cell table:style-name="ce1" table:formula="of:=([.G63]*[.B$7] + (1-[.G63])*[.B$6])*[.B$9]/[.B$8]*MMULT(TRANSPOSE([.D24:.D63]);[$DeathVariance.D$8:$DeathVariance.D$47])" office:value-type="float" office:value="0.156270695156479" calcext:value-type="float">
            <text:p>0,156270695156479</text:p>
          </table:table-cell>
          <table:table-cell table:style-name="ce1" table:formula="of:=[.H63]-[.H62]" office:value-type="float" office:value="0.0378376636268467" calcext:value-type="float">
            <text:p>0,037837663626847</text:p>
          </table:table-cell>
          <table:table-cell table:style-name="ce1" table:formula="of:=[.I63]-SUM([.I60:.I62])/3" office:value-type="float" office:value="0.0155441466367618" calcext:value-type="float">
            <text:p>0,01554414663676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3]+[.D63]*([.C$2]-1)*(1-[.F63])" office:value-type="float" office:value="113940.554946572" calcext:value-type="float">
            <text:p>113940,554946572</text:p>
          </table:table-cell>
          <table:table-cell table:formula="of:=[.E$22]-[.D64]" office:value-type="float" office:value="59886058.4450534" calcext:value-type="float">
            <text:p>59886058,4450534</text:p>
          </table:table-cell>
          <table:table-cell table:formula="of:=([.D64])/([.E64]+[.D64])" office:value-type="float" office:value="0.00189900928075968" calcext:value-type="float">
            <text:p>0,00189900928076</text:p>
          </table:table-cell>
          <table:table-cell office:value-type="float" office:value="1" calcext:value-type="float">
            <text:p>1</text:p>
          </table:table-cell>
          <table:table-cell table:style-name="ce1" table:formula="of:=([.G64]*[.B$7] + (1-[.G64])*[.B$6])*[.B$9]/[.B$8]*MMULT(TRANSPOSE([.D25:.D64]);[$DeathVariance.D$8:$DeathVariance.D$47])" office:value-type="float" office:value="0.206195845485109" calcext:value-type="float">
            <text:p>0,206195845485109</text:p>
          </table:table-cell>
          <table:table-cell table:style-name="ce1" table:formula="of:=[.H64]-[.H63]" office:value-type="float" office:value="0.0499251503286305" calcext:value-type="float">
            <text:p>0,049925150328631</text:p>
          </table:table-cell>
          <table:table-cell table:style-name="ce1" table:formula="of:=[.I64]-SUM([.I61:.I63])/3" office:value-type="float" office:value="0.0205093952227564" calcext:value-type="float">
            <text:p>0,02050939522275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4]+[.D64]*([.C$2]-1)*(1-[.F64])" office:value-type="float" office:value="150276.330350438" calcext:value-type="float">
            <text:p>150276,330350438</text:p>
          </table:table-cell>
          <table:table-cell table:formula="of:=[.E$22]-[.D65]" office:value-type="float" office:value="59849722.6696496" calcext:value-type="float">
            <text:p>59849722,6696496</text:p>
          </table:table-cell>
          <table:table-cell table:formula="of:=([.D65])/([.E65]+[.D65])" office:value-type="float" office:value="0.00250460554758406" calcext:value-type="float">
            <text:p>0,002504605547584</text:p>
          </table:table-cell>
          <table:table-cell office:value-type="float" office:value="1" calcext:value-type="float">
            <text:p>1</text:p>
          </table:table-cell>
          <table:table-cell table:style-name="ce1" table:formula="of:=([.G65]*[.B$7] + (1-[.G65])*[.B$6])*[.B$9]/[.B$8]*MMULT(TRANSPOSE([.D26:.D65]);[$DeathVariance.D$8:$DeathVariance.D$47])" office:value-type="float" office:value="0.272069088626445" calcext:value-type="float">
            <text:p>0,272069088626445</text:p>
          </table:table-cell>
          <table:table-cell table:style-name="ce1" table:formula="of:=[.H65]-[.H64]" office:value-type="float" office:value="0.0658732431413354" calcext:value-type="float">
            <text:p>0,065873243141335</text:p>
          </table:table-cell>
          <table:table-cell table:style-name="ce1" table:formula="of:=[.I65]-SUM([.I62:.I64])/3" office:value-type="float" office:value="0.027060160469792" calcext:value-type="float">
            <text:p>0,02706016046979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5]+[.D65]*([.C$2]-1)*(1-[.F65])" office:value-type="float" office:value="198170.549375496" calcext:value-type="float">
            <text:p>198170,549375496</text:p>
          </table:table-cell>
          <table:table-cell table:formula="of:=[.E$22]-[.D66]" office:value-type="float" office:value="59801828.4506245" calcext:value-type="float">
            <text:p>59801828,4506245</text:p>
          </table:table-cell>
          <table:table-cell table:formula="of:=([.D66])/([.E66]+[.D66])" office:value-type="float" office:value="0.00330284254463898" calcext:value-type="float">
            <text:p>0,003302842544639</text:p>
          </table:table-cell>
          <table:table-cell office:value-type="float" office:value="1" calcext:value-type="float">
            <text:p>1</text:p>
          </table:table-cell>
          <table:table-cell table:style-name="ce1" table:formula="of:=([.G66]*[.B$7] + (1-[.G66])*[.B$6])*[.B$9]/[.B$8]*MMULT(TRANSPOSE([.D27:.D66]);[$DeathVariance.D$8:$DeathVariance.D$47])" office:value-type="float" office:value="0.358983457594143" calcext:value-type="float">
            <text:p>0,358983457594143</text:p>
          </table:table-cell>
          <table:table-cell table:style-name="ce1" table:formula="of:=[.H66]-[.H65]" office:value-type="float" office:value="0.0869143689676979" calcext:value-type="float">
            <text:p>0,086914368967698</text:p>
          </table:table-cell>
          <table:table-cell table:style-name="ce1" table:formula="of:=[.I66]-SUM([.I63:.I65])/3" office:value-type="float" office:value="0.0357023499354271" calcext:value-type="float">
            <text:p>0,03570234993542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6]+[.D66]*([.C$2]-1)*(1-[.F66])" office:value-type="float" office:value="261278.481309528" calcext:value-type="float">
            <text:p>261278,481309528</text:p>
          </table:table-cell>
          <table:table-cell table:formula="of:=[.E$22]-[.D67]" office:value-type="float" office:value="59738720.5186905" calcext:value-type="float">
            <text:p>59738720,5186905</text:p>
          </table:table-cell>
          <table:table-cell table:formula="of:=([.D67])/([.E67]+[.D67])" office:value-type="float" office:value="0.00435464142773616" calcext:value-type="float">
            <text:p>0,004354641427736</text:p>
          </table:table-cell>
          <table:table-cell office:value-type="float" office:value="1" calcext:value-type="float">
            <text:p>1</text:p>
          </table:table-cell>
          <table:table-cell table:style-name="ce1" table:formula="of:=([.G67]*[.B$7] + (1-[.G67])*[.B$6])*[.B$9]/[.B$8]*MMULT(TRANSPOSE([.D28:.D67]);[$DeathVariance.D$8:$DeathVariance.D$47])" office:value-type="float" office:value="0.473657392795123" calcext:value-type="float">
            <text:p>0,473657392795123</text:p>
          </table:table-cell>
          <table:table-cell table:style-name="ce1" table:formula="of:=[.H67]-[.H66]" office:value-type="float" office:value="0.11467393520098" calcext:value-type="float">
            <text:p>0,11467393520098</text:p>
          </table:table-cell>
          <table:table-cell table:style-name="ce1" table:formula="of:=[.I67]-SUM([.I64:.I66])/3" office:value-type="float" office:value="0.0471030143884255" calcext:value-type="float">
            <text:p>0,04710301438842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7]+[.D67]*([.C$2]-1)*(1-[.F67])" office:value-type="float" office:value="344395.495177383" calcext:value-type="float">
            <text:p>344395,495177383</text:p>
          </table:table-cell>
          <table:table-cell table:formula="of:=[.E$22]-[.D68]" office:value-type="float" office:value="59655603.5048226" calcext:value-type="float">
            <text:p>59655603,5048226</text:p>
          </table:table-cell>
          <table:table-cell table:formula="of:=([.D68])/([.E68]+[.D68])" office:value-type="float" office:value="0.00573992501528847" calcext:value-type="float">
            <text:p>0,005739925015288</text:p>
          </table:table-cell>
          <table:table-cell office:value-type="float" office:value="1" calcext:value-type="float">
            <text:p>1</text:p>
          </table:table-cell>
          <table:table-cell table:style-name="ce1" table:formula="of:=([.G68]*[.B$7] + (1-[.G68])*[.B$6])*[.B$9]/[.B$8]*MMULT(TRANSPOSE([.D29:.D68]);[$DeathVariance.D$8:$DeathVariance.D$47])" office:value-type="float" office:value="0.624952699383751" calcext:value-type="float">
            <text:p>0,624952699383751</text:p>
          </table:table-cell>
          <table:table-cell table:style-name="ce1" table:formula="of:=[.H68]-[.H67]" office:value-type="float" office:value="0.151295306588628" calcext:value-type="float">
            <text:p>0,151295306588628</text:p>
          </table:table-cell>
          <table:table-cell table:style-name="ce1" table:formula="of:=[.I68]-SUM([.I65:.I67])/3" office:value-type="float" office:value="0.0621414574852901" calcext:value-type="float">
            <text:p>0,0621414574852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8]+[.D68]*([.C$2]-1)*(1-[.F68])" office:value-type="float" office:value="453800.97570348" calcext:value-type="float">
            <text:p>453800,97570348</text:p>
          </table:table-cell>
          <table:table-cell table:formula="of:=[.E$22]-[.D69]" office:value-type="float" office:value="59546198.0242965" calcext:value-type="float">
            <text:p>59546198,0242965</text:p>
          </table:table-cell>
          <table:table-cell table:formula="of:=([.D69])/([.E69]+[.D69])" office:value-type="float" office:value="0.00756334972111382" calcext:value-type="float">
            <text:p>0,007563349721114</text:p>
          </table:table-cell>
          <table:table-cell office:value-type="float" office:value="1" calcext:value-type="float">
            <text:p>1</text:p>
          </table:table-cell>
          <table:table-cell table:style-name="ce1" table:formula="of:=([.G69]*[.B$7] + (1-[.G69])*[.B$6])*[.B$9]/[.B$8]*MMULT(TRANSPOSE([.D30:.D69]);[$DeathVariance.D$8:$DeathVariance.D$47])" office:value-type="float" office:value="0.82455698233315" calcext:value-type="float">
            <text:p>0,82455698233315</text:p>
          </table:table-cell>
          <table:table-cell table:style-name="ce1" table:formula="of:=[.H69]-[.H68]" office:value-type="float" office:value="0.199604282949399" calcext:value-type="float">
            <text:p>0,199604282949399</text:p>
          </table:table-cell>
          <table:table-cell table:style-name="ce1" table:formula="of:=[.I69]-SUM([.I66:.I68])/3" office:value-type="float" office:value="0.0819764126969637" calcext:value-type="float">
            <text:p>0,08197641269696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9]+[.D69]*([.C$2]-1)*(1-[.F69])" office:value-type="float" office:value="597697.344578578" calcext:value-type="float">
            <text:p>597697,344578578</text:p>
          </table:table-cell>
          <table:table-cell table:formula="of:=[.E$22]-[.D70]" office:value-type="float" office:value="59402301.6554214" calcext:value-type="float">
            <text:p>59402301,6554214</text:p>
          </table:table-cell>
          <table:table-cell table:formula="of:=([.D70])/([.E70]+[.D70])" office:value-type="float" office:value="0.00996162257567001" calcext:value-type="float">
            <text:p>0,00996162257567</text:p>
          </table:table-cell>
          <table:table-cell office:value-type="float" office:value="1" calcext:value-type="float">
            <text:p>1</text:p>
          </table:table-cell>
          <table:table-cell table:style-name="ce1" table:formula="of:=([.G70]*[.B$7] + (1-[.G70])*[.B$6])*[.B$9]/[.B$8]*MMULT(TRANSPOSE([.D31:.D70]);[$DeathVariance.D$8:$DeathVariance.D$47])" office:value-type="float" office:value="1.08788236489051" calcext:value-type="float">
            <text:p>1,08788236489051</text:p>
          </table:table-cell>
          <table:table-cell table:style-name="ce1" table:formula="of:=[.H70]-[.H69]" office:value-type="float" office:value="0.263325382557363" calcext:value-type="float">
            <text:p>0,263325382557363</text:p>
          </table:table-cell>
          <table:table-cell table:style-name="ce1" table:formula="of:=[.I70]-SUM([.I67:.I69])/3" office:value-type="float" office:value="0.108134207644361" calcext:value-type="float">
            <text:p>0,10813420764436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0]+[.D70]*([.C$2]-1)*(1-[.F70])" office:value-type="float" office:value="786764.013020471" calcext:value-type="float">
            <text:p>786764,013020471</text:p>
          </table:table-cell>
          <table:table-cell table:formula="of:=[.E$22]-[.D71]" office:value-type="float" office:value="59213234.9869795" calcext:value-type="float">
            <text:p>59213234,9869795</text:p>
          </table:table-cell>
          <table:table-cell table:formula="of:=([.D71])/([.E71]+[.D71])" office:value-type="float" office:value="0.0131127337688867" calcext:value-type="float">
            <text:p>0,013112733768887</text:p>
          </table:table-cell>
          <table:table-cell office:value-type="float" office:value="1" calcext:value-type="float">
            <text:p>1</text:p>
          </table:table-cell>
          <table:table-cell table:style-name="ce1" table:formula="of:=([.G71]*[.B$7] + (1-[.G71])*[.B$6])*[.B$9]/[.B$8]*MMULT(TRANSPOSE([.D32:.D71]);[$DeathVariance.D$8:$DeathVariance.D$47])" office:value-type="float" office:value="1.43524830181182" calcext:value-type="float">
            <text:p>1,43524830181182</text:p>
          </table:table-cell>
          <table:table-cell table:style-name="ce1" table:formula="of:=[.H71]-[.H70]" office:value-type="float" office:value="0.347365936921311" calcext:value-type="float">
            <text:p>0,347365936921311</text:p>
          </table:table-cell>
          <table:table-cell table:style-name="ce1" table:formula="of:=[.I71]-SUM([.I68:.I70])/3" office:value-type="float" office:value="0.142624279556181" calcext:value-type="float">
            <text:p>0,14262427955618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1]+[.D71]*([.C$2]-1)*(1-[.F71])" office:value-type="float" office:value="1034845.09513963" calcext:value-type="float">
            <text:p>1034845,09513963</text:p>
          </table:table-cell>
          <table:table-cell table:formula="of:=[.E$22]-[.D72]" office:value-type="float" office:value="58965153.9048604" calcext:value-type="float">
            <text:p>58965153,9048604</text:p>
          </table:table-cell>
          <table:table-cell table:formula="of:=([.D72])/([.E72]+[.D72])" office:value-type="float" office:value="0.0172474185397841" calcext:value-type="float">
            <text:p>0,017247418539784</text:p>
          </table:table-cell>
          <table:table-cell office:value-type="float" office:value="1" calcext:value-type="float">
            <text:p>1</text:p>
          </table:table-cell>
          <table:table-cell table:style-name="ce1" table:formula="of:=([.G72]*[.B$7] + (1-[.G72])*[.B$6])*[.B$9]/[.B$8]*MMULT(TRANSPOSE([.D33:.D72]);[$DeathVariance.D$8:$DeathVariance.D$47])" office:value-type="float" office:value="1.89343702164504" calcext:value-type="float">
            <text:p>1,89343702164504</text:p>
          </table:table-cell>
          <table:table-cell table:style-name="ce1" table:formula="of:=[.H72]-[.H71]" office:value-type="float" office:value="0.458188719833215" calcext:value-type="float">
            <text:p>0,458188719833215</text:p>
          </table:table-cell>
          <table:table-cell table:style-name="ce1" table:formula="of:=[.I72]-SUM([.I69:.I71])/3" office:value-type="float" office:value="0.188090185690524" calcext:value-type="float">
            <text:p>0,18809018569052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2]+[.D72]*([.C$2]-1)*(1-[.F72])" office:value-type="float" office:value="1359783.58239631" calcext:value-type="float">
            <text:p>1359783,58239631</text:p>
          </table:table-cell>
          <table:table-cell table:formula="of:=[.E$22]-[.D73]" office:value-type="float" office:value="58640215.4176037" calcext:value-type="float">
            <text:p>58640215,4176037</text:p>
          </table:table-cell>
          <table:table-cell table:formula="of:=([.D73])/([.E73]+[.D73])" office:value-type="float" office:value="0.0226630600843228" calcext:value-type="float">
            <text:p>0,022663060084323</text:p>
          </table:table-cell>
          <table:table-cell office:value-type="float" office:value="1" calcext:value-type="float">
            <text:p>1</text:p>
          </table:table-cell>
          <table:table-cell table:style-name="ce1" table:formula="of:=([.G73]*[.B$7] + (1-[.G73])*[.B$6])*[.B$9]/[.B$8]*MMULT(TRANSPOSE([.D34:.D73]);[$DeathVariance.D$8:$DeathVariance.D$47])" office:value-type="float" office:value="2.49773679592304" calcext:value-type="float">
            <text:p>2,49773679592304</text:p>
          </table:table-cell>
          <table:table-cell table:style-name="ce1" table:formula="of:=[.H73]-[.H72]" office:value-type="float" office:value="0.604299774278006" calcext:value-type="float">
            <text:p>0,604299774278006</text:p>
          </table:table-cell>
          <table:table-cell table:style-name="ce1" table:formula="of:=[.I73]-SUM([.I70:.I72])/3" office:value-type="float" office:value="0.24800642784071" calcext:value-type="float">
            <text:p>0,2480064278407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3]+[.D73]*([.C$2]-1)*(1-[.F73])" office:value-type="float" office:value="1784398.96430495" calcext:value-type="float">
            <text:p>1784398,96430495</text:p>
          </table:table-cell>
          <table:table-cell table:formula="of:=[.E$22]-[.D74]" office:value-type="float" office:value="58215600.0356951" calcext:value-type="float">
            <text:p>58215600,0356951</text:p>
          </table:table-cell>
          <table:table-cell table:formula="of:=([.D74])/([.E74]+[.D74])" office:value-type="float" office:value="0.0297399832340822" calcext:value-type="float">
            <text:p>0,029739983234082</text:p>
          </table:table-cell>
          <table:table-cell office:value-type="float" office:value="1" calcext:value-type="float">
            <text:p>1</text:p>
          </table:table-cell>
          <table:table-cell table:style-name="ce1" table:formula="of:=([.G74]*[.B$7] + (1-[.G74])*[.B$6])*[.B$9]/[.B$8]*MMULT(TRANSPOSE([.D35:.D74]);[$DeathVariance.D$8:$DeathVariance.D$47])" office:value-type="float" office:value="3.29462225490998" calcext:value-type="float">
            <text:p>3,29462225490998</text:p>
          </table:table-cell>
          <table:table-cell table:style-name="ce1" table:formula="of:=[.H74]-[.H73]" office:value-type="float" office:value="0.79688545898694" calcext:value-type="float">
            <text:p>0,79688545898694</text:p>
          </table:table-cell>
          <table:table-cell table:style-name="ce1" table:formula="of:=[.I74]-SUM([.I71:.I73])/3" office:value-type="float" office:value="0.326933981976096" calcext:value-type="float">
            <text:p>0,32693398197609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4]+[.D74]*([.C$2]-1)*(1-[.F74])" office:value-type="float" office:value="2337572.90507409" calcext:value-type="float">
            <text:p>2337572,90507409</text:p>
          </table:table-cell>
          <table:table-cell table:formula="of:=[.E$22]-[.D75]" office:value-type="float" office:value="57662426.0949259" calcext:value-type="float">
            <text:p>57662426,0949259</text:p>
          </table:table-cell>
          <table:table-cell table:formula="of:=([.D75])/([.E75]+[.D75])" office:value-type="float" office:value="0.0389595490672273" calcext:value-type="float">
            <text:p>0,038959549067227</text:p>
          </table:table-cell>
          <table:table-cell office:value-type="float" office:value="1" calcext:value-type="float">
            <text:p>1</text:p>
          </table:table-cell>
          <table:table-cell table:style-name="ce1" table:formula="of:=([.G75]*[.B$7] + (1-[.G75])*[.B$6])*[.B$9]/[.B$8]*MMULT(TRANSPOSE([.D36:.D75]);[$DeathVariance.D$8:$DeathVariance.D$47])" office:value-type="float" office:value="4.34526389290466" calcext:value-type="float">
            <text:p>4,34526389290466</text:p>
          </table:table-cell>
          <table:table-cell table:style-name="ce1" table:formula="of:=[.H75]-[.H74]" office:value-type="float" office:value="1.05064163799467" calcext:value-type="float">
            <text:p>1,05064163799467</text:p>
          </table:table-cell>
          <table:table-cell table:style-name="ce1" table:formula="of:=[.I75]-SUM([.I72:.I74])/3" office:value-type="float" office:value="0.430850320295287" calcext:value-type="float">
            <text:p>0,43085032029528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5]+[.D75]*([.C$2]-1)*(1-[.F75])" office:value-type="float" office:value="3055348.10359257" calcext:value-type="float">
            <text:p>3055348,10359257</text:p>
          </table:table-cell>
          <table:table-cell table:formula="of:=[.E$22]-[.D76]" office:value-type="float" office:value="56944650.8964074" calcext:value-type="float">
            <text:p>56944650,8964074</text:p>
          </table:table-cell>
          <table:table-cell table:formula="of:=([.D76])/([.E76]+[.D76])" office:value-type="float" office:value="0.0509224692419173" calcext:value-type="float">
            <text:p>0,050922469241917</text:p>
          </table:table-cell>
          <table:table-cell office:value-type="float" office:value="1" calcext:value-type="float">
            <text:p>1</text:p>
          </table:table-cell>
          <table:table-cell table:style-name="ce1" table:formula="of:=([.G76]*[.B$7] + (1-[.G76])*[.B$6])*[.B$9]/[.B$8]*MMULT(TRANSPOSE([.D37:.D76]);[$DeathVariance.D$8:$DeathVariance.D$47])" office:value-type="float" office:value="5.73011223343576" calcext:value-type="float">
            <text:p>5,73011223343576</text:p>
          </table:table-cell>
          <table:table-cell table:style-name="ce1" table:formula="of:=[.H76]-[.H75]" office:value-type="float" office:value="1.3848483405311" calcext:value-type="float">
            <text:p>1,3848483405311</text:p>
          </table:table-cell>
          <table:table-cell table:style-name="ce1" table:formula="of:=[.I76]-SUM([.I73:.I75])/3" office:value-type="float" office:value="0.567572716777894" calcext:value-type="float">
            <text:p>0,56757271677789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6]+[.D76]*([.C$2]-1)*(1-[.F76])" office:value-type="float" office:value="3981845.07664065" calcext:value-type="float">
            <text:p>3981845,07664065</text:p>
          </table:table-cell>
          <table:table-cell table:formula="of:=[.E$22]-[.D77]" office:value-type="float" office:value="56018153.9233593" calcext:value-type="float">
            <text:p>56018153,9233593</text:p>
          </table:table-cell>
          <table:table-cell table:formula="of:=([.D77])/([.E77]+[.D77])" office:value-type="float" office:value="0.0663640857167457" calcext:value-type="float">
            <text:p>0,066364085716746</text:p>
          </table:table-cell>
          <table:table-cell office:value-type="float" office:value="1" calcext:value-type="float">
            <text:p>1</text:p>
          </table:table-cell>
          <table:table-cell table:style-name="ce1" table:formula="of:=([.G77]*[.B$7] + (1-[.G77])*[.B$6])*[.B$9]/[.B$8]*MMULT(TRANSPOSE([.D38:.D77]);[$DeathVariance.D$8:$DeathVariance.D$47])" office:value-type="float" office:value="7.55486698411319" calcext:value-type="float">
            <text:p>7,55486698411319</text:p>
          </table:table-cell>
          <table:table-cell table:style-name="ce1" table:formula="of:=[.H77]-[.H76]" office:value-type="float" office:value="1.82475475067743" calcext:value-type="float">
            <text:p>1,82475475067743</text:p>
          </table:table-cell>
          <table:table-cell table:style-name="ce1" table:formula="of:=[.I77]-SUM([.I74:.I76])/3" office:value-type="float" office:value="0.747296271506525" calcext:value-type="float">
            <text:p>0,74729627150652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7]+[.D77]*([.C$2]-1)*(1-[.F77])" office:value-type="float" office:value="5169645.63086713" calcext:value-type="float">
            <text:p>5169645,63086713</text:p>
          </table:table-cell>
          <table:table-cell table:formula="of:=[.E$22]-[.D78]" office:value-type="float" office:value="54830353.3691329" calcext:value-type="float">
            <text:p>54830353,3691329</text:p>
          </table:table-cell>
          <table:table-cell table:formula="of:=([.D78])/([.E78]+[.D78])" office:value-type="float" office:value="0.0861607619504649" calcext:value-type="float">
            <text:p>0,086160761950465</text:p>
          </table:table-cell>
          <table:table-cell office:value-type="float" office:value="1" calcext:value-type="float">
            <text:p>1</text:p>
          </table:table-cell>
          <table:table-cell table:style-name="ce1" table:formula="of:=([.G78]*[.B$7] + (1-[.G78])*[.B$6])*[.B$9]/[.B$8]*MMULT(TRANSPOSE([.D39:.D78]);[$DeathVariance.D$8:$DeathVariance.D$47])" office:value-type="float" office:value="9.95821806286597" calcext:value-type="float">
            <text:p>9,95821806286597</text:p>
          </table:table-cell>
          <table:table-cell table:style-name="ce1" table:formula="of:=[.H78]-[.H77]" office:value-type="float" office:value="2.40335107875279" calcext:value-type="float">
            <text:p>2,40335107875279</text:p>
          </table:table-cell>
          <table:table-cell table:style-name="ce1" table:formula="of:=[.I78]-SUM([.I75:.I77])/3" office:value-type="float" office:value="0.983269502351719" calcext:value-type="float">
            <text:p>0,98326950235171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8]+[.D78]*([.C$2]-1)*(1-[.F78])" office:value-type="float" office:value="6679072.89840153" calcext:value-type="float">
            <text:p>6679072,89840153</text:p>
          </table:table-cell>
          <table:table-cell table:formula="of:=[.E$22]-[.D79]" office:value-type="float" office:value="53320926.1015985" calcext:value-type="float">
            <text:p>53320926,1015985</text:p>
          </table:table-cell>
          <table:table-cell table:formula="of:=([.D79])/([.E79]+[.D79])" office:value-type="float" office:value="0.111317883495323" calcext:value-type="float">
            <text:p>0,111317883495323</text:p>
          </table:table-cell>
          <table:table-cell office:value-type="float" office:value="1" calcext:value-type="float">
            <text:p>1</text:p>
          </table:table-cell>
          <table:table-cell table:style-name="ce1" table:formula="of:=([.G79]*[.B$7] + (1-[.G79])*[.B$6])*[.B$9]/[.B$8]*MMULT(TRANSPOSE([.D40:.D79]);[$DeathVariance.D$8:$DeathVariance.D$47])" office:value-type="float" office:value="13.1218318468837" calcext:value-type="float">
            <text:p>13,1218318468837</text:p>
          </table:table-cell>
          <table:table-cell table:style-name="ce1" table:formula="of:=[.H79]-[.H78]" office:value-type="float" office:value="3.16361378401768" calcext:value-type="float">
            <text:p>3,16361378401768</text:p>
          </table:table-cell>
          <table:table-cell table:style-name="ce1" table:formula="of:=[.I79]-SUM([.I76:.I78])/3" office:value-type="float" office:value="1.29262906069725" calcext:value-type="float">
            <text:p>1,2926290606972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9]+[.D79]*([.C$2]-1)*(1-[.F79])" office:value-type="float" office:value="8575535.31173381" calcext:value-type="float">
            <text:p>8575535,31173381</text:p>
          </table:table-cell>
          <table:table-cell table:formula="of:=[.E$22]-[.D80]" office:value-type="float" office:value="51424463.6882662" calcext:value-type="float">
            <text:p>51424463,6882662</text:p>
          </table:table-cell>
          <table:table-cell table:formula="of:=([.D80])/([.E80]+[.D80])" office:value-type="float" office:value="0.14292559091099" calcext:value-type="float">
            <text:p>0,14292559091099</text:p>
          </table:table-cell>
          <table:table-cell office:value-type="float" office:value="1" calcext:value-type="float">
            <text:p>1</text:p>
          </table:table-cell>
          <table:table-cell table:style-name="ce1" table:formula="of:=([.G80]*[.B$7] + (1-[.G80])*[.B$6])*[.B$9]/[.B$8]*MMULT(TRANSPOSE([.D41:.D80]);[$DeathVariance.D$8:$DeathVariance.D$47])" office:value-type="float" office:value="17.28314722317" calcext:value-type="float">
            <text:p>17,28314722317</text:p>
          </table:table-cell>
          <table:table-cell table:style-name="ce1" table:formula="of:=[.H80]-[.H79]" office:value-type="float" office:value="4.16131537628637" calcext:value-type="float">
            <text:p>4,16131537628637</text:p>
          </table:table-cell>
          <table:table-cell table:style-name="ce1" table:formula="of:=[.I80]-SUM([.I77:.I79])/3" office:value-type="float" office:value="1.69740883847041" calcext:value-type="float">
            <text:p>1,6974088384704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0]+[.D80]*([.C$2]-1)*(1-[.F80])" office:value-type="float" office:value="10923877.5141473" calcext:value-type="float">
            <text:p>10923877,5141473</text:p>
          </table:table-cell>
          <table:table-cell table:formula="of:=[.E$22]-[.D81]" office:value-type="float" office:value="49076121.4858527" calcext:value-type="float">
            <text:p>49076121,4858527</text:p>
          </table:table-cell>
          <table:table-cell table:formula="of:=([.D81])/([.E81]+[.D81])" office:value-type="float" office:value="0.182064628270199" calcext:value-type="float">
            <text:p>0,182064628270199</text:p>
          </table:table-cell>
          <table:table-cell office:value-type="float" office:value="1" calcext:value-type="float">
            <text:p>1</text:p>
          </table:table-cell>
          <table:table-cell table:style-name="ce1" table:formula="of:=([.G81]*[.B$7] + (1-[.G81])*[.B$6])*[.B$9]/[.B$8]*MMULT(TRANSPOSE([.D42:.D81]);[$DeathVariance.D$8:$DeathVariance.D$47])" office:value-type="float" office:value="22.7516314898348" calcext:value-type="float">
            <text:p>22,7516314898348</text:p>
          </table:table-cell>
          <table:table-cell table:style-name="ce1" table:formula="of:=[.H81]-[.H80]" office:value-type="float" office:value="5.4684842666648" calcext:value-type="float">
            <text:p>5,4684842666648</text:p>
          </table:table-cell>
          <table:table-cell table:style-name="ce1" table:formula="of:=[.I81]-SUM([.I78:.I80])/3" office:value-type="float" office:value="2.22572418697919" calcext:value-type="float">
            <text:p>2,2257241869791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1]+[.D81]*([.C$2]-1)*(1-[.F81])" office:value-type="float" office:value="13778688.9450845" calcext:value-type="float">
            <text:p>13778688,9450845</text:p>
          </table:table-cell>
          <table:table-cell table:formula="of:=[.E$22]-[.D82]" office:value-type="float" office:value="46221310.0549155" calcext:value-type="float">
            <text:p>46221310,0549155</text:p>
          </table:table-cell>
          <table:table-cell table:formula="of:=([.D82])/([.E82]+[.D82])" office:value-type="float" office:value="0.229644819578822" calcext:value-type="float">
            <text:p>0,229644819578822</text:p>
          </table:table-cell>
          <table:table-cell office:value-type="float" office:value="1" calcext:value-type="float">
            <text:p>1</text:p>
          </table:table-cell>
          <table:table-cell table:style-name="ce1" table:formula="of:=([.G82]*[.B$7] + (1-[.G82])*[.B$6])*[.B$9]/[.B$8]*MMULT(TRANSPOSE([.D43:.D82]);[$DeathVariance.D$8:$DeathVariance.D$47])" office:value-type="float" office:value="29.9292076270275" calcext:value-type="float">
            <text:p>29,9292076270275</text:p>
          </table:table-cell>
          <table:table-cell table:style-name="ce1" table:formula="of:=[.H82]-[.H81]" office:value-type="float" office:value="7.17757613719267" calcext:value-type="float">
            <text:p>7,17757613719267</text:p>
          </table:table-cell>
          <table:table-cell table:style-name="ce1" table:formula="of:=[.I82]-SUM([.I79:.I81])/3" office:value-type="float" office:value="2.91310499486972" calcext:value-type="float">
            <text:p>2,9131049948697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2]+[.D82]*([.C$2]-1)*(1-[.F82])" office:value-type="float" office:value="17170100.6822984" calcext:value-type="float">
            <text:p>17170100,6822984</text:p>
          </table:table-cell>
          <table:table-cell table:formula="of:=[.E$22]-[.D83]" office:value-type="float" office:value="42829898.3177016" calcext:value-type="float">
            <text:p>42829898,3177016</text:p>
          </table:table-cell>
          <table:table-cell table:formula="of:=([.D83])/([.E83]+[.D83])" office:value-type="float" office:value="0.286168349474446" calcext:value-type="float">
            <text:p>0,286168349474446</text:p>
          </table:table-cell>
          <table:table-cell office:value-type="float" office:value="1" calcext:value-type="float">
            <text:p>1</text:p>
          </table:table-cell>
          <table:table-cell table:style-name="ce1" table:formula="of:=([.G83]*[.B$7] + (1-[.G83])*[.B$6])*[.B$9]/[.B$8]*MMULT(TRANSPOSE([.D44:.D83]);[$DeathVariance.D$8:$DeathVariance.D$47])" office:value-type="float" office:value="39.3355735427084" calcext:value-type="float">
            <text:p>39,3355735427084</text:p>
          </table:table-cell>
          <table:table-cell table:style-name="ce1" table:formula="of:=[.H83]-[.H82]" office:value-type="float" office:value="9.40636591568088" calcext:value-type="float">
            <text:p>9,40636591568088</text:p>
          </table:table-cell>
          <table:table-cell table:style-name="ce1" table:formula="of:=[.I83]-SUM([.I80:.I82])/3" office:value-type="float" office:value="3.8039073222996" calcext:value-type="float">
            <text:p>3,803907322299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3]+[.D83]*([.C$2]-1)*(1-[.F83])" office:value-type="float" office:value="21086168.9796317" calcext:value-type="float">
            <text:p>21086168,9796317</text:p>
          </table:table-cell>
          <table:table-cell table:formula="of:=[.E$22]-[.D84]" office:value-type="float" office:value="38913830.0203683" calcext:value-type="float">
            <text:p>38913830,0203683</text:p>
          </table:table-cell>
          <table:table-cell table:formula="of:=([.D84])/([.E84]+[.D84])" office:value-type="float" office:value="0.351436155517798" calcext:value-type="float">
            <text:p>0,351436155517798</text:p>
          </table:table-cell>
          <table:table-cell office:value-type="float" office:value="1" calcext:value-type="float">
            <text:p>1</text:p>
          </table:table-cell>
          <table:table-cell table:style-name="ce1" table:formula="of:=([.G84]*[.B$7] + (1-[.G84])*[.B$6])*[.B$9]/[.B$8]*MMULT(TRANSPOSE([.D45:.D84]);[$DeathVariance.D$8:$DeathVariance.D$47])" office:value-type="float" office:value="51.6390501667473" calcext:value-type="float">
            <text:p>51,6390501667473</text:p>
          </table:table-cell>
          <table:table-cell table:style-name="ce1" table:formula="of:=[.H84]-[.H83]" office:value-type="float" office:value="12.3034766240389" calcext:value-type="float">
            <text:p>12,3034766240389</text:p>
          </table:table-cell>
          <table:table-cell table:style-name="ce1" table:formula="of:=[.I84]-SUM([.I81:.I83])/3" office:value-type="float" office:value="4.95266785085948" calcext:value-type="float">
            <text:p>4,9526678508594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4]+[.D84]*([.C$2]-1)*(1-[.F84])" office:value-type="float" office:value="25455671.8838174" calcext:value-type="float">
            <text:p>25455671,8838174</text:p>
          </table:table-cell>
          <table:table-cell table:formula="of:=[.E$22]-[.D85]" office:value-type="float" office:value="34544327.1161826" calcext:value-type="float">
            <text:p>34544327,1161826</text:p>
          </table:table-cell>
          <table:table-cell table:formula="of:=([.D85])/([.E85]+[.D85])" office:value-type="float" office:value="0.424261205134643" calcext:value-type="float">
            <text:p>0,424261205134643</text:p>
          </table:table-cell>
          <table:table-cell office:value-type="float" office:value="1" calcext:value-type="float">
            <text:p>1</text:p>
          </table:table-cell>
          <table:table-cell table:style-name="ce1" table:formula="of:=([.G85]*[.B$7] + (1-[.G85])*[.B$6])*[.B$9]/[.B$8]*MMULT(TRANSPOSE([.D46:.D85]);[$DeathVariance.D$8:$DeathVariance.D$47])" office:value-type="float" office:value="67.6933652309508" calcext:value-type="float">
            <text:p>67,6933652309508</text:p>
          </table:table-cell>
          <table:table-cell table:style-name="ce1" table:formula="of:=[.H85]-[.H84]" office:value-type="float" office:value="16.0543150642035" calcext:value-type="float">
            <text:p>16,0543150642035</text:p>
          </table:table-cell>
          <table:table-cell table:style-name="ce1" table:formula="of:=[.I85]-SUM([.I82:.I84])/3" office:value-type="float" office:value="6.42517550523264" calcext:value-type="float">
            <text:p>6,4251755052326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5]+[.D85]*([.C$2]-1)*(1-[.F85])" office:value-type="float" office:value="30138321.6266582" calcext:value-type="float">
            <text:p>30138321,6266582</text:p>
          </table:table-cell>
          <table:table-cell table:formula="of:=[.E$22]-[.D86]" office:value-type="float" office:value="29861677.3733418" calcext:value-type="float">
            <text:p>29861677,3733418</text:p>
          </table:table-cell>
          <table:table-cell table:formula="of:=([.D86])/([.E86]+[.D86])" office:value-type="float" office:value="0.502305368816059" calcext:value-type="float">
            <text:p>0,502305368816059</text:p>
          </table:table-cell>
          <table:table-cell office:value-type="float" office:value="1" calcext:value-type="float">
            <text:p>1</text:p>
          </table:table-cell>
          <table:table-cell table:style-name="ce1" table:formula="of:=([.G86]*[.B$7] + (1-[.G86])*[.B$6])*[.B$9]/[.B$8]*MMULT(TRANSPOSE([.D47:.D86]);[$DeathVariance.D$8:$DeathVariance.D$47])" office:value-type="float" office:value="88.5803365757577" calcext:value-type="float">
            <text:p>88,5803365757577</text:p>
          </table:table-cell>
          <table:table-cell table:style-name="ce1" table:formula="of:=[.H86]-[.H85]" office:value-type="float" office:value="20.8869713448069" calcext:value-type="float">
            <text:p>20,8869713448069</text:p>
          </table:table-cell>
          <table:table-cell table:style-name="ce1" table:formula="of:=[.I86]-SUM([.I83:.I85])/3" office:value-type="float" office:value="8.29891881016584" calcext:value-type="float">
            <text:p>8,2989188101658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7" table:formula="of:=[.D86]+[.D86]*([.C$2]-1)*(1-[.F86])" office:value-type="float" office:value="34930838.3225682" calcext:value-type="float">
            <text:p>34930838,3225682</text:p>
          </table:table-cell>
          <table:table-cell table:formula="of:=[.E$22]-[.D87]" office:value-type="float" office:value="25069160.6774318" calcext:value-type="float">
            <text:p>25069160,6774318</text:p>
          </table:table-cell>
          <table:table-cell table:formula="of:=([.D87])/([.E87]+[.D87])" office:value-type="float" office:value="0.582180648412481" calcext:value-type="float">
            <text:p>0,582180648412481</text:p>
          </table:table-cell>
          <table:table-cell office:value-type="float" office:value="1" calcext:value-type="float">
            <text:p>1</text:p>
          </table:table-cell>
          <table:table-cell table:style-name="ce1" table:formula="of:=([.G87]*[.B$7] + (1-[.G87])*[.B$6])*[.B$9]/[.B$8]*MMULT(TRANSPOSE([.D48:.D87]);[$DeathVariance.D$8:$DeathVariance.D$47])" office:value-type="float" office:value="115.657684126038" calcext:value-type="float">
            <text:p>115,657684126038</text:p>
          </table:table-cell>
          <table:table-cell table:style-name="ce1" table:formula="of:=[.H87]-[.H86]" office:value-type="float" office:value="27.0773475502801" calcext:value-type="float">
            <text:p>27,0773475502801</text:p>
          </table:table-cell>
          <table:table-cell table:style-name="ce1" table:formula="of:=[.I87]-SUM([.I84:.I86])/3" office:value-type="float" office:value="10.6624265392636" calcext:value-type="float">
            <text:p>10,662426539263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7" table:formula="of:=[.D87]+[.D87]*([.C$2]-1)*(1-[.F87])" office:value-type="float" office:value="39593986.0583208" calcext:value-type="float">
            <text:p>39593986,0583208</text:p>
          </table:table-cell>
          <table:table-cell table:formula="of:=[.E$22]-[.D88]" office:value-type="float" office:value="20406012.9416792" calcext:value-type="float">
            <text:p>20406012,9416792</text:p>
          </table:table-cell>
          <table:table-cell table:formula="of:=([.D88])/([.E88]+[.D88])" office:value-type="float" office:value="0.65989977863701" calcext:value-type="float">
            <text:p>0,65989977863701</text:p>
          </table:table-cell>
          <table:table-cell office:value-type="float" office:value="1" calcext:value-type="float">
            <text:p>1</text:p>
          </table:table-cell>
          <table:table-cell table:style-name="ce1" table:formula="of:=([.G88]*[.B$7] + (1-[.G88])*[.B$6])*[.B$9]/[.B$8]*MMULT(TRANSPOSE([.D49:.D88]);[$DeathVariance.D$8:$DeathVariance.D$47])" office:value-type="float" office:value="150.610088498472" calcext:value-type="float">
            <text:p>150,610088498472</text:p>
          </table:table-cell>
          <table:table-cell table:style-name="ce1" table:formula="of:=[.H88]-[.H87]" office:value-type="float" office:value="34.9524043724341" calcext:value-type="float">
            <text:p>34,9524043724341</text:p>
          </table:table-cell>
          <table:table-cell table:style-name="ce1" table:formula="of:=[.I88]-SUM([.I85:.I87])/3" office:value-type="float" office:value="13.6128597193373" calcext:value-type="float">
            <text:p>13,612859719337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8]+[.D88]*([.C$2]-1)*(1-[.F88])" office:value-type="float" office:value="43896455.1178563" calcext:value-type="float">
            <text:p>43896455,1178563</text:p>
          </table:table-cell>
          <table:table-cell table:formula="of:=[.E$22]-[.D89]" office:value-type="float" office:value="16103543.8821437" calcext:value-type="float">
            <text:p>16103543,8821437</text:p>
          </table:table-cell>
          <table:table-cell table:formula="of:=([.D89])/([.E89]+[.D89])" office:value-type="float" office:value="0.731607597491064" calcext:value-type="float">
            <text:p>0,731607597491064</text:p>
          </table:table-cell>
          <table:table-cell office:value-type="float" office:value="1" calcext:value-type="float">
            <text:p>1</text:p>
          </table:table-cell>
          <table:table-cell table:style-name="ce1" table:formula="of:=([.G89]*[.B$7] + (1-[.G89])*[.B$6])*[.B$9]/[.B$8]*MMULT(TRANSPOSE([.D50:.D89]);[$DeathVariance.D$8:$DeathVariance.D$47])" office:value-type="float" office:value="195.50005672969" calcext:value-type="float">
            <text:p>195,50005672969</text:p>
          </table:table-cell>
          <table:table-cell table:style-name="ce1" table:formula="of:=[.H89]-[.H88]" office:value-type="float" office:value="44.8899682312177" calcext:value-type="float">
            <text:p>44,8899682312177</text:p>
          </table:table-cell>
          <table:table-cell table:style-name="ce1" table:formula="of:=[.I89]-SUM([.I86:.I88])/3" office:value-type="float" office:value="17.2510604753773" calcext:value-type="float">
            <text:p>17,251060475377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9]+[.D89]*([.C$2]-1)*(1-[.F89])" office:value-type="float" office:value="47660729.5971307" calcext:value-type="float">
            <text:p>47660729,5971307</text:p>
          </table:table-cell>
          <table:table-cell table:formula="of:=[.E$22]-[.D90]" office:value-type="float" office:value="12339269.4028693" calcext:value-type="float">
            <text:p>12339269,4028693</text:p>
          </table:table-cell>
          <table:table-cell table:formula="of:=([.D90])/([.E90]+[.D90])" office:value-type="float" office:value="0.794345506524603" calcext:value-type="float">
            <text:p>0,794345506524603</text:p>
          </table:table-cell>
          <table:table-cell office:value-type="float" office:value="1" calcext:value-type="float">
            <text:p>1</text:p>
          </table:table-cell>
          <table:table-cell table:style-name="ce1" table:formula="of:=([.G90]*[.B$7] + (1-[.G90])*[.B$6])*[.B$9]/[.B$8]*MMULT(TRANSPOSE([.D51:.D90]);[$DeathVariance.D$8:$DeathVariance.D$47])" office:value-type="float" office:value="252.81314318652" calcext:value-type="float">
            <text:p>252,81314318652</text:p>
          </table:table-cell>
          <table:table-cell table:style-name="ce1" table:formula="of:=[.H90]-[.H89]" office:value-type="float" office:value="57.3130864568303" calcext:value-type="float">
            <text:p>57,3130864568303</text:p>
          </table:table-cell>
          <table:table-cell table:style-name="ce1" table:formula="of:=[.I90]-SUM([.I87:.I89])/3" office:value-type="float" office:value="21.673179738853" calcext:value-type="float">
            <text:p>21,67317973885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0]+[.D90]*([.C$2]-1)*(1-[.F90])" office:value-type="float" office:value="50792432.1393711" calcext:value-type="float">
            <text:p>50792432,1393711</text:p>
          </table:table-cell>
          <table:table-cell table:formula="of:=[.E$22]-[.D91]" office:value-type="float" office:value="9207566.86062889" calcext:value-type="float">
            <text:p>9207566,86062889</text:p>
          </table:table-cell>
          <table:table-cell table:formula="of:=([.D91])/([.E91]+[.D91])" office:value-type="float" office:value="0.846540549765194" calcext:value-type="float">
            <text:p>0,846540549765194</text:p>
          </table:table-cell>
          <table:table-cell office:value-type="float" office:value="1" calcext:value-type="float">
            <text:p>1</text:p>
          </table:table-cell>
          <table:table-cell table:style-name="ce1" table:formula="of:=([.G91]*[.B$7] + (1-[.G91])*[.B$6])*[.B$9]/[.B$8]*MMULT(TRANSPOSE([.D52:.D91]);[$DeathVariance.D$8:$DeathVariance.D$47])" office:value-type="float" office:value="325.489723007245" calcext:value-type="float">
            <text:p>325,489723007245</text:p>
          </table:table-cell>
          <table:table-cell table:style-name="ce1" table:formula="of:=[.H91]-[.H90]" office:value-type="float" office:value="72.676579820725" calcext:value-type="float">
            <text:p>72,676579820725</text:p>
          </table:table-cell>
          <table:table-cell table:style-name="ce1" table:formula="of:=[.I91]-SUM([.I88:.I90])/3" office:value-type="float" office:value="26.9580934672309" calcext:value-type="float">
            <text:p>26,958093467230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1]+[.D91]*([.C$2]-1)*(1-[.F91])" office:value-type="float" office:value="53282861.6990599" calcext:value-type="float">
            <text:p>53282861,6990599</text:p>
          </table:table-cell>
          <table:table-cell table:formula="of:=[.E$22]-[.D92]" office:value-type="float" office:value="6717137.30094009" calcext:value-type="float">
            <text:p>6717137,30094009</text:p>
          </table:table-cell>
          <table:table-cell table:formula="of:=([.D92])/([.E92]+[.D92])" office:value-type="float" office:value="0.888047709785127" calcext:value-type="float">
            <text:p>0,888047709785127</text:p>
          </table:table-cell>
          <table:table-cell office:value-type="float" office:value="1" calcext:value-type="float">
            <text:p>1</text:p>
          </table:table-cell>
          <table:table-cell table:style-name="ce1" table:formula="of:=([.G92]*[.B$7] + (1-[.G92])*[.B$6])*[.B$9]/[.B$8]*MMULT(TRANSPOSE([.D53:.D92]);[$DeathVariance.D$8:$DeathVariance.D$47])" office:value-type="float" office:value="416.933119655485" calcext:value-type="float">
            <text:p>416,933119655485</text:p>
          </table:table-cell>
          <table:table-cell table:style-name="ce1" table:formula="of:=[.H92]-[.H91]" office:value-type="float" office:value="91.4433966482405" calcext:value-type="float">
            <text:p>91,4433966482405</text:p>
          </table:table-cell>
          <table:table-cell table:style-name="ce1" table:formula="of:=[.I92]-SUM([.I89:.I91])/3" office:value-type="float" office:value="33.1501851453162" calcext:value-type="float">
            <text:p>33,150185145316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2]+[.D92]*([.C$2]-1)*(1-[.F92])" office:value-type="float" office:value="55188770.6055687" calcext:value-type="float">
            <text:p>55188770,6055687</text:p>
          </table:table-cell>
          <table:table-cell table:formula="of:=[.E$22]-[.D93]" office:value-type="float" office:value="4811228.39443129" calcext:value-type="float">
            <text:p>4811228,39443129</text:p>
          </table:table-cell>
          <table:table-cell table:formula="of:=([.D93])/([.E93]+[.D93])" office:value-type="float" office:value="0.91981285875636" calcext:value-type="float">
            <text:p>0,91981285875636</text:p>
          </table:table-cell>
          <table:table-cell office:value-type="float" office:value="1" calcext:value-type="float">
            <text:p>1</text:p>
          </table:table-cell>
          <table:table-cell table:style-name="ce1" table:formula="of:=([.G93]*[.B$7] + (1-[.G93])*[.B$6])*[.B$9]/[.B$8]*MMULT(TRANSPOSE([.D54:.D93]);[$DeathVariance.D$8:$DeathVariance.D$47])" office:value-type="float" office:value="530.981928369774" calcext:value-type="float">
            <text:p>530,981928369774</text:p>
          </table:table-cell>
          <table:table-cell table:style-name="ce1" table:formula="of:=[.H93]-[.H92]" office:value-type="float" office:value="114.048808714289" calcext:value-type="float">
            <text:p>114,048808714289</text:p>
          </table:table-cell>
          <table:table-cell table:style-name="ce1" table:formula="of:=[.I93]-SUM([.I90:.I92])/3" office:value-type="float" office:value="40.2377877390233" calcext:value-type="float">
            <text:p>40,237787739023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3]+[.D93]*([.C$2]-1)*(1-[.F93])" office:value-type="float" office:value="56602730.4172223" calcext:value-type="float">
            <text:p>56602730,4172223</text:p>
          </table:table-cell>
          <table:table-cell table:formula="of:=[.E$22]-[.D94]" office:value-type="float" office:value="3397268.58277772" calcext:value-type="float">
            <text:p>3397268,58277772</text:p>
          </table:table-cell>
          <table:table-cell table:formula="of:=([.D94])/([.E94]+[.D94])" office:value-type="float" office:value="0.943378856010019" calcext:value-type="float">
            <text:p>0,943378856010019</text:p>
          </table:table-cell>
          <table:table-cell office:value-type="float" office:value="1" calcext:value-type="float">
            <text:p>1</text:p>
          </table:table-cell>
          <table:table-cell table:style-name="ce1" table:formula="of:=([.G94]*[.B$7] + (1-[.G94])*[.B$6])*[.B$9]/[.B$8]*MMULT(TRANSPOSE([.D55:.D94]);[$DeathVariance.D$8:$DeathVariance.D$47])" office:value-type="float" office:value="671.833495729344" calcext:value-type="float">
            <text:p>671,833495729344</text:p>
          </table:table-cell>
          <table:table-cell table:style-name="ce1" table:formula="of:=[.H94]-[.H93]" office:value-type="float" office:value="140.85156735957" calcext:value-type="float">
            <text:p>140,85156735957</text:p>
          </table:table-cell>
          <table:table-cell table:style-name="ce1" table:formula="of:=[.I94]-SUM([.I91:.I93])/3" office:value-type="float" office:value="48.1286389651518" calcext:value-type="float">
            <text:p>48,128638965151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4]+[.D94]*([.C$2]-1)*(1-[.F94])" office:value-type="float" office:value="57626724.946611" calcext:value-type="float">
            <text:p>57626724,946611</text:p>
          </table:table-cell>
          <table:table-cell table:formula="of:=[.E$22]-[.D95]" office:value-type="float" office:value="2373274.053389" calcext:value-type="float">
            <text:p>2373274,053389</text:p>
          </table:table-cell>
          <table:table-cell table:formula="of:=([.D95])/([.E95]+[.D95])" office:value-type="float" office:value="0.960445431784274" calcext:value-type="float">
            <text:p>0,960445431784274</text:p>
          </table:table-cell>
          <table:table-cell office:value-type="float" office:value="1" calcext:value-type="float">
            <text:p>1</text:p>
          </table:table-cell>
          <table:table-cell table:style-name="ce1" table:formula="of:=([.G95]*[.B$7] + (1-[.G95])*[.B$6])*[.B$9]/[.B$8]*MMULT(TRANSPOSE([.D56:.D95]);[$DeathVariance.D$8:$DeathVariance.D$47])" office:value-type="float" office:value="843.906455951153" calcext:value-type="float">
            <text:p>843,906455951153</text:p>
          </table:table-cell>
          <table:table-cell table:style-name="ce1" table:formula="of:=[.H95]-[.H94]" office:value-type="float" office:value="172.072960221809" calcext:value-type="float">
            <text:p>172,072960221809</text:p>
          </table:table-cell>
          <table:table-cell table:style-name="ce1" table:formula="of:=[.I95]-SUM([.I92:.I94])/3" office:value-type="float" office:value="56.6250359811094" calcext:value-type="float">
            <text:p>56,625035981109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5]+[.D95]*([.C$2]-1)*(1-[.F95])" office:value-type="float" office:value="58355011.3496609" calcext:value-type="float">
            <text:p>58355011,3496609</text:p>
          </table:table-cell>
          <table:table-cell table:formula="of:=[.E$22]-[.D96]" office:value-type="float" office:value="1644987.6503391" calcext:value-type="float">
            <text:p>1644987,6503391</text:p>
          </table:table-cell>
          <table:table-cell table:formula="of:=([.D96])/([.E96]+[.D96])" office:value-type="float" office:value="0.972583538704074" calcext:value-type="float">
            <text:p>0,972583538704074</text:p>
          </table:table-cell>
          <table:table-cell office:value-type="float" office:value="1" calcext:value-type="float">
            <text:p>1</text:p>
          </table:table-cell>
          <table:table-cell table:style-name="ce1" table:formula="of:=([.G96]*[.B$7] + (1-[.G96])*[.B$6])*[.B$9]/[.B$8]*MMULT(TRANSPOSE([.D57:.D96]);[$DeathVariance.D$8:$DeathVariance.D$47])" office:value-type="float" office:value="1051.63371381735" calcext:value-type="float">
            <text:p>1051,63371381735</text:p>
          </table:table-cell>
          <table:table-cell table:style-name="ce1" table:formula="of:=[.H96]-[.H95]" office:value-type="float" office:value="207.727257866199" calcext:value-type="float">
            <text:p>207,727257866199</text:p>
          </table:table-cell>
          <table:table-cell table:style-name="ce1" table:formula="of:=[.I96]-SUM([.I93:.I95])/3" office:value-type="float" office:value="65.4028124343103" calcext:value-type="float">
            <text:p>65,402812434310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6]+[.D96]*([.C$2]-1)*(1-[.F96])" office:value-type="float" office:value="58866188.193285" calcext:value-type="float">
            <text:p>58866188,193285</text:p>
          </table:table-cell>
          <table:table-cell table:formula="of:=[.E$22]-[.D97]" office:value-type="float" office:value="1133810.80671501" calcext:value-type="float">
            <text:p>1133810,80671501</text:p>
          </table:table-cell>
          <table:table-cell table:formula="of:=([.D97])/([.E97]+[.D97])" office:value-type="float" office:value="0.981103152906469" calcext:value-type="float">
            <text:p>0,981103152906469</text:p>
          </table:table-cell>
          <table:table-cell office:value-type="float" office:value="1" calcext:value-type="float">
            <text:p>1</text:p>
          </table:table-cell>
          <table:table-cell table:style-name="ce1" table:formula="of:=([.G97]*[.B$7] + (1-[.G97])*[.B$6])*[.B$9]/[.B$8]*MMULT(TRANSPOSE([.D58:.D97]);[$DeathVariance.D$8:$DeathVariance.D$47])" office:value-type="float" office:value="1299.18381091718" calcext:value-type="float">
            <text:p>1299,18381091718</text:p>
          </table:table-cell>
          <table:table-cell table:style-name="ce1" table:formula="of:=[.H97]-[.H96]" office:value-type="float" office:value="247.550097099825" calcext:value-type="float">
            <text:p>247,550097099825</text:p>
          </table:table-cell>
          <table:table-cell table:style-name="ce1" table:formula="of:=[.I97]-SUM([.I94:.I96])/3" office:value-type="float" office:value="73.9995019506325" calcext:value-type="float">
            <text:p>73,999501950632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7]+[.D97]*([.C$2]-1)*(1-[.F97])" office:value-type="float" office:value="59221604.1147599" calcext:value-type="float">
            <text:p>59221604,1147599</text:p>
          </table:table-cell>
          <table:table-cell table:formula="of:=[.E$22]-[.D98]" office:value-type="float" office:value="778394.885240108" calcext:value-type="float">
            <text:p>778394,885240108</text:p>
          </table:table-cell>
          <table:table-cell table:formula="of:=([.D98])/([.E98]+[.D98])" office:value-type="float" office:value="0.987026751696444" calcext:value-type="float">
            <text:p>0,987026751696444</text:p>
          </table:table-cell>
          <table:table-cell office:value-type="float" office:value="1" calcext:value-type="float">
            <text:p>1</text:p>
          </table:table-cell>
          <table:table-cell table:style-name="ce1" table:formula="of:=([.G98]*[.B$7] + (1-[.G98])*[.B$6])*[.B$9]/[.B$8]*MMULT(TRANSPOSE([.D59:.D98]);[$DeathVariance.D$8:$DeathVariance.D$47])" office:value-type="float" office:value="1590.11824503928" calcext:value-type="float">
            <text:p>1590,11824503928</text:p>
          </table:table-cell>
          <table:table-cell table:style-name="ce1" table:formula="of:=[.H98]-[.H97]" office:value-type="float" office:value="290.934434122099" calcext:value-type="float">
            <text:p>290,934434122099</text:p>
          </table:table-cell>
          <table:table-cell table:style-name="ce1" table:formula="of:=[.I98]-SUM([.I95:.I97])/3" office:value-type="float" office:value="81.8176623928208" calcext:value-type="float">
            <text:p>81,817662392820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8]+[.D98]*([.C$2]-1)*(1-[.F98])" office:value-type="float" office:value="59467080.9483291" calcext:value-type="float">
            <text:p>59467080,9483291</text:p>
          </table:table-cell>
          <table:table-cell table:formula="of:=[.E$22]-[.D99]" office:value-type="float" office:value="532918.051670931" calcext:value-type="float">
            <text:p>532918,051670931</text:p>
          </table:table-cell>
          <table:table-cell table:formula="of:=([.D99])/([.E99]+[.D99])" office:value-type="float" office:value="0.991118032324118" calcext:value-type="float">
            <text:p>0,991118032324118</text:p>
          </table:table-cell>
          <table:table-cell office:value-type="float" office:value="1" calcext:value-type="float">
            <text:p>1</text:p>
          </table:table-cell>
          <table:table-cell table:style-name="ce1" table:formula="of:=([.G99]*[.B$7] + (1-[.G99])*[.B$6])*[.B$9]/[.B$8]*MMULT(TRANSPOSE([.D60:.D99]);[$DeathVariance.D$8:$DeathVariance.D$47])" office:value-type="float" office:value="1927.00433379267" calcext:value-type="float">
            <text:p>1927,00433379267</text:p>
          </table:table-cell>
          <table:table-cell table:style-name="ce1" table:formula="of:=[.H99]-[.H98]" office:value-type="float" office:value="336.886088753398" calcext:value-type="float">
            <text:p>336,886088753398</text:p>
          </table:table-cell>
          <table:table-cell table:style-name="ce1" table:formula="of:=[.I99]-SUM([.I96:.I98])/3" office:value-type="float" office:value="88.1488257240236" calcext:value-type="float">
            <text:p>88,148825724023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9]+[.D99]*([.C$2]-1)*(1-[.F99])" office:value-type="float" office:value="59635840.1353767" calcext:value-type="float">
            <text:p>59635840,1353767</text:p>
          </table:table-cell>
          <table:table-cell table:formula="of:=[.E$22]-[.D100]" office:value-type="float" office:value="364158.864623308" calcext:value-type="float">
            <text:p>364158,864623308</text:p>
          </table:table-cell>
          <table:table-cell table:formula="of:=([.D100])/([.E100]+[.D100])" office:value-type="float" office:value="0.993930685488456" calcext:value-type="float">
            <text:p>0,993930685488456</text:p>
          </table:table-cell>
          <table:table-cell office:value-type="float" office:value="1" calcext:value-type="float">
            <text:p>1</text:p>
          </table:table-cell>
          <table:table-cell table:style-name="ce1" table:formula="of:=([.G100]*[.B$7] + (1-[.G100])*[.B$6])*[.B$9]/[.B$8]*MMULT(TRANSPOSE([.D61:.D100]);[$DeathVariance.D$8:$DeathVariance.D$47])" office:value-type="float" office:value="2311.01606177295" calcext:value-type="float">
            <text:p>2311,01606177295</text:p>
          </table:table-cell>
          <table:table-cell table:style-name="ce1" table:formula="of:=[.H100]-[.H99]" office:value-type="float" office:value="384.011727980275" calcext:value-type="float">
            <text:p>384,011727980275</text:p>
          </table:table-cell>
          <table:table-cell table:style-name="ce1" table:formula="of:=[.I100]-SUM([.I97:.I99])/3" office:value-type="float" office:value="92.2215213218339" calcext:value-type="float">
            <text:p>92,221521321833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0]+[.D100]*([.C$2]-1)*(1-[.F100])" office:value-type="float" office:value="59751485.5987168" calcext:value-type="float">
            <text:p>59751485,5987168</text:p>
          </table:table-cell>
          <table:table-cell table:formula="of:=[.E$22]-[.D101]" office:value-type="float" office:value="248513.401283197" calcext:value-type="float">
            <text:p>248513,401283197</text:p>
          </table:table-cell>
          <table:table-cell table:formula="of:=([.D101])/([.E101]+[.D101])" office:value-type="float" office:value="0.995858109909582" calcext:value-type="float">
            <text:p>0,995858109909582</text:p>
          </table:table-cell>
          <table:table-cell office:value-type="float" office:value="1" calcext:value-type="float">
            <text:p>1</text:p>
          </table:table-cell>
          <table:table-cell table:style-name="ce1" table:formula="of:=([.G101]*[.B$7] + (1-[.G101])*[.B$6])*[.B$9]/[.B$8]*MMULT(TRANSPOSE([.D62:.D101]);[$DeathVariance.D$8:$DeathVariance.D$47])" office:value-type="float" office:value="2741.56667251084" calcext:value-type="float">
            <text:p>2741,56667251084</text:p>
          </table:table-cell>
          <table:table-cell table:style-name="ce1" table:formula="of:=[.H101]-[.H100]" office:value-type="float" office:value="430.550610737894" calcext:value-type="float">
            <text:p>430,550610737894</text:p>
          </table:table-cell>
          <table:table-cell table:style-name="ce1" table:formula="of:=[.I101]-SUM([.I98:.I100])/3" office:value-type="float" office:value="93.2731937859699" calcext:value-type="float">
            <text:p>93,273193785969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1]+[.D101]*([.C$2]-1)*(1-[.F101])" office:value-type="float" office:value="59830558.7220127" calcext:value-type="float">
            <text:p>59830558,7220127</text:p>
          </table:table-cell>
          <table:table-cell table:formula="of:=[.E$22]-[.D102]" office:value-type="float" office:value="169440.277987331" calcext:value-type="float">
            <text:p>169440,277987331</text:p>
          </table:table-cell>
          <table:table-cell table:formula="of:=([.D102])/([.E102]+[.D102])" office:value-type="float" office:value="0.997175995319811" calcext:value-type="float">
            <text:p>0,997175995319811</text:p>
          </table:table-cell>
          <table:table-cell office:value-type="float" office:value="1" calcext:value-type="float">
            <text:p>1</text:p>
          </table:table-cell>
          <table:table-cell table:style-name="ce1" table:formula="of:=([.G102]*[.B$7] + (1-[.G102])*[.B$6])*[.B$9]/[.B$8]*MMULT(TRANSPOSE([.D63:.D102]);[$DeathVariance.D$8:$DeathVariance.D$47])" office:value-type="float" office:value="3216.02375408255" calcext:value-type="float">
            <text:p>3216,02375408255</text:p>
          </table:table-cell>
          <table:table-cell table:style-name="ce1" table:formula="of:=[.H102]-[.H101]" office:value-type="float" office:value="474.457081571704" calcext:value-type="float">
            <text:p>474,457081571704</text:p>
          </table:table-cell>
          <table:table-cell table:style-name="ce1" table:formula="of:=[.I102]-SUM([.I99:.I101])/3" office:value-type="float" office:value="90.6409390811821" calcext:value-type="float">
            <text:p>90,640939081182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2]+[.D102]*([.C$2]-1)*(1-[.F102])" office:value-type="float" office:value="59884543.3466538" calcext:value-type="float">
            <text:p>59884543,3466538</text:p>
          </table:table-cell>
          <table:table-cell table:formula="of:=[.E$22]-[.D103]" office:value-type="float" office:value="115455.653346233" calcext:value-type="float">
            <text:p>115455,653346233</text:p>
          </table:table-cell>
          <table:table-cell table:formula="of:=([.D103])/([.E103]+[.D103])" office:value-type="float" office:value="0.998075739078825" calcext:value-type="float">
            <text:p>0,998075739078825</text:p>
          </table:table-cell>
          <table:table-cell office:value-type="float" office:value="1" calcext:value-type="float">
            <text:p>1</text:p>
          </table:table-cell>
          <table:table-cell table:style-name="ce1" table:formula="of:=([.G103]*[.B$7] + (1-[.G103])*[.B$6])*[.B$9]/[.B$8]*MMULT(TRANSPOSE([.D64:.D103]);[$DeathVariance.D$8:$DeathVariance.D$47])" office:value-type="float" office:value="3729.55755325221" calcext:value-type="float">
            <text:p>3729,55755325221</text:p>
          </table:table-cell>
          <table:table-cell table:style-name="ce1" table:formula="of:=[.H103]-[.H102]" office:value-type="float" office:value="513.533799169668" calcext:value-type="float">
            <text:p>513,533799169668</text:p>
          </table:table-cell>
          <table:table-cell table:style-name="ce1" table:formula="of:=[.I103]-SUM([.I100:.I102])/3" office:value-type="float" office:value="83.8606590730437" calcext:value-type="float">
            <text:p>83,860659073043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3]+[.D103]*([.C$2]-1)*(1-[.F103])" office:value-type="float" office:value="59921361.3571906" calcext:value-type="float">
            <text:p>59921361,3571906</text:p>
          </table:table-cell>
          <table:table-cell table:formula="of:=[.E$22]-[.D104]" office:value-type="float" office:value="78637.6428093612" calcext:value-type="float">
            <text:p>78637,6428093612</text:p>
          </table:table-cell>
          <table:table-cell table:formula="of:=([.D104])/([.E104]+[.D104])" office:value-type="float" office:value="0.998689372598" calcext:value-type="float">
            <text:p>0,998689372598</text:p>
          </table:table-cell>
          <table:table-cell office:value-type="float" office:value="1" calcext:value-type="float">
            <text:p>1</text:p>
          </table:table-cell>
          <table:table-cell table:style-name="ce1" table:formula="of:=([.G104]*[.B$7] + (1-[.G104])*[.B$6])*[.B$9]/[.B$8]*MMULT(TRANSPOSE([.D65:.D104]);[$DeathVariance.D$8:$DeathVariance.D$47])" office:value-type="float" office:value="4275.1644585571" calcext:value-type="float">
            <text:p>4275,1644585571</text:p>
          </table:table-cell>
          <table:table-cell table:style-name="ce1" table:formula="of:=[.H104]-[.H103]" office:value-type="float" office:value="545.606905304889" calcext:value-type="float">
            <text:p>545,606905304889</text:p>
          </table:table-cell>
          <table:table-cell table:style-name="ce1" table:formula="of:=[.I104]-SUM([.I101:.I103])/3" office:value-type="float" office:value="72.7597414784671" calcext:value-type="float">
            <text:p>72,759741478467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4]+[.D104]*([.C$2]-1)*(1-[.F104])" office:value-type="float" office:value="59946453.7761819" calcext:value-type="float">
            <text:p>59946453,7761819</text:p>
          </table:table-cell>
          <table:table-cell table:formula="of:=[.E$22]-[.D105]" office:value-type="float" office:value="53545.2238180712" calcext:value-type="float">
            <text:p>53545,2238180712</text:p>
          </table:table-cell>
          <table:table-cell table:formula="of:=([.D105])/([.E105]+[.D105])" office:value-type="float" office:value="0.999107579588158" calcext:value-type="float">
            <text:p>0,999107579588158</text:p>
          </table:table-cell>
          <table:table-cell office:value-type="float" office:value="1" calcext:value-type="float">
            <text:p>1</text:p>
          </table:table-cell>
          <table:table-cell table:style-name="ce1" table:formula="of:=([.G105]*[.B$7] + (1-[.G105])*[.B$6])*[.B$9]/[.B$8]*MMULT(TRANSPOSE([.D66:.D105]);[$DeathVariance.D$8:$DeathVariance.D$47])" office:value-type="float" office:value="4843.88983305146" calcext:value-type="float">
            <text:p>4843,88983305146</text:p>
          </table:table-cell>
          <table:table-cell table:style-name="ce1" table:formula="of:=[.H105]-[.H104]" office:value-type="float" office:value="568.725374494358" calcext:value-type="float">
            <text:p>568,725374494358</text:p>
          </table:table-cell>
          <table:table-cell table:style-name="ce1" table:formula="of:=[.I105]-SUM([.I102:.I104])/3" office:value-type="float" office:value="57.5261124789378" calcext:value-type="float">
            <text:p>57,526112478937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5]+[.D105]*([.C$2]-1)*(1-[.F105])" office:value-type="float" office:value="59963546.6311381" calcext:value-type="float">
            <text:p>59963546,6311381</text:p>
          </table:table-cell>
          <table:table-cell table:formula="of:=[.E$22]-[.D106]" office:value-type="float" office:value="36452.3688619062" calcext:value-type="float">
            <text:p>36452,3688619062</text:p>
          </table:table-cell>
          <table:table-cell table:formula="of:=([.D106])/([.E106]+[.D106])" office:value-type="float" office:value="0.999392460508843" calcext:value-type="float">
            <text:p>0,999392460508843</text:p>
          </table:table-cell>
          <table:table-cell office:value-type="float" office:value="1" calcext:value-type="float">
            <text:p>1</text:p>
          </table:table-cell>
          <table:table-cell table:style-name="ce1" table:formula="of:=([.G106]*[.B$7] + (1-[.G106])*[.B$6])*[.B$9]/[.B$8]*MMULT(TRANSPOSE([.D67:.D106]);[$DeathVariance.D$8:$DeathVariance.D$47])" office:value-type="float" office:value="5425.24948503976" calcext:value-type="float">
            <text:p>5425,24948503976</text:p>
          </table:table-cell>
          <table:table-cell table:style-name="ce1" table:formula="of:=[.H106]-[.H105]" office:value-type="float" office:value="581.359651988301" calcext:value-type="float">
            <text:p>581,359651988301</text:p>
          </table:table-cell>
          <table:table-cell table:style-name="ce1" table:formula="of:=[.I106]-SUM([.I103:.I105])/3" office:value-type="float" office:value="38.7376256653296" calcext:value-type="float">
            <text:p>38,737625665329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6]+[.D106]*([.C$2]-1)*(1-[.F106])" office:value-type="float" office:value="59975186.3754527" calcext:value-type="float">
            <text:p>59975186,3754527</text:p>
          </table:table-cell>
          <table:table-cell table:formula="of:=[.E$22]-[.D107]" office:value-type="float" office:value="24812.6245473474" calcext:value-type="float">
            <text:p>24812,6245473474</text:p>
          </table:table-cell>
          <table:table-cell table:formula="of:=([.D107])/([.E107]+[.D107])" office:value-type="float" office:value="0.999586456250652" calcext:value-type="float">
            <text:p>0,999586456250652</text:p>
          </table:table-cell>
          <table:table-cell office:value-type="float" office:value="1" calcext:value-type="float">
            <text:p>1</text:p>
          </table:table-cell>
          <table:table-cell table:style-name="ce1" table:formula="of:=([.G107]*[.B$7] + (1-[.G107])*[.B$6])*[.B$9]/[.B$8]*MMULT(TRANSPOSE([.D68:.D107]);[$DeathVariance.D$8:$DeathVariance.D$47])" office:value-type="float" office:value="6007.82082646307" calcext:value-type="float">
            <text:p>6007,82082646307</text:p>
          </table:table-cell>
          <table:table-cell table:style-name="ce7" table:formula="of:=[.H107]-[.H106]" office:value-type="float" office:value="582.571341423304" calcext:value-type="float">
            <text:p>582,571341423304</text:p>
          </table:table-cell>
          <table:table-cell table:style-name="ce1" table:formula="of:=[.I107]-SUM([.I104:.I106])/3" office:value-type="float" office:value="17.3406974941213" calcext:value-type="float">
            <text:p>17,340697494121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7]+[.D107]*([.C$2]-1)*(1-[.F107])" office:value-type="float" office:value="59983110.9267781" calcext:value-type="float">
            <text:p>59983110,9267781</text:p>
          </table:table-cell>
          <table:table-cell table:formula="of:=[.E$22]-[.D108]" office:value-type="float" office:value="16888.073221907" calcext:value-type="float">
            <text:p>16888,073221907</text:p>
          </table:table-cell>
          <table:table-cell table:formula="of:=([.D108])/([.E108]+[.D108])" office:value-type="float" office:value="0.999718532108277" calcext:value-type="float">
            <text:p>0,999718532108277</text:p>
          </table:table-cell>
          <table:table-cell office:value-type="float" office:value="1" calcext:value-type="float">
            <text:p>1</text:p>
          </table:table-cell>
          <table:table-cell table:style-name="ce1" table:formula="of:=([.G108]*[.B$7] + (1-[.G108])*[.B$6])*[.B$9]/[.B$8]*MMULT(TRANSPOSE([.D69:.D108]);[$DeathVariance.D$8:$DeathVariance.D$47])" office:value-type="float" office:value="6579.9482908183" calcext:value-type="float">
            <text:p>6579,9482908183</text:p>
          </table:table-cell>
          <table:table-cell table:style-name="ce1" table:formula="of:=[.H108]-[.H107]" office:value-type="float" office:value="572.127464355234" calcext:value-type="float">
            <text:p>572,127464355234</text:p>
          </table:table-cell>
          <table:table-cell table:style-name="ce1" table:formula="of:=[.I108]-SUM([.I105:.I107])/3" office:value-type="float" office:value="-5.42465828008699" calcext:value-type="float">
            <text:p>-5,4246582800869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8]+[.D108]*([.C$2]-1)*(1-[.F108])" office:value-type="float" office:value="59988505.2810052" calcext:value-type="float">
            <text:p>59988505,2810052</text:p>
          </table:table-cell>
          <table:table-cell table:formula="of:=[.E$22]-[.D109]" office:value-type="float" office:value="11493.7189947888" calcext:value-type="float">
            <text:p>11493,7189947888</text:p>
          </table:table-cell>
          <table:table-cell table:formula="of:=([.D109])/([.E109]+[.D109])" office:value-type="float" office:value="0.999808438013561" calcext:value-type="float">
            <text:p>0,999808438013561</text:p>
          </table:table-cell>
          <table:table-cell office:value-type="float" office:value="1" calcext:value-type="float">
            <text:p>1</text:p>
          </table:table-cell>
          <table:table-cell table:style-name="ce1" table:formula="of:=([.G109]*[.B$7] + (1-[.G109])*[.B$6])*[.B$9]/[.B$8]*MMULT(TRANSPOSE([.D70:.D109]);[$DeathVariance.D$8:$DeathVariance.D$47])" office:value-type="float" office:value="7130.4881874353" calcext:value-type="float">
            <text:p>7130,4881874353</text:p>
          </table:table-cell>
          <table:table-cell table:style-name="ce1" table:formula="of:=[.H109]-[.H108]" office:value-type="float" office:value="550.539896616999" calcext:value-type="float">
            <text:p>550,539896616999</text:p>
          </table:table-cell>
          <table:table-cell table:style-name="ce1" table:formula="of:=[.I109]-SUM([.I106:.I108])/3" office:value-type="float" office:value="-28.1462559719479" calcext:value-type="float">
            <text:p>-28,146255971947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9]+[.D109]*([.C$2]-1)*(1-[.F109])" office:value-type="float" office:value="59992176.9116686" calcext:value-type="float">
            <text:p>59992176,9116686</text:p>
          </table:table-cell>
          <table:table-cell table:formula="of:=[.E$22]-[.D110]" office:value-type="float" office:value="7822.088331379" calcext:value-type="float">
            <text:p>7822,088331379</text:p>
          </table:table-cell>
          <table:table-cell table:formula="of:=([.D110])/([.E110]+[.D110])" office:value-type="float" office:value="0.999869631858971" calcext:value-type="float">
            <text:p>0,999869631858971</text:p>
          </table:table-cell>
          <table:table-cell office:value-type="float" office:value="1" calcext:value-type="float">
            <text:p>1</text:p>
          </table:table-cell>
          <table:table-cell table:style-name="ce1" table:formula="of:=([.G110]*[.B$7] + (1-[.G110])*[.B$6])*[.B$9]/[.B$8]*MMULT(TRANSPOSE([.D71:.D110]);[$DeathVariance.D$8:$DeathVariance.D$47])" office:value-type="float" office:value="7649.51008760807" calcext:value-type="float">
            <text:p>7649,51008760807</text:p>
          </table:table-cell>
          <table:table-cell table:style-name="ce1" table:formula="of:=[.H110]-[.H109]" office:value-type="float" office:value="519.02190017277" calcext:value-type="float">
            <text:p>519,02190017277</text:p>
          </table:table-cell>
          <table:table-cell table:style-name="ce1" table:formula="of:=[.I110]-SUM([.I107:.I109])/3" office:value-type="float" office:value="-49.3910006257423" calcext:value-type="float">
            <text:p>-49,391000625742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0]+[.D110]*([.C$2]-1)*(1-[.F110])" office:value-type="float" office:value="59994675.8049507" calcext:value-type="float">
            <text:p>59994675,8049507</text:p>
          </table:table-cell>
          <table:table-cell table:formula="of:=[.E$22]-[.D111]" office:value-type="float" office:value="5323.19504928589" calcext:value-type="float">
            <text:p>5323,19504928589</text:p>
          </table:table-cell>
          <table:table-cell table:formula="of:=([.D111])/([.E111]+[.D111])" office:value-type="float" office:value="0.999911280081033" calcext:value-type="float">
            <text:p>0,999911280081033</text:p>
          </table:table-cell>
          <table:table-cell office:value-type="float" office:value="1" calcext:value-type="float">
            <text:p>1</text:p>
          </table:table-cell>
          <table:table-cell table:style-name="ce1" table:formula="of:=([.G111]*[.B$7] + (1-[.G111])*[.B$6])*[.B$9]/[.B$8]*MMULT(TRANSPOSE([.D72:.D111]);[$DeathVariance.D$8:$DeathVariance.D$47])" office:value-type="float" office:value="8128.87708229406" calcext:value-type="float">
            <text:p>8128,87708229406</text:p>
          </table:table-cell>
          <table:table-cell table:style-name="ce1" table:formula="of:=[.H111]-[.H110]" office:value-type="float" office:value="479.366994685987" calcext:value-type="float">
            <text:p>479,366994685987</text:p>
          </table:table-cell>
          <table:table-cell table:style-name="ce1" table:formula="of:=[.I111]-SUM([.I108:.I110])/3" office:value-type="float" office:value="-67.8627590290138" calcext:value-type="float">
            <text:p>-67,862759029013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1]+[.D111]*([.C$2]-1)*(1-[.F111])" office:value-type="float" office:value="59996376.4569845" calcext:value-type="float">
            <text:p>59996376,4569845</text:p>
          </table:table-cell>
          <table:table-cell table:formula="of:=[.E$22]-[.D112]" office:value-type="float" office:value="3622.5430155471" calcext:value-type="float">
            <text:p>3622,5430155471</text:p>
          </table:table-cell>
          <table:table-cell table:formula="of:=([.D112])/([.E112]+[.D112])" office:value-type="float" office:value="0.999939624282068" calcext:value-type="float">
            <text:p>0,999939624282068</text:p>
          </table:table-cell>
          <table:table-cell office:value-type="float" office:value="1" calcext:value-type="float">
            <text:p>1</text:p>
          </table:table-cell>
          <table:table-cell table:style-name="ce1" table:formula="of:=([.G112]*[.B$7] + (1-[.G112])*[.B$6])*[.B$9]/[.B$8]*MMULT(TRANSPOSE([.D73:.D112]);[$DeathVariance.D$8:$DeathVariance.D$47])" office:value-type="float" office:value="8562.64501785888" calcext:value-type="float">
            <text:p>8562,64501785888</text:p>
          </table:table-cell>
          <table:table-cell table:style-name="ce1" table:formula="of:=[.H112]-[.H111]" office:value-type="float" office:value="433.767935564821" calcext:value-type="float">
            <text:p>433,767935564821</text:p>
          </table:table-cell>
          <table:table-cell table:style-name="ce1" table:formula="of:=[.I112]-SUM([.I109:.I111])/3" office:value-type="float" office:value="-82.5416615937647" calcext:value-type="float">
            <text:p>-82,541661593764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2]+[.D112]*([.C$2]-1)*(1-[.F112])" office:value-type="float" office:value="59997533.8182543" calcext:value-type="float">
            <text:p>59997533,8182543</text:p>
          </table:table-cell>
          <table:table-cell table:formula="of:=[.E$22]-[.D113]" office:value-type="float" office:value="2465.18174570054" calcext:value-type="float">
            <text:p>2465,18174570054</text:p>
          </table:table-cell>
          <table:table-cell table:formula="of:=([.D113])/([.E113]+[.D113])" office:value-type="float" office:value="0.999958913636887" calcext:value-type="float">
            <text:p>0,999958913636887</text:p>
          </table:table-cell>
          <table:table-cell office:value-type="float" office:value="1" calcext:value-type="float">
            <text:p>1</text:p>
          </table:table-cell>
          <table:table-cell table:style-name="ce1" table:formula="of:=([.G113]*[.B$7] + (1-[.G113])*[.B$6])*[.B$9]/[.B$8]*MMULT(TRANSPOSE([.D74:.D113]);[$DeathVariance.D$8:$DeathVariance.D$47])" office:value-type="float" office:value="8947.24763015206" calcext:value-type="float">
            <text:p>8947,24763015206</text:p>
          </table:table-cell>
          <table:table-cell table:style-name="ce1" table:formula="of:=[.H113]-[.H112]" office:value-type="float" office:value="384.602612293178" calcext:value-type="float">
            <text:p>384,602612293178</text:p>
          </table:table-cell>
          <table:table-cell table:style-name="ce1" table:formula="of:=[.I113]-SUM([.I110:.I112])/3" office:value-type="float" office:value="-92.7829978480147" calcext:value-type="float">
            <text:p>-92,782997848014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3]+[.D113]*([.C$2]-1)*(1-[.F113])" office:value-type="float" office:value="59998321.4309621" calcext:value-type="float">
            <text:p>59998321,4309621</text:p>
          </table:table-cell>
          <table:table-cell table:formula="of:=[.E$22]-[.D114]" office:value-type="float" office:value="1677.56903792918" calcext:value-type="float">
            <text:p>1677,56903792918</text:p>
          </table:table-cell>
          <table:table-cell table:formula="of:=([.D114])/([.E114]+[.D114])" office:value-type="float" office:value="0.999972040515569" calcext:value-type="float">
            <text:p>0,999972040515569</text:p>
          </table:table-cell>
          <table:table-cell office:value-type="float" office:value="1" calcext:value-type="float">
            <text:p>1</text:p>
          </table:table-cell>
          <table:table-cell table:style-name="ce1" table:formula="of:=([.G114]*[.B$7] + (1-[.G114])*[.B$6])*[.B$9]/[.B$8]*MMULT(TRANSPOSE([.D75:.D114]);[$DeathVariance.D$8:$DeathVariance.D$47])" office:value-type="float" office:value="9281.46506453232" calcext:value-type="float">
            <text:p>9281,46506453232</text:p>
          </table:table-cell>
          <table:table-cell table:style-name="ce1" table:formula="of:=[.H114]-[.H113]" office:value-type="float" office:value="334.217434380265" calcext:value-type="float">
            <text:p>334,217434380265</text:p>
          </table:table-cell>
          <table:table-cell table:style-name="ce1" table:formula="of:=[.I114]-SUM([.I111:.I113])/3" office:value-type="float" office:value="-98.36174646773" calcext:value-type="float">
            <text:p>-98,3617464677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4]+[.D114]*([.C$2]-1)*(1-[.F114])" office:value-type="float" office:value="59998857.4125544" calcext:value-type="float">
            <text:p>59998857,4125544</text:p>
          </table:table-cell>
          <table:table-cell table:formula="of:=[.E$22]-[.D115]" office:value-type="float" office:value="1141.58744563162" calcext:value-type="float">
            <text:p>1141,58744563162</text:p>
          </table:table-cell>
          <table:table-cell table:formula="of:=([.D115])/([.E115]+[.D115])" office:value-type="float" office:value="0.999980973542256" calcext:value-type="float">
            <text:p>0,999980973542256</text:p>
          </table:table-cell>
          <table:table-cell office:value-type="float" office:value="1" calcext:value-type="float">
            <text:p>1</text:p>
          </table:table-cell>
          <table:table-cell table:style-name="ce1" table:formula="of:=([.G115]*[.B$7] + (1-[.G115])*[.B$6])*[.B$9]/[.B$8]*MMULT(TRANSPOSE([.D76:.D115]);[$DeathVariance.D$8:$DeathVariance.D$47])" office:value-type="float" office:value="9566.20179180879" calcext:value-type="float">
            <text:p>9566,20179180879</text:p>
          </table:table-cell>
          <table:table-cell table:style-name="ce1" table:formula="of:=[.H115]-[.H114]" office:value-type="float" office:value="284.736727276471" calcext:value-type="float">
            <text:p>284,736727276471</text:p>
          </table:table-cell>
          <table:table-cell table:style-name="ce1" table:formula="of:=[.I115]-SUM([.I112:.I114])/3" office:value-type="float" office:value="-99.45926680295" calcext:value-type="float">
            <text:p>-99,4592668029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5]+[.D115]*([.C$2]-1)*(1-[.F115])" office:value-type="float" office:value="59999222.1518343" calcext:value-type="float">
            <text:p>59999222,1518343</text:p>
          </table:table-cell>
          <table:table-cell table:formula="of:=[.E$22]-[.D116]" office:value-type="float" office:value="776.848165743053" calcext:value-type="float">
            <text:p>776,848165743053</text:p>
          </table:table-cell>
          <table:table-cell table:formula="of:=([.D116])/([.E116]+[.D116])" office:value-type="float" office:value="0.999987052530355" calcext:value-type="float">
            <text:p>0,999987052530355</text:p>
          </table:table-cell>
          <table:table-cell office:value-type="float" office:value="1" calcext:value-type="float">
            <text:p>1</text:p>
          </table:table-cell>
          <table:table-cell table:style-name="ce1" table:formula="of:=([.G116]*[.B$7] + (1-[.G116])*[.B$6])*[.B$9]/[.B$8]*MMULT(TRANSPOSE([.D77:.D116]);[$DeathVariance.D$8:$DeathVariance.D$47])" office:value-type="float" office:value="9804.12148231079" calcext:value-type="float">
            <text:p>9804,12148231079</text:p>
          </table:table-cell>
          <table:table-cell table:style-name="ce1" table:formula="of:=[.H116]-[.H115]" office:value-type="float" office:value="237.919690501994" calcext:value-type="float">
            <text:p>237,919690501994</text:p>
          </table:table-cell>
          <table:table-cell table:style-name="ce1" table:formula="of:=[.I116]-SUM([.I113:.I115])/3" office:value-type="float" office:value="-96.5992341479771" calcext:value-type="float">
            <text:p>-96,599234147977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6]+[.D116]*([.C$2]-1)*(1-[.F116])" office:value-type="float" office:value="59999470.357755" calcext:value-type="float">
            <text:p>59999470,357755</text:p>
          </table:table-cell>
          <table:table-cell table:formula="of:=[.E$22]-[.D117]" office:value-type="float" office:value="528.642245002091" calcext:value-type="float">
            <text:p>528,642245002091</text:p>
          </table:table-cell>
          <table:table-cell table:formula="of:=([.D117])/([.E117]+[.D117])" office:value-type="float" office:value="0.99999118929577" calcext:value-type="float">
            <text:p>0,99999118929577</text:p>
          </table:table-cell>
          <table:table-cell office:value-type="float" office:value="1" calcext:value-type="float">
            <text:p>1</text:p>
          </table:table-cell>
          <table:table-cell table:style-name="ce1" table:formula="of:=([.G117]*[.B$7] + (1-[.G117])*[.B$6])*[.B$9]/[.B$8]*MMULT(TRANSPOSE([.D78:.D117]);[$DeathVariance.D$8:$DeathVariance.D$47])" office:value-type="float" office:value="9999.19797983559" calcext:value-type="float">
            <text:p>9999,19797983559</text:p>
          </table:table-cell>
          <table:table-cell table:style-name="ce1" table:formula="of:=[.H117]-[.H116]" office:value-type="float" office:value="195.076497524802" calcext:value-type="float">
            <text:p>195,076497524802</text:p>
          </table:table-cell>
          <table:table-cell table:style-name="ce1" table:formula="of:=[.I117]-SUM([.I114:.I116])/3" office:value-type="float" office:value="-90.5481198614416" calcext:value-type="float">
            <text:p>-90,548119861441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7]+[.D117]*([.C$2]-1)*(1-[.F117])" office:value-type="float" office:value="59999639.2616461" calcext:value-type="float">
            <text:p>59999639,2616461</text:p>
          </table:table-cell>
          <table:table-cell table:formula="of:=[.E$22]-[.D118]" office:value-type="float" office:value="359.738353930414" calcext:value-type="float">
            <text:p>359,738353930414</text:p>
          </table:table-cell>
          <table:table-cell table:formula="of:=([.D118])/([.E118]+[.D118])" office:value-type="float" office:value="0.999994004360668" calcext:value-type="float">
            <text:p>0,999994004360668</text:p>
          </table:table-cell>
          <table:table-cell office:value-type="float" office:value="1" calcext:value-type="float">
            <text:p>1</text:p>
          </table:table-cell>
          <table:table-cell table:style-name="ce1" table:formula="of:=([.G118]*[.B$7] + (1-[.G118])*[.B$6])*[.B$9]/[.B$8]*MMULT(TRANSPOSE([.D79:.D118]);[$DeathVariance.D$8:$DeathVariance.D$47])" office:value-type="float" office:value="10156.24249994" calcext:value-type="float">
            <text:p>10156,24249994</text:p>
          </table:table-cell>
          <table:table-cell table:style-name="ce1" table:formula="of:=[.H118]-[.H117]" office:value-type="float" office:value="157.044520104448" calcext:value-type="float">
            <text:p>157,044520104448</text:p>
          </table:table-cell>
          <table:table-cell table:style-name="ce1" table:formula="of:=[.I118]-SUM([.I115:.I117])/3" office:value-type="float" office:value="-82.1997849966416" calcext:value-type="float">
            <text:p>-82,199784996641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8]+[.D118]*([.C$2]-1)*(1-[.F118])" office:value-type="float" office:value="59999754.2002068" calcext:value-type="float">
            <text:p>59999754,2002068</text:p>
          </table:table-cell>
          <table:table-cell table:formula="of:=[.E$22]-[.D119]" office:value-type="float" office:value="244.799793176353" calcext:value-type="float">
            <text:p>244,799793176353</text:p>
          </table:table-cell>
          <table:table-cell table:formula="of:=([.D119])/([.E119]+[.D119])" office:value-type="float" office:value="0.999995920003379" calcext:value-type="float">
            <text:p>0,999995920003379</text:p>
          </table:table-cell>
          <table:table-cell office:value-type="float" office:value="1" calcext:value-type="float">
            <text:p>1</text:p>
          </table:table-cell>
          <table:table-cell table:style-name="ce1" table:formula="of:=([.G119]*[.B$7] + (1-[.G119])*[.B$6])*[.B$9]/[.B$8]*MMULT(TRANSPOSE([.D80:.D119]);[$DeathVariance.D$8:$DeathVariance.D$47])" office:value-type="float" office:value="10280.4591227418" calcext:value-type="float">
            <text:p>10280,4591227418</text:p>
          </table:table-cell>
          <table:table-cell table:style-name="ce1" table:formula="of:=[.H119]-[.H118]" office:value-type="float" office:value="124.21662280172" calcext:value-type="float">
            <text:p>124,21662280172</text:p>
          </table:table-cell>
          <table:table-cell table:style-name="ce1" table:formula="of:=[.I119]-SUM([.I116:.I118])/3" office:value-type="float" office:value="-72.4636132420286" calcext:value-type="float">
            <text:p>-72,463613242028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9]+[.D119]*([.C$2]-1)*(1-[.F119])" office:value-type="float" office:value="59999832.4153582" calcext:value-type="float">
            <text:p>59999832,4153582</text:p>
          </table:table-cell>
          <table:table-cell table:formula="of:=[.E$22]-[.D120]" office:value-type="float" office:value="166.584641821682" calcext:value-type="float">
            <text:p>166,584641821682</text:p>
          </table:table-cell>
          <table:table-cell table:formula="of:=([.D120])/([.E120]+[.D120])" office:value-type="float" office:value="0.999997223589257" calcext:value-type="float">
            <text:p>0,999997223589257</text:p>
          </table:table-cell>
          <table:table-cell office:value-type="float" office:value="1" calcext:value-type="float">
            <text:p>1</text:p>
          </table:table-cell>
          <table:table-cell table:style-name="ce1" table:formula="of:=([.G120]*[.B$7] + (1-[.G120])*[.B$6])*[.B$9]/[.B$8]*MMULT(TRANSPOSE([.D81:.D120]);[$DeathVariance.D$8:$DeathVariance.D$47])" office:value-type="float" office:value="10377.0666016794" calcext:value-type="float">
            <text:p>10377,0666016794</text:p>
          </table:table-cell>
          <table:table-cell table:style-name="ce1" table:formula="of:=[.H120]-[.H119]" office:value-type="float" office:value="96.6074789376253" calcext:value-type="float">
            <text:p>96,6074789376253</text:p>
          </table:table-cell>
          <table:table-cell table:style-name="ce1" table:formula="of:=[.I120]-SUM([.I117:.I119])/3" office:value-type="float" office:value="-62.1717345393645" calcext:value-type="float">
            <text:p>-62,171734539364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0]+[.D120]*([.C$2]-1)*(1-[.F120])" office:value-type="float" office:value="59999885.6403213" calcext:value-type="float">
            <text:p>59999885,6403213</text:p>
          </table:table-cell>
          <table:table-cell table:formula="of:=[.E$22]-[.D121]" office:value-type="float" office:value="113.359678722918" calcext:value-type="float">
            <text:p>113,359678722918</text:p>
          </table:table-cell>
          <table:table-cell table:formula="of:=([.D121])/([.E121]+[.D121])" office:value-type="float" office:value="0.99999811067199" calcext:value-type="float">
            <text:p>0,99999811067199</text:p>
          </table:table-cell>
          <table:table-cell office:value-type="float" office:value="1" calcext:value-type="float">
            <text:p>1</text:p>
          </table:table-cell>
          <table:table-cell table:style-name="ce1" table:formula="of:=([.G121]*[.B$7] + (1-[.G121])*[.B$6])*[.B$9]/[.B$8]*MMULT(TRANSPOSE([.D82:.D121]);[$DeathVariance.D$8:$DeathVariance.D$47])" office:value-type="float" office:value="10451.0080553991" calcext:value-type="float">
            <text:p>10451,0080553991</text:p>
          </table:table-cell>
          <table:table-cell table:style-name="ce1" table:formula="of:=[.H121]-[.H120]" office:value-type="float" office:value="73.9414537196917" calcext:value-type="float">
            <text:p>73,9414537196917</text:p>
          </table:table-cell>
          <table:table-cell table:style-name="ce1" table:formula="of:=[.I121]-SUM([.I118:.I120])/3" office:value-type="float" office:value="-52.0147535615724" calcext:value-type="float">
            <text:p>-52,014753561572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1]+[.D121]*([.C$2]-1)*(1-[.F121])" office:value-type="float" office:value="59999921.859567" calcext:value-type="float">
            <text:p>59999921,859567</text:p>
          </table:table-cell>
          <table:table-cell table:formula="of:=[.E$22]-[.D122]" office:value-type="float" office:value="77.1404330357909" calcext:value-type="float">
            <text:p>77,1404330357909</text:p>
          </table:table-cell>
          <table:table-cell table:formula="of:=([.D122])/([.E122]+[.D122])" office:value-type="float" office:value="0.999998714326095" calcext:value-type="float">
            <text:p>0,999998714326095</text:p>
          </table:table-cell>
          <table:table-cell office:value-type="float" office:value="1" calcext:value-type="float">
            <text:p>1</text:p>
          </table:table-cell>
          <table:table-cell table:style-name="ce1" table:formula="of:=([.G122]*[.B$7] + (1-[.G122])*[.B$6])*[.B$9]/[.B$8]*MMULT(TRANSPOSE([.D83:.D122]);[$DeathVariance.D$8:$DeathVariance.D$47])" office:value-type="float" office:value="10506.7545047128" calcext:value-type="float">
            <text:p>10506,7545047128</text:p>
          </table:table-cell>
          <table:table-cell table:style-name="ce1" table:formula="of:=[.H122]-[.H121]" office:value-type="float" office:value="55.7464493137013" calcext:value-type="float">
            <text:p>55,7464493137013</text:p>
          </table:table-cell>
          <table:table-cell table:style-name="ce1" table:formula="of:=[.I122]-SUM([.I119:.I121])/3" office:value-type="float" office:value="-42.5087358393109" calcext:value-type="float">
            <text:p>-42,508735839310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2]+[.D122]*([.C$2]-1)*(1-[.F122])" office:value-type="float" office:value="59999946.5065139" calcext:value-type="float">
            <text:p>59999946,5065139</text:p>
          </table:table-cell>
          <table:table-cell table:formula="of:=[.E$22]-[.D123]" office:value-type="float" office:value="52.4934861287475" calcext:value-type="float">
            <text:p>52,4934861287475</text:p>
          </table:table-cell>
          <table:table-cell table:formula="of:=([.D123])/([.E123]+[.D123])" office:value-type="float" office:value="0.99999912510855" calcext:value-type="float">
            <text:p>0,99999912510855</text:p>
          </table:table-cell>
          <table:table-cell office:value-type="float" office:value="1" calcext:value-type="float">
            <text:p>1</text:p>
          </table:table-cell>
          <table:table-cell table:style-name="ce1" table:formula="of:=([.G123]*[.B$7] + (1-[.G123])*[.B$6])*[.B$9]/[.B$8]*MMULT(TRANSPOSE([.D84:.D123]);[$DeathVariance.D$8:$DeathVariance.D$47])" office:value-type="float" office:value="10548.1957736584" calcext:value-type="float">
            <text:p>10548,1957736584</text:p>
          </table:table-cell>
          <table:table-cell table:style-name="ce1" table:formula="of:=[.H123]-[.H122]" office:value-type="float" office:value="41.4412689456094" calcext:value-type="float">
            <text:p>41,4412689456094</text:p>
          </table:table-cell>
          <table:table-cell table:style-name="ce1" table:formula="of:=[.I123]-SUM([.I120:.I122])/3" office:value-type="float" office:value="-33.99052504473" calcext:value-type="float">
            <text:p>-33,9905250447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3]+[.D123]*([.C$2]-1)*(1-[.F123])" office:value-type="float" office:value="59999963.2785833" calcext:value-type="float">
            <text:p>59999963,2785833</text:p>
          </table:table-cell>
          <table:table-cell table:formula="of:=[.E$22]-[.D124]" office:value-type="float" office:value="35.7214167192578" calcext:value-type="float">
            <text:p>35,7214167192578</text:p>
          </table:table-cell>
          <table:table-cell table:formula="of:=([.D124])/([.E124]+[.D124])" office:value-type="float" office:value="0.999999404643045" calcext:value-type="float">
            <text:p>0,999999404643045</text:p>
          </table:table-cell>
          <table:table-cell office:value-type="float" office:value="1" calcext:value-type="float">
            <text:p>1</text:p>
          </table:table-cell>
          <table:table-cell table:style-name="ce1" table:formula="of:=([.G124]*[.B$7] + (1-[.G124])*[.B$6])*[.B$9]/[.B$8]*MMULT(TRANSPOSE([.D85:.D124]);[$DeathVariance.D$8:$DeathVariance.D$47])" office:value-type="float" office:value="10578.6041233765" calcext:value-type="float">
            <text:p>10578,6041233765</text:p>
          </table:table-cell>
          <table:table-cell table:style-name="ce1" table:formula="of:=[.H124]-[.H123]" office:value-type="float" office:value="30.4083497180709" calcext:value-type="float">
            <text:p>30,4083497180709</text:p>
          </table:table-cell>
          <table:table-cell table:style-name="ce1" table:formula="of:=[.I124]-SUM([.I121:.I123])/3" office:value-type="float" office:value="-26.6347076082632" calcext:value-type="float">
            <text:p>-26,634707608263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4]+[.D124]*([.C$2]-1)*(1-[.F124])" office:value-type="float" office:value="59999974.6918517" calcext:value-type="float">
            <text:p>59999974,6918517</text:p>
          </table:table-cell>
          <table:table-cell table:formula="of:=[.E$22]-[.D125]" office:value-type="float" office:value="24.3081482872367" calcext:value-type="float">
            <text:p>24,3081482872367</text:p>
          </table:table-cell>
          <table:table-cell table:formula="of:=([.D125])/([.E125]+[.D125])" office:value-type="float" office:value="0.999999594864188" calcext:value-type="float">
            <text:p>0,999999594864188</text:p>
          </table:table-cell>
          <table:table-cell office:value-type="float" office:value="1" calcext:value-type="float">
            <text:p>1</text:p>
          </table:table-cell>
          <table:table-cell table:style-name="ce1" table:formula="of:=([.G125]*[.B$7] + (1-[.G125])*[.B$6])*[.B$9]/[.B$8]*MMULT(TRANSPOSE([.D86:.D125]);[$DeathVariance.D$8:$DeathVariance.D$47])" office:value-type="float" office:value="10600.6521700924" calcext:value-type="float">
            <text:p>10600,6521700924</text:p>
          </table:table-cell>
          <table:table-cell table:style-name="ce1" table:formula="of:=[.H125]-[.H124]" office:value-type="float" office:value="22.0480467159432" calcext:value-type="float">
            <text:p>22,0480467159432</text:p>
          </table:table-cell>
          <table:table-cell table:style-name="ce1" table:formula="of:=[.I125]-SUM([.I122:.I124])/3" office:value-type="float" office:value="-20.483975943184" calcext:value-type="float">
            <text:p>-20,48397594318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5]+[.D125]*([.C$2]-1)*(1-[.F125])" office:value-type="float" office:value="59999982.4584942" calcext:value-type="float">
            <text:p>59999982,4584942</text:p>
          </table:table-cell>
          <table:table-cell table:formula="of:=[.E$22]-[.D126]" office:value-type="float" office:value="16.5415057614446" calcext:value-type="float">
            <text:p>16,5415057614446</text:p>
          </table:table-cell>
          <table:table-cell table:formula="of:=([.D126])/([.E126]+[.D126])" office:value-type="float" office:value="0.999999724308233" calcext:value-type="float">
            <text:p>0,999999724308233</text:p>
          </table:table-cell>
          <table:table-cell office:value-type="float" office:value="1" calcext:value-type="float">
            <text:p>1</text:p>
          </table:table-cell>
          <table:table-cell table:style-name="ce1" table:formula="of:=([.G126]*[.B$7] + (1-[.G126])*[.B$6])*[.B$9]/[.B$8]*MMULT(TRANSPOSE([.D87:.D126]);[$DeathVariance.D$8:$DeathVariance.D$47])" office:value-type="float" office:value="10616.4664180004" calcext:value-type="float">
            <text:p>10616,4664180004</text:p>
          </table:table-cell>
          <table:table-cell table:style-name="ce1" table:formula="of:=[.H126]-[.H125]" office:value-type="float" office:value="15.8142479079634" calcext:value-type="float">
            <text:p>15,8142479079634</text:p>
          </table:table-cell>
          <table:table-cell table:style-name="ce1" table:formula="of:=[.I126]-SUM([.I123:.I125])/3" office:value-type="float" office:value="-15.4849738852445" calcext:value-type="float">
            <text:p>-15,484973885244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6]+[.D126]*([.C$2]-1)*(1-[.F126])" office:value-type="float" office:value="59999987.7436347" calcext:value-type="float">
            <text:p>59999987,7436347</text:p>
          </table:table-cell>
          <table:table-cell table:formula="of:=[.E$22]-[.D127]" office:value-type="float" office:value="11.2563652694225" calcext:value-type="float">
            <text:p>11,2563652694225</text:p>
          </table:table-cell>
          <table:table-cell table:formula="of:=([.D127])/([.E127]+[.D127])" office:value-type="float" office:value="0.999999812393909" calcext:value-type="float">
            <text:p>0,999999812393909</text:p>
          </table:table-cell>
          <table:table-cell office:value-type="float" office:value="1" calcext:value-type="float">
            <text:p>1</text:p>
          </table:table-cell>
          <table:table-cell table:style-name="ce1" table:formula="of:=([.G127]*[.B$7] + (1-[.G127])*[.B$6])*[.B$9]/[.B$8]*MMULT(TRANSPOSE([.D88:.D127]);[$DeathVariance.D$8:$DeathVariance.D$47])" office:value-type="float" office:value="10627.6999947291" calcext:value-type="float">
            <text:p>10627,6999947291</text:p>
          </table:table-cell>
          <table:table-cell table:style-name="ce1" table:formula="of:=[.H127]-[.H126]" office:value-type="float" office:value="11.2335767287168" calcext:value-type="float">
            <text:p>11,2335767287168</text:p>
          </table:table-cell>
          <table:table-cell table:style-name="ce1" table:formula="of:=[.I127]-SUM([.I124:.I126])/3" office:value-type="float" office:value="-11.523304718609" calcext:value-type="float">
            <text:p>-11,52330471860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7]+[.D127]*([.C$2]-1)*(1-[.F127])" office:value-type="float" office:value="59999991.3401318" calcext:value-type="float">
            <text:p>59999991,3401318</text:p>
          </table:table-cell>
          <table:table-cell table:formula="of:=[.E$22]-[.D128]" office:value-type="float" office:value="7.65986819565296" calcext:value-type="float">
            <text:p>7,65986819565296</text:p>
          </table:table-cell>
          <table:table-cell table:formula="of:=([.D128])/([.E128]+[.D128])" office:value-type="float" office:value="0.999999872335528" calcext:value-type="float">
            <text:p>0,999999872335528</text:p>
          </table:table-cell>
          <table:table-cell office:value-type="float" office:value="1" calcext:value-type="float">
            <text:p>1</text:p>
          </table:table-cell>
          <table:table-cell table:style-name="ce1" table:formula="of:=([.G128]*[.B$7] + (1-[.G128])*[.B$6])*[.B$9]/[.B$8]*MMULT(TRANSPOSE([.D89:.D128]);[$DeathVariance.D$8:$DeathVariance.D$47])" office:value-type="float" office:value="10635.611755589" calcext:value-type="float">
            <text:p>10635,611755589</text:p>
          </table:table-cell>
          <table:table-cell table:style-name="ce1" table:formula="of:=[.H128]-[.H127]" office:value-type="float" office:value="7.91176085995176" calcext:value-type="float">
            <text:p>7,91176085995176</text:p>
          </table:table-cell>
          <table:table-cell table:style-name="ce1" table:formula="of:=[.I128]-SUM([.I125:.I127])/3" office:value-type="float" office:value="-8.4535295909227" calcext:value-type="float">
            <text:p>-8,453529590922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8]+[.D128]*([.C$2]-1)*(1-[.F128])" office:value-type="float" office:value="59999993.78752" calcext:value-type="float">
            <text:p>59999993,78752</text:p>
          </table:table-cell>
          <table:table-cell table:formula="of:=[.E$22]-[.D129]" office:value-type="float" office:value="5.2124800235033" calcext:value-type="float">
            <text:p>5,2124800235033</text:p>
          </table:table-cell>
          <table:table-cell table:formula="of:=([.D129])/([.E129]+[.D129])" office:value-type="float" office:value="0.999999913125332" calcext:value-type="float">
            <text:p>0,999999913125332</text:p>
          </table:table-cell>
          <table:table-cell office:value-type="float" office:value="1" calcext:value-type="float">
            <text:p>1</text:p>
          </table:table-cell>
          <table:table-cell table:style-name="ce1" table:formula="of:=([.G129]*[.B$7] + (1-[.G129])*[.B$6])*[.B$9]/[.B$8]*MMULT(TRANSPOSE([.D90:.D129]);[$DeathVariance.D$8:$DeathVariance.D$47])" office:value-type="float" office:value="10641.1428563192" calcext:value-type="float">
            <text:p>10641,1428563192</text:p>
          </table:table-cell>
          <table:table-cell table:style-name="ce1" table:formula="of:=[.H129]-[.H128]" office:value-type="float" office:value="5.53110073019889" calcext:value-type="float">
            <text:p>5,53110073019889</text:p>
          </table:table-cell>
          <table:table-cell table:style-name="ce1" table:formula="of:=[.I129]-SUM([.I126:.I128])/3" office:value-type="float" office:value="-6.12209443534509" calcext:value-type="float">
            <text:p>-6,1220944353450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9]+[.D129]*([.C$2]-1)*(1-[.F129])" office:value-type="float" office:value="59999995.4529484" calcext:value-type="float">
            <text:p>59999995,4529484</text:p>
          </table:table-cell>
          <table:table-cell table:formula="of:=[.E$22]-[.D130]" office:value-type="float" office:value="3.54705156385899" calcext:value-type="float">
            <text:p>3,54705156385899</text:p>
          </table:table-cell>
          <table:table-cell table:formula="of:=([.D130])/([.E130]+[.D130])" office:value-type="float" office:value="0.999999940882473" calcext:value-type="float">
            <text:p>0,999999940882473</text:p>
          </table:table-cell>
          <table:table-cell office:value-type="float" office:value="1" calcext:value-type="float">
            <text:p>1</text:p>
          </table:table-cell>
          <table:table-cell table:style-name="ce1" table:formula="of:=([.G130]*[.B$7] + (1-[.G130])*[.B$6])*[.B$9]/[.B$8]*MMULT(TRANSPOSE([.D91:.D130]);[$DeathVariance.D$8:$DeathVariance.D$47])" office:value-type="float" office:value="10644.9854951638" calcext:value-type="float">
            <text:p>10644,9854951638</text:p>
          </table:table-cell>
          <table:table-cell table:style-name="ce1" table:formula="of:=[.H130]-[.H129]" office:value-type="float" office:value="3.84263884452048" calcext:value-type="float">
            <text:p>3,84263884452048</text:p>
          </table:table-cell>
          <table:table-cell table:style-name="ce1" table:formula="of:=[.I130]-SUM([.I127:.I129])/3" office:value-type="float" office:value="-4.382840595102" calcext:value-type="float">
            <text:p>-4,38284059510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0]+[.D130]*([.C$2]-1)*(1-[.F130])" office:value-type="float" office:value="59999996.5862594" calcext:value-type="float">
            <text:p>59999996,5862594</text:p>
          </table:table-cell>
          <table:table-cell table:formula="of:=[.E$22]-[.D131]" office:value-type="float" office:value="2.41374059766531" calcext:value-type="float">
            <text:p>2,41374059766531</text:p>
          </table:table-cell>
          <table:table-cell table:formula="of:=([.D131])/([.E131]+[.D131])" office:value-type="float" office:value="0.999999959770989" calcext:value-type="float">
            <text:p>0,999999959770989</text:p>
          </table:table-cell>
          <table:table-cell office:value-type="float" office:value="1" calcext:value-type="float">
            <text:p>1</text:p>
          </table:table-cell>
          <table:table-cell table:style-name="ce1" table:formula="of:=([.G131]*[.B$7] + (1-[.G131])*[.B$6])*[.B$9]/[.B$8]*MMULT(TRANSPOSE([.D92:.D131]);[$DeathVariance.D$8:$DeathVariance.D$47])" office:value-type="float" office:value="10647.641388309" calcext:value-type="float">
            <text:p>10647,641388309</text:p>
          </table:table-cell>
          <table:table-cell table:style-name="ce1" table:formula="of:=[.H131]-[.H130]" office:value-type="float" office:value="2.65589314524004" calcext:value-type="float">
            <text:p>2,65589314524004</text:p>
          </table:table-cell>
          <table:table-cell table:style-name="ce1" table:formula="of:=[.I131]-SUM([.I128:.I130])/3" office:value-type="float" office:value="-3.10594033298366" calcext:value-type="float">
            <text:p>-3,1059403329836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1]+[.D131]*([.C$2]-1)*(1-[.F131])" office:value-type="float" office:value="59999997.3574686" calcext:value-type="float">
            <text:p>59999997,3574686</text:p>
          </table:table-cell>
          <table:table-cell table:formula="of:=[.E$22]-[.D132]" office:value-type="float" office:value="1.64253140985966" calcext:value-type="float">
            <text:p>1,64253140985966</text:p>
          </table:table-cell>
          <table:table-cell table:formula="of:=([.D132])/([.E132]+[.D132])" office:value-type="float" office:value="0.999999972624476" calcext:value-type="float">
            <text:p>0,999999972624476</text:p>
          </table:table-cell>
          <table:table-cell office:value-type="float" office:value="1" calcext:value-type="float">
            <text:p>1</text:p>
          </table:table-cell>
          <table:table-cell table:style-name="ce1" table:formula="of:=([.G132]*[.B$7] + (1-[.G132])*[.B$6])*[.B$9]/[.B$8]*MMULT(TRANSPOSE([.D93:.D132]);[$DeathVariance.D$8:$DeathVariance.D$47])" office:value-type="float" office:value="10649.4695218153" calcext:value-type="float">
            <text:p>10649,4695218153</text:p>
          </table:table-cell>
          <table:table-cell table:style-name="ce1" table:formula="of:=[.H132]-[.H131]" office:value-type="float" office:value="1.82813350629658" calcext:value-type="float">
            <text:p>1,82813350629658</text:p>
          </table:table-cell>
          <table:table-cell table:style-name="ce1" table:formula="of:=[.I132]-SUM([.I129:.I131])/3" office:value-type="float" office:value="-2.18174406702322" calcext:value-type="float">
            <text:p>-2,1817440670232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2]+[.D132]*([.C$2]-1)*(1-[.F132])" office:value-type="float" office:value="59999997.8822704" calcext:value-type="float">
            <text:p>59999997,8822704</text:p>
          </table:table-cell>
          <table:table-cell table:formula="of:=[.E$22]-[.D133]" office:value-type="float" office:value="1.11772964149714" calcext:value-type="float">
            <text:p>1,11772964149714</text:p>
          </table:table-cell>
          <table:table-cell table:formula="of:=([.D133])/([.E133]+[.D133])" office:value-type="float" office:value="0.999999981371172" calcext:value-type="float">
            <text:p>0,999999981371172</text:p>
          </table:table-cell>
          <table:table-cell office:value-type="float" office:value="1" calcext:value-type="float">
            <text:p>1</text:p>
          </table:table-cell>
          <table:table-cell table:style-name="ce1" table:formula="of:=([.G133]*[.B$7] + (1-[.G133])*[.B$6])*[.B$9]/[.B$8]*MMULT(TRANSPOSE([.D94:.D133]);[$DeathVariance.D$8:$DeathVariance.D$47])" office:value-type="float" office:value="10650.7238933127" calcext:value-type="float">
            <text:p>10650,7238933127</text:p>
          </table:table-cell>
          <table:table-cell table:style-name="ce1" table:formula="of:=[.H133]-[.H132]" office:value-type="float" office:value="1.25437149738173" calcext:value-type="float">
            <text:p>1,25437149738173</text:p>
          </table:table-cell>
          <table:table-cell table:style-name="ce1" table:formula="of:=[.I133]-SUM([.I130:.I132])/3" office:value-type="float" office:value="-1.52118366797064" calcext:value-type="float">
            <text:p>-1,5211836679706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3]+[.D133]*([.C$2]-1)*(1-[.F133])" office:value-type="float" office:value="59999998.2393938" calcext:value-type="float">
            <text:p>59999998,2393938</text:p>
          </table:table-cell>
          <table:table-cell table:formula="of:=[.E$22]-[.D134]" office:value-type="float" office:value="0.760606184601784" calcext:value-type="float">
            <text:p>0,760606184601784</text:p>
          </table:table-cell>
          <table:table-cell table:formula="of:=([.D134])/([.E134]+[.D134])" office:value-type="float" office:value="0.99999998732323" calcext:value-type="float">
            <text:p>0,99999998732323</text:p>
          </table:table-cell>
          <table:table-cell office:value-type="float" office:value="1" calcext:value-type="float">
            <text:p>1</text:p>
          </table:table-cell>
          <table:table-cell table:style-name="ce1" table:formula="of:=([.G134]*[.B$7] + (1-[.G134])*[.B$6])*[.B$9]/[.B$8]*MMULT(TRANSPOSE([.D95:.D134]);[$DeathVariance.D$8:$DeathVariance.D$47])" office:value-type="float" office:value="10651.5825277447" calcext:value-type="float">
            <text:p>10651,5825277447</text:p>
          </table:table-cell>
          <table:table-cell table:style-name="ce1" table:formula="of:=[.H134]-[.H133]" office:value-type="float" office:value="0.858634432075633" calcext:value-type="float">
            <text:p>0,858634432075633</text:p>
          </table:table-cell>
          <table:table-cell table:style-name="ce1" table:formula="of:=[.I134]-SUM([.I131:.I133])/3" office:value-type="float" office:value="-1.05416495089715" calcext:value-type="float">
            <text:p>-1,0541649508971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4]+[.D134]*([.C$2]-1)*(1-[.F134])" office:value-type="float" office:value="59999998.4824135" calcext:value-type="float">
            <text:p>59999998,4824135</text:p>
          </table:table-cell>
          <table:table-cell table:formula="of:=[.E$22]-[.D135]" office:value-type="float" office:value="0.51758649200201" calcext:value-type="float">
            <text:p>0,51758649200201</text:p>
          </table:table-cell>
          <table:table-cell table:formula="of:=([.D135])/([.E135]+[.D135])" office:value-type="float" office:value="0.999999991373558" calcext:value-type="float">
            <text:p>0,999999991373558</text:p>
          </table:table-cell>
          <table:table-cell office:value-type="float" office:value="1" calcext:value-type="float">
            <text:p>1</text:p>
          </table:table-cell>
          <table:table-cell table:style-name="ce1" table:formula="of:=([.G135]*[.B$7] + (1-[.G135])*[.B$6])*[.B$9]/[.B$8]*MMULT(TRANSPOSE([.D96:.D135]);[$DeathVariance.D$8:$DeathVariance.D$47])" office:value-type="float" office:value="10652.1692476455" calcext:value-type="float">
            <text:p>10652,1692476455</text:p>
          </table:table-cell>
          <table:table-cell table:style-name="ce1" table:formula="of:=[.H135]-[.H134]" office:value-type="float" office:value="0.586719900709795" calcext:value-type="float">
            <text:p>0,586719900709795</text:p>
          </table:table-cell>
          <table:table-cell table:style-name="ce1" table:formula="of:=[.I135]-SUM([.I132:.I134])/3" office:value-type="float" office:value="-0.726993244541518" calcext:value-type="float">
            <text:p>-0,72699324454151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5]+[.D135]*([.C$2]-1)*(1-[.F135])" office:value-type="float" office:value="59999998.6477865" calcext:value-type="float">
            <text:p>59999998,6477865</text:p>
          </table:table-cell>
          <table:table-cell table:formula="of:=[.E$22]-[.D136]" office:value-type="float" office:value="0.352213516831398" calcext:value-type="float">
            <text:p>0,352213516831398</text:p>
          </table:table-cell>
          <table:table-cell table:formula="of:=([.D136])/([.E136]+[.D136])" office:value-type="float" office:value="0.999999994129774" calcext:value-type="float">
            <text:p>0,999999994129774</text:p>
          </table:table-cell>
          <table:table-cell office:value-type="float" office:value="1" calcext:value-type="float">
            <text:p>1</text:p>
          </table:table-cell>
          <table:table-cell table:style-name="ce1" table:formula="of:=([.G136]*[.B$7] + (1-[.G136])*[.B$6])*[.B$9]/[.B$8]*MMULT(TRANSPOSE([.D97:.D136]);[$DeathVariance.D$8:$DeathVariance.D$47])" office:value-type="float" office:value="10652.5696599868" calcext:value-type="float">
            <text:p>10652,5696599868</text:p>
          </table:table-cell>
          <table:table-cell table:style-name="ce1" table:formula="of:=[.H136]-[.H135]" office:value-type="float" office:value="0.400412341299671" calcext:value-type="float">
            <text:p>0,400412341299671</text:p>
          </table:table-cell>
          <table:table-cell table:style-name="ce1" table:formula="of:=[.I136]-SUM([.I133:.I135])/3" office:value-type="float" office:value="-0.499496268756047" calcext:value-type="float">
            <text:p>-0,49949626875604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6]+[.D136]*([.C$2]-1)*(1-[.F136])" office:value-type="float" office:value="59999998.7603215" calcext:value-type="float">
            <text:p>59999998,7603215</text:p>
          </table:table-cell>
          <table:table-cell table:formula="of:=[.E$22]-[.D137]" office:value-type="float" office:value="0.239678509533405" calcext:value-type="float">
            <text:p>0,239678509533405</text:p>
          </table:table-cell>
          <table:table-cell table:formula="of:=([.D137])/([.E137]+[.D137])" office:value-type="float" office:value="0.999999996005358" calcext:value-type="float">
            <text:p>0,999999996005358</text:p>
          </table:table-cell>
          <table:table-cell office:value-type="float" office:value="1" calcext:value-type="float">
            <text:p>1</text:p>
          </table:table-cell>
          <table:table-cell table:style-name="ce1" table:formula="of:=([.G137]*[.B$7] + (1-[.G137])*[.B$6])*[.B$9]/[.B$8]*MMULT(TRANSPOSE([.D98:.D137]);[$DeathVariance.D$8:$DeathVariance.D$47])" office:value-type="float" office:value="10652.8426820794" calcext:value-type="float">
            <text:p>10652,8426820794</text:p>
          </table:table-cell>
          <table:table-cell table:style-name="ce1" table:formula="of:=[.H137]-[.H136]" office:value-type="float" office:value="0.273022092596875" calcext:value-type="float">
            <text:p>0,273022092596875</text:p>
          </table:table-cell>
          <table:table-cell table:style-name="ce1" table:formula="of:=[.I137]-SUM([.I134:.I136])/3" office:value-type="float" office:value="-0.342233465431491" calcext:value-type="float">
            <text:p>-0,34223346543149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7]+[.D137]*([.C$2]-1)*(1-[.F137])" office:value-type="float" office:value="59999998.8369007" calcext:value-type="float">
            <text:p>59999998,8369007</text:p>
          </table:table-cell>
          <table:table-cell table:formula="of:=[.E$22]-[.D138]" office:value-type="float" office:value="0.163099333643913" calcext:value-type="float">
            <text:p>0,163099333643913</text:p>
          </table:table-cell>
          <table:table-cell table:formula="of:=([.D138])/([.E138]+[.D138])" office:value-type="float" office:value="0.999999997281678" calcext:value-type="float">
            <text:p>0,999999997281678</text:p>
          </table:table-cell>
          <table:table-cell office:value-type="float" office:value="1" calcext:value-type="float">
            <text:p>1</text:p>
          </table:table-cell>
          <table:table-cell table:style-name="ce1" table:formula="of:=([.G138]*[.B$7] + (1-[.G138])*[.B$6])*[.B$9]/[.B$8]*MMULT(TRANSPOSE([.D99:.D138]);[$DeathVariance.D$8:$DeathVariance.D$47])" office:value-type="float" office:value="10653.028727027" calcext:value-type="float">
            <text:p>10653,028727027</text:p>
          </table:table-cell>
          <table:table-cell table:style-name="ce1" table:formula="of:=[.H138]-[.H137]" office:value-type="float" office:value="0.186044947628034" calcext:value-type="float">
            <text:p>0,186044947628034</text:p>
          </table:table-cell>
          <table:table-cell table:style-name="ce1" table:formula="of:=[.I138]-SUM([.I135:.I137])/3" office:value-type="float" office:value="-0.234006497240747" calcext:value-type="float">
            <text:p>-0,23400649724074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8]+[.D138]*([.C$2]-1)*(1-[.F138])" office:value-type="float" office:value="59999998.8890122" calcext:value-type="float">
            <text:p>59999998,8890122</text:p>
          </table:table-cell>
          <table:table-cell table:formula="of:=[.E$22]-[.D139]" office:value-type="float" office:value="0.110987804830074" calcext:value-type="float">
            <text:p>0,110987804830074</text:p>
          </table:table-cell>
          <table:table-cell table:formula="of:=([.D139])/([.E139]+[.D139])" office:value-type="float" office:value="0.999999998150203" calcext:value-type="float">
            <text:p>0,999999998150203</text:p>
          </table:table-cell>
          <table:table-cell office:value-type="float" office:value="1" calcext:value-type="float">
            <text:p>1</text:p>
          </table:table-cell>
          <table:table-cell table:style-name="ce1" table:formula="of:=([.G139]*[.B$7] + (1-[.G139])*[.B$6])*[.B$9]/[.B$8]*MMULT(TRANSPOSE([.D100:.D139]);[$DeathVariance.D$8:$DeathVariance.D$47])" office:value-type="float" office:value="10653.1554485779" calcext:value-type="float">
            <text:p>10653,1554485779</text:p>
          </table:table-cell>
          <table:table-cell table:style-name="ce1" table:formula="of:=[.H139]-[.H138]" office:value-type="float" office:value="0.126721550952425" calcext:value-type="float">
            <text:p>0,126721550952425</text:p>
          </table:table-cell>
          <table:table-cell table:style-name="ce1" table:formula="of:=[.I139]-SUM([.I136:.I138])/3" office:value-type="float" office:value="-0.159771576222435" calcext:value-type="float">
            <text:p>-0,15977157622243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9]+[.D139]*([.C$2]-1)*(1-[.F139])" office:value-type="float" office:value="59999998.9244737" calcext:value-type="float">
            <text:p>59999998,9244737</text:p>
          </table:table-cell>
          <table:table-cell table:formula="of:=[.E$22]-[.D140]" office:value-type="float" office:value="0.0755263268947601" calcext:value-type="float">
            <text:p>0,07552632689476</text:p>
          </table:table-cell>
          <table:table-cell table:formula="of:=([.D140])/([.E140]+[.D140])" office:value-type="float" office:value="0.999999998741228" calcext:value-type="float">
            <text:p>0,999999998741228</text:p>
          </table:table-cell>
          <table:table-cell office:value-type="float" office:value="1" calcext:value-type="float">
            <text:p>1</text:p>
          </table:table-cell>
          <table:table-cell table:style-name="ce1" table:formula="of:=([.G140]*[.B$7] + (1-[.G140])*[.B$6])*[.B$9]/[.B$8]*MMULT(TRANSPOSE([.D101:.D140]);[$DeathVariance.D$8:$DeathVariance.D$47])" office:value-type="float" office:value="10653.2417372473" calcext:value-type="float">
            <text:p>10653,2417372473</text:p>
          </table:table-cell>
          <table:table-cell table:style-name="ce1" table:formula="of:=[.H140]-[.H139]" office:value-type="float" office:value="0.0862886694067129" calcext:value-type="float">
            <text:p>0,086288669406713</text:p>
          </table:table-cell>
          <table:table-cell table:style-name="ce1" table:formula="of:=[.I140]-SUM([.I137:.I139])/3" office:value-type="float" office:value="-0.108974194319065" calcext:value-type="float">
            <text:p>-0,10897419431906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0]+[.D140]*([.C$2]-1)*(1-[.F140])" office:value-type="float" office:value="59999998.9486049" calcext:value-type="float">
            <text:p>59999998,9486049</text:p>
          </table:table-cell>
          <table:table-cell table:formula="of:=[.E$22]-[.D141]" office:value-type="float" office:value="0.0513950660824776" calcext:value-type="float">
            <text:p>0,051395066082478</text:p>
          </table:table-cell>
          <table:table-cell table:formula="of:=([.D141])/([.E141]+[.D141])" office:value-type="float" office:value="0.999999999143416" calcext:value-type="float">
            <text:p>0,999999999143416</text:p>
          </table:table-cell>
          <table:table-cell office:value-type="float" office:value="1" calcext:value-type="float">
            <text:p>1</text:p>
          </table:table-cell>
          <table:table-cell table:style-name="ce1" table:formula="of:=([.G141]*[.B$7] + (1-[.G141])*[.B$6])*[.B$9]/[.B$8]*MMULT(TRANSPOSE([.D102:.D141]);[$DeathVariance.D$8:$DeathVariance.D$47])" office:value-type="float" office:value="10653.3004818886" calcext:value-type="float">
            <text:p>10653,3004818886</text:p>
          </table:table-cell>
          <table:table-cell table:style-name="ce1" table:formula="of:=[.H141]-[.H140]" office:value-type="float" office:value="0.0587446412664576" calcext:value-type="float">
            <text:p>0,058744641266458</text:p>
          </table:table-cell>
          <table:table-cell table:style-name="ce1" table:formula="of:=[.I141]-SUM([.I138:.I140])/3" office:value-type="float" office:value="-0.0742737480625995" calcext:value-type="float">
            <text:p>-0,074273748062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1]+[.D141]*([.C$2]-1)*(1-[.F141])" office:value-type="float" office:value="59999998.9650261" calcext:value-type="float">
            <text:p>59999998,9650261</text:p>
          </table:table-cell>
          <table:table-cell table:formula="of:=[.E$22]-[.D142]" office:value-type="float" office:value="0.0349739342927933" calcext:value-type="float">
            <text:p>0,034973934292793</text:p>
          </table:table-cell>
          <table:table-cell table:formula="of:=([.D142])/([.E142]+[.D142])" office:value-type="float" office:value="0.999999999417101" calcext:value-type="float">
            <text:p>0,999999999417101</text:p>
          </table:table-cell>
          <table:table-cell office:value-type="float" office:value="1" calcext:value-type="float">
            <text:p>1</text:p>
          </table:table-cell>
          <table:table-cell table:style-name="ce1" table:formula="of:=([.G142]*[.B$7] + (1-[.G142])*[.B$6])*[.B$9]/[.B$8]*MMULT(TRANSPOSE([.D103:.D142]);[$DeathVariance.D$8:$DeathVariance.D$47])" office:value-type="float" office:value="10653.340469174" calcext:value-type="float">
            <text:p>10653,340469174</text:p>
          </table:table-cell>
          <table:table-cell table:style-name="ce1" table:formula="of:=[.H142]-[.H141]" office:value-type="float" office:value="0.0399872853813577" calcext:value-type="float">
            <text:p>0,039987285381358</text:p>
          </table:table-cell>
          <table:table-cell table:style-name="ce1" table:formula="of:=[.I142]-SUM([.I139:.I141])/3" office:value-type="float" office:value="-0.0505976684938408" calcext:value-type="float">
            <text:p>-0,05059766849384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2]+[.D142]*([.C$2]-1)*(1-[.F142])" office:value-type="float" office:value="59999998.9762005" calcext:value-type="float">
            <text:p>59999998,9762005</text:p>
          </table:table-cell>
          <table:table-cell table:formula="of:=[.E$22]-[.D143]" office:value-type="float" office:value="0.0237994864583015" calcext:value-type="float">
            <text:p>0,023799486458302</text:p>
          </table:table-cell>
          <table:table-cell table:formula="of:=([.D143])/([.E143]+[.D143])" office:value-type="float" office:value="0.999999999603342" calcext:value-type="float">
            <text:p>0,999999999603342</text:p>
          </table:table-cell>
          <table:table-cell office:value-type="float" office:value="1" calcext:value-type="float">
            <text:p>1</text:p>
          </table:table-cell>
          <table:table-cell table:style-name="ce1" table:formula="of:=([.G143]*[.B$7] + (1-[.G143])*[.B$6])*[.B$9]/[.B$8]*MMULT(TRANSPOSE([.D104:.D143]);[$DeathVariance.D$8:$DeathVariance.D$47])" office:value-type="float" office:value="10653.3676857835" calcext:value-type="float">
            <text:p>10653,3676857835</text:p>
          </table:table-cell>
          <table:table-cell table:style-name="ce1" table:formula="of:=[.H143]-[.H142]" office:value-type="float" office:value="0.0272166095164721" calcext:value-type="float">
            <text:p>0,027216609516472</text:p>
          </table:table-cell>
          <table:table-cell table:style-name="ce1" table:formula="of:=[.I143]-SUM([.I140:.I142])/3" office:value-type="float" office:value="-0.034456922501704" calcext:value-type="float">
            <text:p>-0,03445692250170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3]+[.D143]*([.C$2]-1)*(1-[.F143])" office:value-type="float" office:value="59999998.9838046" calcext:value-type="float">
            <text:p>59999998,9838046</text:p>
          </table:table-cell>
          <table:table-cell table:formula="of:=[.E$22]-[.D144]" office:value-type="float" office:value="0.0161953642964363" calcext:value-type="float">
            <text:p>0,016195364296436</text:p>
          </table:table-cell>
          <table:table-cell table:formula="of:=([.D144])/([.E144]+[.D144])" office:value-type="float" office:value="0.999999999730077" calcext:value-type="float">
            <text:p>0,999999999730077</text:p>
          </table:table-cell>
          <table:table-cell office:value-type="float" office:value="1" calcext:value-type="float">
            <text:p>1</text:p>
          </table:table-cell>
          <table:table-cell table:style-name="ce1" table:formula="of:=([.G144]*[.B$7] + (1-[.G144])*[.B$6])*[.B$9]/[.B$8]*MMULT(TRANSPOSE([.D105:.D144]);[$DeathVariance.D$8:$DeathVariance.D$47])" office:value-type="float" office:value="10653.3862090576" calcext:value-type="float">
            <text:p>10653,3862090576</text:p>
          </table:table-cell>
          <table:table-cell table:style-name="ce1" table:formula="of:=[.H144]-[.H143]" office:value-type="float" office:value="0.0185232740914216" calcext:value-type="float">
            <text:p>0,018523274091422</text:p>
          </table:table-cell>
          <table:table-cell table:style-name="ce1" table:formula="of:=[.I144]-SUM([.I141:.I143])/3" office:value-type="float" office:value="-0.0234595712966742" calcext:value-type="float">
            <text:p>-0,02345957129667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4]+[.D144]*([.C$2]-1)*(1-[.F144])" office:value-type="float" office:value="59999998.9889792" calcext:value-type="float">
            <text:p>59999998,9889792</text:p>
          </table:table-cell>
          <table:table-cell table:formula="of:=[.E$22]-[.D145]" office:value-type="float" office:value="0.0110208168625832" calcext:value-type="float">
            <text:p>0,011020816862583</text:p>
          </table:table-cell>
          <table:table-cell table:formula="of:=([.D145])/([.E145]+[.D145])" office:value-type="float" office:value="0.99999999981632" calcext:value-type="float">
            <text:p>0,99999999981632</text:p>
          </table:table-cell>
          <table:table-cell office:value-type="float" office:value="1" calcext:value-type="float">
            <text:p>1</text:p>
          </table:table-cell>
          <table:table-cell table:style-name="ce1" table:formula="of:=([.G145]*[.B$7] + (1-[.G145])*[.B$6])*[.B$9]/[.B$8]*MMULT(TRANSPOSE([.D106:.D145]);[$DeathVariance.D$8:$DeathVariance.D$47])" office:value-type="float" office:value="10653.398815198" calcext:value-type="float">
            <text:p>10653,398815198</text:p>
          </table:table-cell>
          <table:table-cell table:style-name="ce1" table:formula="of:=[.H145]-[.H144]" office:value-type="float" office:value="0.0126061404007487" calcext:value-type="float">
            <text:p>0,012606140400749</text:p>
          </table:table-cell>
          <table:table-cell table:style-name="ce1" table:formula="of:=[.I145]-SUM([.I142:.I144])/3" office:value-type="float" office:value="-0.0159695825956684" calcext:value-type="float">
            <text:p>-0,01596958259566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5]+[.D145]*([.C$2]-1)*(1-[.F145])" office:value-type="float" office:value="59999998.9925004" calcext:value-type="float">
            <text:p>59999998,9925004</text:p>
          </table:table-cell>
          <table:table-cell table:formula="of:=[.E$22]-[.D146]" office:value-type="float" office:value="0.0074995756149292" calcext:value-type="float">
            <text:p>0,007499575614929</text:p>
          </table:table-cell>
          <table:table-cell table:formula="of:=([.D146])/([.E146]+[.D146])" office:value-type="float" office:value="0.999999999875007" calcext:value-type="float">
            <text:p>0,999999999875007</text:p>
          </table:table-cell>
          <table:table-cell office:value-type="float" office:value="1" calcext:value-type="float">
            <text:p>1</text:p>
          </table:table-cell>
          <table:table-cell table:style-name="ce1" table:formula="of:=([.G146]*[.B$7] + (1-[.G146])*[.B$6])*[.B$9]/[.B$8]*MMULT(TRANSPOSE([.D107:.D146]);[$DeathVariance.D$8:$DeathVariance.D$47])" office:value-type="float" office:value="10653.4073941323" calcext:value-type="float">
            <text:p>10653,4073941323</text:p>
          </table:table-cell>
          <table:table-cell table:style-name="ce1" table:formula="of:=[.H146]-[.H145]" office:value-type="float" office:value="0.00857893434658763" calcext:value-type="float">
            <text:p>0,008578934346588</text:p>
          </table:table-cell>
          <table:table-cell table:style-name="ce1" table:formula="of:=[.I146]-SUM([.I143:.I145])/3" office:value-type="float" office:value="-0.0108697403229598" calcext:value-type="float">
            <text:p>-0,0108697403229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6]+[.D146]*([.C$2]-1)*(1-[.F146])" office:value-type="float" office:value="59999998.9948966" calcext:value-type="float">
            <text:p>59999998,9948966</text:p>
          </table:table-cell>
          <table:table-cell table:formula="of:=[.E$22]-[.D147]" office:value-type="float" office:value="0.00510340183973312" calcext:value-type="float">
            <text:p>0,005103401839733</text:p>
          </table:table-cell>
          <table:table-cell table:formula="of:=([.D147])/([.E147]+[.D147])" office:value-type="float" office:value="0.999999999914943" calcext:value-type="float">
            <text:p>0,999999999914943</text:p>
          </table:table-cell>
          <table:table-cell office:value-type="float" office:value="1" calcext:value-type="float">
            <text:p>1</text:p>
          </table:table-cell>
          <table:table-cell table:style-name="ce1" table:formula="of:=([.G147]*[.B$7] + (1-[.G147])*[.B$6])*[.B$9]/[.B$8]*MMULT(TRANSPOSE([.D108:.D147]);[$DeathVariance.D$8:$DeathVariance.D$47])" office:value-type="float" office:value="10653.4132322867" calcext:value-type="float">
            <text:p>10653,4132322867</text:p>
          </table:table-cell>
          <table:table-cell table:style-name="ce1" table:formula="of:=[.H147]-[.H146]" office:value-type="float" office:value="0.00583815432401025" calcext:value-type="float">
            <text:p>0,00583815432401</text:p>
          </table:table-cell>
          <table:table-cell table:style-name="ce1" table:formula="of:=[.I147]-SUM([.I144:.I146])/3" office:value-type="float" office:value="-0.00739796195557574" calcext:value-type="float">
            <text:p>-0,00739796195557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7]+[.D147]*([.C$2]-1)*(1-[.F147])" office:value-type="float" office:value="59999998.9965272" calcext:value-type="float">
            <text:p>59999998,9965272</text:p>
          </table:table-cell>
          <table:table-cell table:formula="of:=[.E$22]-[.D148]" office:value-type="float" office:value="0.00347282737493515" calcext:value-type="float">
            <text:p>0,003472827374935</text:p>
          </table:table-cell>
          <table:table-cell table:formula="of:=([.D148])/([.E148]+[.D148])" office:value-type="float" office:value="0.99999999994212" calcext:value-type="float">
            <text:p>0,99999999994212</text:p>
          </table:table-cell>
          <table:table-cell office:value-type="float" office:value="1" calcext:value-type="float">
            <text:p>1</text:p>
          </table:table-cell>
          <table:table-cell table:style-name="ce1" table:formula="of:=([.G148]*[.B$7] + (1-[.G148])*[.B$6])*[.B$9]/[.B$8]*MMULT(TRANSPOSE([.D109:.D148]);[$DeathVariance.D$8:$DeathVariance.D$47])" office:value-type="float" office:value="10653.4172052237" calcext:value-type="float">
            <text:p>10653,4172052237</text:p>
          </table:table-cell>
          <table:table-cell table:style-name="ce1" table:formula="of:=[.H148]-[.H147]" office:value-type="float" office:value="0.00397293704554613" calcext:value-type="float">
            <text:p>0,003972937045546</text:p>
          </table:table-cell>
          <table:table-cell table:style-name="ce1" table:formula="of:=[.I148]-SUM([.I145:.I147])/3" office:value-type="float" office:value="-0.00503480597823606" calcext:value-type="float">
            <text:p>-0,00503480597823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8]+[.D148]*([.C$2]-1)*(1-[.F148])" office:value-type="float" office:value="59999998.9976368" calcext:value-type="float">
            <text:p>59999998,9976368</text:p>
          </table:table-cell>
          <table:table-cell table:formula="of:=[.E$22]-[.D149]" office:value-type="float" office:value="0.00236323475837708" calcext:value-type="float">
            <text:p>0,002363234758377</text:p>
          </table:table-cell>
          <table:table-cell table:formula="of:=([.D149])/([.E149]+[.D149])" office:value-type="float" office:value="0.999999999960613" calcext:value-type="float">
            <text:p>0,999999999960613</text:p>
          </table:table-cell>
          <table:table-cell office:value-type="float" office:value="1" calcext:value-type="float">
            <text:p>1</text:p>
          </table:table-cell>
          <table:table-cell table:style-name="ce1" table:formula="of:=([.G149]*[.B$7] + (1-[.G149])*[.B$6])*[.B$9]/[.B$8]*MMULT(TRANSPOSE([.D110:.D149]);[$DeathVariance.D$8:$DeathVariance.D$47])" office:value-type="float" office:value="10653.4199088312" calcext:value-type="float">
            <text:p>10653,4199088312</text:p>
          </table:table-cell>
          <table:table-cell table:style-name="ce1" table:formula="of:=[.H149]-[.H148]" office:value-type="float" office:value="0.00270360744616482" calcext:value-type="float">
            <text:p>0,002703607446165</text:p>
          </table:table-cell>
          <table:table-cell table:style-name="ce1" table:formula="of:=[.I149]-SUM([.I146:.I148])/3" office:value-type="float" office:value="-0.00342640112588318" calcext:value-type="float">
            <text:p>-0,00342640112588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9]+[.D149]*([.C$2]-1)*(1-[.F149])" office:value-type="float" office:value="59999998.9983918" calcext:value-type="float">
            <text:p>59999998,9983918</text:p>
          </table:table-cell>
          <table:table-cell table:formula="of:=[.E$22]-[.D150]" office:value-type="float" office:value="0.00160816311836243" calcext:value-type="float">
            <text:p>0,001608163118362</text:p>
          </table:table-cell>
          <table:table-cell table:formula="of:=([.D150])/([.E150]+[.D150])" office:value-type="float" office:value="0.999999999973197" calcext:value-type="float">
            <text:p>0,999999999973197</text:p>
          </table:table-cell>
          <table:table-cell office:value-type="float" office:value="1" calcext:value-type="float">
            <text:p>1</text:p>
          </table:table-cell>
          <table:table-cell table:style-name="ce1" table:formula="of:=([.G150]*[.B$7] + (1-[.G150])*[.B$6])*[.B$9]/[.B$8]*MMULT(TRANSPOSE([.D111:.D150]);[$DeathVariance.D$8:$DeathVariance.D$47])" office:value-type="float" office:value="10653.4217486402" calcext:value-type="float">
            <text:p>10653,4217486402</text:p>
          </table:table-cell>
          <table:table-cell table:style-name="ce1" table:formula="of:=[.H150]-[.H149]" office:value-type="float" office:value="0.00183980904512282" calcext:value-type="float">
            <text:p>0,001839809045123</text:p>
          </table:table-cell>
          <table:table-cell table:style-name="ce1" table:formula="of:=[.I150]-SUM([.I147:.I149])/3" office:value-type="float" office:value="-0.00233175722678425" calcext:value-type="float">
            <text:p>-0,00233175722678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0]+[.D150]*([.C$2]-1)*(1-[.F150])" office:value-type="float" office:value="59999998.9989057" calcext:value-type="float">
            <text:p>59999998,9989057</text:p>
          </table:table-cell>
          <table:table-cell table:formula="of:=[.E$22]-[.D151]" office:value-type="float" office:value="0.00109434127807617" calcext:value-type="float">
            <text:p>0,001094341278076</text:p>
          </table:table-cell>
          <table:table-cell table:formula="of:=([.D151])/([.E151]+[.D151])" office:value-type="float" office:value="0.999999999981761" calcext:value-type="float">
            <text:p>0,999999999981761</text:p>
          </table:table-cell>
          <table:table-cell office:value-type="float" office:value="1" calcext:value-type="float">
            <text:p>1</text:p>
          </table:table-cell>
          <table:table-cell table:style-name="ce1" table:formula="of:=([.G151]*[.B$7] + (1-[.G151])*[.B$6])*[.B$9]/[.B$8]*MMULT(TRANSPOSE([.D112:.D151]);[$DeathVariance.D$8:$DeathVariance.D$47])" office:value-type="float" office:value="10653.4230006276" calcext:value-type="float">
            <text:p>10653,4230006276</text:p>
          </table:table-cell>
          <table:table-cell table:style-name="ce1" table:formula="of:=[.H151]-[.H150]" office:value-type="float" office:value="0.00125198735258891" calcext:value-type="float">
            <text:p>0,001251987352589</text:p>
          </table:table-cell>
          <table:table-cell table:style-name="ce1" table:formula="of:=[.I151]-SUM([.I148:.I150])/3" office:value-type="float" office:value="-0.00158679715968901" calcext:value-type="float">
            <text:p>-0,00158679715968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1]+[.D151]*([.C$2]-1)*(1-[.F151])" office:value-type="float" office:value="59999998.9992553" calcext:value-type="float">
            <text:p>59999998,9992553</text:p>
          </table:table-cell>
          <table:table-cell table:formula="of:=[.E$22]-[.D152]" office:value-type="float" office:value="0.000744692981243134" calcext:value-type="float">
            <text:p>0,000744692981243</text:p>
          </table:table-cell>
          <table:table-cell table:formula="of:=([.D152])/([.E152]+[.D152])" office:value-type="float" office:value="0.999999999987588" calcext:value-type="float">
            <text:p>0,999999999987588</text:p>
          </table:table-cell>
          <table:table-cell office:value-type="float" office:value="1" calcext:value-type="float">
            <text:p>1</text:p>
          </table:table-cell>
          <table:table-cell table:style-name="ce1" table:formula="of:=([.G152]*[.B$7] + (1-[.G152])*[.B$6])*[.B$9]/[.B$8]*MMULT(TRANSPOSE([.D113:.D152]);[$DeathVariance.D$8:$DeathVariance.D$47])" office:value-type="float" office:value="10653.4238526005" calcext:value-type="float">
            <text:p>10653,4238526005</text:p>
          </table:table-cell>
          <table:table-cell table:style-name="ce1" table:formula="of:=[.H152]-[.H151]" office:value-type="float" office:value="0.000851972967211623" calcext:value-type="float">
            <text:p>0,000851972967212</text:p>
          </table:table-cell>
          <table:table-cell table:style-name="ce1" table:formula="of:=[.I152]-SUM([.I149:.I151])/3" office:value-type="float" office:value="-0.00107982831408056" calcext:value-type="float">
            <text:p>-0,00107982831408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2]+[.D152]*([.C$2]-1)*(1-[.F152])" office:value-type="float" office:value="59999998.9994932" calcext:value-type="float">
            <text:p>59999998,9994932</text:p>
          </table:table-cell>
          <table:table-cell table:formula="of:=[.E$22]-[.D153]" office:value-type="float" office:value="0.000506758689880371" calcext:value-type="float">
            <text:p>0,00050675868988</text:p>
          </table:table-cell>
          <table:table-cell table:formula="of:=([.D153])/([.E153]+[.D153])" office:value-type="float" office:value="0.999999999991554" calcext:value-type="float">
            <text:p>0,999999999991554</text:p>
          </table:table-cell>
          <table:table-cell office:value-type="float" office:value="1" calcext:value-type="float">
            <text:p>1</text:p>
          </table:table-cell>
          <table:table-cell table:style-name="ce1" table:formula="of:=([.G153]*[.B$7] + (1-[.G153])*[.B$6])*[.B$9]/[.B$8]*MMULT(TRANSPOSE([.D114:.D153]);[$DeathVariance.D$8:$DeathVariance.D$47])" office:value-type="float" office:value="10653.4244323639" calcext:value-type="float">
            <text:p>10653,4244323639</text:p>
          </table:table-cell>
          <table:table-cell table:style-name="ce1" table:formula="of:=[.H153]-[.H152]" office:value-type="float" office:value="0.000579763405767153" calcext:value-type="float">
            <text:p>0,000579763405767</text:p>
          </table:table-cell>
          <table:table-cell table:style-name="ce1" table:formula="of:=[.I153]-SUM([.I150:.I152])/3" office:value-type="float" office:value="-0.000734826382540632" calcext:value-type="float">
            <text:p>-0,00073482638254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3]+[.D153]*([.C$2]-1)*(1-[.F153])" office:value-type="float" office:value="59999998.9996552" calcext:value-type="float">
            <text:p>59999998,9996552</text:p>
          </table:table-cell>
          <table:table-cell table:formula="of:=[.E$22]-[.D154]" office:value-type="float" office:value="0.000344842672348022" calcext:value-type="float">
            <text:p>0,000344842672348</text:p>
          </table:table-cell>
          <table:table-cell table:formula="of:=([.D154])/([.E154]+[.D154])" office:value-type="float" office:value="0.999999999994253" calcext:value-type="float">
            <text:p>0,999999999994253</text:p>
          </table:table-cell>
          <table:table-cell office:value-type="float" office:value="1" calcext:value-type="float">
            <text:p>1</text:p>
          </table:table-cell>
          <table:table-cell table:style-name="ce1" table:formula="of:=([.G154]*[.B$7] + (1-[.G154])*[.B$6])*[.B$9]/[.B$8]*MMULT(TRANSPOSE([.D115:.D154]);[$DeathVariance.D$8:$DeathVariance.D$47])" office:value-type="float" office:value="10653.4248268895" calcext:value-type="float">
            <text:p>10653,4248268895</text:p>
          </table:table-cell>
          <table:table-cell table:style-name="ce1" table:formula="of:=[.H154]-[.H153]" office:value-type="float" office:value="0.00039452558485209" calcext:value-type="float">
            <text:p>0,000394525584852</text:p>
          </table:table-cell>
          <table:table-cell table:style-name="ce1" table:formula="of:=[.I154]-SUM([.I151:.I153])/3" office:value-type="float" office:value="-0.000500048990337139" calcext:value-type="float">
            <text:p>-0,00050004899033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4]+[.D154]*([.C$2]-1)*(1-[.F154])" office:value-type="float" office:value="59999998.9997653" calcext:value-type="float">
            <text:p>59999998,9997653</text:p>
          </table:table-cell>
          <table:table-cell table:formula="of:=[.E$22]-[.D155]" office:value-type="float" office:value="0.000234663486480713" calcext:value-type="float">
            <text:p>0,000234663486481</text:p>
          </table:table-cell>
          <table:table-cell table:formula="of:=([.D155])/([.E155]+[.D155])" office:value-type="float" office:value="0.999999999996089" calcext:value-type="float">
            <text:p>0,999999999996089</text:p>
          </table:table-cell>
          <table:table-cell office:value-type="float" office:value="1" calcext:value-type="float">
            <text:p>1</text:p>
          </table:table-cell>
          <table:table-cell table:style-name="ce1" table:formula="of:=([.G155]*[.B$7] + (1-[.G155])*[.B$6])*[.B$9]/[.B$8]*MMULT(TRANSPOSE([.D116:.D155]);[$DeathVariance.D$8:$DeathVariance.D$47])" office:value-type="float" office:value="10653.4250953616" calcext:value-type="float">
            <text:p>10653,4250953616</text:p>
          </table:table-cell>
          <table:table-cell table:style-name="ce1" table:formula="of:=[.H155]-[.H154]" office:value-type="float" office:value="0.000268472087554983" calcext:value-type="float">
            <text:p>0,000268472087555</text:p>
          </table:table-cell>
          <table:table-cell table:style-name="ce1" table:formula="of:=[.I155]-SUM([.I152:.I154])/3" office:value-type="float" office:value="-0.000340281898388639" calcext:value-type="float">
            <text:p>-0,00034028189838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5]+[.D155]*([.C$2]-1)*(1-[.F155])" office:value-type="float" office:value="59999998.9998403" calcext:value-type="float">
            <text:p>59999998,9998403</text:p>
          </table:table-cell>
          <table:table-cell table:formula="of:=[.E$22]-[.D156]" office:value-type="float" office:value="0.000159688293933868" calcext:value-type="float">
            <text:p>0,000159688293934</text:p>
          </table:table-cell>
          <table:table-cell table:formula="of:=([.D156])/([.E156]+[.D156])" office:value-type="float" office:value="0.999999999997339" calcext:value-type="float">
            <text:p>0,999999999997339</text:p>
          </table:table-cell>
          <table:table-cell office:value-type="float" office:value="1" calcext:value-type="float">
            <text:p>1</text:p>
          </table:table-cell>
          <table:table-cell table:style-name="ce1" table:formula="of:=([.G156]*[.B$7] + (1-[.G156])*[.B$6])*[.B$9]/[.B$8]*MMULT(TRANSPOSE([.D117:.D156]);[$DeathVariance.D$8:$DeathVariance.D$47])" office:value-type="float" office:value="10653.425278055" calcext:value-type="float">
            <text:p>10653,425278055</text:p>
          </table:table-cell>
          <table:table-cell table:style-name="ce1" table:formula="of:=[.H156]-[.H155]" office:value-type="float" office:value="0.000182693385795574" calcext:value-type="float">
            <text:p>0,000182693385796</text:p>
          </table:table-cell>
          <table:table-cell table:style-name="ce1" table:formula="of:=[.I156]-SUM([.I153:.I155])/3" office:value-type="float" office:value="-0.000231560306929168" calcext:value-type="float">
            <text:p>-0,00023156030692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6]+[.D156]*([.C$2]-1)*(1-[.F156])" office:value-type="float" office:value="59999998.9998913" calcext:value-type="float">
            <text:p>59999998,9998913</text:p>
          </table:table-cell>
          <table:table-cell table:formula="of:=[.E$22]-[.D157]" office:value-type="float" office:value="0.000108666718006134" calcext:value-type="float">
            <text:p>0,000108666718006</text:p>
          </table:table-cell>
          <table:table-cell table:formula="of:=([.D157])/([.E157]+[.D157])" office:value-type="float" office:value="0.999999999998189" calcext:value-type="float">
            <text:p>0,999999999998189</text:p>
          </table:table-cell>
          <table:table-cell office:value-type="float" office:value="1" calcext:value-type="float">
            <text:p>1</text:p>
          </table:table-cell>
          <table:table-cell table:style-name="ce1" table:formula="of:=([.G157]*[.B$7] + (1-[.G157])*[.B$6])*[.B$9]/[.B$8]*MMULT(TRANSPOSE([.D118:.D157]);[$DeathVariance.D$8:$DeathVariance.D$47])" office:value-type="float" office:value="10653.4254023765" calcext:value-type="float">
            <text:p>10653,4254023765</text:p>
          </table:table-cell>
          <table:table-cell table:style-name="ce1" table:formula="of:=[.H157]-[.H156]" office:value-type="float" office:value="0.000124321521070669" calcext:value-type="float">
            <text:p>0,000124321521071</text:p>
          </table:table-cell>
          <table:table-cell table:style-name="ce1" table:formula="of:=[.I157]-SUM([.I154:.I156])/3" office:value-type="float" office:value="-0.000157575498330213" calcext:value-type="float">
            <text:p>-0,0001575754983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7]+[.D157]*([.C$2]-1)*(1-[.F157])" office:value-type="float" office:value="59999998.9999261" calcext:value-type="float">
            <text:p>59999998,9999261</text:p>
          </table:table-cell>
          <table:table-cell table:formula="of:=[.E$22]-[.D158]" office:value-type="float" office:value="0.000073947012424469" calcext:value-type="float">
            <text:p>7,3947012424469E-05</text:p>
          </table:table-cell>
          <table:table-cell table:formula="of:=([.D158])/([.E158]+[.D158])" office:value-type="float" office:value="0.999999999998768" calcext:value-type="float">
            <text:p>0,999999999998768</text:p>
          </table:table-cell>
          <table:table-cell office:value-type="float" office:value="1" calcext:value-type="float">
            <text:p>1</text:p>
          </table:table-cell>
          <table:table-cell table:style-name="ce1" table:formula="of:=([.G158]*[.B$7] + (1-[.G158])*[.B$6])*[.B$9]/[.B$8]*MMULT(TRANSPOSE([.D119:.D158]);[$DeathVariance.D$8:$DeathVariance.D$47])" office:value-type="float" office:value="10653.4254869764" calcext:value-type="float">
            <text:p>10653,4254869764</text:p>
          </table:table-cell>
          <table:table-cell table:style-name="ce1" table:formula="of:=[.H158]-[.H157]" office:value-type="float" office:value="0.0000845998565637274" calcext:value-type="float">
            <text:p>8,45998565637274E-05</text:p>
          </table:table-cell>
          <table:table-cell table:style-name="ce1" table:formula="of:=[.I158]-SUM([.I155:.I157])/3" office:value-type="float" office:value="-0.000107229141576681" calcext:value-type="float">
            <text:p>-0,00010722914157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8]+[.D158]*([.C$2]-1)*(1-[.F158])" office:value-type="float" office:value="59999998.9999497" calcext:value-type="float">
            <text:p>59999998,9999497</text:p>
          </table:table-cell>
          <table:table-cell table:formula="of:=[.E$22]-[.D159]" office:value-type="float" office:value="0.0000503212213516235" calcext:value-type="float">
            <text:p>5,03212213516235E-05</text:p>
          </table:table-cell>
          <table:table-cell table:formula="of:=([.D159])/([.E159]+[.D159])" office:value-type="float" office:value="0.999999999999161" calcext:value-type="float">
            <text:p>0,999999999999161</text:p>
          </table:table-cell>
          <table:table-cell office:value-type="float" office:value="1" calcext:value-type="float">
            <text:p>1</text:p>
          </table:table-cell>
          <table:table-cell table:style-name="ce1" table:formula="of:=([.G159]*[.B$7] + (1-[.G159])*[.B$6])*[.B$9]/[.B$8]*MMULT(TRANSPOSE([.D120:.D159]);[$DeathVariance.D$8:$DeathVariance.D$47])" office:value-type="float" office:value="10653.4255445459" calcext:value-type="float">
            <text:p>10653,4255445459</text:p>
          </table:table-cell>
          <table:table-cell table:style-name="ce1" table:formula="of:=[.H159]-[.H158]" office:value-type="float" office:value="0.0000575695667066611" calcext:value-type="float">
            <text:p>5,75695667066611E-05</text:p>
          </table:table-cell>
          <table:table-cell table:style-name="ce1" table:formula="of:=[.I159]-SUM([.I156:.I158])/3" office:value-type="float" office:value="-0.0000729686877699957" calcext:value-type="float">
            <text:p>-7,29686877699957E-05</text:p>
          </table:table-cell>
          <table:table-cell table:number-columns-repeated="53"/>
        </table:table-row>
        <table:table-row table:style-name="ro1" table:number-rows-repeated="1048416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DeathVariance" table:style-name="ta2">
        <office:forms form:automatic-focus="false" form:apply-design-mode="false"/>
        <table:table-column table:style-name="co2" table:number-columns-repeated="13" table:default-cell-style-name="Default"/>
        <table:table-column table:style-name="co7" table:default-cell-style-name="ce1"/>
        <table:table-column table:style-name="co2" table:number-columns-repeated="50" table:default-cell-style-name="Default"/>
        <table:table-row table:style-name="ro1">
          <table:table-cell table:style-name="ce1" office:value-type="string" calcext:value-type="string">
            <text:p>DelayDeath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Varianc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/>
          <table:table-cell>
            <draw:frame draw:z-index="0" draw:style-name="gr2" draw:text-style-name="P2" svg:width="16.07cm" svg:height="8.996cm" svg:x="0.93cm" svg:y="0.251cm">
              <draw:object draw:notify-on-update-of-ranges="DeathVariance.D7:DeathVariance.D7 DeathVariance.D8:DeathVariance.D4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EXP(-(POWER(([.C8]-[.B$1])/[.B$2];2))/2)*1/([.B$2]*SQRTPI(2))" office:value-type="float" office:value="0.0000583893851582921" calcext:value-type="float">
            <text:p>5,83893851582921E-05</text:p>
          </table:table-cell>
          <table:table-cell table:number-columns-repeated="10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table:formula="of:=EXP(-(POWER(([.C9]-[.B$1])/[.B$2];2))/2)*1/([.B$2]*SQRTPI(2))" office:value-type="float" office:value="0.000122380386022754" calcext:value-type="float">
            <text:p>0,000122380386023</text:p>
          </table:table-cell>
          <table:table-cell table:number-columns-repeated="10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table:formula="of:=EXP(-(POWER(([.C10]-[.B$1])/[.B$2];2))/2)*1/([.B$2]*SQRTPI(2))" office:value-type="float" office:value="0.000246443833694604" calcext:value-type="float">
            <text:p>0,000246443833695</text:p>
          </table:table-cell>
          <table:table-cell table:number-columns-repeated="10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table:formula="of:=EXP(-(POWER(([.C11]-[.B$1])/[.B$2];2))/2)*1/([.B$2]*SQRTPI(2))" office:value-type="float" office:value="0.000476817640292968" calcext:value-type="float">
            <text:p>0,00047681764029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table:formula="of:=EXP(-(POWER(([.C12]-[.B$1])/[.B$2];2))/2)*1/([.B$2]*SQRTPI(2))" office:value-type="float" office:value="0.000886369682387602" calcext:value-type="float">
            <text:p>0,00088636968238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table:formula="of:=EXP(-(POWER(([.C13]-[.B$1])/[.B$2];2))/2)*1/([.B$2]*SQRTPI(2))" office:value-type="float" office:value="0.00158309031659599" calcext:value-type="float">
            <text:p>0,00158309031659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table:formula="of:=EXP(-(POWER(([.C14]-[.B$1])/[.B$2];2))/2)*1/([.B$2]*SQRTPI(2))" office:value-type="float" office:value="0.00271659384673712" calcext:value-type="float">
            <text:p>0,00271659384673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table:formula="of:=EXP(-(POWER(([.C15]-[.B$1])/[.B$2];2))/2)*1/([.B$2]*SQRTPI(2))" office:value-type="float" office:value="0.00447890605896858" calcext:value-type="float">
            <text:p>0,00447890605896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table:formula="of:=EXP(-(POWER(([.C16]-[.B$1])/[.B$2];2))/2)*1/([.B$2]*SQRTPI(2))" office:value-type="float" office:value="0.00709491856924628" calcext:value-type="float">
            <text:p>0,00709491856924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table:formula="of:=EXP(-(POWER(([.C17]-[.B$1])/[.B$2];2))/2)*1/([.B$2]*SQRTPI(2))" office:value-type="float" office:value="0.0107981933026376" calcext:value-type="float">
            <text:p>0,01079819330263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table:formula="of:=EXP(-(POWER(([.C18]-[.B$1])/[.B$2];2))/2)*1/([.B$2]*SQRTPI(2))" office:value-type="float" office:value="0.0157900316601788" calcext:value-type="float">
            <text:p>0,01579003166017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table:formula="of:=EXP(-(POWER(([.C19]-[.B$1])/[.B$2];2))/2)*1/([.B$2]*SQRTPI(2))" office:value-type="float" office:value="0.0221841669358911" calcext:value-type="float">
            <text:p>0,0221841669358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" table:formula="of:=EXP(-(POWER(([.C20]-[.B$1])/[.B$2];2))/2)*1/([.B$2]*SQRTPI(2))" office:value-type="float" office:value="0.029945493127149" calcext:value-type="float">
            <text:p>0,02994549312714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style-name="ce1" table:formula="of:=EXP(-(POWER(([.C21]-[.B$1])/[.B$2];2))/2)*1/([.B$2]*SQRTPI(2))" office:value-type="float" office:value="0.0388372109966426" calcext:value-type="float">
            <text:p>0,03883721099664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table:formula="of:=EXP(-(POWER(([.C22]-[.B$1])/[.B$2];2))/2)*1/([.B$2]*SQRTPI(2))" office:value-type="float" office:value="0.0483941449038287" calcext:value-type="float">
            <text:p>0,04839414490382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table:formula="of:=EXP(-(POWER(([.C23]-[.B$1])/[.B$2];2))/2)*1/([.B$2]*SQRTPI(2))" office:value-type="float" office:value="0.0579383105522965" calcext:value-type="float">
            <text:p>0,05793831055229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table:formula="of:=EXP(-(POWER(([.C24]-[.B$1])/[.B$2];2))/2)*1/([.B$2]*SQRTPI(2))" office:value-type="float" office:value="0.0666449205783599" calcext:value-type="float">
            <text:p>0,0666449205783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style-name="ce1" table:formula="of:=EXP(-(POWER(([.C25]-[.B$1])/[.B$2];2))/2)*1/([.B$2]*SQRTPI(2))" office:value-type="float" office:value="0.0736540280606647" calcext:value-type="float">
            <text:p>0,07365402806066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1" table:formula="of:=EXP(-(POWER(([.C26]-[.B$1])/[.B$2];2))/2)*1/([.B$2]*SQRTPI(2))" office:value-type="float" office:value="0.0782085387950912" calcext:value-type="float">
            <text:p>0,0782085387950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table:formula="of:=EXP(-(POWER(([.C27]-[.B$1])/[.B$2];2))/2)*1/([.B$2]*SQRTPI(2))" office:value-type="float" office:value="0.0797884560802866" calcext:value-type="float">
            <text:p>0,07978845608028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1" table:formula="of:=EXP(-(POWER(([.C28]-[.B$1])/[.B$2];2))/2)*1/([.B$2]*SQRTPI(2))" office:value-type="float" office:value="0.0782085387950912" calcext:value-type="float">
            <text:p>0,0782085387950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style-name="ce1" table:formula="of:=EXP(-(POWER(([.C29]-[.B$1])/[.B$2];2))/2)*1/([.B$2]*SQRTPI(2))" office:value-type="float" office:value="0.0736540280606647" calcext:value-type="float">
            <text:p>0,07365402806066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1" table:formula="of:=EXP(-(POWER(([.C30]-[.B$1])/[.B$2];2))/2)*1/([.B$2]*SQRTPI(2))" office:value-type="float" office:value="0.0666449205783599" calcext:value-type="float">
            <text:p>0,0666449205783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style-name="ce1" table:formula="of:=EXP(-(POWER(([.C31]-[.B$1])/[.B$2];2))/2)*1/([.B$2]*SQRTPI(2))" office:value-type="float" office:value="0.0579383105522965" calcext:value-type="float">
            <text:p>0,05793831055229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style-name="ce1" table:formula="of:=EXP(-(POWER(([.C32]-[.B$1])/[.B$2];2))/2)*1/([.B$2]*SQRTPI(2))" office:value-type="float" office:value="0.0483941449038287" calcext:value-type="float">
            <text:p>0,04839414490382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style-name="ce1" table:formula="of:=EXP(-(POWER(([.C33]-[.B$1])/[.B$2];2))/2)*1/([.B$2]*SQRTPI(2))" office:value-type="float" office:value="0.0388372109966426" calcext:value-type="float">
            <text:p>0,038837210996643</text:p>
          </table:table-cell>
          <table:table-cell/>
          <table:table-cell table:formula="of:=60000000*0.0002" office:value-type="float" office:value="12000" calcext:value-type="float">
            <text:p>1200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table:formula="of:=EXP(-(POWER(([.C34]-[.B$1])/[.B$2];2))/2)*1/([.B$2]*SQRTPI(2))" office:value-type="float" office:value="0.029945493127149" calcext:value-type="float">
            <text:p>0,02994549312714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style-name="ce1" table:formula="of:=EXP(-(POWER(([.C35]-[.B$1])/[.B$2];2))/2)*1/([.B$2]*SQRTPI(2))" office:value-type="float" office:value="0.0221841669358911" calcext:value-type="float">
            <text:p>0,0221841669358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style-name="ce1" table:formula="of:=EXP(-(POWER(([.C36]-[.B$1])/[.B$2];2))/2)*1/([.B$2]*SQRTPI(2))" office:value-type="float" office:value="0.0157900316601788" calcext:value-type="float">
            <text:p>0,01579003166017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table:formula="of:=EXP(-(POWER(([.C37]-[.B$1])/[.B$2];2))/2)*1/([.B$2]*SQRTPI(2))" office:value-type="float" office:value="0.0107981933026376" calcext:value-type="float">
            <text:p>0,01079819330263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1" calcext:value-type="float">
            <text:p>31</text:p>
          </table:table-cell>
          <table:table-cell table:style-name="ce1" table:formula="of:=EXP(-(POWER(([.C38]-[.B$1])/[.B$2];2))/2)*1/([.B$2]*SQRTPI(2))" office:value-type="float" office:value="0.00709491856924628" calcext:value-type="float">
            <text:p>0,00709491856924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2" calcext:value-type="float">
            <text:p>32</text:p>
          </table:table-cell>
          <table:table-cell table:style-name="ce1" table:formula="of:=EXP(-(POWER(([.C39]-[.B$1])/[.B$2];2))/2)*1/([.B$2]*SQRTPI(2))" office:value-type="float" office:value="0.00447890605896858" calcext:value-type="float">
            <text:p>0,00447890605896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3" calcext:value-type="float">
            <text:p>33</text:p>
          </table:table-cell>
          <table:table-cell table:style-name="ce1" table:formula="of:=EXP(-(POWER(([.C40]-[.B$1])/[.B$2];2))/2)*1/([.B$2]*SQRTPI(2))" office:value-type="float" office:value="0.00271659384673712" calcext:value-type="float">
            <text:p>0,00271659384673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4" calcext:value-type="float">
            <text:p>34</text:p>
          </table:table-cell>
          <table:table-cell table:style-name="ce1" table:formula="of:=EXP(-(POWER(([.C41]-[.B$1])/[.B$2];2))/2)*1/([.B$2]*SQRTPI(2))" office:value-type="float" office:value="0.00158309031659599" calcext:value-type="float">
            <text:p>0,00158309031659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style-name="ce1" table:formula="of:=EXP(-(POWER(([.C42]-[.B$1])/[.B$2];2))/2)*1/([.B$2]*SQRTPI(2))" office:value-type="float" office:value="0.000886369682387602" calcext:value-type="float">
            <text:p>0,00088636968238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6" calcext:value-type="float">
            <text:p>36</text:p>
          </table:table-cell>
          <table:table-cell table:style-name="ce1" table:formula="of:=EXP(-(POWER(([.C43]-[.B$1])/[.B$2];2))/2)*1/([.B$2]*SQRTPI(2))" office:value-type="float" office:value="0.000476817640292968" calcext:value-type="float">
            <text:p>0,00047681764029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7" calcext:value-type="float">
            <text:p>37</text:p>
          </table:table-cell>
          <table:table-cell table:style-name="ce1" table:formula="of:=EXP(-(POWER(([.C44]-[.B$1])/[.B$2];2))/2)*1/([.B$2]*SQRTPI(2))" office:value-type="float" office:value="0.000246443833694604" calcext:value-type="float">
            <text:p>0,00024644383369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table:formula="of:=EXP(-(POWER(([.C45]-[.B$1])/[.B$2];2))/2)*1/([.B$2]*SQRTPI(2))" office:value-type="float" office:value="0.000122380386022754" calcext:value-type="float">
            <text:p>0,00012238038602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9" calcext:value-type="float">
            <text:p>39</text:p>
          </table:table-cell>
          <table:table-cell table:style-name="ce1" table:formula="of:=EXP(-(POWER(([.C46]-[.B$1])/[.B$2];2))/2)*1/([.B$2]*SQRTPI(2))" office:value-type="float" office:value="0.0000583893851582921" calcext:value-type="float">
            <text:p>5,83893851582921E-0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40" calcext:value-type="float">
            <text:p>40</text:p>
          </table:table-cell>
          <table:table-cell table:style-name="ce1" table:formula="of:=EXP(-(POWER(([.C47]-[.B$1])/[.B$2];2))/2)*1/([.B$2]*SQRTPI(2))" office:value-type="float" office:value="0.0000267660451529771" calcext:value-type="float">
            <text:p>2,67660451529771E-05</text:p>
          </table:table-cell>
          <table:table-cell table:number-columns-repeated="60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aphs Death" table:style-name="ta3">
        <table:table-column table:style-name="co8" table:number-columns-repeated="10" table:default-cell-style-name="Default"/>
        <table:table-column table:style-name="co9" table:default-cell-style-name="ce1"/>
        <table:table-column table:style-name="co8" table:number-columns-repeated="53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g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120985362259572" calcext:value-type="float">
            <text:p>0,120985362259572</text:p>
          </table:table-cell>
          <table:table-cell table:number-columns-repeated="7"/>
          <table:table-cell>
            <draw:frame draw:z-index="2" draw:style-name="gr2" draw:text-style-name="P2" svg:width="16.022cm" svg:height="8.998cm" svg:x="0.105cm" svg:y="0.104cm">
              <draw:object draw:notify-on-update-of-ranges="'Graphs Death'.J7:'Graphs Death'.J7 'Graphs Death'.J11:'Graphs Death'.J37 'Graphs Death'.K7:'Graphs Death'.K7 'Graphs Death'.K11:'Graphs Death'.K37 'Graphs Death'.L7:'Graphs Death'.L7 'Graphs Death'.L11:'Graphs Death'.L3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17603266338215" calcext:value-type="float">
            <text:p>0,1760326633821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9471140200716" calcext:value-type="float">
            <text:p>0,199471140200716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17603266338215" calcext:value-type="float">
            <text:p>0,1760326633821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120985362259572" calcext:value-type="float">
            <text:p>0,1209853622595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it mean 4</text:p>
          </table:table-cell>
          <table:table-cell table:style-name="ce1" office:value-type="string" calcext:value-type="string">
            <text:p>sp mean 4</text:p>
          </table:table-cell>
          <table:table-cell table:style-name="ce1" office:value-type="string" calcext:value-type="string">
            <text:p>fr mean 4</text:p>
          </table:table-cell>
          <table:table-cell table:style-name="ce1" office:value-type="string" calcext:value-type="string">
            <text:p>d(it mean 2)</text:p>
          </table:table-cell>
          <table:table-cell table:style-name="ce1" office:value-type="string" calcext:value-type="string">
            <text:p>d(sp mean 2)</text:p>
          </table:table-cell>
          <table:table-cell table:style-name="ce1" office:value-type="string" calcext:value-type="string">
            <text:p>d(fr mean 2)</text:p>
          </table:table-cell>
          <table:table-cell table:style-name="ce1" office:value-type="string" calcext:value-type="string">
            <text:p>d2(it mean 2)</text:p>
          </table:table-cell>
          <table:table-cell office:value-type="string" calcext:value-type="string">
            <text:p>d2(sp mean 2)</text:p>
          </table:table-cell>
          <table:table-cell table:style-name="ce1" office:value-type="string" calcext:value-type="string">
            <text:p>d2(fr mean 2)</text:p>
          </table:table-cell>
          <table:table-cell table:number-columns-repeated="52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A8]*[.$E$2]+[.A9]*[.$E$3]+[.A10]*[.$E$4]+[.A11]*[.$E$5]+[.A12]*[.$E$6]" office:value-type="float" office:value="0.418003387901294" calcext:value-type="float">
            <text:p>0,418003387901294</text:p>
          </table:table-cell>
          <table:table-cell table:style-name="ce1" table:formula="of:=[.B8]*[.$E$2]+[.B9]*[.$E$3]+[.B10]*[.$E$4]+[.B11]*[.$E$5]+[.B12]*[.$E$6]" office:value-type="float" office:value="0.418003387901294" calcext:value-type="float">
            <text:p>0,418003387901294</text:p>
          </table:table-cell>
          <table:table-cell table:style-name="ce1" table:formula="of:=[.C8]*[.$E$2]+[.C9]*[.$E$3]+[.C10]*[.$E$4]+[.C11]*[.$E$5]+[.C12]*[.$E$6]" office:value-type="float" office:value="0.418003387901294" calcext:value-type="float">
            <text:p>0,418003387901294</text:p>
          </table:table-cell>
          <table:table-cell table:style-name="ce1" table:formula="of:=([.D10]-[.D9]+[.D11]-[.D10])/2 + ([.D10]-[.D8]+[.D12]-[.D10])/4" office:value-type="float" office:value="0.944738894308625" calcext:value-type="float">
            <text:p>0,944738894308625</text:p>
          </table:table-cell>
          <table:table-cell table:style-name="ce1" table:formula="of:=([.E10]-[.E9]+[.E11]-[.E10])/2 + ([.E10]-[.E8]+[.E12]-[.E10])/4" office:value-type="float" office:value="0.974985234873518" calcext:value-type="float">
            <text:p>0,974985234873518</text:p>
          </table:table-cell>
          <table:table-cell table:style-name="ce1" table:formula="of:=([.F10]-[.F9]+[.F11]-[.F10])/2 + ([.F10]-[.F8]+[.F12]-[.F10])/4" office:value-type="float" office:value="0.689006344508837" calcext:value-type="float">
            <text:p>0,689006344508837</text:p>
          </table:table-cell>
          <table:table-cell table:style-name="ce1" table:formula="of:=([.G10]-[.G9]+[.G11]-[.G10])/2 + ([.G10]-[.G8]+[.G12]-[.G10])/4" office:value-type="float" office:value="1.49834732031305" calcext:value-type="float">
            <text:p>1,49834732031305</text:p>
          </table:table-cell>
          <table:table-cell table:formula="of:=([.H10]-[.H9]+[.H11]-[.H10])/2 + ([.H10]-[.H8]+[.H12]-[.H10])/4" office:value-type="float" office:value="1.58162831666586" calcext:value-type="float">
            <text:p>1,58162831666586</text:p>
          </table:table-cell>
          <table:table-cell table:style-name="ce1" table:formula="of:=([.I10]-[.I9]+[.I11]-[.I10])/2 + ([.I10]-[.I8]+[.I12]-[.I10])/4" office:value-type="float" office:value="0.528133945224789" calcext:value-type="float">
            <text:p>0,528133945224789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table:formula="of:=[.A9]*[.$E$2]+[.A10]*[.$E$3]+[.A11]*[.$E$4]+[.A12]*[.$E$5]+[.A13]*[.$E$6]" office:value-type="float" office:value="0.914492553743732" calcext:value-type="float">
            <text:p>0,914492553743732</text:p>
          </table:table-cell>
          <table:table-cell table:style-name="ce1" table:formula="of:=[.B9]*[.$E$2]+[.B10]*[.$E$3]+[.B11]*[.$E$4]+[.B12]*[.$E$5]+[.B13]*[.$E$6]" office:value-type="float" office:value="0.914492553743732" calcext:value-type="float">
            <text:p>0,914492553743732</text:p>
          </table:table-cell>
          <table:table-cell table:style-name="ce1" table:formula="of:=[.C9]*[.$E$2]+[.C10]*[.$E$3]+[.C11]*[.$E$4]+[.C12]*[.$E$5]+[.C13]*[.$E$6]" office:value-type="float" office:value="0.79350719148416" calcext:value-type="float">
            <text:p>0,79350719148416</text:p>
          </table:table-cell>
          <table:table-cell table:style-name="ce1" table:formula="of:=([.D11]-[.D10]+[.D12]-[.D11])/2 + ([.D11]-[.D9]+[.D13]-[.D11])/4" office:value-type="float" office:value="1.67461647546196" calcext:value-type="float">
            <text:p>1,67461647546196</text:p>
          </table:table-cell>
          <table:table-cell table:style-name="ce1" table:formula="of:=([.E11]-[.E10]+[.E12]-[.E11])/2 + ([.E11]-[.E9]+[.E13]-[.E11])/4" office:value-type="float" office:value="1.74887098187239" calcext:value-type="float">
            <text:p>1,74887098187239</text:p>
          </table:table-cell>
          <table:table-cell table:style-name="ce1" table:formula="of:=([.F11]-[.F10]+[.F12]-[.F11])/2 + ([.F11]-[.F9]+[.F13]-[.F11])/4" office:value-type="float" office:value="0.742011058760053" calcext:value-type="float">
            <text:p>0,742011058760053</text:p>
          </table:table-cell>
          <table:table-cell table:style-name="ce1" table:formula="of:=([.G11]-[.G10]+[.G12]-[.G11])/2 + ([.G11]-[.G9]+[.G13]-[.G11])/4" office:value-type="float" office:value="1.74053231670986" calcext:value-type="float">
            <text:p>1,74053231670986</text:p>
          </table:table-cell>
          <table:table-cell table:formula="of:=([.H11]-[.H10]+[.H12]-[.H11])/2 + ([.H11]-[.H9]+[.H13]-[.H11])/4" office:value-type="float" office:value="2.03298503279638" calcext:value-type="float">
            <text:p>2,03298503279638</text:p>
          </table:table-cell>
          <table:table-cell table:style-name="ce1" table:formula="of:=([.I11]-[.I10]+[.I12]-[.I11])/2 + ([.I11]-[.I9]+[.I13]-[.I11])/4" office:value-type="float" office:value="0.0791598675317521" calcext:value-type="float">
            <text:p>0,079159867531752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1" table:formula="of:=[.A10]*[.$E$2]+[.A11]*[.$E$3]+[.A12]*[.$E$4]+[.A13]*[.$E$5]+[.A14]*[.$E$6]" office:value-type="float" office:value="1.94997046974704" calcext:value-type="float">
            <text:p>1,94997046974704</text:p>
          </table:table-cell>
          <table:table-cell table:style-name="ce1" table:formula="of:=[.B10]*[.$E$2]+[.B11]*[.$E$3]+[.B12]*[.$E$4]+[.B13]*[.$E$5]+[.B14]*[.$E$6]" office:value-type="float" office:value="2.07095583200661" calcext:value-type="float">
            <text:p>2,07095583200661</text:p>
          </table:table-cell>
          <table:table-cell table:style-name="ce1" table:formula="of:=[.C10]*[.$E$2]+[.C11]*[.$E$3]+[.C12]*[.$E$4]+[.C13]*[.$E$5]+[.C14]*[.$E$6]" office:value-type="float" office:value="1.16901099506703" calcext:value-type="float">
            <text:p>1,16901099506703</text:p>
          </table:table-cell>
          <table:table-cell table:style-name="ce1" table:formula="of:=([.D12]-[.D11]+[.D13]-[.D12])/2 + ([.D12]-[.D10]+[.D14]-[.D12])/4" office:value-type="float" office:value="2.64415633032827" calcext:value-type="float">
            <text:p>2,64415633032827</text:p>
          </table:table-cell>
          <table:table-cell table:style-name="ce1" table:formula="of:=([.E12]-[.E11]+[.E13]-[.E12])/2 + ([.E12]-[.E10]+[.E14]-[.E12])/4" office:value-type="float" office:value="2.82877130291867" calcext:value-type="float">
            <text:p>2,82877130291867</text:p>
          </table:table-cell>
          <table:table-cell table:style-name="ce1" table:formula="of:=([.F12]-[.F11]+[.F13]-[.F12])/2 + ([.F12]-[.F10]+[.F14]-[.F12])/4" office:value-type="float" office:value="0.628513663379051" calcext:value-type="float">
            <text:p>0,628513663379051</text:p>
          </table:table-cell>
          <table:table-cell table:style-name="ce1" table:formula="of:=([.G12]-[.G11]+[.G13]-[.G12])/2 + ([.G12]-[.G10]+[.G14]-[.G12])/4" office:value-type="float" office:value="1.79616331344427" calcext:value-type="float">
            <text:p>1,79616331344427</text:p>
          </table:table-cell>
          <table:table-cell table:formula="of:=([.H12]-[.H11]+[.H13]-[.H12])/2 + ([.H12]-[.H10]+[.H14]-[.H12])/4" office:value-type="float" office:value="2.78660518725607" calcext:value-type="float">
            <text:p>2,78660518725607</text:p>
          </table:table-cell>
          <table:table-cell table:style-name="ce1" table:formula="of:=([.I12]-[.I11]+[.I13]-[.I12])/2 + ([.I12]-[.I10]+[.I14]-[.I12])/4" office:value-type="float" office:value="-0.241947935261391" calcext:value-type="float">
            <text:p>-0,241947935261391</text:p>
          </table:table-cell>
          <table:table-cell table:number-columns-repeated="52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1]*[.$E$2]+[.A12]*[.$E$3]+[.A13]*[.$E$4]+[.A14]*[.$E$5]+[.A15]*[.$E$6]" office:value-type="float" office:value="3.63453173815636" calcext:value-type="float">
            <text:p>3,63453173815636</text:p>
          </table:table-cell>
          <table:table-cell table:style-name="ce1" table:formula="of:=[.B11]*[.$E$2]+[.B12]*[.$E$3]+[.B13]*[.$E$4]+[.B14]*[.$E$5]+[.B15]*[.$E$6]" office:value-type="float" office:value="3.68957903927894" calcext:value-type="float">
            <text:p>3,68957903927894</text:p>
          </table:table-cell>
          <table:table-cell table:style-name="ce1" table:formula="of:=[.C11]*[.$E$2]+[.C12]*[.$E$3]+[.C13]*[.$E$4]+[.C14]*[.$E$5]+[.C15]*[.$E$6]" office:value-type="float" office:value="1.46602902070875" calcext:value-type="float">
            <text:p>1,46602902070875</text:p>
          </table:table-cell>
          <table:table-cell table:style-name="ce1" table:formula="of:=([.D13]-[.D12]+[.D14]-[.D13])/2 + ([.D13]-[.D11]+[.D15]-[.D13])/4" office:value-type="float" office:value="3.56329439480015" calcext:value-type="float">
            <text:p>3,56329439480015</text:p>
          </table:table-cell>
          <table:table-cell table:style-name="ce1" table:formula="of:=([.E13]-[.E12]+[.E14]-[.E13])/2 + ([.E13]-[.E11]+[.E15]-[.E13])/4" office:value-type="float" office:value="4.42436799509523" calcext:value-type="float">
            <text:p>4,42436799509523</text:p>
          </table:table-cell>
          <table:table-cell table:style-name="ce1" table:formula="of:=([.F13]-[.F12]+[.F14]-[.F13])/2 + ([.F13]-[.F11]+[.F15]-[.F13])/4" office:value-type="float" office:value="0.43762483238658" calcext:value-type="float">
            <text:p>0,43762483238658</text:p>
          </table:table-cell>
          <table:table-cell table:style-name="ce1" table:formula="of:=([.G13]-[.G12]+[.G14]-[.G13])/2 + ([.G13]-[.G11]+[.G15]-[.G13])/4" office:value-type="float" office:value="1.73004750487661" calcext:value-type="float">
            <text:p>1,73004750487661</text:p>
          </table:table-cell>
          <table:table-cell table:formula="of:=([.H13]-[.H12]+[.H14]-[.H13])/2 + ([.H13]-[.H11]+[.H15]-[.H13])/4" office:value-type="float" office:value="3.94821804005464" calcext:value-type="float">
            <text:p>3,94821804005464</text:p>
          </table:table-cell>
          <table:table-cell table:style-name="ce1" table:formula="of:=([.I13]-[.I12]+[.I14]-[.I13])/2 + ([.I13]-[.I11]+[.I15]-[.I13])/4" office:value-type="float" office:value="-0.225359860177784" calcext:value-type="float">
            <text:p>-0,225359860177784</text:p>
          </table:table-cell>
          <table:table-cell table:number-columns-repeated="5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2]*[.$E$2]+[.A13]*[.$E$3]+[.A14]*[.$E$4]+[.A15]*[.$E$5]+[.A16]*[.$E$6]" office:value-type="float" office:value="5.55455034038912" calcext:value-type="float">
            <text:p>5,55455034038912</text:p>
          </table:table-cell>
          <table:table-cell table:style-name="ce1" table:formula="of:=[.B12]*[.$E$2]+[.B13]*[.$E$3]+[.B14]*[.$E$4]+[.B15]*[.$E$5]+[.B16]*[.$E$6]" office:value-type="float" office:value="6.18291562850555" calcext:value-type="float">
            <text:p>6,18291562850555</text:p>
            <draw:frame draw:z-index="0" draw:style-name="gr2" draw:text-style-name="P2" svg:width="16.02cm" svg:height="8.998cm" svg:x="0.574cm" svg:y="0.254cm">
              <draw:object draw:notify-on-update-of-ranges="'Graphs Death'.D7:'Graphs Death'.D7 'Graphs Death'.D11:'Graphs Death'.D41 'Graphs Death'.E7:'Graphs Death'.E7 'Graphs Death'.E11:'Graphs Death'.E41 'Graphs Death'.F7:'Graphs Death'.F7 'Graphs Death'.F11:'Graphs Death'.F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" table:formula="of:=[.C12]*[.$E$2]+[.C13]*[.$E$3]+[.C14]*[.$E$4]+[.C15]*[.$E$5]+[.C16]*[.$E$6]" office:value-type="float" office:value="1.58701438296832" calcext:value-type="float">
            <text:p>1,58701438296832</text:p>
          </table:table-cell>
          <table:table-cell table:style-name="ce1" table:formula="of:=([.D14]-[.D13]+[.D15]-[.D14])/2 + ([.D14]-[.D12]+[.D16]-[.D14])/4" office:value-type="float" office:value="4.35203630940935" calcext:value-type="float">
            <text:p>4,35203630940935</text:p>
          </table:table-cell>
          <table:table-cell table:style-name="ce1" table:formula="of:=([.E14]-[.E13]+[.E15]-[.E14])/2 + ([.E14]-[.E12]+[.E16]-[.E14])/4" office:value-type="float" office:value="6.77041195745211" calcext:value-type="float">
            <text:p>6,77041195745211</text:p>
          </table:table-cell>
          <table:table-cell table:style-name="ce1" table:formula="of:=([.F14]-[.F13]+[.F15]-[.F14])/2 + ([.F14]-[.F12]+[.F16]-[.F14])/4" office:value-type="float" office:value="0.329987056210219" calcext:value-type="float">
            <text:p>0,329987056210219</text:p>
          </table:table-cell>
          <table:table-cell table:style-name="ce1" table:formula="of:=([.G14]-[.G13]+[.G15]-[.G14])/2 + ([.G14]-[.G12]+[.G16]-[.G14])/4" office:value-type="float" office:value="1.72846530508685" calcext:value-type="float">
            <text:p>1,72846530508685</text:p>
          </table:table-cell>
          <table:table-cell table:formula="of:=([.H14]-[.H13]+[.H15]-[.H14])/2 + ([.H14]-[.H12]+[.H16]-[.H14])/4" office:value-type="float" office:value="5.28498234704603" calcext:value-type="float">
            <text:p>5,28498234704603</text:p>
          </table:table-cell>
          <table:table-cell table:style-name="ce1" table:formula="of:=([.I14]-[.I13]+[.I15]-[.I14])/2 + ([.I14]-[.I12]+[.I16]-[.I14])/4" office:value-type="float" office:value="0.0226847554236698" calcext:value-type="float">
            <text:p>0,02268475542367</text:p>
          </table:table-cell>
          <table:table-cell table:number-columns-repeated="5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3]*[.$E$2]+[.A14]*[.$E$3]+[.A15]*[.$E$4]+[.A16]*[.$E$5]+[.A17]*[.$E$6]" office:value-type="float" office:value="7.95851039166017" calcext:value-type="float">
            <text:p>7,95851039166017</text:p>
          </table:table-cell>
          <table:table-cell table:style-name="ce1" table:formula="of:=[.B13]*[.$E$2]+[.B14]*[.$E$3]+[.B15]*[.$E$4]+[.B16]*[.$E$5]+[.B17]*[.$E$6]" office:value-type="float" office:value="10.3880449411268" calcext:value-type="float">
            <text:p>10,3880449411268</text:p>
          </table:table-cell>
          <table:table-cell table:style-name="ce1" table:formula="of:=[.C13]*[.$E$2]+[.C14]*[.$E$3]+[.C15]*[.$E$4]+[.C16]*[.$E$5]+[.C17]*[.$E$6]" office:value-type="float" office:value="1.70799974522789" calcext:value-type="float">
            <text:p>1,70799974522789</text:p>
          </table:table-cell>
          <table:table-cell table:style-name="ce1" table:formula="of:=([.D15]-[.D14]+[.D16]-[.D15])/2 + ([.D15]-[.D13]+[.D17]-[.D15])/4" office:value-type="float" office:value="5.17904653680625" calcext:value-type="float">
            <text:p>5,17904653680625</text:p>
          </table:table-cell>
          <table:table-cell table:style-name="ce1" table:formula="of:=([.E15]-[.E14]+[.E16]-[.E15])/2 + ([.E15]-[.E13]+[.E17]-[.E15])/4" office:value-type="float" office:value="9.65846183302407" calcext:value-type="float">
            <text:p>9,65846183302407</text:p>
          </table:table-cell>
          <table:table-cell table:style-name="ce1" table:formula="of:=([.F15]-[.F14]+[.F16]-[.F15])/2 + ([.F15]-[.F13]+[.F17]-[.F15])/4" office:value-type="float" office:value="0.43762483238658" calcext:value-type="float">
            <text:p>0,43762483238658</text:p>
          </table:table-cell>
          <table:table-cell table:style-name="ce1" table:formula="of:=([.G15]-[.G14]+[.G16]-[.G15])/2 + ([.G15]-[.G13]+[.G17]-[.G15])/4" office:value-type="float" office:value="2.16298314980909" calcext:value-type="float">
            <text:p>2,16298314980909</text:p>
          </table:table-cell>
          <table:table-cell table:formula="of:=([.H15]-[.H14]+[.H16]-[.H15])/2 + ([.H15]-[.H13]+[.H17]-[.H15])/4" office:value-type="float" office:value="7.22636993821614" calcext:value-type="float">
            <text:p>7,22636993821614</text:p>
          </table:table-cell>
          <table:table-cell table:style-name="ce1" table:formula="of:=([.I15]-[.I14]+[.I16]-[.I15])/2 + ([.I15]-[.I13]+[.I17]-[.I15])/4" office:value-type="float" office:value="0.379351346821509" calcext:value-type="float">
            <text:p>0,379351346821509</text:p>
          </table:table-cell>
          <table:table-cell table:number-columns-repeated="5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4]*[.$E$2]+[.A15]*[.$E$3]+[.A16]*[.$E$4]+[.A17]*[.$E$5]+[.A18]*[.$E$6]" office:value-type="float" office:value="10.7101584003768" calcext:value-type="float">
            <text:p>10,7101584003768</text:p>
          </table:table-cell>
          <table:table-cell table:style-name="ce1" table:formula="of:=[.B14]*[.$E$2]+[.B15]*[.$E$3]+[.B16]*[.$E$4]+[.B17]*[.$E$5]+[.B18]*[.$E$6]" office:value-type="float" office:value="15.7556718581193" calcext:value-type="float">
            <text:p>15,7556718581193</text:p>
          </table:table-cell>
          <table:table-cell table:style-name="ce1" table:formula="of:=[.C14]*[.$E$2]+[.C15]*[.$E$3]+[.C16]*[.$E$4]+[.C17]*[.$E$5]+[.C18]*[.$E$6]" office:value-type="float" office:value="2.00501777086961" calcext:value-type="float">
            <text:p>2,00501777086961</text:p>
          </table:table-cell>
          <table:table-cell table:style-name="ce1" table:formula="of:=([.D16]-[.D15]+[.D17]-[.D16])/2 + ([.D16]-[.D14]+[.D18]-[.D16])/4" office:value-type="float" office:value="6.32651326666345" calcext:value-type="float">
            <text:p>6,32651326666345</text:p>
          </table:table-cell>
          <table:table-cell table:style-name="ce1" table:formula="of:=([.E16]-[.E15]+[.E17]-[.E16])/2 + ([.E16]-[.E14]+[.E18]-[.E16])/4" office:value-type="float" office:value="13.5005130152451" calcext:value-type="float">
            <text:p>13,5005130152451</text:p>
          </table:table-cell>
          <table:table-cell table:style-name="ce1" table:formula="of:=([.F16]-[.F15]+[.F17]-[.F16])/2 + ([.F16]-[.F14]+[.F18]-[.F16])/4" office:value-type="float" office:value="0.71925268507373" calcext:value-type="float">
            <text:p>0,71925268507373</text:p>
          </table:table-cell>
          <table:table-cell table:style-name="ce1" table:formula="of:=([.G16]-[.G15]+[.G17]-[.G16])/2 + ([.G16]-[.G14]+[.G18]-[.G16])/4" office:value-type="float" office:value="3.32058501649625" calcext:value-type="float">
            <text:p>3,32058501649625</text:p>
          </table:table-cell>
          <table:table-cell table:formula="of:=([.H16]-[.H15]+[.H17]-[.H16])/2 + ([.H16]-[.H14]+[.H18]-[.H16])/4" office:value-type="float" office:value="10.9467880677403" calcext:value-type="float">
            <text:p>10,9467880677403</text:p>
          </table:table-cell>
          <table:table-cell table:style-name="ce1" table:formula="of:=([.I16]-[.I15]+[.I17]-[.I16])/2 + ([.I16]-[.I14]+[.I18]-[.I16])/4" office:value-type="float" office:value="0.76884688454149" calcext:value-type="float">
            <text:p>0,76884688454149</text:p>
          </table:table-cell>
          <table:table-cell table:number-columns-repeated="5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A15]*[.$E$2]+[.A16]*[.$E$3]+[.A17]*[.$E$4]+[.A18]*[.$E$5]+[.A19]*[.$E$6]" office:value-type="float" office:value="14.039501765406" calcext:value-type="float">
            <text:p>14,039501765406</text:p>
          </table:table-cell>
          <table:table-cell table:style-name="ce1" table:formula="of:=[.B15]*[.$E$2]+[.B16]*[.$E$3]+[.B17]*[.$E$4]+[.B18]*[.$E$5]+[.B19]*[.$E$6]" office:value-type="float" office:value="23.1779139121476" calcext:value-type="float">
            <text:p>23,1779139121476</text:p>
          </table:table-cell>
          <table:table-cell table:style-name="ce1" table:formula="of:=[.C15]*[.$E$2]+[.C16]*[.$E$3]+[.C17]*[.$E$4]+[.C18]*[.$E$5]+[.C19]*[.$E$6]" office:value-type="float" office:value="2.38052157445248" calcext:value-type="float">
            <text:p>2,38052157445248</text:p>
          </table:table-cell>
          <table:table-cell table:style-name="ce1" table:formula="of:=([.D17]-[.D16]+[.D18]-[.D17])/2 + ([.D17]-[.D15]+[.D19]-[.D17])/4" office:value-type="float" office:value="8.26627307952831" calcext:value-type="float">
            <text:p>8,26627307952831</text:p>
          </table:table-cell>
          <table:table-cell table:style-name="ce1" table:formula="of:=([.E17]-[.E16]+[.E18]-[.E17])/2 + ([.E17]-[.E15]+[.E19]-[.E17])/4" office:value-type="float" office:value="19.8696456323738" calcext:value-type="float">
            <text:p>19,8696456323738</text:p>
          </table:table-cell>
          <table:table-cell table:style-name="ce1" table:formula="of:=([.F17]-[.F16]+[.F18]-[.F17])/2 + ([.F17]-[.F15]+[.F19]-[.F17])/4" office:value-type="float" office:value="1.1764989619456" calcext:value-type="float">
            <text:p>1,1764989619456</text:p>
          </table:table-cell>
          <table:table-cell table:style-name="ce1" table:formula="of:=([.G17]-[.G16]+[.G18]-[.G17])/2 + ([.G17]-[.G15]+[.G19]-[.G17])/4" office:value-type="float" office:value="5.37098603340245" calcext:value-type="float">
            <text:p>5,37098603340245</text:p>
          </table:table-cell>
          <table:table-cell table:formula="of:=([.H17]-[.H16]+[.H18]-[.H17])/2 + ([.H17]-[.H15]+[.H19]-[.H17])/4" office:value-type="float" office:value="17.3177836225202" calcext:value-type="float">
            <text:p>17,3177836225202</text:p>
          </table:table-cell>
          <table:table-cell table:style-name="ce1" table:formula="of:=([.I17]-[.I16]+[.I18]-[.I17])/2 + ([.I17]-[.I15]+[.I19]-[.I17])/4" office:value-type="float" office:value="1.25834499503395" calcext:value-type="float">
            <text:p>1,25834499503395</text:p>
          </table:table-cell>
          <table:table-cell table:number-columns-repeated="5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A16]*[.$E$2]+[.A17]*[.$E$3]+[.A18]*[.$E$4]+[.A19]*[.$E$5]+[.A20]*[.$E$6]" office:value-type="float" office:value="18.6986206595513" calcext:value-type="float">
            <text:p>18,6986206595513</text:p>
          </table:table-cell>
          <table:table-cell table:style-name="ce1" table:formula="of:=[.B16]*[.$E$2]+[.B17]*[.$E$3]+[.B18]*[.$E$4]+[.B19]*[.$E$5]+[.B20]*[.$E$6]" office:value-type="float" office:value="34.6052297474444" calcext:value-type="float">
            <text:p>34,6052297474444</text:p>
          </table:table-cell>
          <table:table-cell table:style-name="ce1" table:formula="of:=[.C16]*[.$E$2]+[.C17]*[.$E$3]+[.C18]*[.$E$4]+[.C19]*[.$E$5]+[.C20]*[.$E$6]" office:value-type="float" office:value="3.11898146481406" calcext:value-type="float">
            <text:p>3,11898146481406</text:p>
          </table:table-cell>
          <table:table-cell table:style-name="ce1" table:formula="of:=([.D18]-[.D17]+[.D19]-[.D18])/2 + ([.D18]-[.D16]+[.D20]-[.D18])/4" office:value-type="float" office:value="11.4599232899502" calcext:value-type="float">
            <text:p>11,4599232899502</text:p>
          </table:table-cell>
          <table:table-cell table:style-name="ce1" table:formula="of:=([.E18]-[.E17]+[.E19]-[.E18])/2 + ([.E18]-[.E16]+[.E20]-[.E18])/4" office:value-type="float" office:value="30.1351966297139" calcext:value-type="float">
            <text:p>30,1351966297139</text:p>
          </table:table-cell>
          <table:table-cell table:style-name="ce1" table:formula="of:=([.F18]-[.F17]+[.F19]-[.F18])/2 + ([.F18]-[.F16]+[.F20]-[.F18])/4" office:value-type="float" office:value="1.92762633525815" calcext:value-type="float">
            <text:p>1,92762633525815</text:p>
          </table:table-cell>
          <table:table-cell table:style-name="ce1" table:formula="of:=([.G18]-[.G17]+[.G19]-[.G18])/2 + ([.G18]-[.G16]+[.G20]-[.G18])/4" office:value-type="float" office:value="8.34097834958317" calcext:value-type="float">
            <text:p>8,34097834958317</text:p>
          </table:table-cell>
          <table:table-cell table:formula="of:=([.H18]-[.H17]+[.H19]-[.H18])/2 + ([.H18]-[.H16]+[.H20]-[.H18])/4" office:value-type="float" office:value="26.0134947869186" calcext:value-type="float">
            <text:p>26,0134947869186</text:p>
          </table:table-cell>
          <table:table-cell table:style-name="ce1" table:formula="of:=([.I18]-[.I17]+[.I19]-[.I18])/2 + ([.I18]-[.I16]+[.I20]-[.I18])/4" office:value-type="float" office:value="1.906510044435" calcext:value-type="float">
            <text:p>1,906510044435</text:p>
          </table:table-cell>
          <table:table-cell table:number-columns-repeated="5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A17]*[.$E$2]+[.A18]*[.$E$3]+[.A19]*[.$E$4]+[.A20]*[.$E$5]+[.A21]*[.$E$6]" office:value-type="float" office:value="25.0466781914245" calcext:value-type="float">
            <text:p>25,0466781914245</text:p>
          </table:table-cell>
          <table:table-cell table:style-name="ce1" table:formula="of:=[.B17]*[.$E$2]+[.B18]*[.$E$3]+[.B19]*[.$E$4]+[.B20]*[.$E$5]+[.B21]*[.$E$6]" office:value-type="float" office:value="52.1675116919719" calcext:value-type="float">
            <text:p>52,1675116919719</text:p>
          </table:table-cell>
          <table:table-cell table:style-name="ce1" table:formula="of:=[.C17]*[.$E$2]+[.C18]*[.$E$3]+[.C19]*[.$E$4]+[.C20]*[.$E$5]+[.C21]*[.$E$6]" office:value-type="float" office:value="4.18606820512138" calcext:value-type="float">
            <text:p>4,18606820512138</text:p>
          </table:table-cell>
          <table:table-cell table:style-name="ce1" table:formula="of:=([.D19]-[.D18]+[.D20]-[.D19])/2 + ([.D19]-[.D17]+[.D21]-[.D19])/4" office:value-type="float" office:value="16.3961706238425" calcext:value-type="float">
            <text:p>16,3961706238425</text:p>
          </table:table-cell>
          <table:table-cell table:style-name="ce1" table:formula="of:=([.E19]-[.E18]+[.E20]-[.E19])/2 + ([.E19]-[.E17]+[.E21]-[.E19])/4" office:value-type="float" office:value="45.6602290941672" calcext:value-type="float">
            <text:p>45,6602290941672</text:p>
          </table:table-cell>
          <table:table-cell table:style-name="ce1" table:formula="of:=([.F19]-[.F18]+[.F20]-[.F19])/2 + ([.F19]-[.F17]+[.F21]-[.F19])/4" office:value-type="float" office:value="3.05425751215356" calcext:value-type="float">
            <text:p>3,05425751215356</text:p>
          </table:table-cell>
          <table:table-cell table:style-name="ce1" table:formula="of:=([.G19]-[.G18]+[.G20]-[.G19])/2 + ([.G19]-[.G17]+[.G21]-[.G19])/4" office:value-type="float" office:value="12.0773983874209" calcext:value-type="float">
            <text:p>12,0773983874209</text:p>
          </table:table-cell>
          <table:table-cell table:formula="of:=([.H19]-[.H18]+[.H20]-[.H19])/2 + ([.H19]-[.H17]+[.H21]-[.H19])/4" office:value-type="float" office:value="35.2774249990965" calcext:value-type="float">
            <text:p>35,2774249990965</text:p>
          </table:table-cell>
          <table:table-cell table:style-name="ce1" table:formula="of:=([.I19]-[.I18]+[.I20]-[.I19])/2 + ([.I19]-[.I17]+[.I21]-[.I19])/4" office:value-type="float" office:value="2.64743334377567" calcext:value-type="float">
            <text:p>2,64743334377567</text:p>
          </table:table-cell>
          <table:table-cell table:number-columns-repeated="5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A18]*[.$E$2]+[.A19]*[.$E$3]+[.A20]*[.$E$4]+[.A21]*[.$E$5]+[.A22]*[.$E$6]" office:value-type="float" office:value="34.5354987081407" calcext:value-type="float">
            <text:p>34,5354987081407</text:p>
          </table:table-cell>
          <table:table-cell table:style-name="ce1" table:formula="of:=[.B18]*[.$E$2]+[.B19]*[.$E$3]+[.B20]*[.$E$4]+[.B21]*[.$E$5]+[.B22]*[.$E$6]" office:value-type="float" office:value="78.3172628173265" calcext:value-type="float">
            <text:p>78,3172628173265</text:p>
          </table:table-cell>
          <table:table-cell table:style-name="ce1" table:formula="of:=[.C18]*[.$E$2]+[.C19]*[.$E$3]+[.C20]*[.$E$4]+[.C21]*[.$E$5]+[.C22]*[.$E$6]" office:value-type="float" office:value="6.1044298505644" calcext:value-type="float">
            <text:p>6,1044298505644</text:p>
          </table:table-cell>
          <table:table-cell table:style-name="ce1" table:formula="of:=([.D20]-[.D19]+[.D21]-[.D20])/2 + ([.D20]-[.D18]+[.D22]-[.D20])/4" office:value-type="float" office:value="23.4306315763678" calcext:value-type="float">
            <text:p>23,4306315763678</text:p>
          </table:table-cell>
          <table:table-cell table:style-name="ce1" table:formula="of:=([.E20]-[.E19]+[.E21]-[.E20])/2 + ([.E20]-[.E18]+[.E22]-[.E20])/4" office:value-type="float" office:value="65.9733252393328" calcext:value-type="float">
            <text:p>65,9733252393328</text:p>
          </table:table-cell>
          <table:table-cell table:style-name="ce1" table:formula="of:=([.F20]-[.F19]+[.F21]-[.F20])/2 + ([.F20]-[.F18]+[.F22]-[.F20])/4" office:value-type="float" office:value="4.58977576239778" calcext:value-type="float">
            <text:p>4,58977576239778</text:p>
          </table:table-cell>
          <table:table-cell table:style-name="ce1" table:formula="of:=([.G20]-[.G19]+[.G21]-[.G20])/2 + ([.G20]-[.G18]+[.G22]-[.G20])/4" office:value-type="float" office:value="16.0793526432326" calcext:value-type="float">
            <text:p>16,0793526432326</text:p>
          </table:table-cell>
          <table:table-cell table:formula="of:=([.H20]-[.H19]+[.H21]-[.H20])/2 + ([.H20]-[.H18]+[.H22]-[.H20])/4" office:value-type="float" office:value="45.0153114248496" calcext:value-type="float">
            <text:p>45,0153114248496</text:p>
          </table:table-cell>
          <table:table-cell table:style-name="ce1" table:formula="of:=([.I20]-[.I19]+[.I21]-[.I20])/2 + ([.I20]-[.I18]+[.I22]-[.I20])/4" office:value-type="float" office:value="3.30323359658058" calcext:value-type="float">
            <text:p>3,30323359658058</text:p>
          </table:table-cell>
          <table:table-cell table:number-columns-repeated="5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A19]*[.$E$2]+[.A20]*[.$E$3]+[.A21]*[.$E$4]+[.A22]*[.$E$5]+[.A23]*[.$E$6]" office:value-type="float" office:value="47.950428163597" calcext:value-type="float">
            <text:p>47,950428163597</text:p>
          </table:table-cell>
          <table:table-cell table:style-name="ce1" table:formula="of:=[.B19]*[.$E$2]+[.B20]*[.$E$3]+[.B21]*[.$E$4]+[.B22]*[.$E$5]+[.B23]*[.$E$6]" office:value-type="float" office:value="118.394764149052" calcext:value-type="float">
            <text:p>118,394764149052</text:p>
          </table:table-cell>
          <table:table-cell table:style-name="ce1" table:formula="of:=[.C19]*[.$E$2]+[.C20]*[.$E$3]+[.C21]*[.$E$4]+[.C22]*[.$E$5]+[.C23]*[.$E$6]" office:value-type="float" office:value="8.62665485156605" calcext:value-type="float">
            <text:p>8,62665485156605</text:p>
          </table:table-cell>
          <table:table-cell table:style-name="ce1" table:formula="of:=([.D21]-[.D20]+[.D22]-[.D21])/2 + ([.D21]-[.D19]+[.D23]-[.D21])/4" office:value-type="float" office:value="32.6344500563768" calcext:value-type="float">
            <text:p>32,6344500563768</text:p>
          </table:table-cell>
          <table:table-cell table:style-name="ce1" table:formula="of:=([.E21]-[.E20]+[.E22]-[.E21])/2 + ([.E21]-[.E19]+[.E23]-[.E21])/4" office:value-type="float" office:value="89.3030884095219" calcext:value-type="float">
            <text:p>89,3030884095219</text:p>
          </table:table-cell>
          <table:table-cell table:style-name="ce1" table:formula="of:=([.F21]-[.F20]+[.F22]-[.F21])/2 + ([.F21]-[.F19]+[.F23]-[.F21])/4" office:value-type="float" office:value="6.441933482769" calcext:value-type="float">
            <text:p>6,441933482769</text:p>
          </table:table-cell>
          <table:table-cell table:style-name="ce1" table:formula="of:=([.G21]-[.G20]+[.G22]-[.G21])/2 + ([.G21]-[.G19]+[.G23]-[.G21])/4" office:value-type="float" office:value="19.8347038296175" calcext:value-type="float">
            <text:p>19,8347038296175</text:p>
          </table:table-cell>
          <table:table-cell/>
          <table:table-cell table:style-name="ce1" table:formula="of:=([.I21]-[.I20]+[.I22]-[.I21])/2 + ([.I21]-[.I19]+[.I23]-[.I21])/4" office:value-type="float" office:value="3.74497955778823" calcext:value-type="float">
            <text:p>3,74497955778823</text:p>
          </table:table-cell>
          <table:table-cell>
            <draw:frame draw:z-index="1" draw:style-name="gr2" draw:text-style-name="P2" svg:width="16.022cm" svg:height="8.998cm" svg:x="0.36cm" svg:y="0.35cm">
              <draw:object draw:notify-on-update-of-ranges="'Graphs Death'.G7:'Graphs Death'.G7 'Graphs Death'.G11:'Graphs Death'.G36 'Graphs Death'.H7:'Graphs Death'.H7 'Graphs Death'.H11:'Graphs Death'.H36 'Graphs Death'.I7:'Graphs Death'.I7 'Graphs Death'.I11:'Graphs Death'.I3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A20]*[.$E$2]+[.A21]*[.$E$3]+[.A22]*[.$E$4]+[.A23]*[.$E$5]+[.A24]*[.$E$6]" office:value-type="float" office:value="66.6136470206775" calcext:value-type="float">
            <text:p>66,6136470206775</text:p>
          </table:table-cell>
          <table:table-cell table:style-name="ce1" table:formula="of:=[.B20]*[.$E$2]+[.B21]*[.$E$3]+[.B22]*[.$E$4]+[.B23]*[.$E$5]+[.B24]*[.$E$6]" office:value-type="float" office:value="166.044025790615" calcext:value-type="float">
            <text:p>166,044025790615</text:p>
          </table:table-cell>
          <table:table-cell table:style-name="ce1" table:formula="of:=[.C20]*[.$E$2]+[.C21]*[.$E$3]+[.C22]*[.$E$4]+[.C23]*[.$E$5]+[.C24]*[.$E$6]" office:value-type="float" office:value="12.5969112215158" calcext:value-type="float">
            <text:p>12,5969112215158</text:p>
          </table:table-cell>
          <table:table-cell table:style-name="ce1" table:formula="of:=([.D22]-[.D21]+[.D23]-[.D22])/2 + ([.D22]-[.D20]+[.D24]-[.D22])/4" office:value-type="float" office:value="43.3007749978119" calcext:value-type="float">
            <text:p>43,3007749978119</text:p>
          </table:table-cell>
          <table:table-cell table:style-name="ce1" table:formula="of:=([.E22]-[.E21]+[.E23]-[.E22])/2 + ([.E22]-[.E20]+[.E24]-[.E22])/4" office:value-type="float" office:value="122.910723698403" calcext:value-type="float">
            <text:p>122,910723698403</text:p>
          </table:table-cell>
          <table:table-cell table:style-name="ce1" table:formula="of:=([.F22]-[.F21]+[.F23]-[.F22])/2 + ([.F22]-[.F20]+[.F24]-[.F22])/4" office:value-type="float" office:value="8.36520878034961" calcext:value-type="float">
            <text:p>8,36520878034961</text:p>
          </table:table-cell>
          <table:table-cell table:style-name="ce1" table:formula="of:=([.G22]-[.G21]+[.G23]-[.G22])/2 + ([.G22]-[.G20]+[.G24]-[.G22])/4" office:value-type="float" office:value="24.3984592724917" calcext:value-type="float">
            <text:p>24,3984592724917</text:p>
          </table:table-cell>
          <table:table-cell/>
          <table:table-cell table:style-name="ce1" table:formula="of:=([.I22]-[.I21]+[.I23]-[.I22])/2 + ([.I22]-[.I20]+[.I24]-[.I22])/4" office:value-type="float" office:value="4.17064093835115" calcext:value-type="float">
            <text:p>4,17064093835115</text:p>
          </table:table-cell>
          <table:table-cell table:number-columns-repeated="52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[.A21]*[.$E$2]+[.A22]*[.$E$3]+[.A23]*[.$E$4]+[.A24]*[.$E$5]+[.A25]*[.$E$6]" office:value-type="float" office:value="91.4281817918581" calcext:value-type="float">
            <text:p>91,4281817918581</text:p>
          </table:table-cell>
          <table:table-cell table:style-name="ce1" table:formula="of:=[.B21]*[.$E$2]+[.B22]*[.$E$3]+[.B23]*[.$E$4]+[.B24]*[.$E$5]+[.B25]*[.$E$6]" office:value-type="float" office:value="233.926339383482" calcext:value-type="float">
            <text:p>233,926339383482</text:p>
          </table:table-cell>
          <table:table-cell table:style-name="ce1" table:formula="of:=[.C21]*[.$E$2]+[.C22]*[.$E$3]+[.C23]*[.$E$4]+[.C24]*[.$E$5]+[.C25]*[.$E$6]" office:value-type="float" office:value="16.9688393942945" calcext:value-type="float">
            <text:p>16,9688393942945</text:p>
          </table:table-cell>
          <table:table-cell table:style-name="ce1" table:formula="of:=([.D23]-[.D22]+[.D24]-[.D23])/2 + ([.D23]-[.D21]+[.D25]-[.D23])/4" office:value-type="float" office:value="55.9946990994244" calcext:value-type="float">
            <text:p>55,9946990994244</text:p>
          </table:table-cell>
          <table:table-cell/>
          <table:table-cell table:style-name="ce1" table:formula="of:=([.F23]-[.F22]+[.F24]-[.F23])/2 + ([.F23]-[.F21]+[.F25]-[.F23])/4" office:value-type="float" office:value="10.4833097074028" calcext:value-type="float">
            <text:p>10,4833097074028</text:p>
          </table:table-cell>
          <table:table-cell table:style-name="ce1" table:formula="of:=([.G23]-[.G22]+[.G24]-[.G23])/2 + ([.G23]-[.G21]+[.G25]-[.G23])/4" office:value-type="float" office:value="32.4503058573574" calcext:value-type="float">
            <text:p>32,4503058573574</text:p>
          </table:table-cell>
          <table:table-cell/>
          <table:table-cell table:style-name="ce1" table:formula="of:=([.I23]-[.I22]+[.I24]-[.I23])/2 + ([.I23]-[.I21]+[.I25]-[.I23])/4" office:value-type="float" office:value="4.89005706629765" calcext:value-type="float">
            <text:p>4,89005706629765</text:p>
          </table:table-cell>
          <table:table-cell table:number-columns-repeated="52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[.A22]*[.$E$2]+[.A23]*[.$E$3]+[.A24]*[.$E$4]+[.A25]*[.$E$5]+[.A26]*[.$E$6]" office:value-type="float" office:value="120.783091442866" calcext:value-type="float">
            <text:p>120,783091442866</text:p>
          </table:table-cell>
          <table:table-cell table:style-name="ce1" table:formula="of:=[.B22]*[.$E$2]+[.B23]*[.$E$3]+[.B24]*[.$E$4]+[.B25]*[.$E$5]+[.B26]*[.$E$6]" office:value-type="float" office:value="338.89700714208" calcext:value-type="float">
            <text:p>338,89700714208</text:p>
          </table:table-cell>
          <table:table-cell table:style-name="ce1" table:formula="of:=[.C22]*[.$E$2]+[.C23]*[.$E$3]+[.C24]*[.$E$4]+[.C25]*[.$E$5]+[.C26]*[.$E$6]" office:value-type="float" office:value="22.8808958865059" calcext:value-type="float">
            <text:p>22,8808958865059</text:p>
          </table:table-cell>
          <table:table-cell table:style-name="ce1" table:formula="of:=([.D24]-[.D23]+[.D25]-[.D24])/2 + ([.D24]-[.D22]+[.D26]-[.D24])/4" office:value-type="float" office:value="74.3039705802394" calcext:value-type="float">
            <text:p>74,3039705802394</text:p>
          </table:table-cell>
          <table:table-cell/>
          <table:table-cell table:style-name="ce1" table:formula="of:=([.F24]-[.F23]+[.F25]-[.F24])/2 + ([.F24]-[.F22]+[.F26]-[.F24])/4" office:value-type="float" office:value="13.1895870665348" calcext:value-type="float">
            <text:p>13,1895870665348</text:p>
          </table:table-cell>
          <table:table-cell table:style-name="ce1" table:formula="of:=([.G24]-[.G23]+[.G25]-[.G24])/2 + ([.G24]-[.G22]+[.G26]-[.G24])/4" office:value-type="float" office:value="45.1135057600672" calcext:value-type="float">
            <text:p>45,1135057600672</text:p>
          </table:table-cell>
          <table:table-cell/>
          <table:table-cell table:style-name="ce1" table:formula="of:=([.I24]-[.I23]+[.I25]-[.I24])/2 + ([.I24]-[.I22]+[.I26]-[.I24])/4" office:value-type="float" office:value="5.83593454903055" calcext:value-type="float">
            <text:p>5,83593454903055</text:p>
          </table:table-cell>
          <table:table-cell table:number-columns-repeated="52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formula="of:=[.A23]*[.$E$2]+[.A24]*[.$E$3]+[.A25]*[.$E$4]+[.A26]*[.$E$5]+[.A27]*[.$E$6]" office:value-type="float" office:value="163.590335716918" calcext:value-type="float">
            <text:p>163,590335716918</text:p>
          </table:table-cell>
          <table:table-cell/>
          <table:table-cell table:style-name="ce1" table:formula="of:=[.C23]*[.$E$2]+[.C24]*[.$E$3]+[.C25]*[.$E$4]+[.C26]*[.$E$5]+[.C27]*[.$E$6]" office:value-type="float" office:value="29.9919243511971" calcext:value-type="float">
            <text:p>29,9919243511971</text:p>
          </table:table-cell>
          <table:table-cell table:style-name="ce1" table:formula="of:=([.D25]-[.D24]+[.D26]-[.D25])/2 + ([.D25]-[.D23]+[.D27]-[.D25])/4" office:value-type="float" office:value="100.429282320951" calcext:value-type="float">
            <text:p>100,429282320951</text:p>
          </table:table-cell>
          <table:table-cell/>
          <table:table-cell table:style-name="ce1" table:formula="of:=([.F25]-[.F24]+[.F26]-[.F25])/2 + ([.F25]-[.F23]+[.F27]-[.F25])/4" office:value-type="float" office:value="16.3534051755892" calcext:value-type="float">
            <text:p>16,3534051755892</text:p>
          </table:table-cell>
          <table:table-cell table:style-name="ce1" table:formula="of:=([.G25]-[.G24]+[.G26]-[.G25])/2 + ([.G25]-[.G23]+[.G27]-[.G25])/4" office:value-type="float" office:value="60.6520177183232" calcext:value-type="float">
            <text:p>60,6520177183232</text:p>
          </table:table-cell>
          <table:table-cell/>
          <table:table-cell table:style-name="ce1" table:formula="of:=([.I25]-[.I24]+[.I26]-[.I25])/2 + ([.I25]-[.I23]+[.I27]-[.I25])/4" office:value-type="float" office:value="6.9228624498738" calcext:value-type="float">
            <text:p>6,9228624498738</text:p>
          </table:table-cell>
          <table:table-cell table:number-columns-repeated="52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[.A24]*[.$E$2]+[.A25]*[.$E$3]+[.A26]*[.$E$4]+[.A27]*[.$E$5]+[.A28]*[.$E$6]" office:value-type="float" office:value="219.505221491516" calcext:value-type="float">
            <text:p>219,505221491516</text:p>
          </table:table-cell>
          <table:table-cell/>
          <table:table-cell table:style-name="ce1" table:formula="of:=[.C24]*[.$E$2]+[.C25]*[.$E$3]+[.C26]*[.$E$4]+[.C27]*[.$E$5]+[.C28]*[.$E$6]" office:value-type="float" office:value="39.3090895738498" calcext:value-type="float">
            <text:p>39,3090895738498</text:p>
          </table:table-cell>
          <table:table-cell table:style-name="ce1" table:formula="of:=([.D26]-[.D25]+[.D27]-[.D26])/2 + ([.D26]-[.D24]+[.D28]-[.D26])/4" office:value-type="float" office:value="134.885631595027" calcext:value-type="float">
            <text:p>134,885631595027</text:p>
          </table:table-cell>
          <table:table-cell/>
          <table:table-cell table:style-name="ce1" table:formula="of:=([.F26]-[.F25]+[.F27]-[.F26])/2 + ([.F26]-[.F24]+[.F28]-[.F26])/4" office:value-type="float" office:value="19.9687560400989" calcext:value-type="float">
            <text:p>19,9687560400989</text:p>
          </table:table-cell>
          <table:table-cell table:style-name="ce1" table:formula="of:=([.G26]-[.G25]+[.G27]-[.G26])/2 + ([.G26]-[.G24]+[.G28]-[.G26])/4" office:value-type="float" office:value="75.7706644897639" calcext:value-type="float">
            <text:p>75,7706644897639</text:p>
          </table:table-cell>
          <table:table-cell/>
          <table:table-cell table:style-name="ce1" table:formula="of:=([.I26]-[.I25]+[.I27]-[.I26])/2 + ([.I26]-[.I24]+[.I28]-[.I26])/4" office:value-type="float" office:value="8.28253483823504" calcext:value-type="float">
            <text:p>8,28253483823504</text:p>
          </table:table-cell>
          <table:table-cell table:number-columns-repeated="52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table:formula="of:=[.A25]*[.$E$2]+[.A26]*[.$E$3]+[.A27]*[.$E$4]+[.A28]*[.$E$5]+[.A29]*[.$E$6]" office:value-type="float" office:value="295.701050978364" calcext:value-type="float">
            <text:p>295,701050978364</text:p>
          </table:table-cell>
          <table:table-cell/>
          <table:table-cell table:style-name="ce1" table:formula="of:=[.C25]*[.$E$2]+[.C26]*[.$E$3]+[.C27]*[.$E$4]+[.C28]*[.$E$5]+[.C29]*[.$E$6]" office:value-type="float" office:value="49.5260727219637" calcext:value-type="float">
            <text:p>49,5260727219637</text:p>
          </table:table-cell>
          <table:table-cell table:style-name="ce1" table:formula="of:=([.D27]-[.D26]+[.D28]-[.D27])/2 + ([.D27]-[.D25]+[.D29]-[.D27])/4" office:value-type="float" office:value="177.439447943142" calcext:value-type="float">
            <text:p>177,439447943142</text:p>
          </table:table-cell>
          <table:table-cell/>
          <table:table-cell table:style-name="ce1" table:formula="of:=([.F27]-[.F26]+[.F28]-[.F27])/2 + ([.F27]-[.F25]+[.F29]-[.F27])/4" office:value-type="float" office:value="24.6164215597697" calcext:value-type="float">
            <text:p>24,6164215597697</text:p>
          </table:table-cell>
          <table:table-cell table:style-name="ce1" table:formula="of:=([.G27]-[.G26]+[.G28]-[.G27])/2 + ([.G27]-[.G25]+[.G29]-[.G27])/4" office:value-type="float" office:value="85.5089828754845" calcext:value-type="float">
            <text:p>85,5089828754845</text:p>
          </table:table-cell>
          <table:table-cell/>
          <table:table-cell table:style-name="ce1" table:formula="of:=([.I27]-[.I26]+[.I28]-[.I27])/2 + ([.I27]-[.I25]+[.I29]-[.I27])/4" office:value-type="float" office:value="9.88673776761492" calcext:value-type="float">
            <text:p>9,88673776761492</text:p>
          </table:table-cell>
          <table:table-cell table:number-columns-repeated="52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/>
          <table:table-cell table:style-name="ce1" office:value-type="float" office:value="79" calcext:value-type="float">
            <text:p>79</text:p>
          </table:table-cell>
          <table:table-cell table:style-name="ce1" table:formula="of:=[.A26]*[.$E$2]+[.A27]*[.$E$3]+[.A28]*[.$E$4]+[.A29]*[.$E$5]+[.A30]*[.$E$6]" office:value-type="float" office:value="396.104187300081" calcext:value-type="float">
            <text:p>396,104187300081</text:p>
          </table:table-cell>
          <table:table-cell/>
          <table:table-cell table:style-name="ce1" table:formula="of:=[.C26]*[.$E$2]+[.C27]*[.$E$3]+[.C28]*[.$E$4]+[.C29]*[.$E$5]+[.C30]*[.$E$6]" office:value-type="float" office:value="63.6876233053685" calcext:value-type="float">
            <text:p>63,6876233053685</text:p>
          </table:table-cell>
          <table:table-cell table:style-name="ce1" table:formula="of:=([.D28]-[.D27]+[.D29]-[.D28])/2 + ([.D28]-[.D26]+[.D30]-[.D28])/4" office:value-type="float" office:value="223.366297294914" calcext:value-type="float">
            <text:p>223,366297294914</text:p>
          </table:table-cell>
          <table:table-cell/>
          <table:table-cell table:style-name="ce1" table:formula="of:=([.F28]-[.F27]+[.F29]-[.F28])/2 + ([.F28]-[.F26]+[.F30]-[.F28])/4" office:value-type="float" office:value="29.793693651114" calcext:value-type="float">
            <text:p>29,793693651114</text:p>
          </table:table-cell>
          <table:table-cell table:style-name="ce1" table:formula="of:=([.G28]-[.G27]+[.G29]-[.G28])/2 + ([.G28]-[.G26]+[.G30]-[.G28])/4" office:value-type="float" office:value="86.0056206102732" calcext:value-type="float">
            <text:p>86,0056206102732</text:p>
          </table:table-cell>
          <table:table-cell table:number-columns-repeated="54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/>
          <table:table-cell table:style-name="ce1" office:value-type="float" office:value="91" calcext:value-type="float">
            <text:p>91</text:p>
          </table:table-cell>
          <table:table-cell table:style-name="ce1" table:formula="of:=[.A27]*[.$E$2]+[.A28]*[.$E$3]+[.A29]*[.$E$4]+[.A30]*[.$E$5]+[.A31]*[.$E$6]" office:value-type="float" office:value="520.150195872354" calcext:value-type="float">
            <text:p>520,150195872354</text:p>
          </table:table-cell>
          <table:table-cell/>
          <table:table-cell table:style-name="ce1" table:formula="of:=[.C27]*[.$E$2]+[.C28]*[.$E$3]+[.C29]*[.$E$4]+[.C30]*[.$E$5]+[.C31]*[.$E$6]" office:value-type="float" office:value="79.7005431272386" calcext:value-type="float">
            <text:p>79,7005431272386</text:p>
          </table:table-cell>
          <table:table-cell table:style-name="ce1" table:formula="of:=([.D29]-[.D28]+[.D30]-[.D29])/2 + ([.D29]-[.D27]+[.D31]-[.D29])/4" office:value-type="float" office:value="265.503882423115" calcext:value-type="float">
            <text:p>265,503882423115</text:p>
          </table:table-cell>
          <table:table-cell/>
          <table:table-cell table:style-name="ce1" table:formula="of:=([.F29]-[.F28]+[.F30]-[.F29])/2 + ([.F29]-[.F27]+[.F31]-[.F29])/4" office:value-type="float" office:value="36.2504810240187" calcext:value-type="float">
            <text:p>36,2504810240187</text:p>
          </table:table-cell>
          <table:table-cell table:style-name="ce1" table:formula="of:=([.G29]-[.G28]+[.G30]-[.G29])/2 + ([.G29]-[.G27]+[.G31]-[.G29])/4" office:value-type="float" office:value="81.1198443912845" calcext:value-type="float">
            <text:p>81,1198443912845</text:p>
          </table:table-cell>
          <table:table-cell table:number-columns-repeated="54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/>
          <table:table-cell table:style-name="ce1" office:value-type="float" office:value="127" calcext:value-type="float">
            <text:p>127</text:p>
          </table:table-cell>
          <table:table-cell table:style-name="ce1" table:formula="of:=[.A28]*[.$E$2]+[.A29]*[.$E$3]+[.A30]*[.$E$4]+[.A31]*[.$E$5]+[.A32]*[.$E$6]" office:value-type="float" office:value="664.072120883193" calcext:value-type="float">
            <text:p>664,072120883193</text:p>
          </table:table-cell>
          <table:table-cell/>
          <table:table-cell table:style-name="ce1" table:formula="of:=[.C28]*[.$E$2]+[.C29]*[.$E$3]+[.C30]*[.$E$4]+[.C31]*[.$E$5]+[.C32]*[.$E$6]" office:value-type="float" office:value="98.1349233677561" calcext:value-type="float">
            <text:p>98,1349233677561</text:p>
          </table:table-cell>
          <table:table-cell table:style-name="ce1" table:formula="of:=([.D30]-[.D29]+[.D31]-[.D30])/2 + ([.D30]-[.D28]+[.D32]-[.D30])/4" office:value-type="float" office:value="302.779245076173" calcext:value-type="float">
            <text:p>302,779245076173</text:p>
          </table:table-cell>
          <table:table-cell table:number-columns-repeated="2"/>
          <table:table-cell table:style-name="ce1" table:formula="of:=([.G30]-[.G29]+[.G31]-[.G30])/2 + ([.G30]-[.G28]+[.G32]-[.G30])/4" office:value-type="float" office:value="80.9677566927094" calcext:value-type="float">
            <text:p>80,9677566927094</text:p>
          </table:table-cell>
          <table:table-cell table:number-columns-repeated="54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/>
          <table:table-cell table:style-name="ce1" office:value-type="float" office:value="148" calcext:value-type="float">
            <text:p>148</text:p>
          </table:table-cell>
          <table:table-cell table:style-name="ce1" table:formula="of:=[.A29]*[.$E$2]+[.A30]*[.$E$3]+[.A31]*[.$E$4]+[.A32]*[.$E$5]+[.A33]*[.$E$6]" office:value-type="float" office:value="821.780713504601" calcext:value-type="float">
            <text:p>821,780713504601</text:p>
          </table:table-cell>
          <table:table-cell/>
          <table:table-cell table:style-name="ce1" table:formula="of:=[.C29]*[.$E$2]+[.C30]*[.$E$3]+[.C31]*[.$E$4]+[.C32]*[.$E$5]+[.C33]*[.$E$6]" office:value-type="float" office:value="125.633396693263" calcext:value-type="float">
            <text:p>125,633396693263</text:p>
          </table:table-cell>
          <table:table-cell table:style-name="ce1" table:formula="of:=([.D31]-[.D30]+[.D32]-[.D31])/2 + ([.D31]-[.D29]+[.D33]-[.D31])/4" office:value-type="float" office:value="343.092929945761" calcext:value-type="float">
            <text:p>343,092929945761</text:p>
          </table:table-cell>
          <table:table-cell table:number-columns-repeated="2"/>
          <table:table-cell table:style-name="ce1" table:formula="of:=([.G31]-[.G30]+[.G32]-[.G31])/2 + ([.G31]-[.G29]+[.G33]-[.G31])/4" office:value-type="float" office:value="90.4641625963903" calcext:value-type="float">
            <text:p>90,4641625963903</text:p>
          </table:table-cell>
          <table:table-cell table:number-columns-repeated="54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/>
          <table:table-cell table:style-name="ce1" office:value-type="float" office:value="175" calcext:value-type="float">
            <text:p>175</text:p>
          </table:table-cell>
          <table:table-cell table:style-name="ce1" table:formula="of:=[.A30]*[.$E$2]+[.A31]*[.$E$3]+[.A32]*[.$E$4]+[.A33]*[.$E$5]+[.A34]*[.$E$6]" office:value-type="float" office:value="1003.96013234028" calcext:value-type="float">
            <text:p>1003,96013234028</text:p>
          </table:table-cell>
          <table:table-cell table:number-columns-repeated="2"/>
          <table:table-cell table:style-name="ce1" table:formula="of:=([.D32]-[.D31]+[.D33]-[.D32])/2 + ([.D32]-[.D30]+[.D34]-[.D32])/4" office:value-type="float" office:value="392.059229020459" calcext:value-type="float">
            <text:p>392,059229020459</text:p>
          </table:table-cell>
          <table:table-cell table:number-columns-repeated="57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/>
          <table:table-cell table:style-name="ce1" office:value-type="float" office:value="264" calcext:value-type="float">
            <text:p>264</text:p>
          </table:table-cell>
          <table:table-cell table:style-name="ce1" table:formula="of:=[.A31]*[.$E$2]+[.A32]*[.$E$3]+[.A33]*[.$E$4]+[.A34]*[.$E$5]+[.A35]*[.$E$6]" office:value-type="float" office:value="1212.74589274122" calcext:value-type="float">
            <text:p>1212,74589274122</text:p>
          </table:table-cell>
          <table:table-cell table:number-columns-repeated="2"/>
          <table:table-cell table:style-name="ce1" table:formula="of:=([.D33]-[.D32]+[.D34]-[.D33])/2 + ([.D33]-[.D31]+[.D35]-[.D33])/4" office:value-type="float" office:value="448.800564920106" calcext:value-type="float">
            <text:p>448,800564920106</text:p>
          </table:table-cell>
          <table:table-cell table:number-columns-repeated="57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number-columns-repeated="2"/>
          <table:table-cell table:style-name="ce1" table:formula="of:=[.A32]*[.$E$2]+[.A33]*[.$E$3]+[.A34]*[.$E$4]+[.A35]*[.$E$5]+[.A36]*[.$E$6]" office:value-type="float" office:value="1450.37867849178" calcext:value-type="float">
            <text:p>1450,37867849178</text:p>
          </table:table-cell>
          <table:table-cell table:number-columns-repeated="60"/>
        </table:table-row>
        <table:table-row table:style-name="ro1">
          <table:table-cell table:style-name="ce1" office:value-type="float" office:value="2158" calcext:value-type="float">
            <text:p>2158</text:p>
          </table:table-cell>
          <table:table-cell table:number-columns-repeated="2"/>
          <table:table-cell table:style-name="ce1" table:formula="of:=[.A33]*[.$E$2]+[.A34]*[.$E$3]+[.A35]*[.$E$4]+[.A36]*[.$E$5]+[.A37]*[.$E$6]" office:value-type="float" office:value="1724.14588088203" calcext:value-type="float">
            <text:p>1724,14588088203</text:p>
          </table:table-cell>
          <table:table-cell table:number-columns-repeated="60"/>
        </table:table-row>
        <table:table-row table:style-name="ro1">
          <table:table-cell table:style-name="ce1" office:value-type="float" office:value="2503" calcext:value-type="float">
            <text:p>2503</text:p>
          </table:table-cell>
          <table:table-cell table:number-columns-repeated="63"/>
        </table:table-row>
        <table:table-row table:style-name="ro1">
          <table:table-cell table:style-name="ce1" table:formula="of:=[.A36]+475" office:value-type="float" office:value="2978" calcext:value-type="float">
            <text:p>2978</text:p>
          </table:table-cell>
          <table:table-cell table:number-columns-repeated="6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#Death From ts-Death" table:style-name="ta4">
        <table:table-column table:style-name="co2" table:number-columns-repeated="4" table:default-cell-style-name="ce1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Hubei</text:p>
          </table:table-cell>
          <table:table-cell table:style-name="Default" table:number-columns-repeated="2"/>
          <table:table-cell office:value-type="string" calcext:value-type="string">
            <text:p>Fran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rance</text:p>
          </table:table-cell>
          <table:table-cell table:number-columns-repeated="4"/>
          <table:table-cell>
            <draw:frame draw:z-index="0" draw:style-name="gr2" draw:text-style-name="P2" svg:width="24.086cm" svg:height="14.556cm" svg:x="1.048cm" svg:y="0.014cm">
              <draw:object draw:notify-on-update-of-ranges="'#Death From ts-Death'.A2:'#Death From ts-Death'.A2 '#Death From ts-Death'.A3:'#Death From ts-Death'.A62 '#Death From ts-Death'.B2:'#Death From ts-Death'.B2 '#Death From ts-Death'.B3:'#Death From ts-Death'.B62 '#Death From ts-Death'.C2:'#Death From ts-Death'.C2 '#Death From ts-Death'.C3:'#Death From ts-Death'.C62 '#Death From ts-Death'.D2:'#Death From ts-Death'.D2 '#Death From ts-Death'.D3:'#Death From ts-Death'.D6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366" calcext:value-type="float">
            <text:p>36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463" calcext:value-type="float">
            <text:p>46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631" calcext:value-type="float">
            <text:p>63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827" calcext:value-type="float">
            <text:p>82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827" calcext:value-type="float">
            <text:p>82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1266" calcext:value-type="float">
            <text:p>1266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441" calcext:value-type="float">
            <text:p>1441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809" calcext:value-type="float">
            <text:p>1809</text:p>
          </table:table-cell>
          <table:table-cell office:value-type="float" office:value="289" calcext:value-type="float">
            <text:p>289</text:p>
          </table:table-cell>
          <table:table-cell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table:style-name="Default" office:value-type="float" office:value="3099" calcext:value-type="float">
            <text:p>3099</text:p>
          </table:table-cell>
          <table:table-cell table:style-name="Default" office:value-type="float" office:value="2158" calcext:value-type="float">
            <text:p>2158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148" calcext:value-type="float">
            <text:p>148</text:p>
          </table:table-cell>
          <table:table-cell table:number-columns-repeated="60"/>
        </table:table-row>
        <table:table-row table:style-name="ro1">
          <table:table-cell table:style-name="Default" office:value-type="float" office:value="3111" calcext:value-type="float">
            <text:p>3111</text:p>
          </table:table-cell>
          <table:table-cell table:style-name="Default" office:value-type="float" office:value="2503" calcext:value-type="float">
            <text:p>2503</text:p>
          </table:table-cell>
          <table:table-cell table:style-name="Default" office:value-type="float" office:value="533" calcext:value-type="float">
            <text:p>533</text:p>
          </table:table-cell>
          <table:table-cell table:style-name="Default" office:value-type="float" office:value="148" calcext:value-type="float">
            <text:p>148</text:p>
          </table:table-cell>
          <table:table-cell table:number-columns-repeated="60"/>
        </table:table-row>
        <table:table-row table:style-name="ro1">
          <table:table-cell table:style-name="Default" office:value-type="float" office:value="3122" calcext:value-type="float">
            <text:p>3122</text:p>
          </table:table-cell>
          <table:table-cell table:style-name="Default" office:value-type="float" office:value="2978" calcext:value-type="float">
            <text:p>2978</text:p>
          </table:table-cell>
          <table:table-cell table:style-name="Default" office:value-type="float" office:value="623" calcext:value-type="float">
            <text:p>623</text:p>
          </table:table-cell>
          <table:table-cell table:style-name="Default" office:value-type="float" office:value="148" calcext:value-type="float">
            <text:p>148</text:p>
          </table:table-cell>
          <table:table-cell table:number-columns-repeated="60"/>
        </table:table-row>
        <table:table-row table:style-name="ro1">
          <table:table-cell table:style-name="Default" office:value-type="float" office:value="3130" calcext:value-type="float">
            <text:p>3130</text:p>
          </table:table-cell>
          <table:table-cell table:style-name="Default" office:value-type="float" office:value="3405" calcext:value-type="float">
            <text:p>3405</text:p>
          </table:table-cell>
          <table:table-cell table:style-name="Default" office:value-type="float" office:value="830" calcext:value-type="float">
            <text:p>830</text:p>
          </table:table-cell>
          <table:table-cell table:style-name="Default" office:value-type="float" office:value="243" calcext:value-type="float">
            <text:p>243</text:p>
          </table:table-cell>
          <table:table-cell table:number-columns-repeated="60"/>
        </table:table-row>
      </table:table>
      <table:table table:name="ts-Deaths (worst datasource)" table:style-name="ta5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" table:default-cell-style-name="ce1"/>
        <table:table-column table:style-name="co15" table:number-columns-repeated="9" table:default-cell-style-name="ce1"/>
        <table:table-column table:style-name="co14" table:default-cell-style-name="ce1"/>
        <table:table-column table:style-name="co16" table:default-cell-style-name="ce1"/>
        <table:table-column table:style-name="co14" table:number-columns-repeated="18" table:default-cell-style-name="ce1"/>
        <table:table-column table:style-name="co15" table:number-columns-repeated="9" table:default-cell-style-name="ce1"/>
        <table:table-column table:style-name="co14" table:default-cell-style-name="ce1"/>
        <table:table-column table:style-name="co16" table:default-cell-style-name="ce1"/>
        <table:table-column table:style-name="co14" table:number-columns-repeated="6" table:default-cell-style-name="ce1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Province/State</text:p>
          </table:table-cell>
          <table:table-cell office:value-type="string" calcext:value-type="string">
            <text:p>Country/Reg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style-name="ce2" office:value-type="string" calcext:value-type="string">
            <text:p>1/22/20</text:p>
          </table:table-cell>
          <table:table-cell table:style-name="ce2" office:value-type="string" calcext:value-type="string">
            <text:p>1/23/20</text:p>
          </table:table-cell>
          <table:table-cell table:style-name="ce2" office:value-type="string" calcext:value-type="string">
            <text:p>1/24/20</text:p>
          </table:table-cell>
          <table:table-cell table:style-name="ce2" office:value-type="string" calcext:value-type="string">
            <text:p>1/25/20</text:p>
          </table:table-cell>
          <table:table-cell table:style-name="ce2" office:value-type="string" calcext:value-type="string">
            <text:p>1/26/20</text:p>
          </table:table-cell>
          <table:table-cell table:style-name="ce2" office:value-type="string" calcext:value-type="string">
            <text:p>1/27/20</text:p>
          </table:table-cell>
          <table:table-cell table:style-name="ce2" office:value-type="string" calcext:value-type="string">
            <text:p>1/28/20</text:p>
          </table:table-cell>
          <table:table-cell table:style-name="ce2" office:value-type="string" calcext:value-type="string">
            <text:p>1/29/20</text:p>
          </table:table-cell>
          <table:table-cell table:style-name="ce2" office:value-type="string" calcext:value-type="string">
            <text:p>1/30/20</text:p>
          </table:table-cell>
          <table:table-cell table:style-name="ce2" office:value-type="string" calcext:value-type="string">
            <text:p>1/31/20</text:p>
          </table:table-cell>
          <table:table-cell table:style-name="ce2" office:value-type="string" calcext:value-type="string">
            <text:p>2/1/20</text:p>
          </table:table-cell>
          <table:table-cell table:style-name="ce2" office:value-type="string" calcext:value-type="string">
            <text:p>2/2/20</text:p>
          </table:table-cell>
          <table:table-cell table:style-name="ce2" office:value-type="string" calcext:value-type="string">
            <text:p>2/3/20</text:p>
          </table:table-cell>
          <table:table-cell table:style-name="ce2" office:value-type="string" calcext:value-type="string">
            <text:p>2/4/20</text:p>
          </table:table-cell>
          <table:table-cell table:style-name="ce2" office:value-type="string" calcext:value-type="string">
            <text:p>2/5/20</text:p>
          </table:table-cell>
          <table:table-cell table:style-name="ce2" office:value-type="string" calcext:value-type="string">
            <text:p>2/6/20</text:p>
          </table:table-cell>
          <table:table-cell table:style-name="ce2" office:value-type="string" calcext:value-type="string">
            <text:p>2/7/20</text:p>
          </table:table-cell>
          <table:table-cell table:style-name="ce2" office:value-type="string" calcext:value-type="string">
            <text:p>2/8/20</text:p>
          </table:table-cell>
          <table:table-cell table:style-name="ce2" office:value-type="string" calcext:value-type="string">
            <text:p>2/9/20</text:p>
          </table:table-cell>
          <table:table-cell table:style-name="ce2" office:value-type="string" calcext:value-type="string">
            <text:p>2/10/20</text:p>
          </table:table-cell>
          <table:table-cell table:style-name="ce2" office:value-type="string" calcext:value-type="string">
            <text:p>2/11/20</text:p>
          </table:table-cell>
          <table:table-cell table:style-name="ce2" office:value-type="string" calcext:value-type="string">
            <text:p>2/12/20</text:p>
          </table:table-cell>
          <table:table-cell table:style-name="ce2" office:value-type="string" calcext:value-type="string">
            <text:p>2/13/20</text:p>
          </table:table-cell>
          <table:table-cell table:style-name="ce2" office:value-type="string" calcext:value-type="string">
            <text:p>2/14/20</text:p>
          </table:table-cell>
          <table:table-cell table:style-name="ce2" office:value-type="string" calcext:value-type="string">
            <text:p>2/15/20</text:p>
          </table:table-cell>
          <table:table-cell table:style-name="ce2" office:value-type="string" calcext:value-type="string">
            <text:p>2/16/20</text:p>
          </table:table-cell>
          <table:table-cell table:style-name="ce2" office:value-type="string" calcext:value-type="string">
            <text:p>2/17/20</text:p>
          </table:table-cell>
          <table:table-cell table:style-name="ce2" office:value-type="string" calcext:value-type="string">
            <text:p>2/18/20</text:p>
          </table:table-cell>
          <table:table-cell table:style-name="ce2" office:value-type="string" calcext:value-type="string">
            <text:p>2/19/20</text:p>
          </table:table-cell>
          <table:table-cell table:style-name="ce2" office:value-type="string" calcext:value-type="string">
            <text:p>2/20/20</text:p>
          </table:table-cell>
          <table:table-cell table:style-name="ce2" office:value-type="string" calcext:value-type="string">
            <text:p>2/21/20</text:p>
          </table:table-cell>
          <table:table-cell table:style-name="ce2" office:value-type="string" calcext:value-type="string">
            <text:p>2/22/20</text:p>
          </table:table-cell>
          <table:table-cell table:style-name="ce2" office:value-type="string" calcext:value-type="string">
            <text:p>2/23/20</text:p>
          </table:table-cell>
          <table:table-cell table:style-name="ce2" office:value-type="string" calcext:value-type="string">
            <text:p>2/24/20</text:p>
          </table:table-cell>
          <table:table-cell table:style-name="ce2" office:value-type="string" calcext:value-type="string">
            <text:p>2/25/20</text:p>
          </table:table-cell>
          <table:table-cell table:style-name="ce2" office:value-type="string" calcext:value-type="string">
            <text:p>2/26/20</text:p>
          </table:table-cell>
          <table:table-cell table:style-name="ce2" office:value-type="string" calcext:value-type="string">
            <text:p>2/27/20</text:p>
          </table:table-cell>
          <table:table-cell table:style-name="ce2" office:value-type="string" calcext:value-type="string">
            <text:p>2/28/20</text:p>
          </table:table-cell>
          <table:table-cell table:style-name="ce2" office:value-type="string" calcext:value-type="string">
            <text:p>2/29/20</text:p>
          </table:table-cell>
          <table:table-cell table:style-name="ce2" office:value-type="string" calcext:value-type="string">
            <text:p>3/1/20</text:p>
          </table:table-cell>
          <table:table-cell table:style-name="ce2" office:value-type="string" calcext:value-type="string">
            <text:p>3/2/20</text:p>
          </table:table-cell>
          <table:table-cell table:style-name="ce2" office:value-type="string" calcext:value-type="string">
            <text:p>3/3/20</text:p>
          </table:table-cell>
          <table:table-cell table:style-name="ce2" office:value-type="string" calcext:value-type="string">
            <text:p>3/4/20</text:p>
          </table:table-cell>
          <table:table-cell table:style-name="ce2" office:value-type="string" calcext:value-type="string">
            <text:p>3/5/20</text:p>
          </table:table-cell>
          <table:table-cell table:style-name="ce2" office:value-type="string" calcext:value-type="string">
            <text:p>3/6/20</text:p>
          </table:table-cell>
          <table:table-cell table:style-name="ce2" office:value-type="string" calcext:value-type="string">
            <text:p>3/7/20</text:p>
          </table:table-cell>
          <table:table-cell table:style-name="ce2" office:value-type="string" calcext:value-type="string">
            <text:p>3/8/20</text:p>
          </table:table-cell>
          <table:table-cell table:style-name="ce2" office:value-type="string" calcext:value-type="string">
            <text:p>3/9/20</text:p>
          </table:table-cell>
          <table:table-cell table:style-name="ce2" office:value-type="string" calcext:value-type="string">
            <text:p>3/10/20</text:p>
          </table:table-cell>
          <table:table-cell table:style-name="ce2" office:value-type="string" calcext:value-type="string">
            <text:p>3/11/20</text:p>
          </table:table-cell>
          <table:table-cell table:style-name="ce2" office:value-type="string" calcext:value-type="string">
            <text:p>3/12/20</text:p>
          </table:table-cell>
          <table:table-cell table:style-name="ce2" office:value-type="string" calcext:value-type="string">
            <text:p>3/13/20</text:p>
          </table:table-cell>
          <table:table-cell table:style-name="ce2" office:value-type="string" calcext:value-type="string">
            <text:p>3/14/20</text:p>
          </table:table-cell>
          <table:table-cell table:style-name="ce2" office:value-type="string" calcext:value-type="string">
            <text:p>3/15/20</text:p>
          </table:table-cell>
          <table:table-cell table:style-name="ce2" office:value-type="string" calcext:value-type="string">
            <text:p>3/16/20</text:p>
          </table:table-cell>
          <table:table-cell table:style-name="ce2" office:value-type="string" calcext:value-type="string">
            <text:p>3/17/2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able:cell-range-source table:name="CSV_all" xlink:type="simple" xlink:href="../../../gitlab/COVID-19/csse_covid_19_data/csse_covid_19_time_series/time_series_19-covid-Deaths.csv" table:filter-name="Text - txt - csv (StarCalc)" table:filter-options="44,34,12,1,,1033,false,false,true,false,false" table:last-column-spanned="62" table:last-row-spanned="469"/>
            <text:p>Province/State</text:p>
          </table:table-cell>
          <table:table-cell table:style-name="Default" office:value-type="string" calcext:value-type="string">
            <text:p>Country/Region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ng</text:p>
          </table:table-cell>
          <table:table-cell table:style-name="ce5" office:value-type="string" calcext:value-type="string">
            <text:p>1/22/20</text:p>
          </table:table-cell>
          <table:table-cell table:style-name="ce5" office:value-type="string" calcext:value-type="string">
            <text:p>1/23/20</text:p>
          </table:table-cell>
          <table:table-cell table:style-name="ce5" office:value-type="string" calcext:value-type="string">
            <text:p>1/24/20</text:p>
          </table:table-cell>
          <table:table-cell table:style-name="ce5" office:value-type="string" calcext:value-type="string">
            <text:p>1/25/20</text:p>
          </table:table-cell>
          <table:table-cell table:style-name="ce5" office:value-type="string" calcext:value-type="string">
            <text:p>1/26/20</text:p>
          </table:table-cell>
          <table:table-cell table:style-name="ce5" office:value-type="string" calcext:value-type="string">
            <text:p>1/27/20</text:p>
          </table:table-cell>
          <table:table-cell table:style-name="ce5" office:value-type="string" calcext:value-type="string">
            <text:p>1/28/20</text:p>
          </table:table-cell>
          <table:table-cell table:style-name="ce5" office:value-type="string" calcext:value-type="string">
            <text:p>1/29/20</text:p>
          </table:table-cell>
          <table:table-cell table:style-name="ce5" office:value-type="string" calcext:value-type="string">
            <text:p>1/30/20</text:p>
          </table:table-cell>
          <table:table-cell table:style-name="ce5" office:value-type="string" calcext:value-type="string">
            <text:p>1/31/20</text:p>
          </table:table-cell>
          <table:table-cell table:style-name="ce5" office:value-type="string" calcext:value-type="string">
            <text:p>2/1/20</text:p>
          </table:table-cell>
          <table:table-cell table:style-name="ce5" office:value-type="string" calcext:value-type="string">
            <text:p>2/2/20</text:p>
          </table:table-cell>
          <table:table-cell table:style-name="ce5" office:value-type="string" calcext:value-type="string">
            <text:p>2/3/20</text:p>
          </table:table-cell>
          <table:table-cell table:style-name="ce5" office:value-type="string" calcext:value-type="string">
            <text:p>2/4/20</text:p>
          </table:table-cell>
          <table:table-cell table:style-name="ce5" office:value-type="string" calcext:value-type="string">
            <text:p>2/5/20</text:p>
          </table:table-cell>
          <table:table-cell table:style-name="ce5" office:value-type="string" calcext:value-type="string">
            <text:p>2/6/20</text:p>
          </table:table-cell>
          <table:table-cell table:style-name="ce5" office:value-type="string" calcext:value-type="string">
            <text:p>2/7/20</text:p>
          </table:table-cell>
          <table:table-cell table:style-name="ce5" office:value-type="string" calcext:value-type="string">
            <text:p>2/8/20</text:p>
          </table:table-cell>
          <table:table-cell table:style-name="ce5" office:value-type="string" calcext:value-type="string">
            <text:p>2/9/20</text:p>
          </table:table-cell>
          <table:table-cell table:style-name="ce5" office:value-type="string" calcext:value-type="string">
            <text:p>2/10/20</text:p>
          </table:table-cell>
          <table:table-cell table:style-name="ce5" office:value-type="string" calcext:value-type="string">
            <text:p>2/11/20</text:p>
          </table:table-cell>
          <table:table-cell table:style-name="ce5" office:value-type="string" calcext:value-type="string">
            <text:p>2/12/20</text:p>
          </table:table-cell>
          <table:table-cell table:style-name="ce5" office:value-type="string" calcext:value-type="string">
            <text:p>2/13/20</text:p>
          </table:table-cell>
          <table:table-cell table:style-name="ce5" office:value-type="string" calcext:value-type="string">
            <text:p>2/14/20</text:p>
          </table:table-cell>
          <table:table-cell table:style-name="ce5" office:value-type="string" calcext:value-type="string">
            <text:p>2/15/20</text:p>
          </table:table-cell>
          <table:table-cell table:style-name="ce5" office:value-type="string" calcext:value-type="string">
            <text:p>2/16/20</text:p>
          </table:table-cell>
          <table:table-cell table:style-name="ce5" office:value-type="string" calcext:value-type="string">
            <text:p>2/17/20</text:p>
          </table:table-cell>
          <table:table-cell table:style-name="ce5" office:value-type="string" calcext:value-type="string">
            <text:p>2/18/20</text:p>
          </table:table-cell>
          <table:table-cell table:style-name="ce5" office:value-type="string" calcext:value-type="string">
            <text:p>2/19/20</text:p>
          </table:table-cell>
          <table:table-cell table:style-name="ce5" office:value-type="string" calcext:value-type="string">
            <text:p>2/20/20</text:p>
          </table:table-cell>
          <table:table-cell table:style-name="ce5" office:value-type="string" calcext:value-type="string">
            <text:p>2/21/20</text:p>
          </table:table-cell>
          <table:table-cell table:style-name="ce5" office:value-type="string" calcext:value-type="string">
            <text:p>2/22/20</text:p>
          </table:table-cell>
          <table:table-cell table:style-name="ce5" office:value-type="string" calcext:value-type="string">
            <text:p>2/23/20</text:p>
          </table:table-cell>
          <table:table-cell table:style-name="ce5" office:value-type="string" calcext:value-type="string">
            <text:p>2/24/20</text:p>
          </table:table-cell>
          <table:table-cell table:style-name="ce5" office:value-type="string" calcext:value-type="string">
            <text:p>2/25/20</text:p>
          </table:table-cell>
          <table:table-cell table:style-name="ce5" office:value-type="string" calcext:value-type="string">
            <text:p>2/26/20</text:p>
          </table:table-cell>
          <table:table-cell table:style-name="ce5" office:value-type="string" calcext:value-type="string">
            <text:p>2/27/20</text:p>
          </table:table-cell>
          <table:table-cell table:style-name="ce5" office:value-type="string" calcext:value-type="string">
            <text:p>2/28/20</text:p>
          </table:table-cell>
          <table:table-cell table:style-name="ce5" office:value-type="string" calcext:value-type="string">
            <text:p>2/29/20</text:p>
          </table:table-cell>
          <table:table-cell table:style-name="ce5" office:value-type="string" calcext:value-type="string">
            <text:p>3/1/20</text:p>
          </table:table-cell>
          <table:table-cell table:style-name="ce5" office:value-type="string" calcext:value-type="string">
            <text:p>3/2/20</text:p>
          </table:table-cell>
          <table:table-cell table:style-name="ce5" office:value-type="string" calcext:value-type="string">
            <text:p>3/3/20</text:p>
          </table:table-cell>
          <table:table-cell table:style-name="ce5" office:value-type="string" calcext:value-type="string">
            <text:p>3/4/20</text:p>
          </table:table-cell>
          <table:table-cell table:style-name="ce5" office:value-type="string" calcext:value-type="string">
            <text:p>3/5/20</text:p>
          </table:table-cell>
          <table:table-cell table:style-name="ce5" office:value-type="string" calcext:value-type="string">
            <text:p>3/6/20</text:p>
          </table:table-cell>
          <table:table-cell table:style-name="ce5" office:value-type="string" calcext:value-type="string">
            <text:p>3/7/20</text:p>
          </table:table-cell>
          <table:table-cell table:style-name="ce5" office:value-type="string" calcext:value-type="string">
            <text:p>3/8/20</text:p>
          </table:table-cell>
          <table:table-cell table:style-name="ce5" office:value-type="string" calcext:value-type="string">
            <text:p>3/9/20</text:p>
          </table:table-cell>
          <table:table-cell table:style-name="ce5" office:value-type="string" calcext:value-type="string">
            <text:p>3/10/20</text:p>
          </table:table-cell>
          <table:table-cell table:style-name="ce5" office:value-type="string" calcext:value-type="string">
            <text:p>3/11/20</text:p>
          </table:table-cell>
          <table:table-cell table:style-name="ce5" office:value-type="string" calcext:value-type="string">
            <text:p>3/12/20</text:p>
          </table:table-cell>
          <table:table-cell table:style-name="ce5" office:value-type="string" calcext:value-type="string">
            <text:p>3/13/20</text:p>
          </table:table-cell>
          <table:table-cell table:style-name="ce5" office:value-type="string" calcext:value-type="string">
            <text:p>3/14/20</text:p>
          </table:table-cell>
          <table:table-cell table:style-name="ce5" office:value-type="string" calcext:value-type="string">
            <text:p>3/15/20</text:p>
          </table:table-cell>
          <table:table-cell table:style-name="ce5" office:value-type="string" calcext:value-type="string">
            <text:p>3/16/20</text:p>
          </table:table-cell>
          <table:table-cell table:style-name="ce5" office:value-type="string" calcext:value-type="string">
            <text:p>3/17/20</text:p>
          </table:table-cell>
          <table:table-cell table:style-name="ce5" office:value-type="string" calcext:value-type="string">
            <text:p>3/18/20</text:p>
          </table:table-cell>
          <table:table-cell table:style-name="ce5" office:value-type="string" calcext:value-type="string">
            <text:p>3/19/2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hailand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1" calcext:value-type="float">
            <text:p>101</text:p>
          </table:table-cell>
          <table:table-cell table:number-columns-repeated="39" table:style-name="Default" office:value-type="float" office:value="0" calcext:value-type="float">
            <text:p>0</text:p>
          </table:table-cell>
          <table:table-cell table:number-columns-repeated="1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Japan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38" calcext:value-type="float">
            <text:p>138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1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8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ingapore</text:p>
          </table:table-cell>
          <table:table-cell table:style-name="Default" office:value-type="float" office:value="1.2833" calcext:value-type="float">
            <text:p>1,2833</text:p>
          </table:table-cell>
          <table:table-cell table:style-name="Default" office:value-type="float" office:value="103.8333" calcext:value-type="float">
            <text:p>103,83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epal</text:p>
          </table:table-cell>
          <table:table-cell table:style-name="Default" office:value-type="float" office:value="28.1667" calcext:value-type="float">
            <text:p>28,1667</text:p>
          </table:table-cell>
          <table:table-cell table:style-name="Default" office:value-type="float" office:value="84.25" calcext:value-type="float">
            <text:p>84,2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laysia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12.5" calcext:value-type="float">
            <text:p>112,5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itish Columbia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9.2827" calcext:value-type="float">
            <text:p>49,2827</text:p>
          </table:table-cell>
          <table:table-cell table:style-name="Default" office:value-type="float" office:value="-123.1207" calcext:value-type="float">
            <text:p>-123,1207</text:p>
          </table:table-cell>
          <table:table-cell table:number-columns-repeated="47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South Wales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3.8688" calcext:value-type="float">
            <text:p>-33,8688</text:p>
          </table:table-cell>
          <table:table-cell table:style-name="Default" office:value-type="float" office:value="151.2093" calcext:value-type="float">
            <text:p>151,2093</text:p>
          </table:table-cell>
          <table:table-cell table:number-columns-repeated="4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ictoria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7.8136" calcext:value-type="float">
            <text:p>-37,8136</text:p>
          </table:table-cell>
          <table:table-cell table:style-name="Default" office:value-type="float" office:value="144.9631" calcext:value-type="float">
            <text:p>144,963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Queensland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28.0167" calcext:value-type="float">
            <text:p>-28,0167</text:p>
          </table:table-cell>
          <table:table-cell table:style-name="Default" office:value-type="float" office:value="153.4" calcext:value-type="float">
            <text:p>153,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ambodia</text:p>
          </table:table-cell>
          <table:table-cell table:style-name="Default" office:value-type="float" office:value="11.55" calcext:value-type="float">
            <text:p>11,55</text:p>
          </table:table-cell>
          <table:table-cell table:style-name="Default" office:value-type="float" office:value="104.9167" calcext:value-type="float">
            <text:p>104,916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ri Lanka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ermany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Finland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United Arab Emirates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hilippines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2" calcext:value-type="float">
            <text:p>12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39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ndia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taly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3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463" calcext:value-type="float">
            <text:p>463</text:p>
          </table:table-cell>
          <table:table-cell table:style-name="Default" office:value-type="float" office:value="631" calcext:value-type="float">
            <text:p>631</text:p>
          </table:table-cell>
          <table:table-cell table:number-columns-repeated="2" table:style-name="Default" office:value-type="float" office:value="827" calcext:value-type="float">
            <text:p>827</text:p>
          </table:table-cell>
          <table:table-cell table:style-name="Default" office:value-type="float" office:value="1266" calcext:value-type="float">
            <text:p>1266</text:p>
          </table:table-cell>
          <table:table-cell table:style-name="Default" office:value-type="float" office:value="1441" calcext:value-type="float">
            <text:p>1441</text:p>
          </table:table-cell>
          <table:table-cell table:style-name="Default" office:value-type="float" office:value="1809" calcext:value-type="float">
            <text:p>1809</text:p>
          </table:table-cell>
          <table:table-cell table:style-name="Default" office:value-type="float" office:value="2158" calcext:value-type="float">
            <text:p>2158</text:p>
          </table:table-cell>
          <table:table-cell table:style-name="Default" office:value-type="float" office:value="2503" calcext:value-type="float">
            <text:p>2503</text:p>
          </table:table-cell>
          <table:table-cell office:value-type="float" office:value="2978" calcext:value-type="float">
            <text:p>2978</text:p>
          </table:table-cell>
          <table:table-cell office:value-type="float" office:value="3405" calcext:value-type="float">
            <text:p>340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weden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pain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4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533" calcext:value-type="float">
            <text:p>533</text:p>
          </table:table-cell>
          <table:table-cell office:value-type="float" office:value="623" calcext:value-type="float">
            <text:p>623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uth Australia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4.9285" calcext:value-type="float">
            <text:p>-34,9285</text:p>
          </table:table-cell>
          <table:table-cell table:style-name="Default" office:value-type="float" office:value="138.6007" calcext:value-type="float">
            <text:p>138,60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elgium</text:p>
          </table:table-cell>
          <table:table-cell table:style-name="Default" office:value-type="float" office:value="50.8333" calcext:value-type="float">
            <text:p>50,833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gypt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6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om Diamond Princess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35.4437" calcext:value-type="float">
            <text:p>35,4437</text:p>
          </table:table-cell>
          <table:table-cell table:style-name="Default" office:value-type="float" office:value="139.638" calcext:value-type="float">
            <text:p>139,63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ebanon</text:p>
          </table:table-cell>
          <table:table-cell table:style-name="Default" office:value-type="float" office:value="33.8547" calcext:value-type="float">
            <text:p>33,8547</text:p>
          </table:table-cell>
          <table:table-cell table:style-name="Default" office:value-type="float" office:value="35.8623" calcext:value-type="float">
            <text:p>35,8623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raq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4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man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fghanistan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ahrain</text:p>
          </table:table-cell>
          <table:table-cell table:style-name="Default" office:value-type="float" office:value="26.0275" calcext:value-type="float">
            <text:p>26,0275</text:p>
          </table:table-cell>
          <table:table-cell table:style-name="Default" office:value-type="float" office:value="50.55" calcext:value-type="float">
            <text:p>50,55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uwait</text:p>
          </table:table-cell>
          <table:table-cell table:style-name="Default" office:value-type="float" office:value="29.5" calcext:value-type="float">
            <text:p>29,5</text:p>
          </table:table-cell>
          <table:table-cell table:style-name="Default" office:value-type="float" office:value="47.75" calcext:value-type="float">
            <text:p>47,7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lgeria</text:p>
          </table:table-cell>
          <table:table-cell table:style-name="Default" office:value-type="float" office:value="28.0339" calcext:value-type="float">
            <text:p>28,0339</text:p>
          </table:table-cell>
          <table:table-cell table:style-name="Default" office:value-type="float" office:value="1.6596" calcext:value-type="float">
            <text:p>1,6596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roatia</text:p>
          </table:table-cell>
          <table:table-cell table:style-name="Default" office:value-type="float" office:value="45.1" calcext:value-type="float">
            <text:p>45,1</text:p>
          </table:table-cell>
          <table:table-cell table:style-name="Default" office:value-type="float" office:value="15.2" calcext:value-type="float">
            <text:p>15,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witzerland</text:p>
          </table:table-cell>
          <table:table-cell table:style-name="Default" office:value-type="float" office:value="46.8182" calcext:value-type="float">
            <text:p>46,8182</text:p>
          </table:table-cell>
          <table:table-cell table:style-name="Default" office:value-type="float" office:value="8.2275" calcext:value-type="float">
            <text:p>8,2275</text:p>
          </table:table-cell>
          <table:table-cell table:number-columns-repeated="4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ustria</text:p>
          </table:table-cell>
          <table:table-cell table:style-name="Default" office:value-type="float" office:value="47.5162" calcext:value-type="float">
            <text:p>47,5162</text:p>
          </table:table-cell>
          <table:table-cell table:style-name="Default" office:value-type="float" office:value="14.5501" calcext:value-type="float">
            <text:p>14,5501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srael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akistan</text:p>
          </table:table-cell>
          <table:table-cell table:style-name="Default" office:value-type="float" office:value="30.3753" calcext:value-type="float">
            <text:p>30,3753</text:p>
          </table:table-cell>
          <table:table-cell table:style-name="Default" office:value-type="float" office:value="69.3451" calcext:value-type="float">
            <text:p>69,34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razil</text:p>
          </table:table-cell>
          <table:table-cell table:style-name="Default" office:value-type="float" office:value="-14.235" calcext:value-type="float">
            <text:p>-14,235</text:p>
          </table:table-cell>
          <table:table-cell table:style-name="Default" office:value-type="float" office:value="-51.9253" calcext:value-type="float">
            <text:p>-51,9253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eorgia</text:p>
          </table:table-cell>
          <table:table-cell table:style-name="Default" office:value-type="float" office:value="42.3154" calcext:value-type="float">
            <text:p>42,3154</text:p>
          </table:table-cell>
          <table:table-cell table:style-name="Default" office:value-type="float" office:value="43.3569" calcext:value-type="float">
            <text:p>43,356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reece</text:p>
          </table:table-cell>
          <table:table-cell table:style-name="Default" office:value-type="float" office:value="39.0742" calcext:value-type="float">
            <text:p>39,0742</text:p>
          </table:table-cell>
          <table:table-cell table:style-name="Default" office:value-type="float" office:value="21.8243" calcext:value-type="float">
            <text:p>21,8243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orth Macedonia</text:p>
          </table:table-cell>
          <table:table-cell table:style-name="Default" office:value-type="float" office:value="41.6086" calcext:value-type="float">
            <text:p>41,6086</text:p>
          </table:table-cell>
          <table:table-cell table:style-name="Default" office:value-type="float" office:value="21.7453" calcext:value-type="float">
            <text:p>21,74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orway</text:p>
          </table:table-cell>
          <table:table-cell table:style-name="Default" office:value-type="float" office:value="60.472" calcext:value-type="float">
            <text:p>60,472</text:p>
          </table:table-cell>
          <table:table-cell table:style-name="Default" office:value-type="float" office:value="8.4689" calcext:value-type="float">
            <text:p>8,4689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Romania</text:p>
          </table:table-cell>
          <table:table-cell table:style-name="Default" office:value-type="float" office:value="45.9432" calcext:value-type="float">
            <text:p>45,9432</text:p>
          </table:table-cell>
          <table:table-cell table:style-name="Default" office:value-type="float" office:value="24.9668" calcext:value-type="float">
            <text:p>24,96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stonia</text:p>
          </table:table-cell>
          <table:table-cell table:style-name="Default" office:value-type="float" office:value="58.5953" calcext:value-type="float">
            <text:p>58,5953</text:p>
          </table:table-cell>
          <table:table-cell table:style-name="Default" office:value-type="float" office:value="25.0136" calcext:value-type="float">
            <text:p>25,01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an Marino</text:p>
          </table:table-cell>
          <table:table-cell table:style-name="Default" office:value-type="float" office:value="43.9424" calcext:value-type="float">
            <text:p>43,9424</text:p>
          </table:table-cell>
          <table:table-cell table:style-name="Default" office:value-type="float" office:value="12.4578" calcext:value-type="float">
            <text:p>12,4578</text:p>
          </table:table-cell>
          <table:table-cell table:number-columns-repeated="41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elarus</text:p>
          </table:table-cell>
          <table:table-cell table:style-name="Default" office:value-type="float" office:value="53.7098" calcext:value-type="float">
            <text:p>53,7098</text:p>
          </table:table-cell>
          <table:table-cell table:style-name="Default" office:value-type="float" office:value="27.9534" calcext:value-type="float">
            <text:p>27,953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celand</text:p>
          </table:table-cell>
          <table:table-cell table:style-name="Default" office:value-type="float" office:value="64.9631" calcext:value-type="float">
            <text:p>64,9631</text:p>
          </table:table-cell>
          <table:table-cell table:style-name="Default" office:value-type="float" office:value="-19.0208" calcext:value-type="float">
            <text:p>-19,0208</text:p>
          </table:table-cell>
          <table:table-cell table:number-columns-repeated="53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ithuania</text:p>
          </table:table-cell>
          <table:table-cell table:style-name="Default" office:value-type="float" office:value="55.1694" calcext:value-type="float">
            <text:p>55,1694</text:p>
          </table:table-cell>
          <table:table-cell table:style-name="Default" office:value-type="float" office:value="23.8813" calcext:value-type="float">
            <text:p>23,881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exico</text:p>
          </table:table-cell>
          <table:table-cell table:style-name="Default" office:value-type="float" office:value="23.6345" calcext:value-type="float">
            <text:p>23,6345</text:p>
          </table:table-cell>
          <table:table-cell table:style-name="Default" office:value-type="float" office:value="-102.5528" calcext:value-type="float">
            <text:p>-102,552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ew Zealand</text:p>
          </table:table-cell>
          <table:table-cell table:style-name="Default" office:value-type="float" office:value="-40.9006" calcext:value-type="float">
            <text:p>-40,9006</text:p>
          </table:table-cell>
          <table:table-cell table:style-name="Default" office:value-type="float" office:value="174.886" calcext:value-type="float">
            <text:p>174,88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igeria</text:p>
          </table:table-cell>
          <table:table-cell table:style-name="Default" office:value-type="float" office:value="9.082" calcext:value-type="float">
            <text:p>9,082</text:p>
          </table:table-cell>
          <table:table-cell table:style-name="Default" office:value-type="float" office:value="8.6753" calcext:value-type="float">
            <text:p>8,67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stern Australia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1.9505" calcext:value-type="float">
            <text:p>-31,9505</text:p>
          </table:table-cell>
          <table:table-cell table:style-name="Default" office:value-type="float" office:value="115.8605" calcext:value-type="float">
            <text:p>115,8605</text:p>
          </table:table-cell>
          <table:table-cell table:number-columns-repeated="39" table:style-name="Default" office:value-type="float" office:value="0" calcext:value-type="float">
            <text:p>0</text:p>
          </table:table-cell>
          <table:table-cell table:number-columns-repeated="1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reland</text:p>
          </table:table-cell>
          <table:table-cell table:style-name="Default" office:value-type="float" office:value="53.1424" calcext:value-type="float">
            <text:p>53,1424</text:p>
          </table:table-cell>
          <table:table-cell table:style-name="Default" office:value-type="float" office:value="-7.6921" calcext:value-type="float">
            <text:p>-7,6921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uxembourg</text:p>
          </table:table-cell>
          <table:table-cell table:style-name="Default" office:value-type="float" office:value="49.8153" calcext:value-type="float">
            <text:p>49,8153</text:p>
          </table:table-cell>
          <table:table-cell table:style-name="Default" office:value-type="float" office:value="6.1296" calcext:value-type="float">
            <text:p>6,1296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naco</text:p>
          </table:table-cell>
          <table:table-cell table:style-name="Default" office:value-type="float" office:value="43.7333" calcext:value-type="float">
            <text:p>43,7333</text:p>
          </table:table-cell>
          <table:table-cell table:style-name="Default" office:value-type="float" office:value="7.4167" calcext:value-type="float">
            <text:p>7,416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Qatar</text:p>
          </table:table-cell>
          <table:table-cell table:style-name="Default" office:value-type="float" office:value="25.3548" calcext:value-type="float">
            <text:p>25,3548</text:p>
          </table:table-cell>
          <table:table-cell table:style-name="Default" office:value-type="float" office:value="51.1839" calcext:value-type="float">
            <text:p>51,183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cuador</text:p>
          </table:table-cell>
          <table:table-cell table:style-name="Default" office:value-type="float" office:value="-1.8312" calcext:value-type="float">
            <text:p>-1,8312</text:p>
          </table:table-cell>
          <table:table-cell table:style-name="Default" office:value-type="float" office:value="-78.1834" calcext:value-type="float">
            <text:p>-78,1834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zerbaijan</text:p>
          </table:table-cell>
          <table:table-cell table:style-name="Default" office:value-type="float" office:value="40.1431" calcext:value-type="float">
            <text:p>40,1431</text:p>
          </table:table-cell>
          <table:table-cell table:style-name="Default" office:value-type="float" office:value="47.5769" calcext:value-type="float">
            <text:p>47,5769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rmenia</text:p>
          </table:table-cell>
          <table:table-cell table:style-name="Default" office:value-type="float" office:value="40.0691" calcext:value-type="float">
            <text:p>40,0691</text:p>
          </table:table-cell>
          <table:table-cell table:style-name="Default" office:value-type="float" office:value="45.0382" calcext:value-type="float">
            <text:p>45,038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ominican Republic</text:p>
          </table:table-cell>
          <table:table-cell table:style-name="Default" office:value-type="float" office:value="18.7357" calcext:value-type="float">
            <text:p>18,7357</text:p>
          </table:table-cell>
          <table:table-cell table:style-name="Default" office:value-type="float" office:value="-70.1627" calcext:value-type="float">
            <text:p>-70,1627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ndonesia</text:p>
          </table:table-cell>
          <table:table-cell table:style-name="Default" office:value-type="float" office:value="-0.7893" calcext:value-type="float">
            <text:p>-0,7893</text:p>
          </table:table-cell>
          <table:table-cell table:style-name="Default" office:value-type="float" office:value="113.9213" calcext:value-type="float">
            <text:p>113,9213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ortugal</text:p>
          </table:table-cell>
          <table:table-cell table:style-name="Default" office:value-type="float" office:value="39.3999" calcext:value-type="float">
            <text:p>39,3999</text:p>
          </table:table-cell>
          <table:table-cell table:style-name="Default" office:value-type="float" office:value="-8.2245" calcext:value-type="float">
            <text:p>-8,2245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ndorra</text:p>
          </table:table-cell>
          <table:table-cell table:style-name="Default" office:value-type="float" office:value="42.5063" calcext:value-type="float">
            <text:p>42,5063</text:p>
          </table:table-cell>
          <table:table-cell table:style-name="Default" office:value-type="float" office:value="1.5218" calcext:value-type="float">
            <text:p>1,52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asmania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41.4545" calcext:value-type="float">
            <text:p>-41,4545</text:p>
          </table:table-cell>
          <table:table-cell table:style-name="Default" office:value-type="float" office:value="145.9707" calcext:value-type="float">
            <text:p>145,97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atvia</text:p>
          </table:table-cell>
          <table:table-cell table:style-name="Default" office:value-type="float" office:value="56.8796" calcext:value-type="float">
            <text:p>56,8796</text:p>
          </table:table-cell>
          <table:table-cell table:style-name="Default" office:value-type="float" office:value="24.6032" calcext:value-type="float">
            <text:p>24,603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rocco</text:p>
          </table:table-cell>
          <table:table-cell table:style-name="Default" office:value-type="float" office:value="31.7917" calcext:value-type="float">
            <text:p>31,7917</text:p>
          </table:table-cell>
          <table:table-cell table:style-name="Default" office:value-type="float" office:value="-7.0926" calcext:value-type="float">
            <text:p>-7,0926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audi Arabia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enegal</text:p>
          </table:table-cell>
          <table:table-cell table:style-name="Default" office:value-type="float" office:value="14.4974" calcext:value-type="float">
            <text:p>14,4974</text:p>
          </table:table-cell>
          <table:table-cell table:style-name="Default" office:value-type="float" office:value="-14.4524" calcext:value-type="float">
            <text:p>-14,45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rgentina</text:p>
          </table:table-cell>
          <table:table-cell table:style-name="Default" office:value-type="float" office:value="-38.4161" calcext:value-type="float">
            <text:p>-38,4161</text:p>
          </table:table-cell>
          <table:table-cell table:style-name="Default" office:value-type="float" office:value="-63.6167" calcext:value-type="float">
            <text:p>-63,6167</text:p>
          </table:table-cell>
          <table:table-cell table:number-columns-repeated="46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hile</text:p>
          </table:table-cell>
          <table:table-cell table:style-name="Default" office:value-type="float" office:value="-35.6751" calcext:value-type="float">
            <text:p>-35,6751</text:p>
          </table:table-cell>
          <table:table-cell table:style-name="Default" office:value-type="float" office:value="-71.543" calcext:value-type="float">
            <text:p>-71,5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Jordan</text:p>
          </table:table-cell>
          <table:table-cell table:style-name="Default" office:value-type="float" office:value="31.24" calcext:value-type="float">
            <text:p>31,24</text:p>
          </table:table-cell>
          <table:table-cell table:style-name="Default" office:value-type="float" office:value="36.51" calcext:value-type="float">
            <text:p>36,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Ukraine</text:p>
          </table:table-cell>
          <table:table-cell table:style-name="Default" office:value-type="float" office:value="48.3794" calcext:value-type="float">
            <text:p>48,3794</text:p>
          </table:table-cell>
          <table:table-cell table:style-name="Default" office:value-type="float" office:value="31.1656" calcext:value-type="float">
            <text:p>31,1656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Hungary</text:p>
          </table:table-cell>
          <table:table-cell table:style-name="Default" office:value-type="float" office:value="47.1625" calcext:value-type="float">
            <text:p>47,1625</text:p>
          </table:table-cell>
          <table:table-cell table:style-name="Default" office:value-type="float" office:value="19.5033" calcext:value-type="float">
            <text:p>19,5033</text:p>
          </table:table-cell>
          <table:table-cell table:number-columns-repeated="5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thern Territory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12.4634" calcext:value-type="float">
            <text:p>-12,4634</text:p>
          </table:table-cell>
          <table:table-cell table:style-name="Default" office:value-type="float" office:value="130.8456" calcext:value-type="float">
            <text:p>130,845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iechtenstein</text:p>
          </table:table-cell>
          <table:table-cell table:style-name="Default" office:value-type="float" office:value="47.14" calcext:value-type="float">
            <text:p>47,14</text:p>
          </table:table-cell>
          <table:table-cell table:style-name="Default" office:value-type="float" office:value="9.55" calcext:value-type="float">
            <text:p>9,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oland</text:p>
          </table:table-cell>
          <table:table-cell table:style-name="Default" office:value-type="float" office:value="51.9194" calcext:value-type="float">
            <text:p>51,9194</text:p>
          </table:table-cell>
          <table:table-cell table:style-name="Default" office:value-type="float" office:value="19.1451" calcext:value-type="float">
            <text:p>19,1451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unisia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osnia and Herzegovina</text:p>
          </table:table-cell>
          <table:table-cell table:style-name="Default" office:value-type="float" office:value="43.9159" calcext:value-type="float">
            <text:p>43,9159</text:p>
          </table:table-cell>
          <table:table-cell table:style-name="Default" office:value-type="float" office:value="17.6791" calcext:value-type="float">
            <text:p>17,67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lovenia</text:p>
          </table:table-cell>
          <table:table-cell table:style-name="Default" office:value-type="float" office:value="46.1512" calcext:value-type="float">
            <text:p>46,1512</text:p>
          </table:table-cell>
          <table:table-cell table:style-name="Default" office:value-type="float" office:value="14.9955" calcext:value-type="float">
            <text:p>14,9955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outh Africa</text:p>
          </table:table-cell>
          <table:table-cell table:style-name="Default" office:value-type="float" office:value="-30.5595" calcext:value-type="float">
            <text:p>-30,5595</text:p>
          </table:table-cell>
          <table:table-cell table:style-name="Default" office:value-type="float" office:value="22.9375" calcext:value-type="float">
            <text:p>22,937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hutan</text:p>
          </table:table-cell>
          <table:table-cell table:style-name="Default" office:value-type="float" office:value="27.5142" calcext:value-type="float">
            <text:p>27,5142</text:p>
          </table:table-cell>
          <table:table-cell table:style-name="Default" office:value-type="float" office:value="90.4336" calcext:value-type="float">
            <text:p>90,43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ameroon</text:p>
          </table:table-cell>
          <table:table-cell table:style-name="Default" office:value-type="float" office:value="3.848" calcext:value-type="float">
            <text:p>3,848</text:p>
          </table:table-cell>
          <table:table-cell table:style-name="Default" office:value-type="float" office:value="11.5021" calcext:value-type="float">
            <text:p>11,50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lombia</text:p>
          </table:table-cell>
          <table:table-cell table:style-name="Default" office:value-type="float" office:value="4.5709" calcext:value-type="float">
            <text:p>4,5709</text:p>
          </table:table-cell>
          <table:table-cell table:style-name="Default" office:value-type="float" office:value="-74.2973" calcext:value-type="float">
            <text:p>-74,297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sta Rica</text:p>
          </table:table-cell>
          <table:table-cell table:style-name="Default" office:value-type="float" office:value="9.7489" calcext:value-type="float">
            <text:p>9,7489</text:p>
          </table:table-cell>
          <table:table-cell table:style-name="Default" office:value-type="float" office:value="-83.7534" calcext:value-type="float">
            <text:p>-83,753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eru</text:p>
          </table:table-cell>
          <table:table-cell table:style-name="Default" office:value-type="float" office:value="-9.19" calcext:value-type="float">
            <text:p>-9,19</text:p>
          </table:table-cell>
          <table:table-cell table:style-name="Default" office:value-type="float" office:value="-75.0152" calcext:value-type="float">
            <text:p>-75,01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erbia</text:p>
          </table:table-cell>
          <table:table-cell table:style-name="Default" office:value-type="float" office:value="44.0165" calcext:value-type="float">
            <text:p>44,0165</text:p>
          </table:table-cell>
          <table:table-cell table:style-name="Default" office:value-type="float" office:value="21.0059" calcext:value-type="float">
            <text:p>21,005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lovakia</text:p>
          </table:table-cell>
          <table:table-cell table:style-name="Default" office:value-type="float" office:value="48.669" calcext:value-type="float">
            <text:p>48,669</text:p>
          </table:table-cell>
          <table:table-cell table:style-name="Default" office:value-type="float" office:value="19.699" calcext:value-type="float">
            <text:p>19,69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ogo</text:p>
          </table:table-cell>
          <table:table-cell table:style-name="Default" office:value-type="float" office:value="8.6195" calcext:value-type="float">
            <text:p>8,6195</text:p>
          </table:table-cell>
          <table:table-cell table:style-name="Default" office:value-type="float" office:value="0.8248" calcext:value-type="float">
            <text:p>0,824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lta</text:p>
          </table:table-cell>
          <table:table-cell table:style-name="Default" office:value-type="float" office:value="35.9375" calcext:value-type="float">
            <text:p>35,9375</text:p>
          </table:table-cell>
          <table:table-cell table:style-name="Default" office:value-type="float" office:value="14.3754" calcext:value-type="float">
            <text:p>14,375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rtinique</text:p>
          </table:table-cell>
          <table:table-cell table:style-name="Default" office:value-type="float" office:value="14.6415" calcext:value-type="float">
            <text:p>14,6415</text:p>
          </table:table-cell>
          <table:table-cell table:style-name="Default" office:value-type="float" office:value="-61.0242" calcext:value-type="float">
            <text:p>-61,0242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ulgaria</text:p>
          </table:table-cell>
          <table:table-cell table:style-name="Default" office:value-type="float" office:value="42.7339" calcext:value-type="float">
            <text:p>42,7339</text:p>
          </table:table-cell>
          <table:table-cell table:style-name="Default" office:value-type="float" office:value="25.4858" calcext:value-type="float">
            <text:p>25,4858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ldives</text:p>
          </table:table-cell>
          <table:table-cell table:style-name="Default" office:value-type="float" office:value="3.2028" calcext:value-type="float">
            <text:p>3,2028</text:p>
          </table:table-cell>
          <table:table-cell table:style-name="Default" office:value-type="float" office:value="73.2207" calcext:value-type="float">
            <text:p>73,22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angladesh</text:p>
          </table:table-cell>
          <table:table-cell table:style-name="Default" office:value-type="float" office:value="23.685" calcext:value-type="float">
            <text:p>23,685</text:p>
          </table:table-cell>
          <table:table-cell table:style-name="Default" office:value-type="float" office:value="90.3563" calcext:value-type="float">
            <text:p>90,35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araguay</text:p>
          </table:table-cell>
          <table:table-cell table:style-name="Default" office:value-type="float" office:value="-23.4425" calcext:value-type="float">
            <text:p>-23,4425</text:p>
          </table:table-cell>
          <table:table-cell table:style-name="Default" office:value-type="float" office:value="-58.4438" calcext:value-type="float">
            <text:p>-58,443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ntario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1.2538" calcext:value-type="float">
            <text:p>51,2538</text:p>
          </table:table-cell>
          <table:table-cell table:style-name="Default" office:value-type="float" office:value="-85.3232" calcext:value-type="float">
            <text:p>-85,3232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berta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3.9333" calcext:value-type="float">
            <text:p>53,9333</text:p>
          </table:table-cell>
          <table:table-cell table:style-name="Default" office:value-type="float" office:value="-116.5765" calcext:value-type="float">
            <text:p>-116,57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Quebec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2.9399" calcext:value-type="float">
            <text:p>52,9399</text:p>
          </table:table-cell>
          <table:table-cell table:style-name="Default" office:value-type="float" office:value="-73.5491" calcext:value-type="float">
            <text:p>-73,54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lbania</text:p>
          </table:table-cell>
          <table:table-cell table:style-name="Default" office:value-type="float" office:value="41.1533" calcext:value-type="float">
            <text:p>41,1533</text:p>
          </table:table-cell>
          <table:table-cell table:style-name="Default" office:value-type="float" office:value="20.1683" calcext:value-type="float">
            <text:p>20,1683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yprus</text:p>
          </table:table-cell>
          <table:table-cell table:style-name="Default" office:value-type="float" office:value="35.1264" calcext:value-type="float">
            <text:p>35,1264</text:p>
          </table:table-cell>
          <table:table-cell table:style-name="Default" office:value-type="float" office:value="33.4299" calcext:value-type="float">
            <text:p>33,429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runei</text:p>
          </table:table-cell>
          <table:table-cell table:style-name="Default" office:value-type="float" office:value="4.5353" calcext:value-type="float">
            <text:p>4,5353</text:p>
          </table:table-cell>
          <table:table-cell table:style-name="Default" office:value-type="float" office:value="114.7277" calcext:value-type="float">
            <text:p>114,727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shingto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4009" calcext:value-type="float">
            <text:p>47,4009</text:p>
          </table:table-cell>
          <table:table-cell table:style-name="Default" office:value-type="float" office:value="-121.4905" calcext:value-type="float">
            <text:p>-121,4905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York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1657" calcext:value-type="float">
            <text:p>42,1657</text:p>
          </table:table-cell>
          <table:table-cell table:style-name="Default" office:value-type="float" office:value="-74.9481" calcext:value-type="float">
            <text:p>-74,9481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liforn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1162" calcext:value-type="float">
            <text:p>36,1162</text:p>
          </table:table-cell>
          <table:table-cell table:style-name="Default" office:value-type="float" office:value="-119.6816" calcext:value-type="float">
            <text:p>-119,6816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ssachusett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2302" calcext:value-type="float">
            <text:p>42,2302</text:p>
          </table:table-cell>
          <table:table-cell table:style-name="Default" office:value-type="float" office:value="-71.5301" calcext:value-type="float">
            <text:p>-71,53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amond Princes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4437" calcext:value-type="float">
            <text:p>35,4437</text:p>
          </table:table-cell>
          <table:table-cell table:style-name="Default" office:value-type="float" office:value="139.638" calcext:value-type="float">
            <text:p>139,63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d Princes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6489" calcext:value-type="float">
            <text:p>37,6489</text:p>
          </table:table-cell>
          <table:table-cell table:style-name="Default" office:value-type="float" office:value="-122.6655" calcext:value-type="float">
            <text:p>-122,66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org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0406" calcext:value-type="float">
            <text:p>33,0406</text:p>
          </table:table-cell>
          <table:table-cell table:style-name="Default" office:value-type="float" office:value="-83.6431" calcext:value-type="float">
            <text:p>-83,6431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lorad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0598" calcext:value-type="float">
            <text:p>39,0598</text:p>
          </table:table-cell>
          <table:table-cell table:style-name="Default" office:value-type="float" office:value="-105.3111" calcext:value-type="float">
            <text:p>-105,3111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lorid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7.7663" calcext:value-type="float">
            <text:p>27,7663</text:p>
          </table:table-cell>
          <table:table-cell table:style-name="Default" office:value-type="float" office:value="-81.6868" calcext:value-type="float">
            <text:p>-81,6868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Jerse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2989" calcext:value-type="float">
            <text:p>40,2989</text:p>
          </table:table-cell>
          <table:table-cell table:style-name="Default" office:value-type="float" office:value="-74.521" calcext:value-type="float">
            <text:p>-74,521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rego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572" calcext:value-type="float">
            <text:p>44,572</text:p>
          </table:table-cell>
          <table:table-cell table:style-name="Default" office:value-type="float" office:value="-122.0709" calcext:value-type="float">
            <text:p>-122,0709</text:p>
          </table:table-cell>
          <table:table-cell table:number-columns-repeated="5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xa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1.0545" calcext:value-type="float">
            <text:p>31,0545</text:p>
          </table:table-cell>
          <table:table-cell table:style-name="Default" office:value-type="float" office:value="-97.5635" calcext:value-type="float">
            <text:p>-97,5635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llinoi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3495" calcext:value-type="float">
            <text:p>40,3495</text:p>
          </table:table-cell>
          <table:table-cell table:style-name="Default" office:value-type="float" office:value="-88.9861" calcext:value-type="float">
            <text:p>-88,9861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ennsylvan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5908" calcext:value-type="float">
            <text:p>40,5908</text:p>
          </table:table-cell>
          <table:table-cell table:style-name="Default" office:value-type="float" office:value="-77.2098" calcext:value-type="float">
            <text:p>-77,209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o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0115" calcext:value-type="float">
            <text:p>42,0115</text:p>
          </table:table-cell>
          <table:table-cell table:style-name="Default" office:value-type="float" office:value="-93.2105" calcext:value-type="float">
            <text:p>-93,21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ylan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0639" calcext:value-type="float">
            <text:p>39,0639</text:p>
          </table:table-cell>
          <table:table-cell table:style-name="Default" office:value-type="float" office:value="-76.8021" calcext:value-type="float">
            <text:p>-76,80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th Caroli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6301" calcext:value-type="float">
            <text:p>35,6301</text:p>
          </table:table-cell>
          <table:table-cell table:style-name="Default" office:value-type="float" office:value="-79.8064" calcext:value-type="float">
            <text:p>-79,806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uth Caroli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8569" calcext:value-type="float">
            <text:p>33,8569</text:p>
          </table:table-cell>
          <table:table-cell table:style-name="Default" office:value-type="float" office:value="-80.945" calcext:value-type="float">
            <text:p>-80,945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nnesse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7478" calcext:value-type="float">
            <text:p>35,7478</text:p>
          </table:table-cell>
          <table:table-cell table:style-name="Default" office:value-type="float" office:value="-86.6923" calcext:value-type="float">
            <text:p>-86,692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irgin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7693" calcext:value-type="float">
            <text:p>37,7693</text:p>
          </table:table-cell>
          <table:table-cell table:style-name="Default" office:value-type="float" office:value="-78.17" calcext:value-type="float">
            <text:p>-78,17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izo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7298" calcext:value-type="float">
            <text:p>33,7298</text:p>
          </table:table-cell>
          <table:table-cell table:style-name="Default" office:value-type="float" office:value="-111.4312" calcext:value-type="float">
            <text:p>-111,431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dia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8494" calcext:value-type="float">
            <text:p>39,8494</text:p>
          </table:table-cell>
          <table:table-cell table:style-name="Default" office:value-type="float" office:value="-86.2583" calcext:value-type="float">
            <text:p>-86,2583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entuck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6681" calcext:value-type="float">
            <text:p>37,6681</text:p>
          </table:table-cell>
          <table:table-cell table:style-name="Default" office:value-type="float" office:value="-84.6701" calcext:value-type="float">
            <text:p>-84,6701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strict of Columb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8974" calcext:value-type="float">
            <text:p>38,8974</text:p>
          </table:table-cell>
          <table:table-cell table:style-name="Default" office:value-type="float" office:value="-77.0268" calcext:value-type="float">
            <text:p>-77,02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vad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3135" calcext:value-type="float">
            <text:p>38,3135</text:p>
          </table:table-cell>
          <table:table-cell table:style-name="Default" office:value-type="float" office:value="-117.0554" calcext:value-type="float">
            <text:p>-117,0554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Hampshir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4525" calcext:value-type="float">
            <text:p>43,4525</text:p>
          </table:table-cell>
          <table:table-cell table:style-name="Default" office:value-type="float" office:value="-71.5639" calcext:value-type="float">
            <text:p>-71,563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nnesot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6945" calcext:value-type="float">
            <text:p>45,6945</text:p>
          </table:table-cell>
          <table:table-cell table:style-name="Default" office:value-type="float" office:value="-93.9002" calcext:value-type="float">
            <text:p>-93,900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brask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1254" calcext:value-type="float">
            <text:p>41,1254</text:p>
          </table:table-cell>
          <table:table-cell table:style-name="Default" office:value-type="float" office:value="-98.2681" calcext:value-type="float">
            <text:p>-98,268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hi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3888" calcext:value-type="float">
            <text:p>40,3888</text:p>
          </table:table-cell>
          <table:table-cell table:style-name="Default" office:value-type="float" office:value="-82.7649" calcext:value-type="float">
            <text:p>-82,764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hode Islan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6809" calcext:value-type="float">
            <text:p>41,6809</text:p>
          </table:table-cell>
          <table:table-cell table:style-name="Default" office:value-type="float" office:value="-71.5118" calcext:value-type="float">
            <text:p>-71,51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iscons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2685" calcext:value-type="float">
            <text:p>44,2685</text:p>
          </table:table-cell>
          <table:table-cell table:style-name="Default" office:value-type="float" office:value="-89.6165" calcext:value-type="float">
            <text:p>-89,61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necticu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5978" calcext:value-type="float">
            <text:p>41,5978</text:p>
          </table:table-cell>
          <table:table-cell table:style-name="Default" office:value-type="float" office:value="-72.7554" calcext:value-type="float">
            <text:p>-72,755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wai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1.0943" calcext:value-type="float">
            <text:p>21,0943</text:p>
          </table:table-cell>
          <table:table-cell table:style-name="Default" office:value-type="float" office:value="-157.4983" calcext:value-type="float">
            <text:p>-157,498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klaho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5653" calcext:value-type="float">
            <text:p>35,5653</text:p>
          </table:table-cell>
          <table:table-cell table:style-name="Default" office:value-type="float" office:value="-96.9289" calcext:value-type="float">
            <text:p>-96,92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ta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15" calcext:value-type="float">
            <text:p>40,15</text:p>
          </table:table-cell>
          <table:table-cell table:style-name="Default" office:value-type="float" office:value="-111.8624" calcext:value-type="float">
            <text:p>-111,86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urkina Faso</text:p>
          </table:table-cell>
          <table:table-cell table:style-name="Default" office:value-type="float" office:value="12.2383" calcext:value-type="float">
            <text:p>12,2383</text:p>
          </table:table-cell>
          <table:table-cell table:style-name="Default" office:value-type="float" office:value="-1.5616" calcext:value-type="float">
            <text:p>-1,561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Holy See</text:p>
          </table:table-cell>
          <table:table-cell table:style-name="Default" office:value-type="float" office:value="41.9029" calcext:value-type="float">
            <text:p>41,9029</text:p>
          </table:table-cell>
          <table:table-cell table:style-name="Default" office:value-type="float" office:value="12.4534" calcext:value-type="float">
            <text:p>12,453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ngolia</text:p>
          </table:table-cell>
          <table:table-cell table:style-name="Default" office:value-type="float" office:value="46.8625" calcext:value-type="float">
            <text:p>46,8625</text:p>
          </table:table-cell>
          <table:table-cell table:style-name="Default" office:value-type="float" office:value="103.8467" calcext:value-type="float">
            <text:p>103,846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anama</text:p>
          </table:table-cell>
          <table:table-cell table:style-name="Default" office:value-type="float" office:value="8.538" calcext:value-type="float">
            <text:p>8,538</text:p>
          </table:table-cell>
          <table:table-cell table:style-name="Default" office:value-type="float" office:value="-80.7821" calcext:value-type="float">
            <text:p>-80,7821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ansa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5266" calcext:value-type="float">
            <text:p>38,5266</text:p>
          </table:table-cell>
          <table:table-cell table:style-name="Default" office:value-type="float" office:value="-96.7265" calcext:value-type="float">
            <text:p>-96,7265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ouisia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1.1695" calcext:value-type="float">
            <text:p>31,1695</text:p>
          </table:table-cell>
          <table:table-cell table:style-name="Default" office:value-type="float" office:value="-91.8678" calcext:value-type="float">
            <text:p>-91,8678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ssour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4561" calcext:value-type="float">
            <text:p>38,4561</text:p>
          </table:table-cell>
          <table:table-cell table:style-name="Default" office:value-type="float" office:value="-92.2884" calcext:value-type="float">
            <text:p>-92,28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ermon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0459" calcext:value-type="float">
            <text:p>44,0459</text:p>
          </table:table-cell>
          <table:table-cell table:style-name="Default" office:value-type="float" office:value="-72.7107" calcext:value-type="float">
            <text:p>-72,71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ask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61.3707" calcext:value-type="float">
            <text:p>61,3707</text:p>
          </table:table-cell>
          <table:table-cell table:style-name="Default" office:value-type="float" office:value="-152.4044" calcext:value-type="float">
            <text:p>-152,404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kansa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9697" calcext:value-type="float">
            <text:p>34,9697</text:p>
          </table:table-cell>
          <table:table-cell table:style-name="Default" office:value-type="float" office:value="-92.3731" calcext:value-type="float">
            <text:p>-92,373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awar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3185" calcext:value-type="float">
            <text:p>39,3185</text:p>
          </table:table-cell>
          <table:table-cell table:style-name="Default" office:value-type="float" office:value="-75.5071" calcext:value-type="float">
            <text:p>-75,50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dah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2405" calcext:value-type="float">
            <text:p>44,2405</text:p>
          </table:table-cell>
          <table:table-cell table:style-name="Default" office:value-type="float" office:value="-114.4788" calcext:value-type="float">
            <text:p>-114,478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in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6939" calcext:value-type="float">
            <text:p>44,6939</text:p>
          </table:table-cell>
          <table:table-cell table:style-name="Default" office:value-type="float" office:value="-69.3819" calcext:value-type="float">
            <text:p>-69,38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iga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3266" calcext:value-type="float">
            <text:p>43,3266</text:p>
          </table:table-cell>
          <table:table-cell table:style-name="Default" office:value-type="float" office:value="-84.5361" calcext:value-type="float">
            <text:p>-84,53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ssissipp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416" calcext:value-type="float">
            <text:p>32,7416</text:p>
          </table:table-cell>
          <table:table-cell table:style-name="Default" office:value-type="float" office:value="-89.6787" calcext:value-type="float">
            <text:p>-89,67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a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6.9219" calcext:value-type="float">
            <text:p>46,9219</text:p>
          </table:table-cell>
          <table:table-cell table:style-name="Default" office:value-type="float" office:value="-110.4544" calcext:value-type="float">
            <text:p>-110,454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Mexi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8405" calcext:value-type="float">
            <text:p>34,8405</text:p>
          </table:table-cell>
          <table:table-cell table:style-name="Default" office:value-type="float" office:value="-106.2485" calcext:value-type="float">
            <text:p>-106,248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th Dakot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5289" calcext:value-type="float">
            <text:p>47,5289</text:p>
          </table:table-cell>
          <table:table-cell table:style-name="Default" office:value-type="float" office:value="-99.784" calcext:value-type="float">
            <text:p>-99,7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uth Dakot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2998" calcext:value-type="float">
            <text:p>44,2998</text:p>
          </table:table-cell>
          <table:table-cell table:style-name="Default" office:value-type="float" office:value="-99.4388" calcext:value-type="float">
            <text:p>-99,4388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st Virgin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4912" calcext:value-type="float">
            <text:p>38,4912</text:p>
          </table:table-cell>
          <table:table-cell table:style-name="Default" office:value-type="float" office:value="-80.9545" calcext:value-type="float">
            <text:p>-80,95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yoming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756" calcext:value-type="float">
            <text:p>42,756</text:p>
          </table:table-cell>
          <table:table-cell table:style-name="Default" office:value-type="float" office:value="-107.3025" calcext:value-type="float">
            <text:p>-107,302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be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0.9756" calcext:value-type="float">
            <text:p>30,9756</text:p>
          </table:table-cell>
          <table:table-cell table:style-name="Default" office:value-type="float" office:value="112.2707" calcext:value-type="float">
            <text:p>112,2707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2" table:style-name="Default" office:value-type="float" office:value="125" calcext:value-type="float">
            <text:p>125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414" calcext:value-type="float">
            <text:p>414</text:p>
          </table:table-cell>
          <table:table-cell table:style-name="Default" office:value-type="float" office:value="479" calcext:value-type="float">
            <text:p>479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office:value-type="float" office:value="618" calcext:value-type="float">
            <text:p>618</text:p>
          </table:table-cell>
          <table:table-cell table:style-name="Default" office:value-type="float" office:value="699" calcext:value-type="float">
            <text:p>699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office:value-type="float" office:value="871" calcext:value-type="float">
            <text:p>871</text:p>
          </table:table-cell>
          <table:table-cell table:style-name="Default" office:value-type="float" office:value="974" calcext:value-type="float">
            <text:p>974</text:p>
          </table:table-cell>
          <table:table-cell table:number-columns-repeated="2" table:style-name="Default" office:value-type="float" office:value="1068" calcext:value-type="float">
            <text:p>1068</text:p>
          </table:table-cell>
          <table:table-cell table:style-name="Default" office:value-type="float" office:value="1310" calcext:value-type="float">
            <text:p>1310</text:p>
          </table:table-cell>
          <table:table-cell table:style-name="Default" office:value-type="float" office:value="1457" calcext:value-type="float">
            <text:p>1457</text:p>
          </table:table-cell>
          <table:table-cell table:style-name="Default" office:value-type="float" office:value="1596" calcext:value-type="float">
            <text:p>1596</text:p>
          </table:table-cell>
          <table:table-cell table:style-name="Default" office:value-type="float" office:value="1696" calcext:value-type="float">
            <text:p>1696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office:value-type="float" office:value="1921" calcext:value-type="float">
            <text:p>1921</text:p>
          </table:table-cell>
          <table:table-cell table:style-name="Default" office:value-type="float" office:value="2029" calcext:value-type="float">
            <text:p>2029</text:p>
          </table:table-cell>
          <table:table-cell table:number-columns-repeated="2" table:style-name="Default" office:value-type="float" office:value="2144" calcext:value-type="float">
            <text:p>2144</text:p>
          </table:table-cell>
          <table:table-cell table:number-columns-repeated="2" table:style-name="Default" office:value-type="float" office:value="2346" calcext:value-type="float">
            <text:p>2346</text:p>
          </table:table-cell>
          <table:table-cell table:style-name="Default" office:value-type="float" office:value="2495" calcext:value-type="float">
            <text:p>2495</text:p>
          </table:table-cell>
          <table:table-cell table:style-name="Default" office:value-type="float" office:value="2563" calcext:value-type="float">
            <text:p>2563</text:p>
          </table:table-cell>
          <table:table-cell table:style-name="Default" office:value-type="float" office:value="2615" calcext:value-type="float">
            <text:p>2615</text:p>
          </table:table-cell>
          <table:table-cell table:style-name="Default" office:value-type="float" office:value="2641" calcext:value-type="float">
            <text:p>2641</text:p>
          </table:table-cell>
          <table:table-cell table:style-name="Default" office:value-type="float" office:value="2682" calcext:value-type="float">
            <text:p>2682</text:p>
          </table:table-cell>
          <table:table-cell table:style-name="Default" office:value-type="float" office:value="2727" calcext:value-type="float">
            <text:p>2727</text:p>
          </table:table-cell>
          <table:table-cell table:style-name="Default" office:value-type="float" office:value="2761" calcext:value-type="float">
            <text:p>2761</text:p>
          </table:table-cell>
          <table:table-cell table:style-name="Default" office:value-type="float" office:value="2803" calcext:value-type="float">
            <text:p>2803</text:p>
          </table:table-cell>
          <table:table-cell table:style-name="Default" office:value-type="float" office:value="2835" calcext:value-type="float">
            <text:p>2835</text:p>
          </table:table-cell>
          <table:table-cell table:style-name="Default" office:value-type="float" office:value="2871" calcext:value-type="float">
            <text:p>2871</text:p>
          </table:table-cell>
          <table:table-cell table:style-name="Default" office:value-type="float" office:value="2902" calcext:value-type="float">
            <text:p>2902</text:p>
          </table:table-cell>
          <table:table-cell table:style-name="Default" office:value-type="float" office:value="2931" calcext:value-type="float">
            <text:p>2931</text:p>
          </table:table-cell>
          <table:table-cell table:style-name="Default" office:value-type="float" office:value="2959" calcext:value-type="float">
            <text:p>2959</text:p>
          </table:table-cell>
          <table:table-cell table:style-name="Default" office:value-type="float" office:value="2986" calcext:value-type="float">
            <text:p>2986</text:p>
          </table:table-cell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24" calcext:value-type="float">
            <text:p>3024</text:p>
          </table:table-cell>
          <table:table-cell table:style-name="Default" office:value-type="float" office:value="3046" calcext:value-type="float">
            <text:p>3046</text:p>
          </table:table-cell>
          <table:table-cell table:style-name="Default" office:value-type="float" office:value="3056" calcext:value-type="float">
            <text:p>3056</text:p>
          </table:table-cell>
          <table:table-cell table:style-name="Default" office:value-type="float" office:value="3062" calcext:value-type="float">
            <text:p>306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office:value-type="float" office:value="3085" calcext:value-type="float">
            <text:p>3085</text:p>
          </table:table-cell>
          <table:table-cell table:style-name="Default" office:value-type="float" office:value="3099" calcext:value-type="float">
            <text:p>3099</text:p>
          </table:table-cell>
          <table:table-cell table:style-name="Default" office:value-type="float" office:value="3111" calcext:value-type="float">
            <text:p>3111</text:p>
          </table:table-cell>
          <table:table-cell office:value-type="float" office:value="3122" calcext:value-type="float">
            <text:p>3122</text:p>
          </table:table-cell>
          <table:table-cell office:value-type="float" office:value="3130" calcext:value-type="float">
            <text:p>313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ran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354" calcext:value-type="float">
            <text:p>354</text:p>
          </table:table-cell>
          <table:table-cell table:style-name="Default" office:value-type="float" office:value="429" calcext:value-type="float">
            <text:p>429</text:p>
          </table:table-cell>
          <table:table-cell table:style-name="Default" office:value-type="float" office:value="514" calcext:value-type="float">
            <text:p>514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853" calcext:value-type="float">
            <text:p>853</text:p>
          </table:table-cell>
          <table:table-cell table:style-name="Default" office:value-type="float" office:value="988" calcext:value-type="float">
            <text:p>988</text:p>
          </table:table-cell>
          <table:table-cell office:value-type="float" office:value="1135" calcext:value-type="float">
            <text:p>1135</text:p>
          </table:table-cell>
          <table:table-cell office:value-type="float" office:value="1284" calcext:value-type="float">
            <text:p>128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orea, South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66" calcext:value-type="float">
            <text:p>66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table:style-name="Default" office:value-type="float" office:value="75" calcext:value-type="float">
            <text:p>75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float" office:value="46.2276" calcext:value-type="float">
            <text:p>46,2276</text:p>
          </table:table-cell>
          <table:table-cell table:style-name="Default" office:value-type="float" office:value="2.2137" calcext:value-type="float">
            <text:p>2,2137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 table:number-columns-repeated="11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2" table:style-name="Default" office:value-type="float" office:value="48" calcext:value-type="float">
            <text:p>48</text:p>
          </table:table-cell>
          <table:table-cell table:style-name="Default" office:value-type="float" office:value="79" calcext:value-type="float">
            <text:p>79</text:p>
          </table:table-cell>
          <table:table-cell table:number-columns-repeated="2" table:style-name="Default" office:value-type="float" office:value="91" calcext:value-type="float">
            <text:p>91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angdo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3.3417" calcext:value-type="float">
            <text:p>23,3417</text:p>
          </table:table-cell>
          <table:table-cell table:style-name="Default" office:value-type="float" office:value="113.4244" calcext:value-type="float">
            <text:p>113,4244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3" table:style-name="Default" office:value-type="float" office:value="7" calcext:value-type="float">
            <text:p>7</text:p>
          </table:table-cell>
          <table:table-cell table:number-columns-repeated="9" table:style-name="Default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n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3.882" calcext:value-type="float">
            <text:p>33,882</text:p>
          </table:table-cell>
          <table:table-cell table:style-name="Default" office:value-type="float" office:value="113.614" calcext:value-type="float">
            <text:p>113,61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9"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7" table:style-name="Default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Zhejia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9.1832" calcext:value-type="float">
            <text:p>29,1832</text:p>
          </table:table-cell>
          <table:table-cell table:style-name="Default" office:value-type="float" office:value="120.0934" calcext:value-type="float">
            <text:p>120,0934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number-columns-repeated="2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n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7.6104" calcext:value-type="float">
            <text:p>27,6104</text:p>
          </table:table-cell>
          <table:table-cell table:style-name="Default" office:value-type="float" office:value="111.7088" calcext:value-type="float">
            <text:p>111,7088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9"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hu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1.8257" calcext:value-type="float">
            <text:p>31,8257</text:p>
          </table:table-cell>
          <table:table-cell table:style-name="Default" office:value-type="float" office:value="117.2264" calcext:value-type="float">
            <text:p>117,2264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3"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iangx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7.614" calcext:value-type="float">
            <text:p>27,614</text:p>
          </table:table-cell>
          <table:table-cell table:style-name="Default" office:value-type="float" office:value="115.7221" calcext:value-type="float">
            <text:p>115,7221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number-columns-repeated="3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ndo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6.3427" calcext:value-type="float">
            <text:p>36,3427</text:p>
          </table:table-cell>
          <table:table-cell table:style-name="Default" office:value-type="float" office:value="118.1498" calcext:value-type="float">
            <text:p>118,1498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7" table:style-name="Default" office:value-type="float" office:value="6" calcext:value-type="float">
            <text:p>6</text:p>
          </table:table-cell>
          <table:table-cell table:number-columns-repeated="5" table:style-name="Default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amond Princess</text:p>
          </table:table-cell>
          <table:table-cell table:style-name="Default" office:value-type="string" calcext:value-type="string">
            <text:p>Cruise Ship</text:p>
          </table:table-cell>
          <table:table-cell table:style-name="Default" office:value-type="float" office:value="35.4437" calcext:value-type="float">
            <text:p>35,4437</text:p>
          </table:table-cell>
          <table:table-cell table:style-name="Default" office:value-type="float" office:value="139.638" calcext:value-type="float">
            <text:p>139,638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12" table:style-name="Default" office:value-type="float" office:value="6" calcext:value-type="float">
            <text:p>6</text:p>
          </table:table-cell>
          <table:table-cell table:number-columns-repeated="7" table:style-name="Default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iangsu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2.9711" calcext:value-type="float">
            <text:p>32,9711</text:p>
          </table:table-cell>
          <table:table-cell table:style-name="Default" office:value-type="float" office:value="119.455" calcext:value-type="float">
            <text:p>119,4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ongqi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0.0572" calcext:value-type="float">
            <text:p>30,0572</text:p>
          </table:table-cell>
          <table:table-cell table:style-name="Default" office:value-type="float" office:value="107.874" calcext:value-type="float">
            <text:p>107,874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 table:style-name="Default" office:value-type="float" office:value="5" calcext:value-type="float">
            <text:p>5</text:p>
          </table:table-cell>
          <table:table-cell table:number-columns-repeated="27"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chu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0.6171" calcext:value-type="float">
            <text:p>30,6171</text:p>
          </table:table-cell>
          <table:table-cell table:style-name="Default" office:value-type="float" office:value="102.7103" calcext:value-type="float">
            <text:p>102,710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8" table:style-name="Default" office:value-type="float" office:value="1" calcext:value-type="float">
            <text:p>1</text:p>
          </table:table-cell>
          <table:table-cell table:number-columns-repeated="31"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ilongjia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7.862" calcext:value-type="float">
            <text:p>47,862</text:p>
          </table:table-cell>
          <table:table-cell table:style-name="Default" office:value-type="float" office:value="127.7615" calcext:value-type="float">
            <text:p>127,76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float" office:value="11" calcext:value-type="float">
            <text:p>11</text:p>
          </table:table-cell>
          <table:table-cell table:number-columns-repeated="8" table:style-name="Default" office:value-type="float" office:value="12" calcext:value-type="float">
            <text:p>12</text:p>
          </table:table-cell>
          <table:table-cell table:number-columns-repeated="20" table:style-name="Default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Denmark</text:p>
          </table:table-cell>
          <table:table-cell table:style-name="Default" office:value-type="float" office:value="56.2639" calcext:value-type="float">
            <text:p>56,2639</text:p>
          </table:table-cell>
          <table:table-cell table:style-name="Default" office:value-type="float" office:value="9.5018" calcext:value-type="float">
            <text:p>9,5018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iji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0.1824" calcext:value-type="float">
            <text:p>40,1824</text:p>
          </table:table-cell>
          <table:table-cell table:style-name="Default" office:value-type="float" office:value="116.4142" calcext:value-type="float">
            <text:p>116,414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table:number-columns-repeated="1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8" table:style-name="Default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ngha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1.202" calcext:value-type="float">
            <text:p>31,202</text:p>
          </table:table-cell>
          <table:table-cell table:style-name="Default" office:value-type="float" office:value="121.4491" calcext:value-type="float">
            <text:p>121,449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4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5"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be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9.549" calcext:value-type="float">
            <text:p>39,549</text:p>
          </table:table-cell>
          <table:table-cell table:style-name="Default" office:value-type="float" office:value="116.1306" calcext:value-type="float">
            <text:p>116,13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number-columns-repeated="5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5"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uji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6.0789" calcext:value-type="float">
            <text:p>26,0789</text:p>
          </table:table-cell>
          <table:table-cell table:style-name="Default" office:value-type="float" office:value="117.9874" calcext:value-type="float">
            <text:p>117,9874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number-columns-repeated="2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angx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3.8298" calcext:value-type="float">
            <text:p>23,8298</text:p>
          </table:table-cell>
          <table:table-cell table:style-name="Default" office:value-type="float" office:value="108.7881" calcext:value-type="float">
            <text:p>108,7881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34"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anx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5.1917" calcext:value-type="float">
            <text:p>35,1917</text:p>
          </table:table-cell>
          <table:table-cell table:style-name="Default" office:value-type="float" office:value="108.8701" calcext:value-type="float">
            <text:p>108,8701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number-columns-repeated="21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Yunn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4.974" calcext:value-type="float">
            <text:p>24,974</text:p>
          </table:table-cell>
          <table:table-cell table:style-name="Default" office:value-type="float" office:value="101.487" calcext:value-type="float">
            <text:p>101,487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7"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in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19.1959" calcext:value-type="float">
            <text:p>19,1959</text:p>
          </table:table-cell>
          <table:table-cell table:style-name="Default" office:value-type="float" office:value="109.7453" calcext:value-type="float">
            <text:p>109,745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1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11" table:style-name="Default" office:value-type="float" office:value="4" calcext:value-type="float">
            <text:p>4</text:p>
          </table:table-cell>
          <table:table-cell table:number-columns-repeated="11" table:style-name="Default" office:value-type="float" office:value="5" calcext:value-type="float">
            <text:p>5</text:p>
          </table:table-cell>
          <table:table-cell table:number-columns-repeated="13"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izhou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6.8154" calcext:value-type="float">
            <text:p>26,8154</text:p>
          </table:table-cell>
          <table:table-cell table:style-name="Default" office:value-type="float" office:value="106.8748" calcext:value-type="float">
            <text:p>106,8748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3" table:style-name="Default" office:value-type="float" office:value="1" calcext:value-type="float">
            <text:p>1</text:p>
          </table:table-cell>
          <table:table-cell table:number-columns-repeated="29"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ianji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9.3054" calcext:value-type="float">
            <text:p>39,3054</text:p>
          </table:table-cell>
          <table:table-cell table:style-name="Default" office:value-type="float" office:value="117.323" calcext:value-type="float">
            <text:p>117,323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34"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nx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7.5777" calcext:value-type="float">
            <text:p>37,5777</text:p>
          </table:table-cell>
          <table:table-cell table:style-name="Default" office:value-type="float" office:value="112.2922" calcext:value-type="float">
            <text:p>112,29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ansu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7.8099" calcext:value-type="float">
            <text:p>37,8099</text:p>
          </table:table-cell>
          <table:table-cell table:style-name="Default" office:value-type="float" office:value="101.0583" calcext:value-type="float">
            <text:p>101,0583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8"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ong Ko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2.3" calcext:value-type="float">
            <text:p>22,3</text:p>
          </table:table-cell>
          <table:table-cell table:style-name="Default" office:value-type="float" office:value="114.2" calcext:value-type="float">
            <text:p>114,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15" table:style-name="Default" office:value-type="float" office:value="1" calcext:value-type="float">
            <text:p>1</text:p>
          </table:table-cell>
          <table:table-cell table:number-columns-repeated="18" table:style-name="Default" office:value-type="float" office:value="2" calcext:value-type="float">
            <text:p>2</text:p>
          </table:table-cell>
          <table:table-cell table:number-columns-repeated="5" table:style-name="Default" office:value-type="float" office:value="3" calcext:value-type="float">
            <text:p>3</text:p>
          </table:table-cell>
          <table:table-cell table:number-columns-repeated="5"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aoni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1.2956" calcext:value-type="float">
            <text:p>41,2956</text:p>
          </table:table-cell>
          <table:table-cell table:style-name="Default" office:value-type="float" office:value="122.6085" calcext:value-type="float">
            <text:p>122,6085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number-columns-repeated="3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ili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3.6661" calcext:value-type="float">
            <text:p>43,6661</text:p>
          </table:table-cell>
          <table:table-cell table:style-name="Default" office:value-type="float" office:value="126.1923" calcext:value-type="float">
            <text:p>126,1923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40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zechia</text:p>
          </table:table-cell>
          <table:table-cell table:style-name="Default" office:value-type="float" office:value="49.8175" calcext:value-type="float">
            <text:p>49,8175</text:p>
          </table:table-cell>
          <table:table-cell table:style-name="Default" office:value-type="float" office:value="15.473" calcext:value-type="float">
            <text:p>15,47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Xinjia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1.1129" calcext:value-type="float">
            <text:p>41,1129</text:p>
          </table:table-cell>
          <table:table-cell table:style-name="Default" office:value-type="float" office:value="85.2401" calcext:value-type="float">
            <text:p>85,2401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9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2" calcext:value-type="float">
            <text:p>2</text:p>
          </table:table-cell>
          <table:table-cell table:number-columns-repeated="19"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ner Mongolia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4.0935" calcext:value-type="float">
            <text:p>44,0935</text:p>
          </table:table-cell>
          <table:table-cell table:style-name="Default" office:value-type="float" office:value="113.9448" calcext:value-type="float">
            <text:p>113,9448</text:p>
          </table:table-cell>
          <table:table-cell table:number-columns-repeated="41" table:style-name="Default" office:value-type="float" office:value="0" calcext:value-type="float">
            <text:p>0</text:p>
          </table:table-cell>
          <table:table-cell table:number-columns-repeated="1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ingxia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7.2692" calcext:value-type="float">
            <text:p>37,2692</text:p>
          </table:table-cell>
          <table:table-cell table:style-name="Default" office:value-type="float" office:value="106.1655" calcext:value-type="float">
            <text:p>106,16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wan*</text:p>
          </table:table-cell>
          <table:table-cell table:style-name="Default" office:value-type="float" office:value="23.7" calcext:value-type="float">
            <text:p>23,7</text:p>
          </table:table-cell>
          <table:table-cell table:style-name="Default" office:value-type="float" office:value="121" calcext:value-type="float">
            <text:p>121</text:p>
          </table:table-cell>
          <table:table-cell table:number-columns-repeated="25" table:style-name="Default" office:value-type="float" office:value="0" calcext:value-type="float">
            <text:p>0</text:p>
          </table:table-cell>
          <table:table-cell table:number-columns-repeated="31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Vietnam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8" calcext:value-type="float">
            <text:p>10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Russia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Qingha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5.7452" calcext:value-type="float">
            <text:p>35,7452</text:p>
          </table:table-cell>
          <table:table-cell table:style-name="Default" office:value-type="float" office:value="95.9956" calcext:value-type="float">
            <text:p>95,995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cau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2.1667" calcext:value-type="float">
            <text:p>22,1667</text:p>
          </table:table-cell>
          <table:table-cell table:style-name="Default" office:value-type="float" office:value="113.55" calcext:value-type="float">
            <text:p>113,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ldova</text:p>
          </table:table-cell>
          <table:table-cell table:style-name="Default" office:value-type="float" office:value="47.4116" calcext:value-type="float">
            <text:p>47,4116</text:p>
          </table:table-cell>
          <table:table-cell table:style-name="Default" office:value-type="float" office:value="28.3699" calcext:value-type="float">
            <text:p>28,369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olivia</text:p>
          </table:table-cell>
          <table:table-cell table:style-name="Default" office:value-type="float" office:value="-16.2902" calcext:value-type="float">
            <text:p>-16,2902</text:p>
          </table:table-cell>
          <table:table-cell table:style-name="Default" office:value-type="float" office:value="-63.5887" calcext:value-type="float">
            <text:p>-63,58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roe Islands</text:p>
          </table:table-cell>
          <table:table-cell table:style-name="Default" office:value-type="string" calcext:value-type="string">
            <text:p>Denmark</text:p>
          </table:table-cell>
          <table:table-cell table:style-name="Default" office:value-type="float" office:value="61.8926" calcext:value-type="float">
            <text:p>61,8926</text:p>
          </table:table-cell>
          <table:table-cell table:style-name="Default" office:value-type="float" office:value="-6.9118" calcext:value-type="float">
            <text:p>-6,91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 Martin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18.0708" calcext:value-type="float">
            <text:p>18,0708</text:p>
          </table:table-cell>
          <table:table-cell table:style-name="Default" office:value-type="float" office:value="-63.0501" calcext:value-type="float">
            <text:p>-63,05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Honduras</text:p>
          </table:table-cell>
          <table:table-cell table:style-name="Default" office:value-type="float" office:value="15.2" calcext:value-type="float">
            <text:p>15,2</text:p>
          </table:table-cell>
          <table:table-cell table:style-name="Default" office:value-type="float" office:value="-86.2419" calcext:value-type="float">
            <text:p>-86,24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nnel Islands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49.3723" calcext:value-type="float">
            <text:p>49,3723</text:p>
          </table:table-cell>
          <table:table-cell table:style-name="Default" office:value-type="float" office:value="-2.3644" calcext:value-type="float">
            <text:p>-2,364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Brunswick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6.5653" calcext:value-type="float">
            <text:p>46,5653</text:p>
          </table:table-cell>
          <table:table-cell table:style-name="Default" office:value-type="float" office:value="-66.4619" calcext:value-type="float">
            <text:p>-66,46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ibet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1.6927" calcext:value-type="float">
            <text:p>31,6927</text:p>
          </table:table-cell>
          <table:table-cell table:style-name="Default" office:value-type="float" office:value="88.0924" calcext:value-type="float">
            <text:p>88,09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ngo (Kinshasa)</text:p>
          </table:table-cell>
          <table:table-cell table:style-name="Default" office:value-type="float" office:value="-4.0383" calcext:value-type="float">
            <text:p>-4,0383</text:p>
          </table:table-cell>
          <table:table-cell table:style-name="Default" office:value-type="float" office:value="21.7587" calcext:value-type="float">
            <text:p>21,75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te d'Ivoire</text:p>
          </table:table-cell>
          <table:table-cell table:style-name="Default" office:value-type="float" office:value="7.54" calcext:value-type="float">
            <text:p>7,54</text:p>
          </table:table-cell>
          <table:table-cell table:style-name="Default" office:value-type="float" office:value="-5.5471" calcext:value-type="float">
            <text:p>-5,54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int Barthelemy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17.9" calcext:value-type="float">
            <text:p>17,9</text:p>
          </table:table-cell>
          <table:table-cell table:style-name="Default" office:value-type="float" office:value="-62.8333" calcext:value-type="float">
            <text:p>-62,83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Jamaica</text:p>
          </table:table-cell>
          <table:table-cell table:style-name="Default" office:value-type="float" office:value="18.1096" calcext:value-type="float">
            <text:p>18,1096</text:p>
          </table:table-cell>
          <table:table-cell table:style-name="Default" office:value-type="float" office:value="-77.2975" calcext:value-type="float">
            <text:p>-77,297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urkey</text:p>
          </table:table-cell>
          <table:table-cell table:style-name="Default" office:value-type="float" office:value="38.9637" calcext:value-type="float">
            <text:p>38,9637</text:p>
          </table:table-cell>
          <table:table-cell table:style-name="Default" office:value-type="float" office:value="35.2433" calcext:value-type="float">
            <text:p>35,2433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ibraltar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36.1408" calcext:value-type="float">
            <text:p>36,1408</text:p>
          </table:table-cell>
          <table:table-cell table:style-name="Default" office:value-type="float" office:value="-5.3536" calcext:value-type="float">
            <text:p>-5,35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tsap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6477" calcext:value-type="float">
            <text:p>47,6477</text:p>
          </table:table-cell>
          <table:table-cell table:style-name="Default" office:value-type="float" office:value="-122.6413" calcext:value-type="float">
            <text:p>-122,641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ano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3105" calcext:value-type="float">
            <text:p>38,3105</text:p>
          </table:table-cell>
          <table:table-cell table:style-name="Default" office:value-type="float" office:value="-121.9018" calcext:value-type="float">
            <text:p>-121,90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ta Cruz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0454" calcext:value-type="float">
            <text:p>37,0454</text:p>
          </table:table-cell>
          <table:table-cell table:style-name="Default" office:value-type="float" office:value="-121.958" calcext:value-type="float">
            <text:p>-121,9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apa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5025" calcext:value-type="float">
            <text:p>38,5025</text:p>
          </table:table-cell>
          <table:table-cell table:style-name="Default" office:value-type="float" office:value="-122.2654" calcext:value-type="float">
            <text:p>-122,265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entura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3705" calcext:value-type="float">
            <text:p>34,3705</text:p>
          </table:table-cell>
          <table:table-cell table:style-name="Default" office:value-type="float" office:value="-119.1391" calcext:value-type="float">
            <text:p>-119,13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orcester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4097" calcext:value-type="float">
            <text:p>42,4097</text:p>
          </table:table-cell>
          <table:table-cell table:style-name="Default" office:value-type="float" office:value="-71.8571" calcext:value-type="float">
            <text:p>-71,85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winnett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9191" calcext:value-type="float">
            <text:p>33,9191</text:p>
          </table:table-cell>
          <table:table-cell table:style-name="Default" office:value-type="float" office:value="-84.0167" calcext:value-type="float">
            <text:p>-84,016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Kalb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7956" calcext:value-type="float">
            <text:p>33,7956</text:p>
          </table:table-cell>
          <table:table-cell table:style-name="Default" office:value-type="float" office:value="-84.2279" calcext:value-type="float">
            <text:p>-84,22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loyd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5455" calcext:value-type="float">
            <text:p>37,5455</text:p>
          </table:table-cell>
          <table:table-cell table:style-name="Default" office:value-type="float" office:value="-82.7779" calcext:value-type="float">
            <text:p>-82,77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yette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4502" calcext:value-type="float">
            <text:p>33,4502</text:p>
          </table:table-cell>
          <table:table-cell table:style-name="Default" office:value-type="float" office:value="-84.4803" calcext:value-type="float">
            <text:p>-84,48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egg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4893" calcext:value-type="float">
            <text:p>32,4893</text:p>
          </table:table-cell>
          <table:table-cell table:style-name="Default" office:value-type="float" office:value="-94.8521" calcext:value-type="float">
            <text:p>-94,85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mouth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2589" calcext:value-type="float">
            <text:p>40,2589</text:p>
          </table:table-cell>
          <table:table-cell table:style-name="Default" office:value-type="float" office:value="-74.124" calcext:value-type="float">
            <text:p>-74,1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urlington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0712" calcext:value-type="float">
            <text:p>40,0712</text:p>
          </table:table-cell>
          <table:table-cell table:style-name="Default" office:value-type="float" office:value="-74.8649" calcext:value-type="float">
            <text:p>-74,864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mden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9259" calcext:value-type="float">
            <text:p>39,9259</text:p>
          </table:table-cell>
          <table:table-cell table:style-name="Default" office:value-type="float" office:value="-75.1196" calcext:value-type="float">
            <text:p>-75,119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ssaic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8568" calcext:value-type="float">
            <text:p>40,8568</text:p>
          </table:table-cell>
          <table:table-cell table:style-name="Default" office:value-type="float" office:value="-74.1285" calcext:value-type="float">
            <text:p>-74,128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nion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6976" calcext:value-type="float">
            <text:p>40,6976</text:p>
          </table:table-cell>
          <table:table-cell table:style-name="Default" office:value-type="float" office:value="-74.2632" calcext:value-type="float">
            <text:p>-74,263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agle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6553" calcext:value-type="float">
            <text:p>39,6553</text:p>
          </table:table-cell>
          <table:table-cell table:style-name="Default" office:value-type="float" office:value="-106.8287" calcext:value-type="float">
            <text:p>-106,82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rimer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6956" calcext:value-type="float">
            <text:p>40,6956</text:p>
          </table:table-cell>
          <table:table-cell table:style-name="Default" office:value-type="float" office:value="-105.5943" calcext:value-type="float">
            <text:p>-105,59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apahoe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6203" calcext:value-type="float">
            <text:p>39,6203</text:p>
          </table:table-cell>
          <table:table-cell table:style-name="Default" office:value-type="float" office:value="-104.3326" calcext:value-type="float">
            <text:p>-104,332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nnison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5458" calcext:value-type="float">
            <text:p>38,5458</text:p>
          </table:table-cell>
          <table:table-cell table:style-name="Default" office:value-type="float" office:value="-106.9253" calcext:value-type="float">
            <text:p>-106,92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ane, I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9879" calcext:value-type="float">
            <text:p>41,9879</text:p>
          </table:table-cell>
          <table:table-cell table:style-name="Default" office:value-type="float" office:value="-88.4016" calcext:value-type="float">
            <text:p>-88,401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roe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0458" calcext:value-type="float">
            <text:p>41,0458</text:p>
          </table:table-cell>
          <table:table-cell table:style-name="Default" office:value-type="float" office:value="-75.2479" calcext:value-type="float">
            <text:p>-75,24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hiladelphia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9526" calcext:value-type="float">
            <text:p>39,9526</text:p>
          </table:table-cell>
          <table:table-cell table:style-name="Default" office:value-type="float" office:value="-75.1652" calcext:value-type="float">
            <text:p>-75,16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folk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8508" calcext:value-type="float">
            <text:p>36,8508</text:p>
          </table:table-cell>
          <table:table-cell table:style-name="Default" office:value-type="float" office:value="-76.2859" calcext:value-type="float">
            <text:p>-76,285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lington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8816" calcext:value-type="float">
            <text:p>38,8816</text:p>
          </table:table-cell>
          <table:table-cell table:style-name="Default" office:value-type="float" office:value="-77.091" calcext:value-type="float">
            <text:p>-77,0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potsylvania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2042" calcext:value-type="float">
            <text:p>38,2042</text:p>
          </table:table-cell>
          <table:table-cell table:style-name="Default" office:value-type="float" office:value="-77.6078" calcext:value-type="float">
            <text:p>-77,607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oudoun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0768" calcext:value-type="float">
            <text:p>39,0768</text:p>
          </table:table-cell>
          <table:table-cell table:style-name="Default" office:value-type="float" office:value="-77.6536" calcext:value-type="float">
            <text:p>-77,65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ince George's, M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7849" calcext:value-type="float">
            <text:p>38,7849</text:p>
          </table:table-cell>
          <table:table-cell table:style-name="Default" office:value-type="float" office:value="-76.8721" calcext:value-type="float">
            <text:p>-76,87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ttawattamie, 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3912" calcext:value-type="float">
            <text:p>41,3912</text:p>
          </table:table-cell>
          <table:table-cell table:style-name="Default" office:value-type="float" office:value="-95.4778" calcext:value-type="float">
            <text:p>-95,477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mden, N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2465" calcext:value-type="float">
            <text:p>34,2465</text:p>
          </table:table-cell>
          <table:table-cell table:style-name="Default" office:value-type="float" office:value="-80.607" calcext:value-type="float">
            <text:p>-80,6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ma, AZ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0575" calcext:value-type="float">
            <text:p>32,0575</text:p>
          </table:table-cell>
          <table:table-cell table:style-name="Default" office:value-type="float" office:value="-111.6661" calcext:value-type="float">
            <text:p>-111,66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ble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4277" calcext:value-type="float">
            <text:p>41,4277</text:p>
          </table:table-cell>
          <table:table-cell table:style-name="Default" office:value-type="float" office:value="-85.355" calcext:value-type="float">
            <text:p>-85,3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dams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8522" calcext:value-type="float">
            <text:p>39,8522</text:p>
          </table:table-cell>
          <table:table-cell table:style-name="Default" office:value-type="float" office:value="-77.2865" calcext:value-type="float">
            <text:p>-77,28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oone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0106" calcext:value-type="float">
            <text:p>40,0106</text:p>
          </table:table-cell>
          <table:table-cell table:style-name="Default" office:value-type="float" office:value="-86.4997" calcext:value-type="float">
            <text:p>-86,49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ne, W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0186" calcext:value-type="float">
            <text:p>43,0186</text:p>
          </table:table-cell>
          <table:table-cell table:style-name="Default" office:value-type="float" office:value="-89.5498" calcext:value-type="float">
            <text:p>-89,549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erce, W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7509" calcext:value-type="float">
            <text:p>44,7509</text:p>
          </table:table-cell>
          <table:table-cell table:style-name="Default" office:value-type="float" office:value="-92.3814" calcext:value-type="float">
            <text:p>-92,381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uyahoga, O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4339" calcext:value-type="float">
            <text:p>41,4339</text:p>
          </table:table-cell>
          <table:table-cell table:style-name="Default" office:value-type="float" office:value="-81.6758" calcext:value-type="float">
            <text:p>-81,67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ber, U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2603" calcext:value-type="float">
            <text:p>41,2603</text:p>
          </table:table-cell>
          <table:table-cell table:style-name="Default" office:value-type="float" office:value="-111.9522" calcext:value-type="float">
            <text:p>-111,95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nnington County, V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0279" calcext:value-type="float">
            <text:p>43,0279</text:p>
          </table:table-cell>
          <table:table-cell table:style-name="Default" office:value-type="float" office:value="-73.135" calcext:value-type="float">
            <text:p>-73,1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ver County, M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8254" calcext:value-type="float">
            <text:p>44,8254</text:p>
          </table:table-cell>
          <table:table-cell table:style-name="Default" office:value-type="float" office:value="-93.7842" calcext:value-type="float">
            <text:p>-93,784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rlotte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6.8946" calcext:value-type="float">
            <text:p>26,8946</text:p>
          </table:table-cell>
          <table:table-cell table:style-name="Default" office:value-type="float" office:value="-81.9098" calcext:value-type="float">
            <text:p>-81,909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erokee County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2515" calcext:value-type="float">
            <text:p>34,2515</text:p>
          </table:table-cell>
          <table:table-cell table:style-name="Default" office:value-type="float" office:value="-84.4803" calcext:value-type="float">
            <text:p>-84,48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llin County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1795" calcext:value-type="float">
            <text:p>33,1795</text:p>
          </table:table-cell>
          <table:table-cell table:style-name="Default" office:value-type="float" office:value="-96.493" calcext:value-type="float">
            <text:p>-96,49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fferson County, K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1938" calcext:value-type="float">
            <text:p>38,1938</text:p>
          </table:table-cell>
          <table:table-cell table:style-name="Default" office:value-type="float" office:value="-85.6435" calcext:value-type="float">
            <text:p>-85,64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fferson Parish, L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6499" calcext:value-type="float">
            <text:p>29,6499</text:p>
          </table:table-cell>
          <table:table-cell table:style-name="Default" office:value-type="float" office:value="-90.1121" calcext:value-type="float">
            <text:p>-90,11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st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7909" calcext:value-type="float">
            <text:p>40,7909</text:p>
          </table:table-cell>
          <table:table-cell table:style-name="Default" office:value-type="float" office:value="-121.8474" calcext:value-type="float">
            <text:p>-121,84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partanburg County, S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8606" calcext:value-type="float">
            <text:p>34,8606</text:p>
          </table:table-cell>
          <table:table-cell table:style-name="Default" office:value-type="float" office:value="-81.9535" calcext:value-type="float">
            <text:p>-81,95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rrison County, K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4333" calcext:value-type="float">
            <text:p>38,4333</text:p>
          </table:table-cell>
          <table:table-cell table:style-name="Default" office:value-type="float" office:value="-84.3542" calcext:value-type="float">
            <text:p>-84,354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hnson County, 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6699" calcext:value-type="float">
            <text:p>41,6699</text:p>
          </table:table-cell>
          <table:table-cell table:style-name="Default" office:value-type="float" office:value="-91.5984" calcext:value-type="float">
            <text:p>-91,59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rkshire County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118" calcext:value-type="float">
            <text:p>42,3118</text:p>
          </table:table-cell>
          <table:table-cell table:style-name="Default" office:value-type="float" office:value="-73.1822" calcext:value-type="float">
            <text:p>-73,18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vidson County, T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1343" calcext:value-type="float">
            <text:p>36,1343</text:p>
          </table:table-cell>
          <table:table-cell table:style-name="Default" office:value-type="float" office:value="-86.822" calcext:value-type="float">
            <text:p>-86,8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uglas County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1261" calcext:value-type="float">
            <text:p>43,1261</text:p>
          </table:table-cell>
          <table:table-cell table:style-name="Default" office:value-type="float" office:value="-123.2492" calcext:value-type="float">
            <text:p>-123,249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esn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9859" calcext:value-type="float">
            <text:p>36,9859</text:p>
          </table:table-cell>
          <table:table-cell table:style-name="Default" office:value-type="float" office:value="-119.2321" calcext:value-type="float">
            <text:p>-119,23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rford County, M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5839" calcext:value-type="float">
            <text:p>39,5839</text:p>
          </table:table-cell>
          <table:table-cell table:style-name="Default" office:value-type="float" office:value="-76.3637" calcext:value-type="float">
            <text:p>-76,363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ndricks County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8065" calcext:value-type="float">
            <text:p>39,8065</text:p>
          </table:table-cell>
          <table:table-cell table:style-name="Default" office:value-type="float" office:value="-86.5401" calcext:value-type="float">
            <text:p>-86,54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dson County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7453" calcext:value-type="float">
            <text:p>40,7453</text:p>
          </table:table-cell>
          <table:table-cell table:style-name="Default" office:value-type="float" office:value="-74.0535" calcext:value-type="float">
            <text:p>-74,05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hnson County, K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8454" calcext:value-type="float">
            <text:p>38,8454</text:p>
          </table:table-cell>
          <table:table-cell table:style-name="Default" office:value-type="float" office:value="-94.8521" calcext:value-type="float">
            <text:p>-94,85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ttitas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175" calcext:value-type="float">
            <text:p>47,175</text:p>
          </table:table-cell>
          <table:table-cell table:style-name="Default" office:value-type="float" office:value="-120.9319" calcext:value-type="float">
            <text:p>-120,93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natee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7.4799" calcext:value-type="float">
            <text:p>27,4799</text:p>
          </table:table-cell>
          <table:table-cell table:style-name="Default" office:value-type="float" office:value="-82.3452" calcext:value-type="float">
            <text:p>-82,34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on County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8446" calcext:value-type="float">
            <text:p>44,8446</text:p>
          </table:table-cell>
          <table:table-cell table:style-name="Default" office:value-type="float" office:value="-122.5927" calcext:value-type="float">
            <text:p>-122,592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kaloosa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5773" calcext:value-type="float">
            <text:p>30,5773</text:p>
          </table:table-cell>
          <table:table-cell table:style-name="Default" office:value-type="float" office:value="-86.6611" calcext:value-type="float">
            <text:p>-86,661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lk County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0132" calcext:value-type="float">
            <text:p>34,0132</text:p>
          </table:table-cell>
          <table:table-cell table:style-name="Default" office:value-type="float" office:value="-85.1479" calcext:value-type="float">
            <text:p>-85,14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iverside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9533" calcext:value-type="float">
            <text:p>33,9533</text:p>
          </table:table-cell>
          <table:table-cell table:style-name="Default" office:value-type="float" office:value="-117.3961" calcext:value-type="float">
            <text:p>-117,39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elby County, T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1269" calcext:value-type="float">
            <text:p>35,1269</text:p>
          </table:table-cell>
          <table:table-cell table:style-name="Default" office:value-type="float" office:value="-89.9253" calcext:value-type="float">
            <text:p>-89,92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. Louis County, M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6103" calcext:value-type="float">
            <text:p>38,6103</text:p>
          </table:table-cell>
          <table:table-cell table:style-name="Default" office:value-type="float" office:value="-90.4125" calcext:value-type="float">
            <text:p>-90,412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ffolk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9849" calcext:value-type="float">
            <text:p>40,9849</text:p>
          </table:table-cell>
          <table:table-cell table:style-name="Default" office:value-type="float" office:value="-72.6151" calcext:value-type="float">
            <text:p>-72,61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lster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8586" calcext:value-type="float">
            <text:p>41,8586</text:p>
          </table:table-cell>
          <table:table-cell table:style-name="Default" office:value-type="float" office:value="-74.3118" calcext:value-type="float">
            <text:p>-74,31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olusia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028" calcext:value-type="float">
            <text:p>29,028</text:p>
          </table:table-cell>
          <table:table-cell table:style-name="Default" office:value-type="float" office:value="-81.0755" calcext:value-type="float">
            <text:p>-81,07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irfax County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9085" calcext:value-type="float">
            <text:p>38,9085</text:p>
          </table:table-cell>
          <table:table-cell table:style-name="Default" office:value-type="float" office:value="-77.2405" calcext:value-type="float">
            <text:p>-77,24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ckingham County, N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9931" calcext:value-type="float">
            <text:p>42,9931</text:p>
          </table:table-cell>
          <table:table-cell table:style-name="Default" office:value-type="float" office:value="-71.0498" calcext:value-type="float">
            <text:p>-71,049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shington, D.C.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9072" calcext:value-type="float">
            <text:p>38,9072</text:p>
          </table:table-cell>
          <table:table-cell table:style-name="Default" office:value-type="float" office:value="-77.0369" calcext:value-type="float">
            <text:p>-77,036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gomery County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229" calcext:value-type="float">
            <text:p>40,229</text:p>
          </table:table-cell>
          <table:table-cell table:style-name="Default" office:value-type="float" office:value="-75.3879" calcext:value-type="float">
            <text:p>-75,38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amed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6017" calcext:value-type="float">
            <text:p>37,6017</text:p>
          </table:table-cell>
          <table:table-cell table:style-name="Default" office:value-type="float" office:value="-121.7195" calcext:value-type="float">
            <text:p>-121,71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oward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6.1901" calcext:value-type="float">
            <text:p>26,1901</text:p>
          </table:table-cell>
          <table:table-cell table:style-name="Default" office:value-type="float" office:value="-80.3659" calcext:value-type="float">
            <text:p>-80,365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e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6.663" calcext:value-type="float">
            <text:p>26,663</text:p>
          </table:table-cell>
          <table:table-cell table:style-name="Default" office:value-type="float" office:value="-81.9535" calcext:value-type="float">
            <text:p>-81,9535</text:p>
          </table:table-cell>
          <table:table-cell table:number-columns-repeated="4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nal County, AZ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8162" calcext:value-type="float">
            <text:p>32,8162</text:p>
          </table:table-cell>
          <table:table-cell table:style-name="Default" office:value-type="float" office:value="-111.2845" calcext:value-type="float">
            <text:p>-111,28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ckland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1489" calcext:value-type="float">
            <text:p>41,1489</text:p>
          </table:table-cell>
          <table:table-cell table:style-name="Default" office:value-type="float" office:value="-73.983" calcext:value-type="float">
            <text:p>-73,98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ratoga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0324" calcext:value-type="float">
            <text:p>43,0324</text:p>
          </table:table-cell>
          <table:table-cell table:style-name="Default" office:value-type="float" office:value="-73.936" calcext:value-type="float">
            <text:p>-73,9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rleston County, S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957" calcext:value-type="float">
            <text:p>32,7957</text:p>
          </table:table-cell>
          <table:table-cell table:style-name="Default" office:value-type="float" office:value="-79.7848" calcext:value-type="float">
            <text:p>-79,784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ark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7466" calcext:value-type="float">
            <text:p>45,7466</text:p>
          </table:table-cell>
          <table:table-cell table:style-name="Default" office:value-type="float" office:value="-122.5194" calcext:value-type="float">
            <text:p>-122,51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bb County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8999" calcext:value-type="float">
            <text:p>33,8999</text:p>
          </table:table-cell>
          <table:table-cell table:style-name="Default" office:value-type="float" office:value="-84.5641" calcext:value-type="float">
            <text:p>-84,564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vis County, U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9629" calcext:value-type="float">
            <text:p>40,9629</text:p>
          </table:table-cell>
          <table:table-cell table:style-name="Default" office:value-type="float" office:value="-112.0953" calcext:value-type="float">
            <text:p>-112,09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l Paso County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9108" calcext:value-type="float">
            <text:p>38,9108</text:p>
          </table:table-cell>
          <table:table-cell table:style-name="Default" office:value-type="float" office:value="-104.4723" calcext:value-type="float">
            <text:p>-104,472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onolulu County, H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1.307" calcext:value-type="float">
            <text:p>21,307</text:p>
          </table:table-cell>
          <table:table-cell table:style-name="Default" office:value-type="float" office:value="-157.8584" calcext:value-type="float">
            <text:p>-157,85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ckson County, OR 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345" calcext:value-type="float">
            <text:p>42,3345</text:p>
          </table:table-cell>
          <table:table-cell table:style-name="Default" office:value-type="float" office:value="-122.7647" calcext:value-type="float">
            <text:p>-122,764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fferson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7425" calcext:value-type="float">
            <text:p>47,7425</text:p>
          </table:table-cell>
          <table:table-cell table:style-name="Default" office:value-type="float" office:value="-123.304" calcext:value-type="float">
            <text:p>-123,30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ershaw County, S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3672" calcext:value-type="float">
            <text:p>34,3672</text:p>
          </table:table-cell>
          <table:table-cell table:style-name="Default" office:value-type="float" office:value="-80.5883" calcext:value-type="float">
            <text:p>-80,588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lamath County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6953" calcext:value-type="float">
            <text:p>42,6953</text:p>
          </table:table-cell>
          <table:table-cell table:style-name="Default" office:value-type="float" office:value="-121.6142" calcext:value-type="float">
            <text:p>-121,614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der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2519" calcext:value-type="float">
            <text:p>37,2519</text:p>
          </table:table-cell>
          <table:table-cell table:style-name="Default" office:value-type="float" office:value="-119.6963" calcext:value-type="float">
            <text:p>-119,6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erce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0676" calcext:value-type="float">
            <text:p>47,0676</text:p>
          </table:table-cell>
          <table:table-cell table:style-name="Default" office:value-type="float" office:value="-122.1295" calcext:value-type="float">
            <text:p>-122,12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ulsa County, OK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1593" calcext:value-type="float">
            <text:p>36,1593</text:p>
          </table:table-cell>
          <table:table-cell table:style-name="Default" office:value-type="float" office:value="-95.941" calcext:value-type="float">
            <text:p>-95,94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uglas County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2587" calcext:value-type="float">
            <text:p>39,2587</text:p>
          </table:table-cell>
          <table:table-cell table:style-name="Default" office:value-type="float" office:value="-104.9389" calcext:value-type="float">
            <text:p>-104,93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ovidence County, R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8882" calcext:value-type="float">
            <text:p>41,8882</text:p>
          </table:table-cell>
          <table:table-cell table:style-name="Default" office:value-type="float" office:value="-71.4774" calcext:value-type="float">
            <text:p>-71,47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tham County, N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7211" calcext:value-type="float">
            <text:p>35,7211</text:p>
          </table:table-cell>
          <table:table-cell table:style-name="Default" office:value-type="float" office:value="-79.1781" calcext:value-type="float">
            <text:p>-79,178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aware County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9078" calcext:value-type="float">
            <text:p>39,9078</text:p>
          </table:table-cell>
          <table:table-cell table:style-name="Default" office:value-type="float" office:value="-75.3879" calcext:value-type="float">
            <text:p>-75,38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uglas County, N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3148" calcext:value-type="float">
            <text:p>41,3148</text:p>
          </table:table-cell>
          <table:table-cell table:style-name="Default" office:value-type="float" office:value="-96.1951" calcext:value-type="float">
            <text:p>-96,19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yette County, K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0606" calcext:value-type="float">
            <text:p>38,0606</text:p>
          </table:table-cell>
          <table:table-cell table:style-name="Default" office:value-type="float" office:value="-84.4803" calcext:value-type="float">
            <text:p>-84,48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on County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8362" calcext:value-type="float">
            <text:p>39,8362</text:p>
          </table:table-cell>
          <table:table-cell table:style-name="Default" office:value-type="float" office:value="-86.1752" calcext:value-type="float">
            <text:p>-86,17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ddlesex County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4672" calcext:value-type="float">
            <text:p>42,4672</text:p>
          </table:table-cell>
          <table:table-cell table:style-name="Default" office:value-type="float" office:value="-71.2874" calcext:value-type="float">
            <text:p>-71,28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assau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6546" calcext:value-type="float">
            <text:p>40,6546</text:p>
          </table:table-cell>
          <table:table-cell table:style-name="Default" office:value-type="float" office:value="-73.5594" calcext:value-type="float">
            <text:p>-73,55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amsey County, M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9964" calcext:value-type="float">
            <text:p>44,9964</text:p>
          </table:table-cell>
          <table:table-cell table:style-name="Default" office:value-type="float" office:value="-93.0616" calcext:value-type="float">
            <text:p>-93,061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shoe County, NV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5608" calcext:value-type="float">
            <text:p>40,5608</text:p>
          </table:table-cell>
          <table:table-cell table:style-name="Default" office:value-type="float" office:value="-119.6035" calcext:value-type="float">
            <text:p>-119,60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yne County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6739" calcext:value-type="float">
            <text:p>41,6739</text:p>
          </table:table-cell>
          <table:table-cell table:style-name="Default" office:value-type="float" office:value="-75.2479" calcext:value-type="float">
            <text:p>-75,24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Yol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7646" calcext:value-type="float">
            <text:p>38,7646</text:p>
          </table:table-cell>
          <table:table-cell table:style-name="Default" office:value-type="float" office:value="-121.9018" calcext:value-type="float">
            <text:p>-121,90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ta Clar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3541" calcext:value-type="float">
            <text:p>37,3541</text:p>
          </table:table-cell>
          <table:table-cell table:style-name="Default" office:value-type="float" office:value="-121.9552" calcext:value-type="float">
            <text:p>-121,95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ark County, NV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0796" calcext:value-type="float">
            <text:p>36,0796</text:p>
          </table:table-cell>
          <table:table-cell table:style-name="Default" office:value-type="float" office:value="-115.094" calcext:value-type="float">
            <text:p>-115,0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ort Bend County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5693" calcext:value-type="float">
            <text:p>29,5693</text:p>
          </table:table-cell>
          <table:table-cell table:style-name="Default" office:value-type="float" office:value="-95.8143" calcext:value-type="float">
            <text:p>-95,81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t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1981" calcext:value-type="float">
            <text:p>47,1981</text:p>
          </table:table-cell>
          <table:table-cell table:style-name="Default" office:value-type="float" office:value="-119.3732" calcext:value-type="float">
            <text:p>-119,3732</text:p>
          </table:table-cell>
          <table:table-cell table:number-columns-repeated="4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ta Rosa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769" calcext:value-type="float">
            <text:p>30,769</text:p>
          </table:table-cell>
          <table:table-cell table:style-name="Default" office:value-type="float" office:value="-86.9824" calcext:value-type="float">
            <text:p>-86,9824</text:p>
          </table:table-cell>
          <table:table-cell table:number-columns-repeated="4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illiamson County, T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9179" calcext:value-type="float">
            <text:p>35,9179</text:p>
          </table:table-cell>
          <table:table-cell table:style-name="Default" office:value-type="float" office:value="-86.8622" calcext:value-type="float">
            <text:p>-86,86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York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7128" calcext:value-type="float">
            <text:p>40,7128</text:p>
          </table:table-cell>
          <table:table-cell table:style-name="Default" office:value-type="float" office:value="-74.006" calcext:value-type="float">
            <text:p>-74,00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gomery County, M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1547" calcext:value-type="float">
            <text:p>39,1547</text:p>
          </table:table-cell>
          <table:table-cell table:style-name="Default" office:value-type="float" office:value="-77.2405" calcext:value-type="float">
            <text:p>-77,24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ffolk County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601" calcext:value-type="float">
            <text:p>42,3601</text:p>
          </table:table-cell>
          <table:table-cell table:style-name="Default" office:value-type="float" office:value="-71.0589" calcext:value-type="float">
            <text:p>-71,05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nver County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7392" calcext:value-type="float">
            <text:p>39,7392</text:p>
          </table:table-cell>
          <table:table-cell table:style-name="Default" office:value-type="float" office:value="-104.9903" calcext:value-type="float">
            <text:p>-104,99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mmit County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5912" calcext:value-type="float">
            <text:p>39,5912</text:p>
          </table:table-cell>
          <table:table-cell table:style-name="Default" office:value-type="float" office:value="-106.064" calcext:value-type="float">
            <text:p>-106,06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rgen County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9263" calcext:value-type="float">
            <text:p>40,9263</text:p>
          </table:table-cell>
          <table:table-cell table:style-name="Default" office:value-type="float" office:value="-74.077" calcext:value-type="float">
            <text:p>-74,07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rris County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7752" calcext:value-type="float">
            <text:p>29,7752</text:p>
          </table:table-cell>
          <table:table-cell table:style-name="Default" office:value-type="float" office:value="-95.3103" calcext:value-type="float">
            <text:p>-95,31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Francisc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7749" calcext:value-type="float">
            <text:p>37,7749</text:p>
          </table:table-cell>
          <table:table-cell table:style-name="Default" office:value-type="float" office:value="-122.4194" calcext:value-type="float">
            <text:p>-122,41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tra Cost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8534" calcext:value-type="float">
            <text:p>37,8534</text:p>
          </table:table-cell>
          <table:table-cell table:style-name="Default" office:value-type="float" office:value="-121.9018" calcext:value-type="float">
            <text:p>-121,90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range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7879" calcext:value-type="float">
            <text:p>33,7879</text:p>
          </table:table-cell>
          <table:table-cell table:style-name="Default" office:value-type="float" office:value="-117.8531" calcext:value-type="float">
            <text:p>-117,853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folk County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1767" calcext:value-type="float">
            <text:p>42,1767</text:p>
          </table:table-cell>
          <table:table-cell table:style-name="Default" office:value-type="float" office:value="-71.1449" calcext:value-type="float">
            <text:p>-71,144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copa County, AZ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2918" calcext:value-type="float">
            <text:p>33,2918</text:p>
          </table:table-cell>
          <table:table-cell table:style-name="Default" office:value-type="float" office:value="-112.4291" calcext:value-type="float">
            <text:p>-112,42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ke County, N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8032" calcext:value-type="float">
            <text:p>35,8032</text:p>
          </table:table-cell>
          <table:table-cell table:style-name="Default" office:value-type="float" office:value="-78.5661" calcext:value-type="float">
            <text:p>-78,56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stchester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122" calcext:value-type="float">
            <text:p>41,122</text:p>
          </table:table-cell>
          <table:table-cell table:style-name="Default" office:value-type="float" office:value="-73.7949" calcext:value-type="float">
            <text:p>-73,794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fton County, N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9088" calcext:value-type="float">
            <text:p>43,9088</text:p>
          </table:table-cell>
          <table:table-cell table:style-name="Default" office:value-type="float" office:value="-71.826" calcext:value-type="float">
            <text:p>-71,82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illsborough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7.9904" calcext:value-type="float">
            <text:p>27,9904</text:p>
          </table:table-cell>
          <table:table-cell table:style-name="Default" office:value-type="float" office:value="-82.3018" calcext:value-type="float">
            <text:p>-82,30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lacer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0916" calcext:value-type="float">
            <text:p>39,0916</text:p>
          </table:table-cell>
          <table:table-cell table:style-name="Default" office:value-type="float" office:value="-120.8039" calcext:value-type="float">
            <text:p>-120,8039</text:p>
          </table:table-cell>
          <table:table-cell table:number-columns-repeated="42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Mateo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563" calcext:value-type="float">
            <text:p>37,563</text:p>
          </table:table-cell>
          <table:table-cell table:style-name="Default" office:value-type="float" office:value="-122.3255" calcext:value-type="float">
            <text:p>-122,32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nom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578" calcext:value-type="float">
            <text:p>38,578</text:p>
          </table:table-cell>
          <table:table-cell table:style-name="Default" office:value-type="float" office:value="-122.9888" calcext:value-type="float">
            <text:p>-122,988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matilla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775" calcext:value-type="float">
            <text:p>45,775</text:p>
          </table:table-cell>
          <table:table-cell table:style-name="Default" office:value-type="float" office:value="-118.7606" calcext:value-type="float">
            <text:p>-118,760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ulton County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8034" calcext:value-type="float">
            <text:p>33,8034</text:p>
          </table:table-cell>
          <table:table-cell table:style-name="Default" office:value-type="float" office:value="-84.3963" calcext:value-type="float">
            <text:p>-84,3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shington County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547" calcext:value-type="float">
            <text:p>45,547</text:p>
          </table:table-cell>
          <table:table-cell table:style-name="Default" office:value-type="float" office:value="-123.1386" calcext:value-type="float">
            <text:p>-123,138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nohomish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8.033" calcext:value-type="float">
            <text:p>48,033</text:p>
          </table:table-cell>
          <table:table-cell table:style-name="Default" office:value-type="float" office:value="-121.8339" calcext:value-type="float">
            <text:p>-121,8339</text:p>
          </table:table-cell>
          <table:table-cell table:number-columns-repeated="40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mboldt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745" calcext:value-type="float">
            <text:p>40,745</text:p>
          </table:table-cell>
          <table:table-cell table:style-name="Default" office:value-type="float" office:value="-123.8695" calcext:value-type="float">
            <text:p>-123,86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crament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4747" calcext:value-type="float">
            <text:p>38,4747</text:p>
          </table:table-cell>
          <table:table-cell table:style-name="Default" office:value-type="float" office:value="-121.3542" calcext:value-type="float">
            <text:p>-121,354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Dieg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157" calcext:value-type="float">
            <text:p>32,7157</text:p>
          </table:table-cell>
          <table:table-cell table:style-name="Default" office:value-type="float" office:value="-117.1611" calcext:value-type="float">
            <text:p>-117,161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Benito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5761" calcext:value-type="float">
            <text:p>36,5761</text:p>
          </table:table-cell>
          <table:table-cell table:style-name="Default" office:value-type="float" office:value="-120.9876" calcext:value-type="float">
            <text:p>-120,987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os Angeles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0522" calcext:value-type="float">
            <text:p>34,0522</text:p>
          </table:table-cell>
          <table:table-cell table:style-name="Default" office:value-type="float" office:value="-118.2437" calcext:value-type="float">
            <text:p>-118,243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ng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6062" calcext:value-type="float">
            <text:p>47,6062</text:p>
          </table:table-cell>
          <table:table-cell table:style-name="Default" office:value-type="float" office:value="-122.3321" calcext:value-type="float">
            <text:p>-122,3321</text:p>
          </table:table-cell>
          <table:table-cell table:number-columns-repeated="3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ok County, I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7377" calcext:value-type="float">
            <text:p>41,7377</text:p>
          </table:table-cell>
          <table:table-cell table:style-name="Default" office:value-type="float" office:value="-87.6976" calcext:value-type="float">
            <text:p>-87,697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kagit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8.4242" calcext:value-type="float">
            <text:p>48,4242</text:p>
          </table:table-cell>
          <table:table-cell table:style-name="Default" office:value-type="float" office:value="-121.7114" calcext:value-type="float">
            <text:p>-121,711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hurston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6.8646" calcext:value-type="float">
            <text:p>46,8646</text:p>
          </table:table-cell>
          <table:table-cell table:style-name="Default" office:value-type="float" office:value="-122.7696" calcext:value-type="float">
            <text:p>-122,769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sland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8.1976" calcext:value-type="float">
            <text:p>48,1976</text:p>
          </table:table-cell>
          <table:table-cell table:style-name="Default" office:value-type="float" office:value="-122.5795" calcext:value-type="float">
            <text:p>-122,57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hatcom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8.8787" calcext:value-type="float">
            <text:p>48,8787</text:p>
          </table:table-cell>
          <table:table-cell table:style-name="Default" office:value-type="float" office:value="-121.9719" calcext:value-type="float">
            <text:p>-121,97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n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0834" calcext:value-type="float">
            <text:p>38,0834</text:p>
          </table:table-cell>
          <table:table-cell table:style-name="Default" office:value-type="float" office:value="-122.7633" calcext:value-type="float">
            <text:p>-122,76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laveras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196" calcext:value-type="float">
            <text:p>38,196</text:p>
          </table:table-cell>
          <table:table-cell table:style-name="Default" office:value-type="float" office:value="-120.6805" calcext:value-type="float">
            <text:p>-120,68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anislaus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5091" calcext:value-type="float">
            <text:p>37,5091</text:p>
          </table:table-cell>
          <table:table-cell table:style-name="Default" office:value-type="float" office:value="-120.9876" calcext:value-type="float">
            <text:p>-120,987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Joaquin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6066" calcext:value-type="float">
            <text:p>36,6066</text:p>
          </table:table-cell>
          <table:table-cell table:style-name="Default" office:value-type="float" office:value="-120.189" calcext:value-type="float">
            <text:p>-120,1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ssex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632" calcext:value-type="float">
            <text:p>42,632</text:p>
          </table:table-cell>
          <table:table-cell table:style-name="Default" office:value-type="float" office:value="-70.7829" calcext:value-type="float">
            <text:p>-70,782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rlton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7917" calcext:value-type="float">
            <text:p>30,7917</text:p>
          </table:table-cell>
          <table:table-cell table:style-name="Default" office:value-type="float" office:value="-82.0843" calcext:value-type="float">
            <text:p>-82,08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llier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6.07" calcext:value-type="float">
            <text:p>26,07</text:p>
          </table:table-cell>
          <table:table-cell table:style-name="Default" office:value-type="float" office:value="-81.4279" calcext:value-type="float">
            <text:p>-81,42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nellas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7.8764" calcext:value-type="float">
            <text:p>27,8764</text:p>
          </table:table-cell>
          <table:table-cell table:style-name="Default" office:value-type="float" office:value="-82.7779" calcext:value-type="float">
            <text:p>-82,77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achua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7938" calcext:value-type="float">
            <text:p>29,7938</text:p>
          </table:table-cell>
          <table:table-cell table:style-name="Default" office:value-type="float" office:value="-82.4944" calcext:value-type="float">
            <text:p>-82,494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assau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5927" calcext:value-type="float">
            <text:p>30,5927</text:p>
          </table:table-cell>
          <table:table-cell table:style-name="Default" office:value-type="float" office:value="-81.8224" calcext:value-type="float">
            <text:p>-81,82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sco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8.3232" calcext:value-type="float">
            <text:p>28,3232</text:p>
          </table:table-cell>
          <table:table-cell table:style-name="Default" office:value-type="float" office:value="-82.4319" calcext:value-type="float">
            <text:p>-82,43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llas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767" calcext:value-type="float">
            <text:p>32,7767</text:p>
          </table:table-cell>
          <table:table-cell table:style-name="Default" office:value-type="float" office:value="-96.797" calcext:value-type="float">
            <text:p>-96,7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arrant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732" calcext:value-type="float">
            <text:p>32,7732</text:p>
          </table:table-cell>
          <table:table-cell table:style-name="Default" office:value-type="float" office:value="-97.3517" calcext:value-type="float">
            <text:p>-97,351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gomery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3883" calcext:value-type="float">
            <text:p>30,3883</text:p>
          </table:table-cell>
          <table:table-cell table:style-name="Default" office:value-type="float" office:value="-95.6963" calcext:value-type="float">
            <text:p>-95,6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ddlesex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5726" calcext:value-type="float">
            <text:p>40,5726</text:p>
          </table:table-cell>
          <table:table-cell table:style-name="Default" office:value-type="float" office:value="-74.4927" calcext:value-type="float">
            <text:p>-74,492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fferson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58" calcext:value-type="float">
            <text:p>39,58</text:p>
          </table:table-cell>
          <table:table-cell table:style-name="Default" office:value-type="float" office:value="-105.2663" calcext:value-type="float">
            <text:p>-105,26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ultnomah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5146" calcext:value-type="float">
            <text:p>45,5146</text:p>
          </table:table-cell>
          <table:table-cell table:style-name="Default" office:value-type="float" office:value="-122.5863" calcext:value-type="float">
            <text:p>-122,58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lk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9267" calcext:value-type="float">
            <text:p>44,9267</text:p>
          </table:table-cell>
          <table:table-cell table:style-name="Default" office:value-type="float" office:value="-123.4919" calcext:value-type="float">
            <text:p>-123,49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schutes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8325" calcext:value-type="float">
            <text:p>43,8325</text:p>
          </table:table-cell>
          <table:table-cell table:style-name="Default" office:value-type="float" office:value="-121.2617" calcext:value-type="float">
            <text:p>-121,261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cHenry, I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334" calcext:value-type="float">
            <text:p>42,3334</text:p>
          </table:table-cell>
          <table:table-cell table:style-name="Default" office:value-type="float" office:value="-88.2668" calcext:value-type="float">
            <text:p>-88,26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ke, I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689" calcext:value-type="float">
            <text:p>42,3689</text:p>
          </table:table-cell>
          <table:table-cell table:style-name="Default" office:value-type="float" office:value="-87.8272" calcext:value-type="float">
            <text:p>-87,827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ucks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4108" calcext:value-type="float">
            <text:p>40,4108</text:p>
          </table:table-cell>
          <table:table-cell table:style-name="Default" office:value-type="float" office:value="-75.2479" calcext:value-type="float">
            <text:p>-75,24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nover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7772" calcext:value-type="float">
            <text:p>37,7772</text:p>
          </table:table-cell>
          <table:table-cell table:style-name="Default" office:value-type="float" office:value="-77.5161" calcext:value-type="float">
            <text:p>-77,51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ncaster, S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7253" calcext:value-type="float">
            <text:p>34,7253</text:p>
          </table:table-cell>
          <table:table-cell table:style-name="Default" office:value-type="float" office:value="-80.6771" calcext:value-type="float">
            <text:p>-80,67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llivan, T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4933" calcext:value-type="float">
            <text:p>36,4933</text:p>
          </table:table-cell>
          <table:table-cell table:style-name="Default" office:value-type="float" office:value="-82.3452" calcext:value-type="float">
            <text:p>-82,34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hnson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4638" calcext:value-type="float">
            <text:p>39,4638</text:p>
          </table:table-cell>
          <table:table-cell table:style-name="Default" office:value-type="float" office:value="-86.1345" calcext:value-type="float">
            <text:p>-86,13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oward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4483" calcext:value-type="float">
            <text:p>40,4483</text:p>
          </table:table-cell>
          <table:table-cell table:style-name="Default" office:value-type="float" office:value="-86.1345" calcext:value-type="float">
            <text:p>-86,13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. Joseph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6228" calcext:value-type="float">
            <text:p>41,6228</text:p>
          </table:table-cell>
          <table:table-cell table:style-name="Default" office:value-type="float" office:value="-86.3377" calcext:value-type="float">
            <text:p>-86,337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nox, N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6712" calcext:value-type="float">
            <text:p>42,6712</text:p>
          </table:table-cell>
          <table:table-cell table:style-name="Default" office:value-type="float" office:value="-97.8722" calcext:value-type="float">
            <text:p>-97,87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ark, O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8685" calcext:value-type="float">
            <text:p>40,8685</text:p>
          </table:table-cell>
          <table:table-cell table:style-name="Default" office:value-type="float" office:value="-81.2519" calcext:value-type="float">
            <text:p>-81,25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oka, M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3293" calcext:value-type="float">
            <text:p>45,3293</text:p>
          </table:table-cell>
          <table:table-cell table:style-name="Default" office:value-type="float" office:value="-93.2197" calcext:value-type="float">
            <text:p>-93,21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lmsted, M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9952" calcext:value-type="float">
            <text:p>43,9952</text:p>
          </table:table-cell>
          <table:table-cell table:style-name="Default" office:value-type="float" office:value="-92.3814" calcext:value-type="float">
            <text:p>-92,381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mmit, U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8298" calcext:value-type="float">
            <text:p>40,8298</text:p>
          </table:table-cell>
          <table:table-cell table:style-name="Default" office:value-type="float" office:value="-110.9984" calcext:value-type="float">
            <text:p>-110,99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irfield, C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256" calcext:value-type="float">
            <text:p>41,256</text:p>
          </table:table-cell>
          <table:table-cell table:style-name="Default" office:value-type="float" office:value="-73.3709" calcext:value-type="float">
            <text:p>-73,370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tchfield, C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7866" calcext:value-type="float">
            <text:p>41,7866</text:p>
          </table:table-cell>
          <table:table-cell table:style-name="Default" office:value-type="float" office:value="-73.2765" calcext:value-type="float">
            <text:p>-73,27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rleans, L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9511" calcext:value-type="float">
            <text:p>29,9511</text:p>
          </table:table-cell>
          <table:table-cell table:style-name="Default" office:value-type="float" office:value="-90.0715" calcext:value-type="float">
            <text:p>-90,071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ennington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8901" calcext:value-type="float">
            <text:p>43,8901</text:p>
          </table:table-cell>
          <table:table-cell table:style-name="Default" office:value-type="float" office:value="-102.2548" calcext:value-type="float">
            <text:p>-102,254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adle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4797" calcext:value-type="float">
            <text:p>44,4797</text:p>
          </table:table-cell>
          <table:table-cell table:style-name="Default" office:value-type="float" office:value="-98.2213" calcext:value-type="float">
            <text:p>-98,221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rles Mix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0985" calcext:value-type="float">
            <text:p>43,0985</text:p>
          </table:table-cell>
          <table:table-cell table:style-name="Default" office:value-type="float" office:value="-98.3965" calcext:value-type="float">
            <text:p>-98,39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vison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7242" calcext:value-type="float">
            <text:p>43,7242</text:p>
          </table:table-cell>
          <table:table-cell table:style-name="Default" office:value-type="float" office:value="-98.2213" calcext:value-type="float">
            <text:p>-98,221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nnehaha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6632" calcext:value-type="float">
            <text:p>43,6632</text:p>
          </table:table-cell>
          <table:table-cell table:style-name="Default" office:value-type="float" office:value="-96.8351" calcext:value-type="float">
            <text:p>-96,83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on Homme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9815" calcext:value-type="float">
            <text:p>42,9815</text:p>
          </table:table-cell>
          <table:table-cell table:style-name="Default" office:value-type="float" office:value="-97.8722" calcext:value-type="float">
            <text:p>-97,87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corro, NM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8837" calcext:value-type="float">
            <text:p>33,8837</text:p>
          </table:table-cell>
          <table:table-cell table:style-name="Default" office:value-type="float" office:value="-106.7235" calcext:value-type="float">
            <text:p>-106,72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rnalillo, NM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0178" calcext:value-type="float">
            <text:p>35,0178</text:p>
          </table:table-cell>
          <table:table-cell table:style-name="Default" office:value-type="float" office:value="-106.6291" calcext:value-type="float">
            <text:p>-106,62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akland, M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5922" calcext:value-type="float">
            <text:p>42,5922</text:p>
          </table:table-cell>
          <table:table-cell table:style-name="Default" office:value-type="float" office:value="-83.3362" calcext:value-type="float">
            <text:p>-83,336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yne, M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2791" calcext:value-type="float">
            <text:p>42,2791</text:p>
          </table:table-cell>
          <table:table-cell table:style-name="Default" office:value-type="float" office:value="-83.3362" calcext:value-type="float">
            <text:p>-83,336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Castle, D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5393" calcext:value-type="float">
            <text:p>39,5393</text:p>
          </table:table-cell>
          <table:table-cell table:style-name="Default" office:value-type="float" office:value="-75.6674" calcext:value-type="float">
            <text:p>-75,66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uba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-80" calcext:value-type="float">
            <text:p>-80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uyana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8.75" calcext:value-type="float">
            <text:p>-58,75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ustralian Capital Territory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5.4735" calcext:value-type="float">
            <text:p>-35,4735</text:p>
          </table:table-cell>
          <table:table-cell table:style-name="Default" office:value-type="float" office:value="149.0124" calcext:value-type="float">
            <text:p>149,01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United Kingdom</text:p>
          </table:table-cell>
          <table:table-cell table:style-name="Default" office:value-type="float" office:value="55.3781" calcext:value-type="float">
            <text:p>55,3781</text:p>
          </table:table-cell>
          <table:table-cell table:style-name="Default" office:value-type="float" office:value="-3.436" calcext:value-type="float">
            <text:p>-3,436</text:p>
          </table:table-cell>
          <table:table-cell table:number-columns-repeated="4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azakhstan</text:p>
          </table:table-cell>
          <table:table-cell table:style-name="Default" office:value-type="float" office:value="48.0196" calcext:value-type="float">
            <text:p>48,0196</text:p>
          </table:table-cell>
          <table:table-cell table:style-name="Default" office:value-type="float" office:value="66.9237" calcext:value-type="float">
            <text:p>66,923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ench Polynesia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-17.6797" calcext:value-type="float">
            <text:p>-17,6797</text:p>
          </table:table-cell>
          <table:table-cell table:style-name="Default" office:value-type="float" office:value="149.4068" calcext:value-type="float">
            <text:p>149,40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nitoba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3.7609" calcext:value-type="float">
            <text:p>53,7609</text:p>
          </table:table-cell>
          <table:table-cell table:style-name="Default" office:value-type="float" office:value="-98.8139" calcext:value-type="float">
            <text:p>-98,813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skatchewan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2.9399" calcext:value-type="float">
            <text:p>52,9399</text:p>
          </table:table-cell>
          <table:table-cell table:style-name="Default" office:value-type="float" office:value="-106.4509" calcext:value-type="float">
            <text:p>-106,450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thiopia</text:p>
          </table:table-cell>
          <table:table-cell table:style-name="Default" office:value-type="float" office:value="9.145" calcext:value-type="float">
            <text:p>9,145</text:p>
          </table:table-cell>
          <table:table-cell table:style-name="Default" office:value-type="float" office:value="40.4897" calcext:value-type="float">
            <text:p>40,48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udan</text:p>
          </table:table-cell>
          <table:table-cell table:style-name="Default" office:value-type="float" office:value="12.8628" calcext:value-type="float">
            <text:p>12,8628</text:p>
          </table:table-cell>
          <table:table-cell table:style-name="Default" office:value-type="float" office:value="30.2176" calcext:value-type="float">
            <text:p>30,2176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uinea</text:p>
          </table:table-cell>
          <table:table-cell table:style-name="Default" office:value-type="float" office:value="9.9456" calcext:value-type="float">
            <text:p>9,9456</text:p>
          </table:table-cell>
          <table:table-cell table:style-name="Default" office:value-type="float" office:value="-9.6966" calcext:value-type="float">
            <text:p>-9,696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d Princess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37.6489" calcext:value-type="float">
            <text:p>37,6489</text:p>
          </table:table-cell>
          <table:table-cell table:style-name="Default" office:value-type="float" office:value="-122.6655" calcext:value-type="float">
            <text:p>-122,66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enya</text:p>
          </table:table-cell>
          <table:table-cell table:style-name="Default" office:value-type="float" office:value="-0.0236" calcext:value-type="float">
            <text:p>-0,0236</text:p>
          </table:table-cell>
          <table:table-cell table:style-name="Default" office:value-type="float" office:value="37.9062" calcext:value-type="float">
            <text:p>37,906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ntigua and Barbuda</text:p>
          </table:table-cell>
          <table:table-cell table:style-name="Default" office:value-type="float" office:value="17.0608" calcext:value-type="float">
            <text:p>17,0608</text:p>
          </table:table-cell>
          <table:table-cell table:style-name="Default" office:value-type="float" office:value="-61.7964" calcext:value-type="float">
            <text:p>-61,796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aba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3182" calcext:value-type="float">
            <text:p>32,3182</text:p>
          </table:table-cell>
          <table:table-cell table:style-name="Default" office:value-type="float" office:value="-86.9023" calcext:value-type="float">
            <text:p>-86,902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Uruguay</text:p>
          </table:table-cell>
          <table:table-cell table:style-name="Default" office:value-type="float" office:value="-32.5228" calcext:value-type="float">
            <text:p>-32,5228</text:p>
          </table:table-cell>
          <table:table-cell table:style-name="Default" office:value-type="float" office:value="-55.7658" calcext:value-type="float">
            <text:p>-55,76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hana</text:p>
          </table:table-cell>
          <table:table-cell table:style-name="Default" office:value-type="float" office:value="7.9465" calcext:value-type="float">
            <text:p>7,9465</text:p>
          </table:table-cell>
          <table:table-cell table:style-name="Default" office:value-type="float" office:value="-1.0232" calcext:value-type="float">
            <text:p>-1,023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uerto Ri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18.2208" calcext:value-type="float">
            <text:p>18,2208</text:p>
          </table:table-cell>
          <table:table-cell table:style-name="Default" office:value-type="float" office:value="-66.5901" calcext:value-type="float">
            <text:p>-66,59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amibia</text:p>
          </table:table-cell>
          <table:table-cell table:style-name="Default" office:value-type="float" office:value="-22.9576" calcext:value-type="float">
            <text:p>-22,9576</text:p>
          </table:table-cell>
          <table:table-cell table:style-name="Default" office:value-type="float" office:value="18.4904" calcext:value-type="float">
            <text:p>18,490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eychelles</text:p>
          </table:table-cell>
          <table:table-cell table:style-name="Default" office:value-type="float" office:value="-4.6796" calcext:value-type="float">
            <text:p>-4,6796</text:p>
          </table:table-cell>
          <table:table-cell table:style-name="Default" office:value-type="float" office:value="55.492" calcext:value-type="float">
            <text:p>55,49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rinidad and Tobago</text:p>
          </table:table-cell>
          <table:table-cell table:style-name="Default" office:value-type="float" office:value="10.6918" calcext:value-type="float">
            <text:p>10,6918</text:p>
          </table:table-cell>
          <table:table-cell table:style-name="Default" office:value-type="float" office:value="-61.2225" calcext:value-type="float">
            <text:p>-61,222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Venezuela</text:p>
          </table:table-cell>
          <table:table-cell table:style-name="Default" office:value-type="float" office:value="6.4238" calcext:value-type="float">
            <text:p>6,4238</text:p>
          </table:table-cell>
          <table:table-cell table:style-name="Default" office:value-type="float" office:value="-66.5897" calcext:value-type="float">
            <text:p>-66,58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swatini</text:p>
          </table:table-cell>
          <table:table-cell table:style-name="Default" office:value-type="float" office:value="-26.5225" calcext:value-type="float">
            <text:p>-26,5225</text:p>
          </table:table-cell>
          <table:table-cell table:style-name="Default" office:value-type="float" office:value="31.4659" calcext:value-type="float">
            <text:p>31,465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abon</text:p>
          </table:table-cell>
          <table:table-cell table:style-name="Default" office:value-type="float" office:value="-0.8037" calcext:value-type="float">
            <text:p>-0,8037</text:p>
          </table:table-cell>
          <table:table-cell table:style-name="Default" office:value-type="float" office:value="11.6094" calcext:value-type="float">
            <text:p>11,60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uatemala</text:p>
          </table:table-cell>
          <table:table-cell table:style-name="Default" office:value-type="float" office:value="15.7835" calcext:value-type="float">
            <text:p>15,7835</text:p>
          </table:table-cell>
          <table:table-cell table:style-name="Default" office:value-type="float" office:value="-90.2308" calcext:value-type="float">
            <text:p>-90,2308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uritania</text:p>
          </table:table-cell>
          <table:table-cell table:style-name="Default" office:value-type="float" office:value="21.0079" calcext:value-type="float">
            <text:p>21,0079</text:p>
          </table:table-cell>
          <table:table-cell table:style-name="Default" office:value-type="float" office:value="10.9408" calcext:value-type="float">
            <text:p>10,940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Rwanda</text:p>
          </table:table-cell>
          <table:table-cell table:style-name="Default" office:value-type="float" office:value="-1.9403" calcext:value-type="float">
            <text:p>-1,9403</text:p>
          </table:table-cell>
          <table:table-cell table:style-name="Default" office:value-type="float" office:value="29.8739" calcext:value-type="float">
            <text:p>29,873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aint Lucia</text:p>
          </table:table-cell>
          <table:table-cell table:style-name="Default" office:value-type="float" office:value="13.9094" calcext:value-type="float">
            <text:p>13,9094</text:p>
          </table:table-cell>
          <table:table-cell table:style-name="Default" office:value-type="float" office:value="-60.9789" calcext:value-type="float">
            <text:p>-60,97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aint Vincent and the Grenadines</text:p>
          </table:table-cell>
          <table:table-cell table:style-name="Default" office:value-type="float" office:value="12.9843" calcext:value-type="float">
            <text:p>12,9843</text:p>
          </table:table-cell>
          <table:table-cell table:style-name="Default" office:value-type="float" office:value="-61.2872" calcext:value-type="float">
            <text:p>-61,287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uriname</text:p>
          </table:table-cell>
          <table:table-cell table:style-name="Default" office:value-type="float" office:value="3.9193" calcext:value-type="float">
            <text:p>3,9193</text:p>
          </table:table-cell>
          <table:table-cell table:style-name="Default" office:value-type="float" office:value="-56.0278" calcext:value-type="float">
            <text:p>-56,027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ench Guiana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3.9339" calcext:value-type="float">
            <text:p>3,9339</text:p>
          </table:table-cell>
          <table:table-cell table:style-name="Default" office:value-type="float" office:value="-53.1258" calcext:value-type="float">
            <text:p>-53,12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am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13.4443" calcext:value-type="float">
            <text:p>13,4443</text:p>
          </table:table-cell>
          <table:table-cell table:style-name="Default" office:value-type="float" office:value="144.7937" calcext:value-type="float">
            <text:p>144,793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osovo</text:p>
          </table:table-cell>
          <table:table-cell table:style-name="Default" office:value-type="float" office:value="42.6026" calcext:value-type="float">
            <text:p>42,6026</text:p>
          </table:table-cell>
          <table:table-cell table:style-name="Default" office:value-type="float" office:value="20.903" calcext:value-type="float">
            <text:p>20,9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foundland and Labrador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3.1355" calcext:value-type="float">
            <text:p>53,1355</text:p>
          </table:table-cell>
          <table:table-cell table:style-name="Default" office:value-type="float" office:value="-57.6604" calcext:value-type="float">
            <text:p>-57,660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ince Edward Island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6.5107" calcext:value-type="float">
            <text:p>46,5107</text:p>
          </table:table-cell>
          <table:table-cell table:style-name="Default" office:value-type="float" office:value="-63.4168" calcext:value-type="float">
            <text:p>-63,41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entral African Republic</text:p>
          </table:table-cell>
          <table:table-cell table:style-name="Default" office:value-type="float" office:value="6.6111" calcext:value-type="float">
            <text:p>6,6111</text:p>
          </table:table-cell>
          <table:table-cell table:style-name="Default" office:value-type="float" office:value="20.9394" calcext:value-type="float">
            <text:p>20,93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ngo (Brazzaville)</text:p>
          </table:table-cell>
          <table:table-cell table:style-name="Default" office:value-type="float" office:value="-4.0383" calcext:value-type="float">
            <text:p>-4,0383</text:p>
          </table:table-cell>
          <table:table-cell table:style-name="Default" office:value-type="float" office:value="21.7587" calcext:value-type="float">
            <text:p>21,75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quatorial Guinea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yotte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-12.8275" calcext:value-type="float">
            <text:p>-12,8275</text:p>
          </table:table-cell>
          <table:table-cell table:style-name="Default" office:value-type="float" office:value="45.1662" calcext:value-type="float">
            <text:p>45,166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Uzbekistan</text:p>
          </table:table-cell>
          <table:table-cell table:style-name="Default" office:value-type="float" office:value="41.3775" calcext:value-type="float">
            <text:p>41,3775</text:p>
          </table:table-cell>
          <table:table-cell table:style-name="Default" office:value-type="float" office:value="64.5853" calcext:value-type="float">
            <text:p>64,58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Netherlands</text:p>
          </table:table-cell>
          <table:table-cell table:style-name="Default" office:value-type="float" office:value="52.1326" calcext:value-type="float">
            <text:p>52,1326</text:p>
          </table:table-cell>
          <table:table-cell table:style-name="Default" office:value-type="float" office:value="5.2913" calcext:value-type="float">
            <text:p>5,2913</text:p>
          </table:table-cell>
          <table:table-cell table:number-columns-repeated="4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va Scotia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682" calcext:value-type="float">
            <text:p>44,682</text:p>
          </table:table-cell>
          <table:table-cell table:style-name="Default" office:value-type="float" office:value="-63.7443" calcext:value-type="float">
            <text:p>-63,74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adeloupe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16.25" calcext:value-type="float">
            <text:p>16,25</text:p>
          </table:table-cell>
          <table:table-cell table:style-name="Default" office:value-type="float" office:value="-61.5833" calcext:value-type="float">
            <text:p>-61,58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enin</text:p>
          </table:table-cell>
          <table:table-cell table:style-name="Default" office:value-type="float" office:value="9.3077" calcext:value-type="float">
            <text:p>9,3077</text:p>
          </table:table-cell>
          <table:table-cell table:style-name="Default" office:value-type="float" office:value="2.3158" calcext:value-type="float">
            <text:p>2,31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iberia</text:p>
          </table:table-cell>
          <table:table-cell table:style-name="Default" office:value-type="float" office:value="6.4281" calcext:value-type="float">
            <text:p>6,4281</text:p>
          </table:table-cell>
          <table:table-cell table:style-name="Default" office:value-type="float" office:value="-9.4295" calcext:value-type="float">
            <text:p>-9,42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uracao</text:p>
          </table:table-cell>
          <table:table-cell table:style-name="Default" office:value-type="string" calcext:value-type="string">
            <text:p>Netherlands</text:p>
          </table:table-cell>
          <table:table-cell table:style-name="Default" office:value-type="float" office:value="12.1696" calcext:value-type="float">
            <text:p>12,1696</text:p>
          </table:table-cell>
          <table:table-cell table:style-name="Default" office:value-type="float" office:value="-68.99" calcext:value-type="float">
            <text:p>-68,9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omalia</text:p>
          </table:table-cell>
          <table:table-cell table:style-name="Default" office:value-type="float" office:value="5.1521" calcext:value-type="float">
            <text:p>5,1521</text:p>
          </table:table-cell>
          <table:table-cell table:style-name="Default" office:value-type="float" office:value="46.1996" calcext:value-type="float">
            <text:p>46,199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nzania</text:p>
          </table:table-cell>
          <table:table-cell table:style-name="Default" office:value-type="float" office:value="-6.369" calcext:value-type="float">
            <text:p>-6,369</text:p>
          </table:table-cell>
          <table:table-cell table:style-name="Default" office:value-type="float" office:value="34.8888" calcext:value-type="float">
            <text:p>34,888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irgin Island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18.3358" calcext:value-type="float">
            <text:p>18,3358</text:p>
          </table:table-cell>
          <table:table-cell table:style-name="Default" office:value-type="float" office:value="-64.8963" calcext:value-type="float">
            <text:p>-64,8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yman Islands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19.3133" calcext:value-type="float">
            <text:p>19,3133</text:p>
          </table:table-cell>
          <table:table-cell table:style-name="Default" office:value-type="float" office:value="-81.2546" calcext:value-type="float">
            <text:p>-81,2546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union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-21.1351" calcext:value-type="float">
            <text:p>-21,1351</text:p>
          </table:table-cell>
          <table:table-cell table:style-name="Default" office:value-type="float" office:value="55.2471" calcext:value-type="float">
            <text:p>55,24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arbados</text:p>
          </table:table-cell>
          <table:table-cell table:style-name="Default" office:value-type="float" office:value="13.1939" calcext:value-type="float">
            <text:p>13,1939</text:p>
          </table:table-cell>
          <table:table-cell table:style-name="Default" office:value-type="float" office:value="-59.5432" calcext:value-type="float">
            <text:p>-59,543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ntenegro</text:p>
          </table:table-cell>
          <table:table-cell table:style-name="Default" office:value-type="float" office:value="42.5" calcext:value-type="float">
            <text:p>42,5</text:p>
          </table:table-cell>
          <table:table-cell table:style-name="Default" office:value-type="float" office:value="19.3" calcext:value-type="float">
            <text:p>19,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yrgyzstan</text:p>
          </table:table-cell>
          <table:table-cell table:style-name="Default" office:value-type="float" office:value="41.2044" calcext:value-type="float">
            <text:p>41,2044</text:p>
          </table:table-cell>
          <table:table-cell table:style-name="Default" office:value-type="float" office:value="74.7661" calcext:value-type="float">
            <text:p>74,76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uritius</text:p>
          </table:table-cell>
          <table:table-cell table:style-name="Default" office:value-type="float" office:value="-20.2" calcext:value-type="float">
            <text:p>-20,2</text:p>
          </table:table-cell>
          <table:table-cell table:style-name="Default" office:value-type="float" office:value="57.5" calcext:value-type="float">
            <text:p>57,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uba</text:p>
          </table:table-cell>
          <table:table-cell table:style-name="Default" office:value-type="string" calcext:value-type="string">
            <text:p>Netherlands</text:p>
          </table:table-cell>
          <table:table-cell table:style-name="Default" office:value-type="float" office:value="12.5186" calcext:value-type="float">
            <text:p>12,5186</text:p>
          </table:table-cell>
          <table:table-cell table:style-name="Default" office:value-type="float" office:value="-70.0358" calcext:value-type="float">
            <text:p>-70,03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Zambia</text:p>
          </table:table-cell>
          <table:table-cell table:style-name="Default" office:value-type="float" office:value="-15.4167" calcext:value-type="float">
            <text:p>-15,4167</text:p>
          </table:table-cell>
          <table:table-cell table:style-name="Default" office:value-type="float" office:value="28.2833" calcext:value-type="float">
            <text:p>28,28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jibouti</text:p>
          </table:table-cell>
          <table:table-cell table:style-name="Default" office:value-type="float" office:value="11.8251" calcext:value-type="float">
            <text:p>11,8251</text:p>
          </table:table-cell>
          <table:table-cell table:style-name="Default" office:value-type="float" office:value="42.5903" calcext:value-type="float">
            <text:p>42,59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ambia, The</text:p>
          </table:table-cell>
          <table:table-cell table:style-name="Default" office:value-type="float" office:value="13.4432" calcext:value-type="float">
            <text:p>13,4432</text:p>
          </table:table-cell>
          <table:table-cell table:style-name="Default" office:value-type="float" office:value="-15.3101" calcext:value-type="float">
            <text:p>-15,31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serrat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16.7425" calcext:value-type="float">
            <text:p>16,7425</text:p>
          </table:table-cell>
          <table:table-cell table:style-name="Default" office:value-type="float" office:value="-62.1874" calcext:value-type="float">
            <text:p>-62,18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ahamas, The</text:p>
          </table:table-cell>
          <table:table-cell table:style-name="Default" office:value-type="float" office:value="25.0343" calcext:value-type="float">
            <text:p>25,0343</text:p>
          </table:table-cell>
          <table:table-cell table:style-name="Default" office:value-type="float" office:value="-77.3963" calcext:value-type="float">
            <text:p>-77,3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eenland</text:p>
          </table:table-cell>
          <table:table-cell table:style-name="Default" office:value-type="string" calcext:value-type="string">
            <text:p>Denmark</text:p>
          </table:table-cell>
          <table:table-cell table:style-name="Default" office:value-type="float" office:value="71.7069" calcext:value-type="float">
            <text:p>71,7069</text:p>
          </table:table-cell>
          <table:table-cell table:style-name="Default" office:value-type="float" office:value="-42.6043" calcext:value-type="float">
            <text:p>-42,60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Caledonia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-20.9043" calcext:value-type="float">
            <text:p>-20,9043</text:p>
          </table:table-cell>
          <table:table-cell table:style-name="Default" office:value-type="float" office:value="165.618" calcext:value-type="float">
            <text:p>165,6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rmuda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32.3078" calcext:value-type="float">
            <text:p>32,3078</text:p>
          </table:table-cell>
          <table:table-cell table:style-name="Default" office:value-type="float" office:value="-64.7505" calcext:value-type="float">
            <text:p>-64,75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had</text:p>
          </table:table-cell>
          <table:table-cell table:style-name="Default" office:value-type="float" office:value="15.4542" calcext:value-type="float">
            <text:p>15,4542</text:p>
          </table:table-cell>
          <table:table-cell table:style-name="Default" office:value-type="float" office:value="18.7322" calcext:value-type="float">
            <text:p>18,73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l Salvador</text:p>
          </table:table-cell>
          <table:table-cell table:style-name="Default" office:value-type="float" office:value="13.7942" calcext:value-type="float">
            <text:p>13,7942</text:p>
          </table:table-cell>
          <table:table-cell table:style-name="Default" office:value-type="float" office:value="-88.8965" calcext:value-type="float">
            <text:p>-88,89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Fiji</text:p>
          </table:table-cell>
          <table:table-cell table:style-name="Default" office:value-type="float" office:value="-17.7134" calcext:value-type="float">
            <text:p>-17,7134</text:p>
          </table:table-cell>
          <table:table-cell table:style-name="Default" office:value-type="float" office:value="178.065" calcext:value-type="float">
            <text:p>178,0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icaragua</text:p>
          </table:table-cell>
          <table:table-cell table:style-name="Default" office:value-type="float" office:value="12.8654" calcext:value-type="float">
            <text:p>12,8654</text:p>
          </table:table-cell>
          <table:table-cell table:style-name="Default" office:value-type="float" office:value="-85.2072" calcext:value-type="float">
            <text:p>-85,207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10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italie" table:target-range-address="'ts-Deaths (worst datasource)'.AI18:'ts-Deaths (worst datasource)'.BH18" table:orientation="column"/>
        <table:database-range table:name="spain" table:target-range-address="'ts-Deaths (worst datasource)'.AT20:'ts-Deaths (worst datasource)'.BH2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ource Han Sans SC" style:language-asian="zh" style:country-asian="CN" style:font-name-complex="Lohit Hind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07:40:26.120559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mu_20_France" style:display-name="PageStyle_Simu Fran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rtVariance" style:display-name="PageStyle_MortVarian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_23_Morts" style:display-name="PageStyle_#Mor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ina" style:display-name="PageStyle_Chin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phs_20_Death" style:display-name="PageStyle_Graphs Death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ts-Deaths" style:display-name="PageStyle_ts-Death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6:22:49</meta:creation-date>
    <dc:language>fr-FR</dc:language>
    <dc:date>2020-03-23T08:21:10.418931068</dc:date>
    <meta:editing-cycles>24</meta:editing-cycles>
    <meta:editing-duration>PT6H29M43S</meta:editing-duration>
    <meta:generator>LibreOffice/6.4.1.2$Linux_X86_64 LibreOffice_project/40$Build-2</meta:generator>
    <meta:document-statistic meta:table-count="5" meta:cell-count="30714" meta:object-count="8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20000" chart:interval-minor-divisor="5" chart:reverse-direction="false" text:line-break="false" loext:try-staggering-first="false" chart:link-data-style-to-sourc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083cm" svg:height="12.513cm" xlink:href=".." xlink:type="simple" chart:class="chart:line" chart:style-name="ch1">
        <chart:legend chart:legend-position="end" svg:x="17.204cm" svg:y="5.708cm" style:legend-expansion="high" chart:style-name="ch2"/>
        <chart:plot-area chart:style-name="ch3" table:cell-range-address="'France Simulation'.D1:'France Simulation'.D1 'France Simulation'.D42:'France Simulation'.D140 'France Simulation'.H1:'France Simulation'.H1 'France Simulation'.H42:'France Simulation'.H140" chart:data-source-has-labels="row" svg:x="0.401cm" svg:y="0.25cm" svg:width="16.402cm" svg:height="12.013cm">
          <chartooo:coordinate-region svg:x="2.134cm" svg:y="0.25cm" svg:width="13.492cm" svg:height="11.022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France Simulation'.D42:'France Simulation'.D140" chart:label-cell-address="'France Simulation'.D1:'France Simulation'.D1" chart:class="chart:line">
            <chart:data-point chart:repeated="99"/>
          </chart:series>
          <chart:series chart:attached-axis="secondary-y" chart:style-name="ch10" chart:values-cell-range-address="'France Simulation'.H42:'France Simulation'.H140" chart:label-cell-address="'France Simulation'.H1:'France Simulation'.H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Infected</text:p>
                <draw:g>
                  <svg:desc>'France Simulation'.D1:'France Simulation'.D1</svg:desc>
                </draw:g>
              </table:table-cell>
              <table:table-cell office:value-type="string">
                <text:p>#Death</text:p>
                <draw:g>
                  <svg:desc>'France Simulation'.H1:'France Simulation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.999175452461">
                <text:p>255.999175452461</text:p>
                <draw:g>
                  <svg:desc>'France Simulation'.D42:'France Simulation'.D140</svg:desc>
                </draw:g>
              </table:table-cell>
              <table:table-cell office:value-type="float" office:value="0.000430962636375321">
                <text:p>0.000430962636375321</text:p>
                <draw:g>
                  <svg:desc>'France Simulation'.H42:'France Simulation'.H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7.792588175262">
                <text:p>337.792588175262</text:p>
              </table:table-cell>
              <table:table-cell office:value-type="float" office:value="0.000582545977874062">
                <text:p>0.000582545977874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5.719384679746">
                <text:p>445.719384679746</text:p>
              </table:table-cell>
              <table:table-cell office:value-type="float" office:value="0.000781752626602177">
                <text:p>0.000781752626602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.129196148315">
                <text:p>588.129196148315</text:p>
              </table:table-cell>
              <table:table-cell office:value-type="float" office:value="0.00104336272370675">
                <text:p>0.00104336272370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.039284932629">
                <text:p>776.039284932629</text:p>
              </table:table-cell>
              <table:table-cell office:value-type="float" office:value="0.00138701320247355">
                <text:p>0.00138701320247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3.98676854781">
                <text:p>1023.98676854781</text:p>
              </table:table-cell>
              <table:table-cell office:value-type="float" office:value="0.00183876782319186">
                <text:p>0.00183876782319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1.15305796437">
                <text:p>1351.15305796437</text:p>
              </table:table-cell>
              <table:table-cell office:value-type="float" office:value="0.00243316433091649">
                <text:p>0.00243316433091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2.84742701044">
                <text:p>1782.84742701044</text:p>
              </table:table-cell>
              <table:table-cell office:value-type="float" office:value="0.00321589585629855">
                <text:p>0.00321589585629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2.46435747016">
                <text:p>2352.46435747016</text:p>
              </table:table-cell>
              <table:table-cell office:value-type="float" office:value="0.00424733729747522">
                <text:p>0.00424733729747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4.06585974147">
                <text:p>3104.06585974147</text:p>
              </table:table-cell>
              <table:table-cell office:value-type="float" office:value="0.00560719559720938">
                <text:p>0.00560719559720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5.78814864532">
                <text:p>4095.78814864532</text:p>
              </table:table-cell>
              <table:table-cell office:value-type="float" office:value="0.00740065047609282">
                <text:p>0.00740065047609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04.33553134012">
                <text:p>5404.33553134012</text:p>
              </table:table-cell>
              <table:table-cell office:value-type="float" office:value="0.00976646642039038">
                <text:p>0.00976646642039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30.90795578441">
                <text:p>7130.90795578441</text:p>
              </table:table-cell>
              <table:table-cell office:value-type="float" office:value="0.0128877071443426">
                <text:p>0.0128877071443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09.01867649997">
                <text:p>9409.01867649997</text:p>
              </table:table-cell>
              <table:table-cell office:value-type="float" office:value="0.0170058827941255">
                <text:p>0.0170058827941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14.8031442786">
                <text:p>12414.8031442786</text:p>
              </table:table-cell>
              <table:table-cell office:value-type="float" office:value="0.0224396238065903">
                <text:p>0.0224396238065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0.610211159">
                <text:p>16380.610211159</text:p>
              </table:table-cell>
              <table:table-cell office:value-type="float" office:value="0.029609324192329">
                <text:p>0.0296093241923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12.9158941286">
                <text:p>21612.9158941286</text:p>
              </table:table-cell>
              <table:table-cell office:value-type="float" office:value="0.0390696579437251">
                <text:p>0.0390696579437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15.9260314821">
                <text:p>28515.9260314821</text:p>
              </table:table-cell>
              <table:table-cell office:value-type="float" office:value="0.0515524805593774">
                <text:p>0.0515524805593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622.6598077221">
                <text:p>37622.6598077221</text:p>
              </table:table-cell>
              <table:table-cell office:value-type="float" office:value="0.0680234298388566">
                <text:p>0.06802342983885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635.8597052298">
                <text:p>49635.8597052298</text:p>
              </table:table-cell>
              <table:table-cell office:value-type="float" office:value="0.0897565974704792">
                <text:p>0.0897565974704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481.7899126355">
                <text:p>65481.7899126355</text:p>
              </table:table-cell>
              <table:table-cell office:value-type="float" office:value="0.118433031529632">
                <text:p>0.1184330315296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380.9063554578">
                <text:p>86380.9063554578</text:p>
              </table:table-cell>
              <table:table-cell office:value-type="float" office:value="0.156270695156479">
                <text:p>0.156270695156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940.554946572">
                <text:p>113940.554946572</text:p>
              </table:table-cell>
              <table:table-cell office:value-type="float" office:value="0.206195845485109">
                <text:p>0.206195845485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276.330350438">
                <text:p>150276.330350438</text:p>
              </table:table-cell>
              <table:table-cell office:value-type="float" office:value="0.272069088626445">
                <text:p>0.272069088626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170.549375496">
                <text:p>198170.549375496</text:p>
              </table:table-cell>
              <table:table-cell office:value-type="float" office:value="0.358983457594143">
                <text:p>0.358983457594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278.481309528">
                <text:p>261278.481309528</text:p>
              </table:table-cell>
              <table:table-cell office:value-type="float" office:value="0.473657392795123">
                <text:p>0.473657392795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4395.495177383">
                <text:p>344395.495177383</text:p>
              </table:table-cell>
              <table:table-cell office:value-type="float" office:value="0.624952699383751">
                <text:p>0.624952699383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3800.97570348">
                <text:p>453800.97570348</text:p>
              </table:table-cell>
              <table:table-cell office:value-type="float" office:value="0.82455698233315">
                <text:p>0.82455698233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7697.344578578">
                <text:p>597697.344578578</text:p>
              </table:table-cell>
              <table:table-cell office:value-type="float" office:value="1.08788236489051">
                <text:p>1.087882364890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6764.013020471">
                <text:p>786764.013020471</text:p>
              </table:table-cell>
              <table:table-cell office:value-type="float" office:value="1.43524830181182">
                <text:p>1.43524830181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4845.09513963">
                <text:p>1034845.09513963</text:p>
              </table:table-cell>
              <table:table-cell office:value-type="float" office:value="1.89343702164504">
                <text:p>1.89343702164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9783.58239631">
                <text:p>1359783.58239631</text:p>
              </table:table-cell>
              <table:table-cell office:value-type="float" office:value="2.49773679592304">
                <text:p>2.49773679592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4398.96430495">
                <text:p>1784398.96430495</text:p>
              </table:table-cell>
              <table:table-cell office:value-type="float" office:value="3.29462225490998">
                <text:p>3.29462225490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37572.90507409">
                <text:p>2337572.90507409</text:p>
              </table:table-cell>
              <table:table-cell office:value-type="float" office:value="4.34526389290466">
                <text:p>4.34526389290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55348.10359257">
                <text:p>3055348.10359257</text:p>
              </table:table-cell>
              <table:table-cell office:value-type="float" office:value="5.73011223343576">
                <text:p>5.73011223343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1845.07664065">
                <text:p>3981845.07664065</text:p>
              </table:table-cell>
              <table:table-cell office:value-type="float" office:value="7.55486698411319">
                <text:p>7.554866984113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69645.63086713">
                <text:p>5169645.63086713</text:p>
              </table:table-cell>
              <table:table-cell office:value-type="float" office:value="9.95821806286597">
                <text:p>9.95821806286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79072.89840153">
                <text:p>6679072.89840153</text:p>
              </table:table-cell>
              <table:table-cell office:value-type="float" office:value="13.1218318468837">
                <text:p>13.12183184688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75535.31173381">
                <text:p>8575535.31173381</text:p>
              </table:table-cell>
              <table:table-cell office:value-type="float" office:value="17.28314722317">
                <text:p>17.283147223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23877.5141473">
                <text:p>10923877.5141473</text:p>
              </table:table-cell>
              <table:table-cell office:value-type="float" office:value="22.7516314898348">
                <text:p>22.75163148983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78688.9450845">
                <text:p>13778688.9450845</text:p>
              </table:table-cell>
              <table:table-cell office:value-type="float" office:value="29.9292076270275">
                <text:p>29.9292076270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170100.6822984">
                <text:p>17170100.6822984</text:p>
              </table:table-cell>
              <table:table-cell office:value-type="float" office:value="39.3355735427084">
                <text:p>39.3355735427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86168.9796317">
                <text:p>21086168.9796317</text:p>
              </table:table-cell>
              <table:table-cell office:value-type="float" office:value="51.6390501667473">
                <text:p>51.63905016674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455671.8838174">
                <text:p>25455671.8838174</text:p>
              </table:table-cell>
              <table:table-cell office:value-type="float" office:value="67.6933652309508">
                <text:p>67.6933652309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138321.6266582">
                <text:p>30138321.6266582</text:p>
              </table:table-cell>
              <table:table-cell office:value-type="float" office:value="88.5803365757577">
                <text:p>88.58033657575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30838.3225682">
                <text:p>34930838.3225682</text:p>
              </table:table-cell>
              <table:table-cell office:value-type="float" office:value="115.657684126038">
                <text:p>115.657684126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593986.0583208">
                <text:p>39593986.0583208</text:p>
              </table:table-cell>
              <table:table-cell office:value-type="float" office:value="150.610088498472">
                <text:p>150.610088498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896455.1178563">
                <text:p>43896455.1178563</text:p>
              </table:table-cell>
              <table:table-cell office:value-type="float" office:value="195.50005672969">
                <text:p>195.500056729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660729.5971307">
                <text:p>47660729.5971307</text:p>
              </table:table-cell>
              <table:table-cell office:value-type="float" office:value="252.81314318652">
                <text:p>252.813143186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792432.1393711">
                <text:p>50792432.1393711</text:p>
              </table:table-cell>
              <table:table-cell office:value-type="float" office:value="325.489723007245">
                <text:p>325.4897230072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282861.6990599">
                <text:p>53282861.6990599</text:p>
              </table:table-cell>
              <table:table-cell office:value-type="float" office:value="416.933119655485">
                <text:p>416.9331196554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188770.6055687">
                <text:p>55188770.6055687</text:p>
              </table:table-cell>
              <table:table-cell office:value-type="float" office:value="530.981928369774">
                <text:p>530.9819283697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602730.4172223">
                <text:p>56602730.4172223</text:p>
              </table:table-cell>
              <table:table-cell office:value-type="float" office:value="671.833495729344">
                <text:p>671.8334957293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626724.946611">
                <text:p>57626724.946611</text:p>
              </table:table-cell>
              <table:table-cell office:value-type="float" office:value="843.906455951153">
                <text:p>843.9064559511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355011.3496609">
                <text:p>58355011.3496609</text:p>
              </table:table-cell>
              <table:table-cell office:value-type="float" office:value="1051.63371381735">
                <text:p>1051.63371381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866188.193285">
                <text:p>58866188.193285</text:p>
              </table:table-cell>
              <table:table-cell office:value-type="float" office:value="1299.18381091718">
                <text:p>1299.183810917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221604.1147599">
                <text:p>59221604.1147599</text:p>
              </table:table-cell>
              <table:table-cell office:value-type="float" office:value="1590.11824503928">
                <text:p>1590.118245039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467080.9483291">
                <text:p>59467080.9483291</text:p>
              </table:table-cell>
              <table:table-cell office:value-type="float" office:value="1927.00433379267">
                <text:p>1927.004333792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635840.1353767">
                <text:p>59635840.1353767</text:p>
              </table:table-cell>
              <table:table-cell office:value-type="float" office:value="2311.01606177295">
                <text:p>2311.01606177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751485.5987168">
                <text:p>59751485.5987168</text:p>
              </table:table-cell>
              <table:table-cell office:value-type="float" office:value="2741.56667251084">
                <text:p>2741.566672510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830558.7220127">
                <text:p>59830558.7220127</text:p>
              </table:table-cell>
              <table:table-cell office:value-type="float" office:value="3216.02375408255">
                <text:p>3216.02375408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884543.3466538">
                <text:p>59884543.3466538</text:p>
              </table:table-cell>
              <table:table-cell office:value-type="float" office:value="3729.55755325221">
                <text:p>3729.557553252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921361.3571906">
                <text:p>59921361.3571906</text:p>
              </table:table-cell>
              <table:table-cell office:value-type="float" office:value="4275.1644585571">
                <text:p>4275.1644585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946453.7761819">
                <text:p>59946453.7761819</text:p>
              </table:table-cell>
              <table:table-cell office:value-type="float" office:value="4843.88983305146">
                <text:p>4843.88983305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963546.6311381">
                <text:p>59963546.6311381</text:p>
              </table:table-cell>
              <table:table-cell office:value-type="float" office:value="5425.24948503976">
                <text:p>5425.249485039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975186.3754527">
                <text:p>59975186.3754527</text:p>
              </table:table-cell>
              <table:table-cell office:value-type="float" office:value="6007.82082646307">
                <text:p>6007.82082646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983110.9267781">
                <text:p>59983110.9267781</text:p>
              </table:table-cell>
              <table:table-cell office:value-type="float" office:value="6579.9482908183">
                <text:p>6579.94829081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988505.2810052">
                <text:p>59988505.2810052</text:p>
              </table:table-cell>
              <table:table-cell office:value-type="float" office:value="7130.4881874353">
                <text:p>7130.4881874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992176.9116686">
                <text:p>59992176.9116686</text:p>
              </table:table-cell>
              <table:table-cell office:value-type="float" office:value="7649.51008760807">
                <text:p>7649.510087608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994675.8049507">
                <text:p>59994675.8049507</text:p>
              </table:table-cell>
              <table:table-cell office:value-type="float" office:value="8128.87708229406">
                <text:p>8128.877082294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996376.4569845">
                <text:p>59996376.4569845</text:p>
              </table:table-cell>
              <table:table-cell office:value-type="float" office:value="8562.64501785888">
                <text:p>8562.645017858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997533.8182543">
                <text:p>59997533.8182543</text:p>
              </table:table-cell>
              <table:table-cell office:value-type="float" office:value="8947.24763015206">
                <text:p>8947.247630152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998321.4309621">
                <text:p>59998321.4309621</text:p>
              </table:table-cell>
              <table:table-cell office:value-type="float" office:value="9281.46506453232">
                <text:p>9281.465064532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998857.4125544">
                <text:p>59998857.4125544</text:p>
              </table:table-cell>
              <table:table-cell office:value-type="float" office:value="9566.20179180879">
                <text:p>9566.201791808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999222.1518343">
                <text:p>59999222.1518343</text:p>
              </table:table-cell>
              <table:table-cell office:value-type="float" office:value="9804.12148231079">
                <text:p>9804.121482310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999470.357755">
                <text:p>59999470.357755</text:p>
              </table:table-cell>
              <table:table-cell office:value-type="float" office:value="9999.19797983559">
                <text:p>9999.197979835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999639.2616461">
                <text:p>59999639.2616461</text:p>
              </table:table-cell>
              <table:table-cell office:value-type="float" office:value="10156.24249994">
                <text:p>10156.242499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999754.2002068">
                <text:p>59999754.2002068</text:p>
              </table:table-cell>
              <table:table-cell office:value-type="float" office:value="10280.4591227418">
                <text:p>10280.45912274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999832.4153582">
                <text:p>59999832.4153582</text:p>
              </table:table-cell>
              <table:table-cell office:value-type="float" office:value="10377.0666016794">
                <text:p>10377.06660167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999885.6403213">
                <text:p>59999885.6403213</text:p>
              </table:table-cell>
              <table:table-cell office:value-type="float" office:value="10451.0080553991">
                <text:p>10451.0080553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999921.859567">
                <text:p>59999921.859567</text:p>
              </table:table-cell>
              <table:table-cell office:value-type="float" office:value="10506.7545047128">
                <text:p>10506.75450471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999946.5065139">
                <text:p>59999946.5065139</text:p>
              </table:table-cell>
              <table:table-cell office:value-type="float" office:value="10548.1957736584">
                <text:p>10548.19577365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999963.2785833">
                <text:p>59999963.2785833</text:p>
              </table:table-cell>
              <table:table-cell office:value-type="float" office:value="10578.6041233765">
                <text:p>10578.60412337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999974.6918517">
                <text:p>59999974.6918517</text:p>
              </table:table-cell>
              <table:table-cell office:value-type="float" office:value="10600.6521700924">
                <text:p>10600.65217009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999982.4584942">
                <text:p>59999982.4584942</text:p>
              </table:table-cell>
              <table:table-cell office:value-type="float" office:value="10616.4664180004">
                <text:p>10616.46641800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999987.7436347">
                <text:p>59999987.7436347</text:p>
              </table:table-cell>
              <table:table-cell office:value-type="float" office:value="10627.6999947291">
                <text:p>10627.6999947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999991.3401318">
                <text:p>59999991.3401318</text:p>
              </table:table-cell>
              <table:table-cell office:value-type="float" office:value="10635.611755589">
                <text:p>10635.611755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999993.78752">
                <text:p>59999993.78752</text:p>
              </table:table-cell>
              <table:table-cell office:value-type="float" office:value="10641.1428563192">
                <text:p>10641.14285631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999995.4529484">
                <text:p>59999995.4529484</text:p>
              </table:table-cell>
              <table:table-cell office:value-type="float" office:value="10644.9854951638">
                <text:p>10644.98549516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999996.5862594">
                <text:p>59999996.5862594</text:p>
              </table:table-cell>
              <table:table-cell office:value-type="float" office:value="10647.641388309">
                <text:p>10647.6413883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999997.3574686">
                <text:p>59999997.3574686</text:p>
              </table:table-cell>
              <table:table-cell office:value-type="float" office:value="10649.4695218153">
                <text:p>10649.4695218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999997.8822704">
                <text:p>59999997.8822704</text:p>
              </table:table-cell>
              <table:table-cell office:value-type="float" office:value="10650.7238933127">
                <text:p>10650.72389331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999998.2393938">
                <text:p>59999998.2393938</text:p>
              </table:table-cell>
              <table:table-cell office:value-type="float" office:value="10651.5825277447">
                <text:p>10651.58252774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999998.4824135">
                <text:p>59999998.4824135</text:p>
              </table:table-cell>
              <table:table-cell office:value-type="float" office:value="10652.1692476455">
                <text:p>10652.1692476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999998.6477865">
                <text:p>59999998.6477865</text:p>
              </table:table-cell>
              <table:table-cell office:value-type="float" office:value="10652.5696599868">
                <text:p>10652.56965998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999998.7603215">
                <text:p>59999998.7603215</text:p>
              </table:table-cell>
              <table:table-cell office:value-type="float" office:value="10652.8426820794">
                <text:p>10652.84268207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999998.8369007">
                <text:p>59999998.8369007</text:p>
              </table:table-cell>
              <table:table-cell office:value-type="float" office:value="10653.028727027">
                <text:p>10653.0287270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999998.8890122">
                <text:p>59999998.8890122</text:p>
              </table:table-cell>
              <table:table-cell office:value-type="float" office:value="10653.1554485779">
                <text:p>10653.15544857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999998.9244737">
                <text:p>59999998.9244737</text:p>
              </table:table-cell>
              <table:table-cell office:value-type="float" office:value="10653.2417372473">
                <text:p>10653.2417372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168cm" svg:height="9.92cm" xlink:href=".." xlink:type="simple" chart:class="chart:line" chart:style-name="ch1">
        <chart:legend chart:legend-position="end" svg:x="19.072cm" svg:y="4.412cm" style:legend-expansion="high" chart:style-name="ch2"/>
        <chart:plot-area chart:style-name="ch3" table:cell-range-address="'France Simulation'.I1:'France Simulation'.J1 'France Simulation'.I57:'France Simulation'.J159" chart:data-source-has-labels="row" svg:x="0.463cm" svg:y="0.198cm" svg:width="18.146cm" svg:height="9.524cm">
          <chartooo:coordinate-region svg:x="1.375cm" svg:y="0.397cm" svg:width="17.234cm" svg:height="9.1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rance Simulation'.I57:'France Simulation'.I159" chart:label-cell-address="'France Simulation'.I1:'France Simulation'.I1" chart:class="chart:line">
            <chart:data-point chart:repeated="103"/>
          </chart:series>
          <chart:series chart:style-name="ch8" chart:values-cell-range-address="'France Simulation'.J57:'France Simulation'.J159" chart:label-cell-address="'France Simulation'.J1:'France Simulation'.J1" chart:class="chart:line">
            <chart:data-point chart:repeated="1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Death/Day</text:p>
                <draw:g>
                  <svg:desc>'France Simulation'.I1:'France Simulation'.I1</svg:desc>
                </draw:g>
              </table:table-cell>
              <table:table-cell office:value-type="string">
                <text:p>deriv(#Death/Day)</text:p>
                <draw:g>
                  <svg:desc>'France Simulation'.J1:'France Simulation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16970038573868">
                <text:p>0.00716970038573868</text:p>
                <draw:g>
                  <svg:desc>'France Simulation'.I57:'France Simulation'.I159</svg:desc>
                </draw:g>
              </table:table-cell>
              <table:table-cell office:value-type="float" office:value="0.00294531459033869">
                <text:p>0.00294531459033869</text:p>
                <draw:g>
                  <svg:desc>'France Simulation'.J57:'France Simulation'.J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46033375139602">
                <text:p>0.00946033375139602</text:p>
              </table:table-cell>
              <table:table-cell office:value-type="float" office:value="0.00388646140206723">
                <text:p>0.00388646140206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4828226156524">
                <text:p>0.0124828226156524</text:p>
              </table:table-cell>
              <table:table-cell office:value-type="float" office:value="0.00512823089911917">
                <text:p>0.00512823089911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4709492794792">
                <text:p>0.0164709492794792</text:p>
              </table:table-cell>
              <table:table-cell office:value-type="float" office:value="0.00676666369521683">
                <text:p>0.00676666369521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7331676316226">
                <text:p>0.0217331676316226</text:p>
              </table:table-cell>
              <table:table-cell office:value-type="float" office:value="0.00892846574944674">
                <text:p>0.00892846574944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6764340591529">
                <text:p>0.0286764340591529</text:p>
              </table:table-cell>
              <table:table-cell office:value-type="float" office:value="0.0117807875502349">
                <text:p>0.0117807875502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78376636268467">
                <text:p>0.0378376636268467</text:p>
              </table:table-cell>
              <table:table-cell office:value-type="float" office:value="0.0155441466367618">
                <text:p>0.0155441466367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99251503286305">
                <text:p>0.0499251503286305</text:p>
              </table:table-cell>
              <table:table-cell office:value-type="float" office:value="0.0205093952227564">
                <text:p>0.0205093952227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58732431413354">
                <text:p>0.0658732431413354</text:p>
              </table:table-cell>
              <table:table-cell office:value-type="float" office:value="0.027060160469792">
                <text:p>0.027060160469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9143689676979">
                <text:p>0.0869143689676979</text:p>
              </table:table-cell>
              <table:table-cell office:value-type="float" office:value="0.0357023499354271">
                <text:p>0.0357023499354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467393520098">
                <text:p>0.11467393520098</text:p>
              </table:table-cell>
              <table:table-cell office:value-type="float" office:value="0.0471030143884255">
                <text:p>0.0471030143884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1295306588628">
                <text:p>0.151295306588628</text:p>
              </table:table-cell>
              <table:table-cell office:value-type="float" office:value="0.0621414574852901">
                <text:p>0.0621414574852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9604282949399">
                <text:p>0.199604282949399</text:p>
              </table:table-cell>
              <table:table-cell office:value-type="float" office:value="0.0819764126969637">
                <text:p>0.0819764126969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3325382557363">
                <text:p>0.263325382557363</text:p>
              </table:table-cell>
              <table:table-cell office:value-type="float" office:value="0.108134207644361">
                <text:p>0.108134207644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7365936921311">
                <text:p>0.347365936921311</text:p>
              </table:table-cell>
              <table:table-cell office:value-type="float" office:value="0.142624279556181">
                <text:p>0.142624279556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8188719833215">
                <text:p>0.458188719833215</text:p>
              </table:table-cell>
              <table:table-cell office:value-type="float" office:value="0.188090185690524">
                <text:p>0.188090185690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4299774278006">
                <text:p>0.604299774278006</text:p>
              </table:table-cell>
              <table:table-cell office:value-type="float" office:value="0.24800642784071">
                <text:p>0.24800642784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9688545898694">
                <text:p>0.79688545898694</text:p>
              </table:table-cell>
              <table:table-cell office:value-type="float" office:value="0.326933981976096">
                <text:p>0.326933981976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064163799467">
                <text:p>1.05064163799467</text:p>
              </table:table-cell>
              <table:table-cell office:value-type="float" office:value="0.430850320295287">
                <text:p>0.430850320295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848483405311">
                <text:p>1.3848483405311</text:p>
              </table:table-cell>
              <table:table-cell office:value-type="float" office:value="0.567572716777894">
                <text:p>0.567572716777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475475067743">
                <text:p>1.82475475067743</text:p>
              </table:table-cell>
              <table:table-cell office:value-type="float" office:value="0.747296271506525">
                <text:p>0.747296271506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0335107875279">
                <text:p>2.40335107875279</text:p>
              </table:table-cell>
              <table:table-cell office:value-type="float" office:value="0.983269502351719">
                <text:p>0.983269502351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6361378401768">
                <text:p>3.16361378401768</text:p>
              </table:table-cell>
              <table:table-cell office:value-type="float" office:value="1.29262906069725">
                <text:p>1.29262906069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6131537628637">
                <text:p>4.16131537628637</text:p>
              </table:table-cell>
              <table:table-cell office:value-type="float" office:value="1.69740883847041">
                <text:p>1.697408838470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4684842666648">
                <text:p>5.4684842666648</text:p>
              </table:table-cell>
              <table:table-cell office:value-type="float" office:value="2.22572418697919">
                <text:p>2.225724186979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7757613719267">
                <text:p>7.17757613719267</text:p>
              </table:table-cell>
              <table:table-cell office:value-type="float" office:value="2.91310499486972">
                <text:p>2.91310499486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40636591568088">
                <text:p>9.40636591568088</text:p>
              </table:table-cell>
              <table:table-cell office:value-type="float" office:value="3.8039073222996">
                <text:p>3.8039073222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3034766240389">
                <text:p>12.3034766240389</text:p>
              </table:table-cell>
              <table:table-cell office:value-type="float" office:value="4.95266785085948">
                <text:p>4.952667850859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0543150642035">
                <text:p>16.0543150642035</text:p>
              </table:table-cell>
              <table:table-cell office:value-type="float" office:value="6.42517550523264">
                <text:p>6.42517550523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8869713448069">
                <text:p>20.8869713448069</text:p>
              </table:table-cell>
              <table:table-cell office:value-type="float" office:value="8.29891881016584">
                <text:p>8.29891881016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0773475502801">
                <text:p>27.0773475502801</text:p>
              </table:table-cell>
              <table:table-cell office:value-type="float" office:value="10.6624265392636">
                <text:p>10.6624265392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9524043724341">
                <text:p>34.9524043724341</text:p>
              </table:table-cell>
              <table:table-cell office:value-type="float" office:value="13.6128597193373">
                <text:p>13.6128597193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8899682312177">
                <text:p>44.8899682312177</text:p>
              </table:table-cell>
              <table:table-cell office:value-type="float" office:value="17.2510604753773">
                <text:p>17.25106047537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.3130864568303">
                <text:p>57.3130864568303</text:p>
              </table:table-cell>
              <table:table-cell office:value-type="float" office:value="21.673179738853">
                <text:p>21.673179738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.676579820725">
                <text:p>72.676579820725</text:p>
              </table:table-cell>
              <table:table-cell office:value-type="float" office:value="26.9580934672309">
                <text:p>26.9580934672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.4433966482405">
                <text:p>91.4433966482405</text:p>
              </table:table-cell>
              <table:table-cell office:value-type="float" office:value="33.1501851453162">
                <text:p>33.1501851453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.048808714289">
                <text:p>114.048808714289</text:p>
              </table:table-cell>
              <table:table-cell office:value-type="float" office:value="40.2377877390233">
                <text:p>40.2377877390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.85156735957">
                <text:p>140.85156735957</text:p>
              </table:table-cell>
              <table:table-cell office:value-type="float" office:value="48.1286389651518">
                <text:p>48.1286389651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2.072960221809">
                <text:p>172.072960221809</text:p>
              </table:table-cell>
              <table:table-cell office:value-type="float" office:value="56.6250359811094">
                <text:p>56.6250359811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7.727257866199">
                <text:p>207.727257866199</text:p>
              </table:table-cell>
              <table:table-cell office:value-type="float" office:value="65.4028124343103">
                <text:p>65.40281243431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7.550097099825">
                <text:p>247.550097099825</text:p>
              </table:table-cell>
              <table:table-cell office:value-type="float" office:value="73.9995019506325">
                <text:p>73.9995019506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0.934434122099">
                <text:p>290.934434122099</text:p>
              </table:table-cell>
              <table:table-cell office:value-type="float" office:value="81.8176623928208">
                <text:p>81.81766239282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6.886088753398">
                <text:p>336.886088753398</text:p>
              </table:table-cell>
              <table:table-cell office:value-type="float" office:value="88.1488257240236">
                <text:p>88.1488257240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4.011727980275">
                <text:p>384.011727980275</text:p>
              </table:table-cell>
              <table:table-cell office:value-type="float" office:value="92.2215213218339">
                <text:p>92.22152132183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0.550610737894">
                <text:p>430.550610737894</text:p>
              </table:table-cell>
              <table:table-cell office:value-type="float" office:value="93.2731937859699">
                <text:p>93.2731937859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4.457081571704">
                <text:p>474.457081571704</text:p>
              </table:table-cell>
              <table:table-cell office:value-type="float" office:value="90.6409390811821">
                <text:p>90.64093908118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3.533799169668">
                <text:p>513.533799169668</text:p>
              </table:table-cell>
              <table:table-cell office:value-type="float" office:value="83.8606590730437">
                <text:p>83.8606590730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5.606905304889">
                <text:p>545.606905304889</text:p>
              </table:table-cell>
              <table:table-cell office:value-type="float" office:value="72.7597414784671">
                <text:p>72.75974147846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8.725374494358">
                <text:p>568.725374494358</text:p>
              </table:table-cell>
              <table:table-cell office:value-type="float" office:value="57.5261124789378">
                <text:p>57.52611247893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1.359651988301">
                <text:p>581.359651988301</text:p>
              </table:table-cell>
              <table:table-cell office:value-type="float" office:value="38.7376256653296">
                <text:p>38.7376256653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2.571341423304">
                <text:p>582.571341423304</text:p>
              </table:table-cell>
              <table:table-cell office:value-type="float" office:value="17.3406974941213">
                <text:p>17.34069749412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2.127464355234">
                <text:p>572.127464355234</text:p>
              </table:table-cell>
              <table:table-cell office:value-type="float" office:value="-5.42465828008699">
                <text:p>-5.42465828008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0.539896616999">
                <text:p>550.539896616999</text:p>
              </table:table-cell>
              <table:table-cell office:value-type="float" office:value="-28.1462559719479">
                <text:p>-28.1462559719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9.02190017277">
                <text:p>519.02190017277</text:p>
              </table:table-cell>
              <table:table-cell office:value-type="float" office:value="-49.3910006257423">
                <text:p>-49.39100062574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9.366994685987">
                <text:p>479.366994685987</text:p>
              </table:table-cell>
              <table:table-cell office:value-type="float" office:value="-67.8627590290138">
                <text:p>-67.8627590290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3.767935564821">
                <text:p>433.767935564821</text:p>
              </table:table-cell>
              <table:table-cell office:value-type="float" office:value="-82.5416615937647">
                <text:p>-82.54166159376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4.602612293178">
                <text:p>384.602612293178</text:p>
              </table:table-cell>
              <table:table-cell office:value-type="float" office:value="-92.7829978480147">
                <text:p>-92.78299784801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4.217434380265">
                <text:p>334.217434380265</text:p>
              </table:table-cell>
              <table:table-cell office:value-type="float" office:value="-98.36174646773">
                <text:p>-98.361746467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4.736727276471">
                <text:p>284.736727276471</text:p>
              </table:table-cell>
              <table:table-cell office:value-type="float" office:value="-99.45926680295">
                <text:p>-99.45926680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7.919690501994">
                <text:p>237.919690501994</text:p>
              </table:table-cell>
              <table:table-cell office:value-type="float" office:value="-96.5992341479771">
                <text:p>-96.59923414797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.076497524802">
                <text:p>195.076497524802</text:p>
              </table:table-cell>
              <table:table-cell office:value-type="float" office:value="-90.5481198614416">
                <text:p>-90.54811986144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.044520104448">
                <text:p>157.044520104448</text:p>
              </table:table-cell>
              <table:table-cell office:value-type="float" office:value="-82.1997849966416">
                <text:p>-82.1997849966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.21662280172">
                <text:p>124.21662280172</text:p>
              </table:table-cell>
              <table:table-cell office:value-type="float" office:value="-72.4636132420286">
                <text:p>-72.46361324202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.6074789376253">
                <text:p>96.6074789376253</text:p>
              </table:table-cell>
              <table:table-cell office:value-type="float" office:value="-62.1717345393645">
                <text:p>-62.1717345393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.9414537196917">
                <text:p>73.9414537196917</text:p>
              </table:table-cell>
              <table:table-cell office:value-type="float" office:value="-52.0147535615724">
                <text:p>-52.01475356157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.7464493137013">
                <text:p>55.7464493137013</text:p>
              </table:table-cell>
              <table:table-cell office:value-type="float" office:value="-42.5087358393109">
                <text:p>-42.50873583931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.4412689456094">
                <text:p>41.4412689456094</text:p>
              </table:table-cell>
              <table:table-cell office:value-type="float" office:value="-33.99052504473">
                <text:p>-33.99052504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4083497180709">
                <text:p>30.4083497180709</text:p>
              </table:table-cell>
              <table:table-cell office:value-type="float" office:value="-26.6347076082632">
                <text:p>-26.63470760826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0480467159432">
                <text:p>22.0480467159432</text:p>
              </table:table-cell>
              <table:table-cell office:value-type="float" office:value="-20.483975943184">
                <text:p>-20.4839759431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8142479079634">
                <text:p>15.8142479079634</text:p>
              </table:table-cell>
              <table:table-cell office:value-type="float" office:value="-15.4849738852445">
                <text:p>-15.48497388524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2335767287168">
                <text:p>11.2335767287168</text:p>
              </table:table-cell>
              <table:table-cell office:value-type="float" office:value="-11.523304718609">
                <text:p>-11.5233047186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91176085995176">
                <text:p>7.91176085995176</text:p>
              </table:table-cell>
              <table:table-cell office:value-type="float" office:value="-8.4535295909227">
                <text:p>-8.45352959092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53110073019889">
                <text:p>5.53110073019889</text:p>
              </table:table-cell>
              <table:table-cell office:value-type="float" office:value="-6.12209443534509">
                <text:p>-6.12209443534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4263884452048">
                <text:p>3.84263884452048</text:p>
              </table:table-cell>
              <table:table-cell office:value-type="float" office:value="-4.382840595102">
                <text:p>-4.382840595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5589314524004">
                <text:p>2.65589314524004</text:p>
              </table:table-cell>
              <table:table-cell office:value-type="float" office:value="-3.10594033298366">
                <text:p>-3.105940332983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2813350629658">
                <text:p>1.82813350629658</text:p>
              </table:table-cell>
              <table:table-cell office:value-type="float" office:value="-2.18174406702322">
                <text:p>-2.181744067023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5437149738173">
                <text:p>1.25437149738173</text:p>
              </table:table-cell>
              <table:table-cell office:value-type="float" office:value="-1.52118366797064">
                <text:p>-1.521183667970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58634432075633">
                <text:p>0.858634432075633</text:p>
              </table:table-cell>
              <table:table-cell office:value-type="float" office:value="-1.05416495089715">
                <text:p>-1.05416495089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86719900709795">
                <text:p>0.586719900709795</text:p>
              </table:table-cell>
              <table:table-cell office:value-type="float" office:value="-0.726993244541518">
                <text:p>-0.7269932445415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0412341299671">
                <text:p>0.400412341299671</text:p>
              </table:table-cell>
              <table:table-cell office:value-type="float" office:value="-0.499496268756047">
                <text:p>-0.4994962687560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3022092596875">
                <text:p>0.273022092596875</text:p>
              </table:table-cell>
              <table:table-cell office:value-type="float" office:value="-0.342233465431491">
                <text:p>-0.3422334654314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6044947628034">
                <text:p>0.186044947628034</text:p>
              </table:table-cell>
              <table:table-cell office:value-type="float" office:value="-0.234006497240747">
                <text:p>-0.2340064972407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6721550952425">
                <text:p>0.126721550952425</text:p>
              </table:table-cell>
              <table:table-cell office:value-type="float" office:value="-0.159771576222435">
                <text:p>-0.1597715762224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62886694067129">
                <text:p>0.0862886694067129</text:p>
              </table:table-cell>
              <table:table-cell office:value-type="float" office:value="-0.108974194319065">
                <text:p>-0.1089741943190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87446412664576">
                <text:p>0.0587446412664576</text:p>
              </table:table-cell>
              <table:table-cell office:value-type="float" office:value="-0.0742737480625995">
                <text:p>-0.0742737480625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99872853813577">
                <text:p>0.0399872853813577</text:p>
              </table:table-cell>
              <table:table-cell office:value-type="float" office:value="-0.0505976684938408">
                <text:p>-0.05059766849384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72166095164721">
                <text:p>0.0272166095164721</text:p>
              </table:table-cell>
              <table:table-cell office:value-type="float" office:value="-0.034456922501704">
                <text:p>-0.0344569225017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85232740914216">
                <text:p>0.0185232740914216</text:p>
              </table:table-cell>
              <table:table-cell office:value-type="float" office:value="-0.0234595712966742">
                <text:p>-0.0234595712966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6061404007487">
                <text:p>0.0126061404007487</text:p>
              </table:table-cell>
              <table:table-cell office:value-type="float" office:value="-0.0159695825956684">
                <text:p>-0.01596958259566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857893434658763">
                <text:p>0.00857893434658763</text:p>
              </table:table-cell>
              <table:table-cell office:value-type="float" office:value="-0.0108697403229598">
                <text:p>-0.01086974032295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583815432401025">
                <text:p>0.00583815432401025</text:p>
              </table:table-cell>
              <table:table-cell office:value-type="float" office:value="-0.00739796195557574">
                <text:p>-0.00739796195557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97293704554613">
                <text:p>0.00397293704554613</text:p>
              </table:table-cell>
              <table:table-cell office:value-type="float" office:value="-0.00503480597823606">
                <text:p>-0.005034805978236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70360744616482">
                <text:p>0.00270360744616482</text:p>
              </table:table-cell>
              <table:table-cell office:value-type="float" office:value="-0.00342640112588318">
                <text:p>-0.003426401125883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83980904512282">
                <text:p>0.00183980904512282</text:p>
              </table:table-cell>
              <table:table-cell office:value-type="float" office:value="-0.00233175722678425">
                <text:p>-0.002331757226784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25198735258891">
                <text:p>0.00125198735258891</text:p>
              </table:table-cell>
              <table:table-cell office:value-type="float" office:value="-0.00158679715968901">
                <text:p>-0.001586797159689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851972967211623">
                <text:p>0.000851972967211623</text:p>
              </table:table-cell>
              <table:table-cell office:value-type="float" office:value="-0.00107982831408056">
                <text:p>-0.001079828314080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579763405767153">
                <text:p>0.000579763405767153</text:p>
              </table:table-cell>
              <table:table-cell office:value-type="float" office:value="-0.000734826382540632">
                <text:p>-0.0007348263825406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9452558485209">
                <text:p>0.00039452558485209</text:p>
              </table:table-cell>
              <table:table-cell office:value-type="float" office:value="-0.000500048990337139">
                <text:p>-0.000500048990337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268472087554983">
                <text:p>0.000268472087554983</text:p>
              </table:table-cell>
              <table:table-cell office:value-type="float" office:value="-0.000340281898388639">
                <text:p>-0.0003402818983886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82693385795574">
                <text:p>0.000182693385795574</text:p>
              </table:table-cell>
              <table:table-cell office:value-type="float" office:value="-0.000231560306929168">
                <text:p>-0.0002315603069291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124321521070669">
                <text:p>0.000124321521070669</text:p>
              </table:table-cell>
              <table:table-cell office:value-type="float" office:value="-0.000157575498330213">
                <text:p>-0.0001575754983302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845998565637274">
                <text:p>0.0000845998565637274</text:p>
              </table:table-cell>
              <table:table-cell office:value-type="float" office:value="-0.000107229141576681">
                <text:p>-0.0001072291415766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575695667066611">
                <text:p>0.0000575695667066611</text:p>
              </table:table-cell>
              <table:table-cell office:value-type="float" office:value="-0.0000729686877699957">
                <text:p>-0.0000729686877699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71cm" svg:height="8.997cm" xlink:href=".." xlink:type="simple" chart:class="chart:line" chart:style-name="ch1">
        <chart:legend chart:legend-position="end" svg:x="14.542cm" svg:y="4.199cm" style:legend-expansion="high" chart:style-name="ch2"/>
        <chart:plot-area chart:style-name="ch3" table:cell-range-address="DeathVariance.D7:DeathVariance.D47" chart:data-source-has-labels="row" svg:x="0.321cm" svg:y="0.179cm" svg:width="13.9cm" svg:height="8.639cm">
          <chartooo:coordinate-region svg:x="1.233cm" svg:y="0.179cm" svg:width="12.988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athVariance.D8:DeathVariance.D47" chart:label-cell-address="DeathVariance.D7:DeathVariance.D7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DeathVariance.D7:DeathVariance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83893851582921">
                <text:p>0.0000583893851582921</text:p>
                <draw:g>
                  <svg:desc>DeathVariance.D8:DeathVariance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22380386022754">
                <text:p>0.000122380386022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46443833694604">
                <text:p>0.000246443833694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76817640292968">
                <text:p>0.000476817640292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86369682387602">
                <text:p>0.000886369682387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58309031659599">
                <text:p>0.00158309031659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71659384673712">
                <text:p>0.00271659384673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47890605896858">
                <text:p>0.00447890605896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09491856924628">
                <text:p>0.00709491856924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7981933026376">
                <text:p>0.0107981933026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7900316601788">
                <text:p>0.0157900316601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1841669358911">
                <text:p>0.0221841669358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945493127149">
                <text:p>0.029945493127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8372109966426">
                <text:p>0.0388372109966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83941449038287">
                <text:p>0.0483941449038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79383105522965">
                <text:p>0.0579383105522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449205783599">
                <text:p>0.0666449205783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36540280606647">
                <text:p>0.0736540280606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82085387950912">
                <text:p>0.0782085387950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7884560802866">
                <text:p>0.0797884560802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82085387950912">
                <text:p>0.0782085387950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36540280606647">
                <text:p>0.0736540280606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66449205783599">
                <text:p>0.0666449205783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9383105522965">
                <text:p>0.0579383105522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941449038287">
                <text:p>0.0483941449038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88372109966426">
                <text:p>0.0388372109966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9945493127149">
                <text:p>0.029945493127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1841669358911">
                <text:p>0.02218416693589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7900316601788">
                <text:p>0.0157900316601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7981933026376">
                <text:p>0.0107981933026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709491856924628">
                <text:p>0.00709491856924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47890605896858">
                <text:p>0.00447890605896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71659384673712">
                <text:p>0.00271659384673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58309031659599">
                <text:p>0.001583090316595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886369682387602">
                <text:p>0.000886369682387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76817640292968">
                <text:p>0.000476817640292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46443833694604">
                <text:p>0.000246443833694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22380386022754">
                <text:p>0.000122380386022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583893851582921">
                <text:p>0.0000583893851582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267660451529771">
                <text:p>0.0000267660451529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1cm" svg:height="8.999cm" xlink:href=".." xlink:type="simple" chart:class="chart:line" chart:style-name="ch1">
        <chart:legend chart:legend-position="end" svg:x="13.063cm" svg:y="3.702cm" style:legend-expansion="high" chart:style-name="ch2"/>
        <chart:plot-area chart:style-name="ch3" table:cell-range-address="'Graphs Death'.D7:'Graphs Death'.F7 'Graphs Death'.D11:'Graphs Death'.F41" chart:data-source-has-labels="row" svg:x="0.32cm" svg:y="0.179cm" svg:width="12.423cm" svg:height="8.641cm">
          <chartooo:coordinate-region svg:x="1.127cm" svg:y="0.378cm" svg:width="11.245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D11:'Graphs Death'.D41" chart:label-cell-address="'Graphs Death'.D7:'Graphs Death'.D7" chart:class="chart:line">
            <chart:data-point chart:repeated="31"/>
          </chart:series>
          <chart:series chart:style-name="ch8" chart:values-cell-range-address="'Graphs Death'.E11:'Graphs Death'.E41" chart:label-cell-address="'Graphs Death'.E7:'Graphs Death'.E7" chart:class="chart:line">
            <chart:data-point chart:repeated="31"/>
          </chart:series>
          <chart:series chart:style-name="ch9" chart:values-cell-range-address="'Graphs Death'.F11:'Graphs Death'.F41" chart:label-cell-address="'Graphs Death'.F7:'Graphs Death'.F7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 mean 4</text:p>
                <draw:g>
                  <svg:desc>'Graphs Death'.D7:'Graphs Death'.D7</svg:desc>
                </draw:g>
              </table:table-cell>
              <table:table-cell office:value-type="string">
                <text:p>sp mean 4</text:p>
                <draw:g>
                  <svg:desc>'Graphs Death'.E7:'Graphs Death'.E7</svg:desc>
                </draw:g>
              </table:table-cell>
              <table:table-cell office:value-type="string">
                <text:p>fr mean 4</text:p>
                <draw:g>
                  <svg:desc>'Graphs Death'.F7:'Graphs Death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4492553743732">
                <text:p>0.914492553743732</text:p>
                <draw:g>
                  <svg:desc>'Graphs Death'.D11:'Graphs Death'.D41</svg:desc>
                </draw:g>
              </table:table-cell>
              <table:table-cell office:value-type="float" office:value="0.914492553743732">
                <text:p>0.914492553743732</text:p>
                <draw:g>
                  <svg:desc>'Graphs Death'.E11:'Graphs Death'.E41</svg:desc>
                </draw:g>
              </table:table-cell>
              <table:table-cell office:value-type="float" office:value="0.79350719148416">
                <text:p>0.79350719148416</text:p>
                <draw:g>
                  <svg:desc>'Graphs Death'.F11:'Graphs Death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997046974704">
                <text:p>1.94997046974704</text:p>
              </table:table-cell>
              <table:table-cell office:value-type="float" office:value="2.07095583200661">
                <text:p>2.07095583200661</text:p>
              </table:table-cell>
              <table:table-cell office:value-type="float" office:value="1.16901099506703">
                <text:p>1.16901099506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3453173815636">
                <text:p>3.63453173815636</text:p>
              </table:table-cell>
              <table:table-cell office:value-type="float" office:value="3.68957903927894">
                <text:p>3.68957903927894</text:p>
              </table:table-cell>
              <table:table-cell office:value-type="float" office:value="1.46602902070875">
                <text:p>1.46602902070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5455034038912">
                <text:p>5.55455034038912</text:p>
              </table:table-cell>
              <table:table-cell office:value-type="float" office:value="6.18291562850555">
                <text:p>6.18291562850555</text:p>
              </table:table-cell>
              <table:table-cell office:value-type="float" office:value="1.58701438296832">
                <text:p>1.58701438296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5851039166017">
                <text:p>7.95851039166017</text:p>
              </table:table-cell>
              <table:table-cell office:value-type="float" office:value="10.3880449411268">
                <text:p>10.3880449411268</text:p>
              </table:table-cell>
              <table:table-cell office:value-type="float" office:value="1.70799974522789">
                <text:p>1.70799974522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101584003768">
                <text:p>10.7101584003768</text:p>
              </table:table-cell>
              <table:table-cell office:value-type="float" office:value="15.7556718581193">
                <text:p>15.7556718581193</text:p>
              </table:table-cell>
              <table:table-cell office:value-type="float" office:value="2.00501777086961">
                <text:p>2.00501777086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039501765406">
                <text:p>14.039501765406</text:p>
              </table:table-cell>
              <table:table-cell office:value-type="float" office:value="23.1779139121476">
                <text:p>23.1779139121476</text:p>
              </table:table-cell>
              <table:table-cell office:value-type="float" office:value="2.38052157445248">
                <text:p>2.38052157445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6986206595513">
                <text:p>18.6986206595513</text:p>
              </table:table-cell>
              <table:table-cell office:value-type="float" office:value="34.6052297474444">
                <text:p>34.6052297474444</text:p>
              </table:table-cell>
              <table:table-cell office:value-type="float" office:value="3.11898146481406">
                <text:p>3.11898146481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0466781914245">
                <text:p>25.0466781914245</text:p>
              </table:table-cell>
              <table:table-cell office:value-type="float" office:value="52.1675116919719">
                <text:p>52.1675116919719</text:p>
              </table:table-cell>
              <table:table-cell office:value-type="float" office:value="4.18606820512138">
                <text:p>4.18606820512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5354987081407">
                <text:p>34.5354987081407</text:p>
              </table:table-cell>
              <table:table-cell office:value-type="float" office:value="78.3172628173265">
                <text:p>78.3172628173265</text:p>
              </table:table-cell>
              <table:table-cell office:value-type="float" office:value="6.1044298505644">
                <text:p>6.1044298505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950428163597">
                <text:p>47.950428163597</text:p>
              </table:table-cell>
              <table:table-cell office:value-type="float" office:value="118.394764149052">
                <text:p>118.394764149052</text:p>
              </table:table-cell>
              <table:table-cell office:value-type="float" office:value="8.62665485156605">
                <text:p>8.62665485156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6136470206775">
                <text:p>66.6136470206775</text:p>
              </table:table-cell>
              <table:table-cell office:value-type="float" office:value="166.044025790615">
                <text:p>166.044025790615</text:p>
              </table:table-cell>
              <table:table-cell office:value-type="float" office:value="12.5969112215158">
                <text:p>12.596911221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4281817918581">
                <text:p>91.4281817918581</text:p>
              </table:table-cell>
              <table:table-cell office:value-type="float" office:value="233.926339383482">
                <text:p>233.926339383482</text:p>
              </table:table-cell>
              <table:table-cell office:value-type="float" office:value="16.9688393942945">
                <text:p>16.9688393942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.783091442866">
                <text:p>120.783091442866</text:p>
              </table:table-cell>
              <table:table-cell office:value-type="float" office:value="338.89700714208">
                <text:p>338.89700714208</text:p>
              </table:table-cell>
              <table:table-cell office:value-type="float" office:value="22.8808958865059">
                <text:p>22.8808958865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.590335716918">
                <text:p>163.590335716918</text:p>
              </table:table-cell>
              <table:table-cell office:value-type="float" office:value="NaN">
                <text:p>NaN</text:p>
              </table:table-cell>
              <table:table-cell office:value-type="float" office:value="29.9919243511971">
                <text:p>29.9919243511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9.505221491516">
                <text:p>219.505221491516</text:p>
              </table:table-cell>
              <table:table-cell office:value-type="float" office:value="NaN">
                <text:p>NaN</text:p>
              </table:table-cell>
              <table:table-cell office:value-type="float" office:value="39.3090895738498">
                <text:p>39.3090895738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5.701050978364">
                <text:p>295.701050978364</text:p>
              </table:table-cell>
              <table:table-cell office:value-type="float" office:value="NaN">
                <text:p>NaN</text:p>
              </table:table-cell>
              <table:table-cell office:value-type="float" office:value="49.5260727219637">
                <text:p>49.5260727219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6.104187300081">
                <text:p>396.104187300081</text:p>
              </table:table-cell>
              <table:table-cell office:value-type="float" office:value="NaN">
                <text:p>NaN</text:p>
              </table:table-cell>
              <table:table-cell office:value-type="float" office:value="63.6876233053685">
                <text:p>63.68762330536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0.150195872354">
                <text:p>520.150195872354</text:p>
              </table:table-cell>
              <table:table-cell office:value-type="float" office:value="NaN">
                <text:p>NaN</text:p>
              </table:table-cell>
              <table:table-cell office:value-type="float" office:value="79.7005431272386">
                <text:p>79.7005431272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4.072120883193">
                <text:p>664.072120883193</text:p>
              </table:table-cell>
              <table:table-cell office:value-type="float" office:value="NaN">
                <text:p>NaN</text:p>
              </table:table-cell>
              <table:table-cell office:value-type="float" office:value="98.1349233677561">
                <text:p>98.1349233677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1.780713504601">
                <text:p>821.780713504601</text:p>
              </table:table-cell>
              <table:table-cell office:value-type="float" office:value="NaN">
                <text:p>NaN</text:p>
              </table:table-cell>
              <table:table-cell office:value-type="float" office:value="125.633396693263">
                <text:p>125.633396693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3.96013234028">
                <text:p>1003.9601323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2.74589274122">
                <text:p>1212.7458927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0.37867849178">
                <text:p>1450.3786784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4.14588088203">
                <text:p>1724.1458808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3cm" svg:height="8.999cm" xlink:href=".." xlink:type="simple" chart:class="chart:line" chart:style-name="ch1">
        <chart:legend chart:legend-position="end" svg:x="12.668cm" svg:y="3.702cm" style:legend-expansion="high" chart:style-name="ch2"/>
        <chart:plot-area chart:style-name="ch3" table:cell-range-address="'Graphs Death'.G7:'Graphs Death'.I7 'Graphs Death'.G11:'Graphs Death'.I36" chart:data-source-has-labels="row" svg:x="0.32cm" svg:y="0.179cm" svg:width="12.028cm" svg:height="8.641cm">
          <chartooo:coordinate-region svg:x="1.127cm" svg:y="0.378cm" svg:width="11.034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G11:'Graphs Death'.G36" chart:label-cell-address="'Graphs Death'.G7:'Graphs Death'.G7" chart:class="chart:line">
            <chart:data-point chart:repeated="26"/>
          </chart:series>
          <chart:series chart:style-name="ch8" chart:values-cell-range-address="'Graphs Death'.H11:'Graphs Death'.H36" chart:label-cell-address="'Graphs Death'.H7:'Graphs Death'.H7" chart:class="chart:line">
            <chart:data-point chart:repeated="26"/>
          </chart:series>
          <chart:series chart:style-name="ch9" chart:values-cell-range-address="'Graphs Death'.I11:'Graphs Death'.I36" chart:label-cell-address="'Graphs Death'.I7:'Graphs Death'.I7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(it mean 2)</text:p>
                <draw:g>
                  <svg:desc>'Graphs Death'.G7:'Graphs Death'.G7</svg:desc>
                </draw:g>
              </table:table-cell>
              <table:table-cell office:value-type="string">
                <text:p>d(sp mean 2)</text:p>
                <draw:g>
                  <svg:desc>'Graphs Death'.H7:'Graphs Death'.H7</svg:desc>
                </draw:g>
              </table:table-cell>
              <table:table-cell office:value-type="string">
                <text:p>d(fr mean 2)</text:p>
                <draw:g>
                  <svg:desc>'Graphs Death'.I7:'Graphs Death'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7461647546196">
                <text:p>1.67461647546196</text:p>
                <draw:g>
                  <svg:desc>'Graphs Death'.G11:'Graphs Death'.G36</svg:desc>
                </draw:g>
              </table:table-cell>
              <table:table-cell office:value-type="float" office:value="1.74887098187239">
                <text:p>1.74887098187239</text:p>
                <draw:g>
                  <svg:desc>'Graphs Death'.H11:'Graphs Death'.H36</svg:desc>
                </draw:g>
              </table:table-cell>
              <table:table-cell office:value-type="float" office:value="0.742011058760053">
                <text:p>0.742011058760053</text:p>
                <draw:g>
                  <svg:desc>'Graphs Death'.I11:'Graphs Death'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4415633032827">
                <text:p>2.64415633032827</text:p>
              </table:table-cell>
              <table:table-cell office:value-type="float" office:value="2.82877130291867">
                <text:p>2.82877130291867</text:p>
              </table:table-cell>
              <table:table-cell office:value-type="float" office:value="0.628513663379051">
                <text:p>0.628513663379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6329439480015">
                <text:p>3.56329439480015</text:p>
              </table:table-cell>
              <table:table-cell office:value-type="float" office:value="4.42436799509523">
                <text:p>4.42436799509523</text:p>
              </table:table-cell>
              <table:table-cell office:value-type="float" office:value="0.43762483238658">
                <text:p>0.43762483238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5203630940935">
                <text:p>4.35203630940935</text:p>
              </table:table-cell>
              <table:table-cell office:value-type="float" office:value="6.77041195745211">
                <text:p>6.77041195745211</text:p>
              </table:table-cell>
              <table:table-cell office:value-type="float" office:value="0.329987056210219">
                <text:p>0.329987056210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7904653680625">
                <text:p>5.17904653680625</text:p>
              </table:table-cell>
              <table:table-cell office:value-type="float" office:value="9.65846183302407">
                <text:p>9.65846183302407</text:p>
              </table:table-cell>
              <table:table-cell office:value-type="float" office:value="0.43762483238658">
                <text:p>0.43762483238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651326666345">
                <text:p>6.32651326666345</text:p>
              </table:table-cell>
              <table:table-cell office:value-type="float" office:value="13.5005130152451">
                <text:p>13.5005130152451</text:p>
              </table:table-cell>
              <table:table-cell office:value-type="float" office:value="0.71925268507373">
                <text:p>0.71925268507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6627307952831">
                <text:p>8.26627307952831</text:p>
              </table:table-cell>
              <table:table-cell office:value-type="float" office:value="19.8696456323738">
                <text:p>19.8696456323738</text:p>
              </table:table-cell>
              <table:table-cell office:value-type="float" office:value="1.1764989619456">
                <text:p>1.1764989619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4599232899502">
                <text:p>11.4599232899502</text:p>
              </table:table-cell>
              <table:table-cell office:value-type="float" office:value="30.1351966297139">
                <text:p>30.1351966297139</text:p>
              </table:table-cell>
              <table:table-cell office:value-type="float" office:value="1.92762633525815">
                <text:p>1.92762633525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3961706238425">
                <text:p>16.3961706238425</text:p>
              </table:table-cell>
              <table:table-cell office:value-type="float" office:value="45.6602290941672">
                <text:p>45.6602290941672</text:p>
              </table:table-cell>
              <table:table-cell office:value-type="float" office:value="3.05425751215356">
                <text:p>3.05425751215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4306315763678">
                <text:p>23.4306315763678</text:p>
              </table:table-cell>
              <table:table-cell office:value-type="float" office:value="65.9733252393328">
                <text:p>65.9733252393328</text:p>
              </table:table-cell>
              <table:table-cell office:value-type="float" office:value="4.58977576239778">
                <text:p>4.58977576239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6344500563768">
                <text:p>32.6344500563768</text:p>
              </table:table-cell>
              <table:table-cell office:value-type="float" office:value="89.3030884095219">
                <text:p>89.3030884095219</text:p>
              </table:table-cell>
              <table:table-cell office:value-type="float" office:value="6.441933482769">
                <text:p>6.441933482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3007749978119">
                <text:p>43.3007749978119</text:p>
              </table:table-cell>
              <table:table-cell office:value-type="float" office:value="122.910723698403">
                <text:p>122.910723698403</text:p>
              </table:table-cell>
              <table:table-cell office:value-type="float" office:value="8.36520878034961">
                <text:p>8.36520878034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9946990994244">
                <text:p>55.9946990994244</text:p>
              </table:table-cell>
              <table:table-cell office:value-type="float" office:value="NaN">
                <text:p>NaN</text:p>
              </table:table-cell>
              <table:table-cell office:value-type="float" office:value="10.4833097074028">
                <text:p>10.4833097074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3039705802394">
                <text:p>74.3039705802394</text:p>
              </table:table-cell>
              <table:table-cell office:value-type="float" office:value="NaN">
                <text:p>NaN</text:p>
              </table:table-cell>
              <table:table-cell office:value-type="float" office:value="13.1895870665348">
                <text:p>13.1895870665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429282320951">
                <text:p>100.429282320951</text:p>
              </table:table-cell>
              <table:table-cell office:value-type="float" office:value="NaN">
                <text:p>NaN</text:p>
              </table:table-cell>
              <table:table-cell office:value-type="float" office:value="16.3534051755892">
                <text:p>16.3534051755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885631595027">
                <text:p>134.885631595027</text:p>
              </table:table-cell>
              <table:table-cell office:value-type="float" office:value="NaN">
                <text:p>NaN</text:p>
              </table:table-cell>
              <table:table-cell office:value-type="float" office:value="19.9687560400989">
                <text:p>19.9687560400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7.439447943142">
                <text:p>177.439447943142</text:p>
              </table:table-cell>
              <table:table-cell office:value-type="float" office:value="NaN">
                <text:p>NaN</text:p>
              </table:table-cell>
              <table:table-cell office:value-type="float" office:value="24.6164215597697">
                <text:p>24.61642155976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3.366297294914">
                <text:p>223.366297294914</text:p>
              </table:table-cell>
              <table:table-cell office:value-type="float" office:value="NaN">
                <text:p>NaN</text:p>
              </table:table-cell>
              <table:table-cell office:value-type="float" office:value="29.793693651114">
                <text:p>29.793693651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5.503882423115">
                <text:p>265.503882423115</text:p>
              </table:table-cell>
              <table:table-cell office:value-type="float" office:value="NaN">
                <text:p>NaN</text:p>
              </table:table-cell>
              <table:table-cell office:value-type="float" office:value="36.2504810240187">
                <text:p>36.2504810240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.779245076173">
                <text:p>302.77924507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3.092929945761">
                <text:p>343.09292994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2.059229020459">
                <text:p>392.05922902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.800564920106">
                <text:p>448.80056492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3cm" svg:height="8.999cm" xlink:href=".." xlink:type="simple" chart:class="chart:line" chart:style-name="ch1">
        <chart:legend chart:legend-position="end" svg:x="12.483cm" svg:y="3.702cm" style:legend-expansion="high" chart:style-name="ch2"/>
        <chart:plot-area chart:style-name="ch3" table:cell-range-address="'Graphs Death'.J7:'Graphs Death'.L7 'Graphs Death'.J11:'Graphs Death'.L37" chart:data-source-has-labels="row" svg:x="0.32cm" svg:y="0.179cm" svg:width="11.843cm" svg:height="8.641cm">
          <chartooo:coordinate-region svg:x="1.047cm" svg:y="0.378cm" svg:width="10.849cm" svg:height="8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J11:'Graphs Death'.J37" chart:label-cell-address="'Graphs Death'.J7:'Graphs Death'.J7" chart:class="chart:line">
            <chart:data-point chart:repeated="27"/>
          </chart:series>
          <chart:series chart:style-name="ch8" chart:values-cell-range-address="'Graphs Death'.K11:'Graphs Death'.K37" chart:label-cell-address="'Graphs Death'.K7:'Graphs Death'.K7" chart:class="chart:line">
            <chart:data-point chart:repeated="27"/>
          </chart:series>
          <chart:series chart:style-name="ch9" chart:values-cell-range-address="'Graphs Death'.L11:'Graphs Death'.L37" chart:label-cell-address="'Graphs Death'.L7:'Graphs Death'.L7" chart:class="chart:line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2(it mean 2)</text:p>
                <draw:g>
                  <svg:desc>'Graphs Death'.J7:'Graphs Death'.J7</svg:desc>
                </draw:g>
              </table:table-cell>
              <table:table-cell office:value-type="string">
                <text:p>d2(sp mean 2)</text:p>
                <draw:g>
                  <svg:desc>'Graphs Death'.K7:'Graphs Death'.K7</svg:desc>
                </draw:g>
              </table:table-cell>
              <table:table-cell office:value-type="string">
                <text:p>d2(fr mean 2)</text:p>
                <draw:g>
                  <svg:desc>'Graphs Death'.L7:'Graphs Death'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4053231670986">
                <text:p>1.74053231670986</text:p>
                <draw:g>
                  <svg:desc>'Graphs Death'.J11:'Graphs Death'.J37</svg:desc>
                </draw:g>
              </table:table-cell>
              <table:table-cell office:value-type="float" office:value="2.03298503279638">
                <text:p>2.03298503279638</text:p>
                <draw:g>
                  <svg:desc>'Graphs Death'.K11:'Graphs Death'.K37</svg:desc>
                </draw:g>
              </table:table-cell>
              <table:table-cell office:value-type="float" office:value="0.0791598675317521">
                <text:p>0.0791598675317521</text:p>
                <draw:g>
                  <svg:desc>'Graphs Death'.L11:'Graphs Death'.L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9616331344427">
                <text:p>1.79616331344427</text:p>
              </table:table-cell>
              <table:table-cell office:value-type="float" office:value="2.78660518725607">
                <text:p>2.78660518725607</text:p>
              </table:table-cell>
              <table:table-cell office:value-type="float" office:value="-0.241947935261391">
                <text:p>-0.241947935261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004750487661">
                <text:p>1.73004750487661</text:p>
              </table:table-cell>
              <table:table-cell office:value-type="float" office:value="3.94821804005464">
                <text:p>3.94821804005464</text:p>
              </table:table-cell>
              <table:table-cell office:value-type="float" office:value="-0.225359860177784">
                <text:p>-0.225359860177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2846530508685">
                <text:p>1.72846530508685</text:p>
              </table:table-cell>
              <table:table-cell office:value-type="float" office:value="5.28498234704603">
                <text:p>5.28498234704603</text:p>
              </table:table-cell>
              <table:table-cell office:value-type="float" office:value="0.0226847554236698">
                <text:p>0.0226847554236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6298314980909">
                <text:p>2.16298314980909</text:p>
              </table:table-cell>
              <table:table-cell office:value-type="float" office:value="7.22636993821614">
                <text:p>7.22636993821614</text:p>
              </table:table-cell>
              <table:table-cell office:value-type="float" office:value="0.379351346821509">
                <text:p>0.379351346821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058501649625">
                <text:p>3.32058501649625</text:p>
              </table:table-cell>
              <table:table-cell office:value-type="float" office:value="10.9467880677403">
                <text:p>10.9467880677403</text:p>
              </table:table-cell>
              <table:table-cell office:value-type="float" office:value="0.76884688454149">
                <text:p>0.76884688454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7098603340245">
                <text:p>5.37098603340245</text:p>
              </table:table-cell>
              <table:table-cell office:value-type="float" office:value="17.3177836225202">
                <text:p>17.3177836225202</text:p>
              </table:table-cell>
              <table:table-cell office:value-type="float" office:value="1.25834499503395">
                <text:p>1.25834499503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34097834958317">
                <text:p>8.34097834958317</text:p>
              </table:table-cell>
              <table:table-cell office:value-type="float" office:value="26.0134947869186">
                <text:p>26.0134947869186</text:p>
              </table:table-cell>
              <table:table-cell office:value-type="float" office:value="1.906510044435">
                <text:p>1.906510044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0773983874209">
                <text:p>12.0773983874209</text:p>
              </table:table-cell>
              <table:table-cell office:value-type="float" office:value="35.2774249990965">
                <text:p>35.2774249990965</text:p>
              </table:table-cell>
              <table:table-cell office:value-type="float" office:value="2.64743334377567">
                <text:p>2.64743334377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793526432326">
                <text:p>16.0793526432326</text:p>
              </table:table-cell>
              <table:table-cell office:value-type="float" office:value="45.0153114248496">
                <text:p>45.0153114248496</text:p>
              </table:table-cell>
              <table:table-cell office:value-type="float" office:value="3.30323359658058">
                <text:p>3.30323359658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8347038296175">
                <text:p>19.8347038296175</text:p>
              </table:table-cell>
              <table:table-cell office:value-type="float" office:value="NaN">
                <text:p>NaN</text:p>
              </table:table-cell>
              <table:table-cell office:value-type="float" office:value="3.74497955778823">
                <text:p>3.74497955778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3984592724917">
                <text:p>24.3984592724917</text:p>
              </table:table-cell>
              <table:table-cell office:value-type="float" office:value="NaN">
                <text:p>NaN</text:p>
              </table:table-cell>
              <table:table-cell office:value-type="float" office:value="4.17064093835115">
                <text:p>4.17064093835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4503058573574">
                <text:p>32.4503058573574</text:p>
              </table:table-cell>
              <table:table-cell office:value-type="float" office:value="NaN">
                <text:p>NaN</text:p>
              </table:table-cell>
              <table:table-cell office:value-type="float" office:value="4.89005706629765">
                <text:p>4.89005706629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.1135057600672">
                <text:p>45.1135057600672</text:p>
              </table:table-cell>
              <table:table-cell office:value-type="float" office:value="NaN">
                <text:p>NaN</text:p>
              </table:table-cell>
              <table:table-cell office:value-type="float" office:value="5.83593454903055">
                <text:p>5.83593454903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.6520177183232">
                <text:p>60.6520177183232</text:p>
              </table:table-cell>
              <table:table-cell office:value-type="float" office:value="NaN">
                <text:p>NaN</text:p>
              </table:table-cell>
              <table:table-cell office:value-type="float" office:value="6.9228624498738">
                <text:p>6.9228624498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7706644897639">
                <text:p>75.7706644897639</text:p>
              </table:table-cell>
              <table:table-cell office:value-type="float" office:value="NaN">
                <text:p>NaN</text:p>
              </table:table-cell>
              <table:table-cell office:value-type="float" office:value="8.28253483823504">
                <text:p>8.28253483823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5089828754845">
                <text:p>85.5089828754845</text:p>
              </table:table-cell>
              <table:table-cell office:value-type="float" office:value="NaN">
                <text:p>NaN</text:p>
              </table:table-cell>
              <table:table-cell office:value-type="float" office:value="9.88673776761492">
                <text:p>9.88673776761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0056206102732">
                <text:p>86.005620610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.1198443912845">
                <text:p>81.119844391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.9677566927094">
                <text:p>80.967756692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4641625963903">
                <text:p>90.464162596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579d1c" draw:fill-color="#579d1c" fo:wrap-option="wrap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087cm" svg:height="14.557cm" xlink:href=".." xlink:type="simple" chart:class="chart:line" chart:style-name="ch1">
        <chart:legend chart:legend-position="end" svg:x="21.685cm" svg:y="6.232cm" style:legend-expansion="high" chart:style-name="ch2"/>
        <chart:plot-area chart:style-name="ch3" table:cell-range-address="'#Death From ts-Death'.A2:'#Death From ts-Death'.D62" chart:data-source-has-labels="row" svg:x="0.481cm" svg:y="0.291cm" svg:width="20.723cm" svg:height="13.975cm">
          <chartooo:coordinate-region svg:x="1.473cm" svg:y="0.291cm" svg:width="19.731cm" svg:height="12.9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#Death From ts-Death'.A3:'#Death From ts-Death'.A62" chart:label-cell-address="'#Death From ts-Death'.A2:'#Death From ts-Death'.A2" chart:class="chart:line">
            <chart:data-point chart:repeated="60"/>
          </chart:series>
          <chart:series chart:style-name="ch8" chart:values-cell-range-address="'#Death From ts-Death'.B3:'#Death From ts-Death'.B62" chart:label-cell-address="'#Death From ts-Death'.B2:'#Death From ts-Death'.B2" chart:class="chart:line">
            <chart:data-point chart:repeated="60"/>
          </chart:series>
          <chart:series chart:style-name="ch9" chart:values-cell-range-address="'#Death From ts-Death'.C3:'#Death From ts-Death'.C62" chart:label-cell-address="'#Death From ts-Death'.C2:'#Death From ts-Death'.C2" chart:class="chart:line">
            <chart:data-point chart:repeated="60"/>
          </chart:series>
          <chart:series chart:style-name="ch10" chart:values-cell-range-address="'#Death From ts-Death'.D3:'#Death From ts-Death'.D62" chart:label-cell-address="'#Death From ts-Death'.D2:'#Death From ts-Death'.D2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na</text:p>
                <draw:g>
                  <svg:desc>'#Death From ts-Death'.A2:'#Death From ts-Death'.A2</svg:desc>
                </draw:g>
              </table:table-cell>
              <table:table-cell office:value-type="string">
                <text:p>Italy</text:p>
                <draw:g>
                  <svg:desc>'#Death From ts-Death'.B2:'#Death From ts-Death'.B2</svg:desc>
                </draw:g>
              </table:table-cell>
              <table:table-cell office:value-type="string">
                <text:p>Spain</text:p>
                <draw:g>
                  <svg:desc>'#Death From ts-Death'.C2:'#Death From ts-Death'.C2</svg:desc>
                </draw:g>
              </table:table-cell>
              <table:table-cell office:value-type="string">
                <text:p>France</text:p>
                <draw:g>
                  <svg:desc>'#Death From ts-Death'.D2:'#Death From ts-Death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'#Death From ts-Death'.A3:'#Death From ts-Death'.A62</svg:desc>
                </draw:g>
              </table:table-cell>
              <table:table-cell office:value-type="float" office:value="0">
                <text:p>0</text:p>
                <draw:g>
                  <svg:desc>'#Death From ts-Death'.B3:'#Death From ts-Death'.B62</svg:desc>
                </draw:g>
              </table:table-cell>
              <table:table-cell office:value-type="float" office:value="0">
                <text:p>0</text:p>
                <draw:g>
                  <svg:desc>'#Death From ts-Death'.C3:'#Death From ts-Death'.C62</svg:desc>
                </draw:g>
              </table:table-cell>
              <table:table-cell office:value-type="float" office:value="0">
                <text:p>0</text:p>
                <draw:g>
                  <svg:desc>'#Death From ts-Death'.D3:'#Death From ts-Death'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9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8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4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7">
                <text:p>1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6">
                <text:p>1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6">
                <text:p>1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89">
                <text:p>1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1">
                <text:p>1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9">
                <text:p>2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44">
                <text:p>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44">
                <text:p>21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46">
                <text:p>23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46">
                <text:p>23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95">
                <text:p>249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63">
                <text:p>256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15">
                <text:p>261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41">
                <text:p>264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2">
                <text:p>268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7">
                <text:p>272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61">
                <text:p>276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03">
                <text:p>280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5">
                <text:p>2835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71">
                <text:p>2871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02">
                <text:p>2902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31">
                <text:p>2931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59">
                <text:p>2959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86">
                <text:p>2986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8">
                <text:p>3008</text:p>
              </table:table-cell>
              <table:table-cell office:value-type="float" office:value="463">
                <text:p>46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24">
                <text:p>3024</text:p>
              </table:table-cell>
              <table:table-cell office:value-type="float" office:value="631">
                <text:p>631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6">
                <text:p>3046</text:p>
              </table:table-cell>
              <table:table-cell office:value-type="float" office:value="827">
                <text:p>827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56">
                <text:p>3056</text:p>
              </table:table-cell>
              <table:table-cell office:value-type="float" office:value="827">
                <text:p>827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2">
                <text:p>3062</text:p>
              </table:table-cell>
              <table:table-cell office:value-type="float" office:value="1266">
                <text:p>1266</text:p>
              </table:table-cell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75">
                <text:p>3075</text:p>
              </table:table-cell>
              <table:table-cell office:value-type="float" office:value="1441">
                <text:p>1441</text:p>
              </table:table-cell>
              <table:table-cell office:value-type="float" office:value="195">
                <text:p>1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5">
                <text:p>3085</text:p>
              </table:table-cell>
              <table:table-cell office:value-type="float" office:value="1809">
                <text:p>1809</text:p>
              </table:table-cell>
              <table:table-cell office:value-type="float" office:value="289">
                <text:p>2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99">
                <text:p>3099</text:p>
              </table:table-cell>
              <table:table-cell office:value-type="float" office:value="2158">
                <text:p>2158</text:p>
              </table:table-cell>
              <table:table-cell office:value-type="float" office:value="342">
                <text:p>3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11">
                <text:p>3111</text:p>
              </table:table-cell>
              <table:table-cell office:value-type="float" office:value="2503">
                <text:p>2503</text:p>
              </table:table-cell>
              <table:table-cell office:value-type="float" office:value="533">
                <text:p>5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22">
                <text:p>3122</text:p>
              </table:table-cell>
              <table:table-cell office:value-type="float" office:value="2978">
                <text:p>2978</text:p>
              </table:table-cell>
              <table:table-cell office:value-type="float" office:value="623">
                <text:p>6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30">
                <text:p>3130</text:p>
              </table:table-cell>
              <table:table-cell office:value-type="float" office:value="3405">
                <text:p>3405</text:p>
              </table:table-cell>
              <table:table-cell office:value-type="float" office:value="830">
                <text:p>8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77cm" svg:height="14.647cm" xlink:href=".." xlink:type="simple" chart:class="chart:bar" chart:style-name="ch1">
        <chart:legend chart:legend-position="end" svg:x="19.387cm" svg:y="7.024cm" style:legend-expansion="high" chart:style-name="ch2"/>
        <chart:plot-area chart:style-name="ch3" table:cell-range-address="'France Simulation'.J61:'France Simulation'.J146" svg:x="0.433cm" svg:y="0.292cm" svg:width="18.521cm" svg:height="14.063cm">
          <chartooo:coordinate-region svg:x="1.345cm" svg:y="0.491cm" svg:width="17.609cm" svg:height="13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rance Simulation'.J61:'France Simulation'.J146" chart:class="chart:bar">
            <chart:data-point chart:repeated="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92846574944674">
                <text:p>0.00892846574944674</text:p>
                <draw:g>
                  <svg:desc>'France Simulation'.J61:'France Simulation'.J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7807875502349">
                <text:p>0.0117807875502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5441466367618">
                <text:p>0.0155441466367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5093952227564">
                <text:p>0.0205093952227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060160469792">
                <text:p>0.027060160469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023499354271">
                <text:p>0.0357023499354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1030143884255">
                <text:p>0.0471030143884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1414574852901">
                <text:p>0.0621414574852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9764126969637">
                <text:p>0.0819764126969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8134207644361">
                <text:p>0.108134207644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2624279556181">
                <text:p>0.142624279556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8090185690524">
                <text:p>0.188090185690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800642784071">
                <text:p>0.24800642784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6933981976096">
                <text:p>0.326933981976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0850320295287">
                <text:p>0.430850320295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7572716777894">
                <text:p>0.567572716777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7296271506525">
                <text:p>0.747296271506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3269502351719">
                <text:p>0.983269502351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9262906069725">
                <text:p>1.29262906069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9740883847041">
                <text:p>1.69740883847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2572418697919">
                <text:p>2.22572418697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1310499486972">
                <text:p>2.913104994869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8039073222996">
                <text:p>3.8039073222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5266785085948">
                <text:p>4.95266785085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42517550523264">
                <text:p>6.425175505232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9891881016584">
                <text:p>8.298918810165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6624265392636">
                <text:p>10.6624265392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6128597193373">
                <text:p>13.6128597193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2510604753773">
                <text:p>17.25106047537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673179738853">
                <text:p>21.673179738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.9580934672309">
                <text:p>26.95809346723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.1501851453162">
                <text:p>33.15018514531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.2377877390233">
                <text:p>40.23778773902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1286389651518">
                <text:p>48.1286389651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6250359811094">
                <text:p>56.62503598110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4028124343103">
                <text:p>65.4028124343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.9995019506325">
                <text:p>73.9995019506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.8176623928208">
                <text:p>81.8176623928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.1488257240236">
                <text:p>88.1488257240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.2215213218339">
                <text:p>92.22152132183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.2731937859699">
                <text:p>93.27319378596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.6409390811821">
                <text:p>90.64093908118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.8606590730437">
                <text:p>83.86065907304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.7597414784671">
                <text:p>72.75974147846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5261124789378">
                <text:p>57.5261124789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.7376256653296">
                <text:p>38.73762566532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3406974941213">
                <text:p>17.34069749412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42465828008699">
                <text:p>-5.42465828008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8.1462559719479">
                <text:p>-28.1462559719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9.3910006257423">
                <text:p>-49.39100062574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7.8627590290138">
                <text:p>-67.86275902901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2.5416615937647">
                <text:p>-82.5416615937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2.7829978480147">
                <text:p>-92.78299784801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8.36174646773">
                <text:p>-98.36174646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9.45926680295">
                <text:p>-99.459266802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6.5992341479771">
                <text:p>-96.59923414797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0.5481198614416">
                <text:p>-90.54811986144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2.1997849966416">
                <text:p>-82.19978499664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2.4636132420286">
                <text:p>-72.4636132420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2.1717345393645">
                <text:p>-62.1717345393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2.0147535615724">
                <text:p>-52.01475356157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2.5087358393109">
                <text:p>-42.50873583931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3.99052504473">
                <text:p>-33.990525044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6.6347076082632">
                <text:p>-26.63470760826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0.483975943184">
                <text:p>-20.483975943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5.4849738852445">
                <text:p>-15.48497388524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.523304718609">
                <text:p>-11.5233047186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8.4535295909227">
                <text:p>-8.45352959092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.12209443534509">
                <text:p>-6.122094435345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.382840595102">
                <text:p>-4.382840595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10594033298366">
                <text:p>-3.105940332983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18174406702322">
                <text:p>-2.18174406702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52118366797064">
                <text:p>-1.521183667970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05416495089715">
                <text:p>-1.054164950897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26993244541518">
                <text:p>-0.726993244541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499496268756047">
                <text:p>-0.499496268756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42233465431491">
                <text:p>-0.3422334654314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4006497240747">
                <text:p>-0.234006497240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59771576222435">
                <text:p>-0.1597715762224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08974194319065">
                <text:p>-0.1089741943190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742737480625995">
                <text:p>-0.07427374806259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505976684938408">
                <text:p>-0.05059766849384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34456922501704">
                <text:p>-0.0344569225017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234595712966742">
                <text:p>-0.0234595712966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59695825956684">
                <text:p>-0.01596958259566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108697403229598">
                <text:p>-0.010869740322959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